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0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83caf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83caff"/>
    </style:style>
    <style:style style:name="ce3" style:family="table-cell" style:parent-style-name="Default" style:data-style-name="N1">
      <style:table-cell-properties fo:background-color="#83caff"/>
    </style:style>
    <style:style style:name="ce4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ccffff"/>
    </style:style>
    <style:style style:name="ce6" style:family="table-cell" style:parent-style-name="Default" style:data-style-name="N1">
      <style:table-cell-properties fo:background-color="#ccffff"/>
    </style:style>
    <style:style style:name="ce7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e6e6e6"/>
    </style:style>
    <style:style style:name="ce9" style:family="table-cell" style:parent-style-name="Default" style:data-style-name="N1">
      <style:table-cell-properties fo:background-color="#e6e6e6"/>
    </style:style>
    <style:style style:name="ce10" style:family="table-cell" style:parent-style-name="Default">
      <style:table-cell-properties fo:background-color="#bebee6" style:text-align-source="fix" style:repeat-content="false"/>
      <style:paragraph-properties fo:text-align="center" fo:margin-left="0cm"/>
      <style:text-properties fo:color="#e6e6ff"/>
    </style:style>
    <style:style style:name="ce11" style:family="table-cell" style:parent-style-name="Default">
      <style:table-cell-properties fo:background-color="#bebee6"/>
      <style:text-properties fo:color="#e6e6ff"/>
    </style:style>
    <style:style style:name="ce12" style:family="table-cell" style:parent-style-name="Default" style:data-style-name="N1">
      <style:table-cell-properties fo:background-color="#bebee6"/>
      <style:text-properties fo:color="#e6e6ff"/>
    </style:style>
    <style:style style:name="ce13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 style:data-style-name="N1">
      <style:table-cell-properties fo:background-color="#ffffcc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cccccc"/>
    </style:style>
    <style:style style:name="ce18" style:family="table-cell" style:parent-style-name="Default" style:data-style-name="N1">
      <style:table-cell-properties fo:background-color="#cccccc"/>
    </style:style>
    <style:style style:name="ce19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fo:color="#b3b3b3"/>
    </style:style>
    <style:style style:name="ce20" style:family="table-cell" style:parent-style-name="Default">
      <style:table-cell-properties fo:background-color="#b3b3b3"/>
      <style:text-properties fo:color="#b3b3b3"/>
    </style:style>
    <style:style style:name="ce21" style:family="table-cell" style:parent-style-name="Default" style:data-style-name="N1">
      <style:table-cell-properties fo:background-color="#b3b3b3"/>
      <style:text-properties fo:color="#b3b3b3"/>
    </style:style>
    <style:style style:name="ce22" style:family="table-cell" style:parent-style-name="Default">
      <style:table-cell-properties fo:background-color="#00cccc" style:text-align-source="fix" style:repeat-content="false"/>
      <style:paragraph-properties fo:text-align="center" fo:margin-left="0cm"/>
      <style:text-properties fo:color="#b3b3b3"/>
    </style:style>
    <style:style style:name="ce23" style:family="table-cell" style:parent-style-name="Default">
      <style:table-cell-properties fo:background-color="#00cccc"/>
      <style:text-properties fo:color="#b3b3b3"/>
    </style:style>
    <style:style style:name="ce24" style:family="table-cell" style:parent-style-name="Default" style:data-style-name="N1">
      <style:table-cell-properties fo:background-color="#00cccc"/>
      <style:text-properties fo:color="#b3b3b3"/>
    </style:style>
    <style:style style:name="ce25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e6e6ff"/>
    </style:style>
    <style:style style:name="ce27" style:family="table-cell" style:parent-style-name="Default" style:data-style-name="N1">
      <style:table-cell-properties fo:background-color="#e6e6ff"/>
    </style:style>
    <style:style style:name="ce28" style:family="table-cell" style:parent-style-name="Default" style:data-style-name="N2">
      <style:table-cell-properties fo:background-color="#e6e6ff"/>
    </style:style>
    <style:style style:name="ce29" style:family="table-cell" style:parent-style-name="Default" style:data-style-name="N108">
      <style:table-cell-properties fo:background-color="#e6e6ff"/>
    </style:style>
    <style:style style:name="ce30" style:family="table-cell" style:parent-style-name="Default" style:data-style-name="N2">
      <style:table-cell-properties fo:background-color="#ffffcc"/>
    </style:style>
    <style:style style:name="ce31" style:family="table-cell" style:parent-style-name="Default" style:data-style-name="N2">
      <style:table-cell-properties fo:background-color="#cccccc"/>
    </style:style>
    <style:style style:name="ce32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fo:color="#ccffff"/>
    </style:style>
    <style:style style:name="ce33" style:family="table-cell" style:parent-style-name="Default">
      <style:table-cell-properties fo:background-color="#ccffff"/>
      <style:text-properties fo:color="#ccffff"/>
    </style:style>
    <style:style style:name="ce34" style:family="table-cell" style:parent-style-name="Default" style:data-style-name="N1">
      <style:table-cell-properties fo:background-color="#ccffff"/>
      <style:text-properties fo:color="#ccffff"/>
    </style:style>
    <style:style style:name="ce35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color="#ccffff"/>
    </style:style>
    <style:style style:name="ce36" style:family="table-cell" style:parent-style-name="Default">
      <style:table-cell-properties fo:background-color="#ffcc99"/>
      <style:text-properties fo:color="#ccffff"/>
    </style:style>
    <style:style style:name="ce37" style:family="table-cell" style:parent-style-name="Default" style:data-style-name="N1">
      <style:table-cell-properties fo:background-color="#ffcc99"/>
      <style:text-properties fo:color="#ccffff"/>
    </style:style>
    <style:style style:name="ce38" style:family="table-cell" style:parent-style-name="Default">
      <style:table-cell-properties fo:background-color="#e6ff00" style:text-align-source="fix" style:repeat-content="false"/>
      <style:paragraph-properties fo:text-align="center" fo:margin-left="0cm"/>
      <style:text-properties fo:color="#b3b3b3"/>
    </style:style>
    <style:style style:name="ce39" style:family="table-cell" style:parent-style-name="Default">
      <style:table-cell-properties fo:background-color="#e6ff00"/>
      <style:text-properties fo:color="#b3b3b3"/>
    </style:style>
    <style:style style:name="ce40" style:family="table-cell" style:parent-style-name="Default">
      <style:table-cell-properties fo:background-color="#e6ff00"/>
    </style:style>
    <style:style style:name="ce41" style:family="table-cell" style:parent-style-name="Default" style:data-style-name="N1">
      <style:table-cell-properties fo:background-color="#e6ff00"/>
      <style:text-properties fo:color="#b3b3b3"/>
    </style:style>
    <style:style style:name="ce42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color="#b3b3b3"/>
    </style:style>
    <style:style style:name="ce43" style:family="table-cell" style:parent-style-name="Default">
      <style:table-cell-properties fo:background-color="#ffffcc"/>
      <style:text-properties fo:color="#b3b3b3"/>
    </style:style>
    <style:style style:name="ce44" style:family="table-cell" style:parent-style-name="Default" style:data-style-name="N1">
      <style:table-cell-properties fo:background-color="#ffffcc"/>
      <style:text-properties fo:color="#b3b3b3"/>
    </style:style>
    <style:style style:name="ce45" style:family="table-cell" style:parent-style-name="Default" style:data-style-name="N108"/>
    <style:style style:name="ce46" style:family="table-cell" style:parent-style-name="Default" style:data-style-name="N2">
      <style:table-cell-properties fo:background-color="#ffffcc"/>
      <style:text-properties fo:color="#b3b3b3"/>
    </style:style>
    <style:style style:name="ce47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color="#b3b3b3"/>
    </style:style>
    <style:style style:name="ce48" style:family="table-cell" style:parent-style-name="Default">
      <style:table-cell-properties fo:background-color="#ffcc99"/>
      <style:text-properties fo:color="#b3b3b3"/>
    </style:style>
    <style:style style:name="ce49" style:family="table-cell" style:parent-style-name="Default">
      <style:table-cell-properties fo:background-color="#ffcc99"/>
    </style:style>
    <style:style style:name="ce50" style:family="table-cell" style:parent-style-name="Default" style:data-style-name="N1">
      <style:table-cell-properties fo:background-color="#ffcc99"/>
      <style:text-properties fo:color="#b3b3b3"/>
    </style:style>
    <style:style style:name="ce51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color="#b3b3b3"/>
    </style:style>
    <style:style style:name="ce52" style:family="table-cell" style:parent-style-name="Default">
      <style:table-cell-properties fo:background-color="#99ccff"/>
      <style:text-properties fo:color="#b3b3b3"/>
    </style:style>
    <style:style style:name="ce53" style:family="table-cell" style:parent-style-name="Default">
      <style:table-cell-properties fo:background-color="#99ccff"/>
      <style:text-properties style:use-window-font-color="true"/>
    </style:style>
    <style:style style:name="ce54" style:family="table-cell" style:parent-style-name="Default" style:data-style-name="N1">
      <style:table-cell-properties fo:background-color="#99ccff"/>
      <style:text-properties fo:color="#b3b3b3"/>
    </style:style>
    <style:style style:name="ce55" style:family="table-cell" style:parent-style-name="Default" style:data-style-name="N2">
      <style:table-cell-properties fo:background-color="#99ccff"/>
      <style:text-properties fo:color="#b3b3b3"/>
    </style:style>
    <style:style style:name="ce56" style:family="table-cell" style:parent-style-name="Default" style:data-style-name="N2">
      <style:table-cell-properties fo:background-color="#ccffff"/>
    </style:style>
    <style:style style:name="ce57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1">
      <style:table-cell-properties fo:background-color="#ffcc99"/>
    </style:style>
    <style:style style:name="ce59" style:family="table-cell" style:parent-style-name="Default">
      <style:table-cell-properties fo:background-color="#ff9966" style:text-align-source="fix" style:repeat-content="false"/>
      <style:paragraph-properties fo:text-align="center" fo:margin-left="0cm"/>
      <style:text-properties fo:color="#b3b3b3"/>
    </style:style>
    <style:style style:name="ce60" style:family="table-cell" style:parent-style-name="Default">
      <style:table-cell-properties fo:background-color="#ff9966"/>
      <style:text-properties fo:color="#b3b3b3"/>
    </style:style>
    <style:style style:name="ce61" style:family="table-cell" style:parent-style-name="Default" style:data-style-name="N1">
      <style:table-cell-properties fo:background-color="#ff9966"/>
      <style:text-properties fo:color="#b3b3b3"/>
    </style:style>
    <style:style style:name="ce62" style:family="table-cell" style:parent-style-name="Default">
      <style:table-cell-properties fo:background-color="#bebee6" style:text-align-source="fix" style:repeat-content="false"/>
      <style:paragraph-properties fo:text-align="center" fo:margin-left="0cm"/>
      <style:text-properties fo:color="#7e0021"/>
    </style:style>
    <style:style style:name="ce63" style:family="table-cell" style:parent-style-name="Default">
      <style:table-cell-properties fo:background-color="#bebee6"/>
      <style:text-properties fo:color="#7e0021"/>
    </style:style>
    <style:style style:name="ce64" style:family="table-cell" style:parent-style-name="Default" style:data-style-name="N1">
      <style:table-cell-properties fo:background-color="#bebee6"/>
      <style:text-properties fo:color="#7e0021"/>
    </style:style>
    <style:style style:name="ce65" style:family="table-cell" style:parent-style-name="Default">
      <style:table-cell-properties fo:background-color="#cccc00" style:text-align-source="fix" style:repeat-content="false"/>
      <style:paragraph-properties fo:text-align="center" fo:margin-left="0cm"/>
      <style:text-properties fo:color="#7e0021"/>
    </style:style>
    <style:style style:name="ce66" style:family="table-cell" style:parent-style-name="Default">
      <style:table-cell-properties fo:background-color="#cccc00"/>
      <style:text-properties fo:color="#7e0021"/>
    </style:style>
    <style:style style:name="ce67" style:family="table-cell" style:parent-style-name="Default" style:data-style-name="N1">
      <style:table-cell-properties fo:background-color="#cccc00"/>
      <style:text-properties fo:color="#7e0021"/>
    </style:style>
    <style:style style:name="ce68" style:family="table-cell" style:parent-style-name="Default" style:data-style-name="N60">
      <style:text-properties fo:color="#000000" style:text-outline="false" style:text-line-through-styl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2"/>
  </office:automatic-styles>
  <office:body>
    <office:spreadsheet>
      <table:calculation-settings table:case-sensitive="false"/>
      <table:table table:name="Tabelle1" table:style-name="ta1" table:print="false"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3" table:default-cell-style-name="ce5"/>
        <table:table-column table:style-name="co1" table:default-cell-style-name="ce6"/>
        <table:table-column table:style-name="co1" table:default-cell-style-name="ce8"/>
        <table:table-column table:style-name="co2" table:default-cell-style-name="ce9"/>
        <table:table-column table:style-name="co1" table:number-columns-repeated="3" table:default-cell-style-name="ce11"/>
        <table:table-column table:style-name="co1" table:default-cell-style-name="ce12"/>
        <table:table-column table:style-name="co1" table:number-columns-repeated="3" table:default-cell-style-name="ce14"/>
        <table:table-column table:style-name="co1" table:default-cell-style-name="ce15"/>
        <table:table-column table:style-name="co1" table:number-columns-repeated="2" table:default-cell-style-name="ce8"/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ce17"/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ce20"/>
        <table:table-column table:style-name="co1" table:number-columns-repeated="2" table:default-cell-style-name="ce21"/>
        <table:table-column table:style-name="co1" table:number-columns-repeated="2" table:default-cell-style-name="ce23"/>
        <table:table-column table:style-name="co1" table:number-columns-repeated="2" table:default-cell-style-name="ce24"/>
        <table:table-column table:style-name="co1" table:number-columns-repeated="2" table:default-cell-style-name="ce26"/>
        <table:table-column table:style-name="co1" table:number-columns-repeated="2" table:default-cell-style-name="ce27"/>
        <table:table-column table:style-name="co1" table:number-columns-repeated="2" table:default-cell-style-name="ce17"/>
        <table:table-column table:style-name="co1" table:number-columns-repeated="2" table:default-cell-style-name="ce18"/>
        <table:table-column table:style-name="co1" table:number-columns-repeated="3" table:default-cell-style-name="ce14"/>
        <table:table-column table:style-name="co1" table:default-cell-style-name="ce15"/>
        <table:table-column table:style-name="co1" table:default-cell-style-name="Default"/>
        <table:table-column table:style-name="co1" table:default-cell-style-name="ce26"/>
        <table:table-column table:style-name="co1" table:default-cell-style-name="Default"/>
        <table:table-column table:style-name="co1" table:default-cell-style-name="ce27"/>
        <table:table-column table:style-name="co1" table:number-columns-repeated="8" table:default-cell-style-name="Default"/>
        <table:table-column table:style-name="co1" table:number-columns-repeated="2" table:default-cell-style-name="ce33"/>
        <table:table-column table:style-name="co1" table:number-columns-repeated="2" table:default-cell-style-name="ce34"/>
        <table:table-column table:style-name="co1" table:number-columns-repeated="2" table:default-cell-style-name="ce36"/>
        <table:table-column table:style-name="co1" table:number-columns-repeated="2" table:default-cell-style-name="ce37"/>
        <table:table-column table:style-name="co1" table:number-columns-repeated="2" table:default-cell-style-name="ce39"/>
        <table:table-column table:style-name="co1" table:number-columns-repeated="2" table:default-cell-style-name="ce41"/>
        <table:table-column table:style-name="co1" table:number-columns-repeated="2" table:default-cell-style-name="ce43"/>
        <table:table-column table:style-name="co1" table:number-columns-repeated="2" table:default-cell-style-name="ce44"/>
        <table:table-column table:style-name="co1" table:number-columns-repeated="2" table:default-cell-style-name="ce48"/>
        <table:table-column table:style-name="co1" table:number-columns-repeated="2" table:default-cell-style-name="ce50"/>
        <table:table-column table:style-name="co1" table:number-columns-repeated="2" table:default-cell-style-name="ce52"/>
        <table:table-column table:style-name="co1" table:number-columns-repeated="2" table:default-cell-style-name="ce54"/>
        <table:table-column table:style-name="co1" table:number-columns-repeated="4" table:default-cell-style-name="Default"/>
        <table:table-column table:style-name="co1" table:number-columns-repeated="2" table:default-cell-style-name="ce43"/>
        <table:table-column table:style-name="co1" table:number-columns-repeated="2" table:default-cell-style-name="ce44"/>
        <table:table-column table:style-name="co1" table:number-columns-repeated="2" table:default-cell-style-name="ce17"/>
        <table:table-column table:style-name="co1" table:number-columns-repeated="2" table:default-cell-style-name="ce18"/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3" table:default-cell-style-name="ce14"/>
        <table:table-column table:style-name="co1" table:default-cell-style-name="ce15"/>
        <table:table-column table:style-name="co1" table:number-columns-repeated="4" table:default-cell-style-name="Default"/>
        <table:table-column table:style-name="co1" table:number-columns-repeated="2" table:default-cell-style-name="ce49"/>
        <table:table-column table:style-name="co1" table:number-columns-repeated="2" table:default-cell-style-name="ce58"/>
        <table:table-column table:style-name="co1" table:number-columns-repeated="2" table:default-cell-style-name="ce60"/>
        <table:table-column table:style-name="co1" table:number-columns-repeated="2" table:default-cell-style-name="ce61"/>
        <table:table-column table:style-name="co1" table:number-columns-repeated="2" table:default-cell-style-name="ce63"/>
        <table:table-column table:style-name="co1" table:number-columns-repeated="2" table:default-cell-style-name="ce64"/>
        <table:table-column table:style-name="co1" table:number-columns-repeated="2" table:default-cell-style-name="ce66"/>
        <table:table-column table:style-name="co1" table:number-columns-repeated="2" table:default-cell-style-name="ce67"/>
        <table:table-row table:style-name="ro1">
          <table:table-cell table:style-name="ce1" office:value-type="string" table:number-columns-spanned="4" table:number-rows-spanned="1">
            <text:p>VSI</text:p>
          </table:table-cell>
          <table:covered-table-cell table:number-columns-repeated="3"/>
          <table:table-cell table:style-name="ce4" office:value-type="string" table:number-columns-spanned="4" table:number-rows-spanned="1">
            <text:p>RALT</text:p>
          </table:table-cell>
          <table:covered-table-cell table:number-columns-repeated="3"/>
          <table:table-cell table:style-name="ce7" office:value-type="string" table:number-columns-spanned="2" table:number-rows-spanned="1">
            <text:p>ALT</text:p>
          </table:table-cell>
          <table:covered-table-cell/>
          <table:table-cell table:style-name="ce10" office:value-type="string" table:number-columns-spanned="4" table:number-rows-spanned="1">
            <text:p>MASS</text:p>
          </table:table-cell>
          <table:covered-table-cell table:number-columns-repeated="3"/>
          <table:table-cell table:style-name="ce13" office:value-type="string" table:number-columns-spanned="4" table:number-rows-spanned="1">
            <text:p>FUEL</text:p>
          </table:table-cell>
          <table:covered-table-cell table:number-columns-repeated="3"/>
          <table:table-cell table:style-name="ce7" office:value-type="string" table:number-columns-spanned="4" table:number-rows-spanned="1">
            <text:p>LOG 10</text:p>
          </table:table-cell>
          <table:covered-table-cell/>
          <table:covered-table-cell table:style-name="ce8"/>
          <table:covered-table-cell/>
          <table:table-cell table:style-name="ce16" office:value-type="string" table:number-columns-spanned="4" table:number-rows-spanned="1">
            <text:p>LOG 100</text:p>
          </table:table-cell>
          <table:covered-table-cell/>
          <table:covered-table-cell table:style-name="ce17"/>
          <table:covered-table-cell/>
          <table:table-cell table:style-name="ce19" office:value-type="string" table:number-columns-spanned="4" table:number-rows-spanned="1">
            <text:p>2 * LOG 1000</text:p>
          </table:table-cell>
          <table:covered-table-cell/>
          <table:covered-table-cell table:style-name="ce20"/>
          <table:covered-table-cell/>
          <table:table-cell table:style-name="ce22" office:value-type="string" table:number-columns-spanned="4" table:number-rows-spanned="1">
            <text:p>LOG 2000</text:p>
          </table:table-cell>
          <table:covered-table-cell/>
          <table:covered-table-cell table:style-name="ce23"/>
          <table:covered-table-cell/>
          <table:table-cell table:style-name="ce25" office:value-type="string" table:number-columns-spanned="4" table:number-rows-spanned="1">
            <text:p>LOG 10000</text:p>
          </table:table-cell>
          <table:covered-table-cell/>
          <table:covered-table-cell table:style-name="ce26"/>
          <table:covered-table-cell/>
          <table:table-cell table:style-name="ce16" office:value-type="string" table:number-columns-spanned="4" table:number-rows-spanned="1">
            <text:p>LOG 100000</text:p>
          </table:table-cell>
          <table:covered-table-cell/>
          <table:covered-table-cell table:style-name="ce17"/>
          <table:covered-table-cell/>
          <table:table-cell table:style-name="ce13" office:value-type="string" table:number-columns-spanned="4" table:number-rows-spanned="1">
            <text:p>Gee Force</text:p>
          </table:table-cell>
          <table:covered-table-cell table:number-columns-repeated="3"/>
          <table:table-cell table:style-name="ce25" office:value-type="string" table:number-columns-spanned="4" table:number-rows-spanned="1">
            <text:p>ORBIT</text:p>
          </table:table-cell>
          <table:covered-table-cell/>
          <table:covered-table-cell table:style-name="ce26"/>
          <table:covered-table-cell/>
          <table:table-cell table:style-name="ce13" office:value-type="string" table:number-columns-spanned="4" table:number-rows-spanned="1">
            <text:p>Apsis</text:p>
          </table:table-cell>
          <table:covered-table-cell table:number-columns-repeated="2" table:style-name="ce14"/>
          <table:covered-table-cell table:style-name="ce15"/>
          <table:table-cell table:style-name="ce16" office:value-type="string" table:number-columns-spanned="4" table:number-rows-spanned="1">
            <text:p>AoA</text:p>
          </table:table-cell>
          <table:covered-table-cell table:number-columns-repeated="2" table:style-name="ce17"/>
          <table:covered-table-cell table:style-name="ce18"/>
          <table:table-cell table:style-name="ce32" office:value-type="string" table:number-columns-spanned="4" table:number-rows-spanned="1">
            <text:p>DTGT</text:p>
          </table:table-cell>
          <table:covered-table-cell/>
          <table:covered-table-cell table:style-name="ce33"/>
          <table:covered-table-cell/>
          <table:table-cell table:style-name="ce35" office:value-type="string" table:number-columns-spanned="4" table:number-rows-spanned="1">
            <text:p>INCL</text:p>
          </table:table-cell>
          <table:covered-table-cell/>
          <table:covered-table-cell table:style-name="ce36"/>
          <table:covered-table-cell/>
          <table:table-cell table:style-name="ce38" office:value-type="string" table:number-columns-spanned="4" table:number-rows-spanned="1">
            <text:p>ISP</text:p>
          </table:table-cell>
          <table:covered-table-cell/>
          <table:covered-table-cell table:style-name="ce39"/>
          <table:covered-table-cell/>
          <table:table-cell table:style-name="ce42" office:value-type="string" table:number-columns-spanned="4" table:number-rows-spanned="1">
            <text:p>ISP / E</text:p>
          </table:table-cell>
          <table:covered-table-cell/>
          <table:covered-table-cell table:style-name="ce43"/>
          <table:covered-table-cell/>
          <table:table-cell table:style-name="ce47" office:value-type="string" table:number-columns-spanned="4" table:number-rows-spanned="1">
            <text:p>TEMP °C</text:p>
          </table:table-cell>
          <table:covered-table-cell/>
          <table:covered-table-cell table:style-name="ce48"/>
          <table:covered-table-cell/>
          <table:table-cell table:style-name="ce51" office:value-type="string" table:number-columns-spanned="4" table:number-rows-spanned="1">
            <text:p>TEMP °K</text:p>
          </table:table-cell>
          <table:covered-table-cell/>
          <table:covered-table-cell table:style-name="ce52"/>
          <table:covered-table-cell/>
          <table:table-cell table:style-name="ce4" office:value-type="string" table:number-columns-spanned="4" table:number-rows-spanned="1">
            <text:p>ALT</text:p>
          </table:table-cell>
          <table:covered-table-cell table:number-columns-repeated="2" table:style-name="ce5"/>
          <table:covered-table-cell table:style-name="ce6"/>
          <table:table-cell table:style-name="ce42" office:value-type="string" table:number-columns-spanned="4" table:number-rows-spanned="1">
            <text:p>D ISP / s</text:p>
          </table:table-cell>
          <table:covered-table-cell/>
          <table:covered-table-cell table:style-name="ce43"/>
          <table:covered-table-cell/>
          <table:table-cell table:style-name="ce16" office:value-type="string" table:number-columns-spanned="4" table:number-rows-spanned="1">
            <text:p>VVI / VAI</text:p>
          </table:table-cell>
          <table:covered-table-cell/>
          <table:covered-table-cell table:style-name="ce17"/>
          <table:covered-table-cell/>
          <table:table-cell table:style-name="ce1" office:value-type="string" table:number-columns-spanned="4" table:number-rows-spanned="1">
            <text:p>vt</text:p>
          </table:table-cell>
          <table:covered-table-cell table:number-columns-repeated="3"/>
          <table:table-cell table:style-name="ce13" office:value-type="string" table:number-columns-spanned="4" table:number-rows-spanned="1">
            <text:p>MACH</text:p>
          </table:table-cell>
          <table:covered-table-cell table:number-columns-repeated="3"/>
          <table:table-cell table:style-name="ce16" office:value-type="string" table:number-columns-spanned="4" table:number-rows-spanned="1">
            <text:p>ATM</text:p>
          </table:table-cell>
          <table:covered-table-cell table:number-columns-repeated="2" table:style-name="ce17"/>
          <table:covered-table-cell table:style-name="ce18"/>
          <table:table-cell table:style-name="ce57" office:value-type="string" table:number-columns-spanned="4" table:number-rows-spanned="1">
            <text:p>Q</text:p>
          </table:table-cell>
          <table:covered-table-cell/>
          <table:covered-table-cell table:style-name="ce49"/>
          <table:covered-table-cell/>
          <table:table-cell table:style-name="ce59" office:value-type="string" table:number-columns-spanned="4" table:number-rows-spanned="1">
            <text:p>HEAT</text:p>
          </table:table-cell>
          <table:covered-table-cell/>
          <table:covered-table-cell table:style-name="ce60"/>
          <table:covered-table-cell/>
          <table:table-cell table:style-name="ce62" office:value-type="string" table:number-columns-spanned="4" table:number-rows-spanned="1">
            <text:p>ACCL</text:p>
          </table:table-cell>
          <table:covered-table-cell/>
          <table:covered-table-cell table:style-name="ce63"/>
          <table:covered-table-cell/>
          <table:table-cell table:style-name="ce65" office:value-type="string" table:number-columns-spanned="4" table:number-rows-spanned="1">
            <text:p>SEISMIC</text:p>
          </table:table-cell>
          <table:covered-table-cell/>
          <table:covered-table-cell table:style-name="ce66"/>
          <table:covered-table-cell/>
        </table:table-row>
        <table:table-row table:style-name="ro1">
          <table:table-cell office:value-type="float" office:value="10000">
            <text:p>10000</text:p>
          </table:table-cell>
          <table:table-cell table:formula="of:=LOG10(1+[.A2])" office:value-type="float" office:value="4.00004342727686">
            <text:p>4,0000434273</text:p>
          </table:table-cell>
          <table:table-cell table:formula="of:=[.B2]*37.5" office:value-type="float" office:value="150.001628522882">
            <text:p>150,0016285229</text:p>
          </table:table-cell>
          <table:table-cell table:formula="of:=200-[.C2]" office:value-type="float" office:value="49.9983714771176">
            <text:p>50</text:p>
          </table:table-cell>
          <table:table-cell office:value-type="float" office:value="10000">
            <text:p>10000</text:p>
          </table:table-cell>
          <table:table-cell table:formula="of:=LOG10(1+[.E2])" office:value-type="float" office:value="4.00004342727686">
            <text:p>4,0000434273</text:p>
          </table:table-cell>
          <table:table-cell table:formula="of:=[.F2]*37.5*2" office:value-type="float" office:value="300.003257045765">
            <text:p>300,0032570458</text:p>
          </table:table-cell>
          <table:table-cell table:formula="of:=350-[.G2]" office:value-type="float" office:value="49.9967429542353">
            <text:p>50</text:p>
          </table:table-cell>
          <table:table-cell office:value-type="float" office:value="100000">
            <text:p>100000</text:p>
          </table:table-cell>
          <table:table-cell table:formula="of:=150-([.I2]-30000)/70000*100" office:value-type="float" office:value="50">
            <text:p>50</text:p>
          </table:table-cell>
          <table:table-cell office:value-type="float" office:value="5000">
            <text:p>5000</text:p>
          </table:table-cell>
          <table:table-cell table:formula="of:=LOG10(1+[.K2])" office:value-type="float" office:value="3.69905685454767">
            <text:p>3,6990568545</text:p>
          </table:table-cell>
          <table:table-cell table:formula="of:=[.L2]*81" office:value-type="float" office:value="299.623605218361">
            <text:p>299,6236052184</text:p>
          </table:table-cell>
          <table:table-cell table:formula="of:=350-[.M2]" office:value-type="float" office:value="50.3763947816389">
            <text:p>50</text:p>
          </table:table-cell>
          <table:table-cell office:value-type="float" office:value="100">
            <text:p>100</text:p>
          </table:table-cell>
          <table:table-cell table:formula="of:=LOG10(1+[.O2])" office:value-type="float" office:value="2.00432137378264">
            <text:p>2,0043213738</text:p>
          </table:table-cell>
          <table:table-cell table:formula="of:=350-3*[.O2]" office:value-type="float" office:value="50">
            <text:p>50</text:p>
          </table:table-cell>
          <table:table-cell/>
          <table:table-cell office:value-type="float" office:value="10">
            <text:p>10</text:p>
          </table:table-cell>
          <table:table-cell table:formula="of:=LOG10(1+10*[.S2])" office:value-type="float" office:value="2.00432137378264">
            <text:p>2,0043213738</text:p>
          </table:table-cell>
          <table:table-cell table:style-name="ce9" table:formula="of:=[.T2]*149.5" office:value-type="float" office:value="299.646045380505">
            <text:p>300</text:p>
          </table:table-cell>
          <table:table-cell table:formula="of:=350-[.U2]" office:value-type="float" office:value="50.3539546194949">
            <text:p>50</text:p>
          </table:table-cell>
          <table:table-cell office:value-type="float" office:value="100">
            <text:p>100</text:p>
          </table:table-cell>
          <table:table-cell table:formula="of:=LOG10(1+[.W2])" office:value-type="float" office:value="2.00432137378264">
            <text:p>2,0043213738</text:p>
          </table:table-cell>
          <table:table-cell table:style-name="ce18" table:formula="of:=[.X2]*149.5" office:value-type="float" office:value="299.646045380505">
            <text:p>300</text:p>
          </table:table-cell>
          <table:table-cell table:formula="of:=350-[.Y2]" office:value-type="float" office:value="50.3539546194949">
            <text:p>50</text:p>
          </table:table-cell>
          <table:table-cell office:value-type="float" office:value="1000">
            <text:p>1000</text:p>
          </table:table-cell>
          <table:table-cell table:formula="of:=LOG10(1+[.AA2])" office:value-type="float" office:value="3.00043407747932">
            <text:p>3,0004340775</text:p>
          </table:table-cell>
          <table:table-cell table:formula="of:=[.AB2]*50" office:value-type="float" office:value="150.021703873966">
            <text:p>150</text:p>
          </table:table-cell>
          <table:table-cell table:formula="of:=200-[.AC2]" office:value-type="float" office:value="49.9782961260341">
            <text:p>50</text:p>
          </table:table-cell>
          <table:table-cell office:value-type="float" office:value="2000">
            <text:p>2000</text:p>
          </table:table-cell>
          <table:table-cell table:formula="of:=LOG10(1+[.AE2])" office:value-type="float" office:value="3.30124708863621">
            <text:p>3,3012470886</text:p>
          </table:table-cell>
          <table:table-cell table:formula="of:=[.AF2]*91" office:value-type="float" office:value="300.413485065895">
            <text:p>300</text:p>
          </table:table-cell>
          <table:table-cell table:formula="of:=350-[.AG2]" office:value-type="float" office:value="49.5865149341048">
            <text:p>50</text:p>
          </table:table-cell>
          <table:table-cell office:value-type="float" office:value="10000">
            <text:p>10000</text:p>
          </table:table-cell>
          <table:table-cell table:formula="of:=LOG10(1+[.AI2])" office:value-type="float" office:value="4.00004342727686">
            <text:p>4,0000434273</text:p>
          </table:table-cell>
          <table:table-cell table:formula="of:=[.AJ2]*75" office:value-type="float" office:value="300.003257045765">
            <text:p>300</text:p>
          </table:table-cell>
          <table:table-cell table:formula="of:=350-[.AK2]" office:value-type="float" office:value="49.9967429542353">
            <text:p>50</text:p>
          </table:table-cell>
          <table:table-cell office:value-type="float" office:value="100000">
            <text:p>100000</text:p>
          </table:table-cell>
          <table:table-cell table:formula="of:=LOG10(1+[.AM2])" office:value-type="float" office:value="5.00000434292311">
            <text:p>5,0000043429</text:p>
          </table:table-cell>
          <table:table-cell table:formula="of:=[.AN2]*60" office:value-type="float" office:value="300.000260575386">
            <text:p>300</text:p>
          </table:table-cell>
          <table:table-cell table:formula="of:=350-[.AO2]" office:value-type="float" office:value="49.9997394246137">
            <text:p>50</text:p>
          </table:table-cell>
          <table:table-cell office:value-type="float" office:value="10">
            <text:p>10</text:p>
          </table:table-cell>
          <table:table-cell table:formula="of:=LOG10(1+[.AQ2])" office:value-type="float" office:value="1.04139268515823">
            <text:p>1,0413926852</text:p>
          </table:table-cell>
          <table:table-cell table:formula="of:=350-30*[.AQ2]" office:value-type="float" office:value="50">
            <text:p>50</text:p>
          </table:table-cell>
          <table:table-cell/>
          <table:table-cell table:style-name="ce28" office:value-type="float" office:value="1">
            <text:p>1,00</text:p>
          </table:table-cell>
          <table:table-cell table:formula="of:=LOG10(1+100*[.AU2])" office:value-type="float" office:value="2.00432137378264">
            <text:p>2,0043213738</text:p>
          </table:table-cell>
          <table:table-cell table:style-name="ce27" table:formula="of:=350-149.5*[.AV2]" office:value-type="float" office:value="50.3539546194949">
            <text:p>50</text:p>
          </table:table-cell>
          <table:table-cell/>
          <table:table-cell table:style-name="ce30" office:value-type="float" office:value="1000000">
            <text:p>1000000,00</text:p>
          </table:table-cell>
          <table:table-cell table:style-name="ce14" table:formula="of:=LOG10([.AY2]/5000)" office:value-type="float" office:value="2.30102999566398">
            <text:p>2,3010299957</text:p>
          </table:table-cell>
          <table:table-cell table:style-name="ce15" table:formula="of:=350-130.5*[.AZ2]" office:value-type="float" office:value="49.7155855658505">
            <text:p>50</text:p>
          </table:table-cell>
          <table:table-cell table:style-name="ce15"/>
          <table:table-cell table:style-name="ce17" office:value-type="float" office:value="180">
            <text:p>180</text:p>
          </table:table-cell>
          <table:table-cell table:style-name="ce17" table:formula="of:=LOG10(1+1*[.BC2])" office:value-type="float" office:value="2.25767857486918">
            <text:p>2,2576785749</text:p>
          </table:table-cell>
          <table:table-cell table:style-name="ce18" table:formula="of:=[.BD2]*132.85" office:value-type="float" office:value="299.932598671371">
            <text:p>300</text:p>
          </table:table-cell>
          <table:table-cell table:style-name="ce31" table:formula="of:=350-[.BE2]" office:value-type="float" office:value="50.0674013286288">
            <text:p>50,07</text:p>
          </table:table-cell>
          <table:table-cell office:value-type="float" office:value="2000000">
            <text:p>2000000</text:p>
          </table:table-cell>
          <table:table-cell table:formula="of:=LOG10(1+[.BG2]/100)" office:value-type="float" office:value="4.30105170984523">
            <text:p>4,3010517098</text:p>
          </table:table-cell>
          <table:table-cell table:formula="of:=[.BH2]*69.75" office:value-type="float" office:value="299.998356761705">
            <text:p>300</text:p>
          </table:table-cell>
          <table:table-cell table:formula="of:=350-[.BI2]" office:value-type="float" office:value="50.0016432382955">
            <text:p>50</text:p>
          </table:table-cell>
          <table:table-cell office:value-type="float" office:value="90">
            <text:p>90</text:p>
          </table:table-cell>
          <table:table-cell table:formula="of:=[.BK2]/100" office:value-type="float" office:value="0.9">
            <text:p>0,9</text:p>
          </table:table-cell>
          <table:table-cell table:formula="of:=[.BK2]*300/180" office:value-type="float" office:value="150">
            <text:p>150</text:p>
          </table:table-cell>
          <table:table-cell table:formula="of:=200-[.BM2]" office:value-type="float" office:value="50">
            <text:p>50</text:p>
          </table:table-cell>
          <table:table-cell office:value-type="float" office:value="10000">
            <text:p>10000</text:p>
          </table:table-cell>
          <table:table-cell table:formula="of:=[.BO2]^(1/2)" office:value-type="float" office:value="100">
            <text:p>100</text:p>
          </table:table-cell>
          <table:table-cell table:formula="of:=[.BP2]*3" office:value-type="float" office:value="300">
            <text:p>300</text:p>
          </table:table-cell>
          <table:table-cell table:formula="of:=350-[.BQ2]" office:value-type="float" office:value="50">
            <text:p>50</text:p>
          </table:table-cell>
          <table:table-cell office:value-type="float" office:value="2000">
            <text:p>2000</text:p>
          </table:table-cell>
          <table:table-cell table:formula="of:=([.BS2]-200)^(1/2)" office:value-type="float" office:value="42.4264068711929">
            <text:p>42,4264068712</text:p>
          </table:table-cell>
          <table:table-cell table:formula="of:=[.BT2]*7.075" office:value-type="float" office:value="300.166828613689">
            <text:p>300</text:p>
          </table:table-cell>
          <table:table-cell table:formula="of:=350-[.BU2]" office:value-type="float" office:value="49.8331713863105">
            <text:p>50</text:p>
          </table:table-cell>
          <table:table-cell office:value-type="float" office:value="2000">
            <text:p>2000</text:p>
          </table:table-cell>
          <table:table-cell table:formula="of:=LOG(1+([.BW2]-50)/40)" office:value-type="float" office:value="1.69679308508174">
            <text:p>1,6967930851</text:p>
          </table:table-cell>
          <table:table-cell table:formula="of:=[.BX2]*88.5" office:value-type="float" office:value="150.166188029734">
            <text:p>150</text:p>
          </table:table-cell>
          <table:table-cell table:formula="of:=200-[.BY2]" office:value-type="float" office:value="49.8338119702657">
            <text:p>50</text:p>
          </table:table-cell>
          <table:table-cell office:value-type="float" office:value="5000">
            <text:p>5000</text:p>
          </table:table-cell>
          <table:table-cell table:formula="of:==LOG(1+([.CA2]-350)/40)" office:value-type="float" office:value="2.06911285138712">
            <text:p>2,0691128514</text:p>
          </table:table-cell>
          <table:table-cell table:formula="of:=48.5*[.CB2]" office:value-type="float" office:value="100.351973292275">
            <text:p>100</text:p>
          </table:table-cell>
          <table:table-cell table:formula="of:=150-[.CC2]" office:value-type="float" office:value="49.6480267077247">
            <text:p>50</text:p>
          </table:table-cell>
          <table:table-cell table:style-name="ce56" office:value-type="float" office:value="1000000">
            <text:p>1000000,00</text:p>
          </table:table-cell>
          <table:table-cell table:style-name="ce5" table:formula="of:=LOG10(1+[.CE2]/100)" office:value-type="float" office:value="4.00004342727686">
            <text:p>4,0000434273</text:p>
          </table:table-cell>
          <table:table-cell table:style-name="ce6" table:formula="of:=350-75*[.CF2]" office:value-type="float" office:value="49.9967429542353">
            <text:p>50</text:p>
          </table:table-cell>
          <table:table-cell table:style-name="ce6"/>
          <table:table-cell office:value-type="float" office:value="5">
            <text:p>5</text:p>
          </table:table-cell>
          <table:table-cell table:formula="of:=LOG10(1+[.CI2])" office:value-type="float" office:value="0.778151250383644">
            <text:p>0,7781512504</text:p>
          </table:table-cell>
          <table:table-cell table:formula="of:=[.CJ2]*193" office:value-type="float" office:value="150.183191324043">
            <text:p>150</text:p>
          </table:table-cell>
          <table:table-cell table:formula="of:=200-[.CK2]" office:value-type="float" office:value="49.8168086759568">
            <text:p>50</text:p>
          </table:table-cell>
          <table:table-cell office:value-type="float" office:value="90">
            <text:p>90</text:p>
          </table:table-cell>
          <table:table-cell table:formula="of:=LOG10(1+3*[.CM2])" office:value-type="float" office:value="2.43296929087441">
            <text:p>2,4329692909</text:p>
          </table:table-cell>
          <table:table-cell table:formula="of:=[.CN2]*61.655" office:value-type="float" office:value="150.004721628862">
            <text:p>150</text:p>
          </table:table-cell>
          <table:table-cell table:style-name="ce31" table:formula="of:=200-[.CO2]" office:value-type="float" office:value="49.9952783711385">
            <text:p>50,00</text:p>
          </table:table-cell>
          <table:table-cell office:value-type="float" office:value="1000">
            <text:p>1000</text:p>
          </table:table-cell>
          <table:table-cell table:formula="of:=LOG10(1+[.CQ2])" office:value-type="float" office:value="3.00043407747932">
            <text:p>3,0004340775</text:p>
          </table:table-cell>
          <table:table-cell table:formula="of:=[.CR2]*50" office:value-type="float" office:value="150.021703873966">
            <text:p>150,021703874</text:p>
          </table:table-cell>
          <table:table-cell table:formula="of:=200-[.CS2]" office:value-type="float" office:value="49.9782961260341">
            <text:p>50</text:p>
          </table:table-cell>
          <table:table-cell office:value-type="float" office:value="10">
            <text:p>10</text:p>
          </table:table-cell>
          <table:table-cell table:formula="of:=LOG10(1+[.CU2])" office:value-type="float" office:value="1.04139268515823">
            <text:p>1,0413926852</text:p>
          </table:table-cell>
          <table:table-cell table:formula="of:=350-30*[.CU2]" office:value-type="float" office:value="50">
            <text:p>50</text:p>
          </table:table-cell>
          <table:table-cell/>
          <table:table-cell table:style-name="ce17" office:value-type="float" office:value="50">
            <text:p>50</text:p>
          </table:table-cell>
          <table:table-cell table:style-name="ce17" table:formula="of:=LOG10(1+1*([.CY2]-1))" office:value-type="float" office:value="1.69897000433602">
            <text:p>1,6989700043</text:p>
          </table:table-cell>
          <table:table-cell table:style-name="ce18" table:formula="of:=[.CZ2]*88.29" office:value-type="float" office:value="150.002061682827">
            <text:p>150</text:p>
          </table:table-cell>
          <table:table-cell table:style-name="ce31" table:formula="of:=200-[.DA2]" office:value-type="float" office:value="49.9979383171729">
            <text:p>50,00</text:p>
          </table:table-cell>
          <table:table-cell office:value-type="float" office:value="100000">
            <text:p>100000</text:p>
          </table:table-cell>
          <table:table-cell table:formula="of:=LOG10(1+[.DC2])" office:value-type="float" office:value="5.00000434292311">
            <text:p>5,0000043429</text:p>
          </table:table-cell>
          <table:table-cell table:formula="of:=[.DD2]*60" office:value-type="float" office:value="300.000260575386">
            <text:p>300</text:p>
          </table:table-cell>
          <table:table-cell table:formula="of:=350-[.DE2]" office:value-type="float" office:value="49.9997394246137">
            <text:p>50</text:p>
          </table:table-cell>
          <table:table-cell office:value-type="float" office:value="8000">
            <text:p>8000</text:p>
          </table:table-cell>
          <table:table-cell table:formula="of:=LOG(1+[.DG2]/40)" office:value-type="float" office:value="2.30319605742049">
            <text:p>2,3031960574</text:p>
          </table:table-cell>
          <table:table-cell table:formula="of:=[.DH2]*108.5" office:value-type="float" office:value="249.896772230123">
            <text:p>250</text:p>
          </table:table-cell>
          <table:table-cell table:formula="of:=300-[.DI2]" office:value-type="float" office:value="50.103227769877">
            <text:p>50</text:p>
          </table:table-cell>
          <table:table-cell office:value-type="float" office:value="500">
            <text:p>500</text:p>
          </table:table-cell>
          <table:table-cell table:formula="of:=LOG(1+5*[.DK2])" office:value-type="float" office:value="3.3981136917305">
            <text:p>3,3981136917</text:p>
          </table:table-cell>
          <table:table-cell table:formula="of:=[.DL2]*44" office:value-type="float" office:value="149.517002436142">
            <text:p>150</text:p>
          </table:table-cell>
          <table:table-cell table:formula="of:=200-[.DM2]" office:value-type="float" office:value="50.4829975638579">
            <text:p>50</text:p>
          </table:table-cell>
          <table:table-cell office:value-type="float" office:value="50">
            <text:p>50</text:p>
          </table:table-cell>
          <table:table-cell table:formula="of:=LOG(1+10*[.DO2])" office:value-type="float" office:value="2.69983772586725">
            <text:p>2,6998377259</text:p>
          </table:table-cell>
          <table:table-cell table:formula="of:=[.DP2]*55.5" office:value-type="float" office:value="149.840993785632">
            <text:p>150</text:p>
          </table:table-cell>
          <table:table-cell table:formula="of:=200-[.DQ2]" office:value-type="float" office:value="50.1590062143679">
            <text:p>5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table:formula="of:=LOG10(1+[.A3])" office:value-type="float" office:value="3.87511916546257">
            <text:p>3,8751191655</text:p>
          </table:table-cell>
          <table:table-cell table:formula="of:=[.B3]*37.5" office:value-type="float" office:value="145.316968704846">
            <text:p>145,3169687048</text:p>
          </table:table-cell>
          <table:table-cell table:formula="of:=200-[.C3]" office:value-type="float" office:value="54.6830312951537">
            <text:p>55</text:p>
          </table:table-cell>
          <table:table-cell office:value-type="float" office:value="7500">
            <text:p>7500</text:p>
          </table:table-cell>
          <table:table-cell table:formula="of:=LOG10(1+[.E3])" office:value-type="float" office:value="3.87511916546257">
            <text:p>3,8751191655</text:p>
          </table:table-cell>
          <table:table-cell table:formula="of:=[.F3]*37.5*2" office:value-type="float" office:value="290.633937409693">
            <text:p>290,6339374097</text:p>
          </table:table-cell>
          <table:table-cell table:formula="of:=350-[.G3]" office:value-type="float" office:value="59.3660625903074">
            <text:p>59</text:p>
          </table:table-cell>
          <table:table-cell office:value-type="float" office:value="90000">
            <text:p>90000</text:p>
          </table:table-cell>
          <table:table-cell table:formula="of:=150-([.I3]-30000)/70000*100" office:value-type="float" office:value="64.2857142857143">
            <text:p>64</text:p>
          </table:table-cell>
          <table:table-cell office:value-type="float" office:value="4000">
            <text:p>4000</text:p>
          </table:table-cell>
          <table:table-cell table:formula="of:=LOG10(1+[.K3])" office:value-type="float" office:value="3.602168551379">
            <text:p>3,6021685514</text:p>
          </table:table-cell>
          <table:table-cell table:formula="of:=[.L3]*81" office:value-type="float" office:value="291.775652661699">
            <text:p>291,7756526617</text:p>
          </table:table-cell>
          <table:table-cell table:formula="of:=350-[.M3]" office:value-type="float" office:value="58.2243473383012">
            <text:p>58</text:p>
          </table:table-cell>
          <table:table-cell office:value-type="float" office:value="95">
            <text:p>95</text:p>
          </table:table-cell>
          <table:table-cell table:formula="of:=LOG10(1+[.O3])" office:value-type="float" office:value="1.98227123303957">
            <text:p>1,982271233</text:p>
          </table:table-cell>
          <table:table-cell table:formula="of:=350-3*[.O3]" office:value-type="float" office:value="65">
            <text:p>65</text:p>
          </table:table-cell>
          <table:table-cell/>
          <table:table-cell office:value-type="float" office:value="9.5">
            <text:p>9,5</text:p>
          </table:table-cell>
          <table:table-cell table:formula="of:=LOG10(1+10*[.S3])" office:value-type="float" office:value="1.98227123303957">
            <text:p>1,982271233</text:p>
          </table:table-cell>
          <table:table-cell table:style-name="ce9" table:formula="of:=[.T3]*149.5" office:value-type="float" office:value="296.349549339415">
            <text:p>296</text:p>
          </table:table-cell>
          <table:table-cell table:formula="of:=350-[.U3]" office:value-type="float" office:value="53.6504506605845">
            <text:p>54</text:p>
          </table:table-cell>
          <table:table-cell office:value-type="float" office:value="95">
            <text:p>95</text:p>
          </table:table-cell>
          <table:table-cell table:formula="of:=LOG10(1+[.W3])" office:value-type="float" office:value="1.98227123303957">
            <text:p>1,982271233</text:p>
          </table:table-cell>
          <table:table-cell table:style-name="ce18" table:formula="of:=[.X3]*149.5" office:value-type="float" office:value="296.349549339415">
            <text:p>296</text:p>
          </table:table-cell>
          <table:table-cell table:formula="of:=350-[.Y3]" office:value-type="float" office:value="53.6504506605845">
            <text:p>54</text:p>
          </table:table-cell>
          <table:table-cell office:value-type="float" office:value="900">
            <text:p>900</text:p>
          </table:table-cell>
          <table:table-cell table:formula="of:=LOG10(1+[.AA3])" office:value-type="float" office:value="2.95472479097906">
            <text:p>2,954724791</text:p>
          </table:table-cell>
          <table:table-cell table:formula="of:=[.AB3]*50" office:value-type="float" office:value="147.736239548953">
            <text:p>148</text:p>
          </table:table-cell>
          <table:table-cell table:formula="of:=200-[.AC3]" office:value-type="float" office:value="52.2637604510469">
            <text:p>52</text:p>
          </table:table-cell>
          <table:table-cell office:value-type="float" office:value="1500">
            <text:p>1500</text:p>
          </table:table-cell>
          <table:table-cell table:formula="of:=LOG10(1+[.AE3])" office:value-type="float" office:value="3.17638069224327">
            <text:p>3,1763806922</text:p>
          </table:table-cell>
          <table:table-cell table:formula="of:=[.AF3]*91" office:value-type="float" office:value="289.050642994138">
            <text:p>289</text:p>
          </table:table-cell>
          <table:table-cell table:formula="of:=350-[.AG3]" office:value-type="float" office:value="60.9493570058624">
            <text:p>61</text:p>
          </table:table-cell>
          <table:table-cell office:value-type="float" office:value="9000">
            <text:p>9000</text:p>
          </table:table-cell>
          <table:table-cell table:formula="of:=LOG10(1+[.AI3])" office:value-type="float" office:value="3.95429076170113">
            <text:p>3,9542907617</text:p>
          </table:table-cell>
          <table:table-cell table:formula="of:=[.AJ3]*75" office:value-type="float" office:value="296.571807127584">
            <text:p>297</text:p>
          </table:table-cell>
          <table:table-cell table:formula="of:=350-[.AK3]" office:value-type="float" office:value="53.4281928724155">
            <text:p>53</text:p>
          </table:table-cell>
          <table:table-cell office:value-type="float" office:value="90000">
            <text:p>90000</text:p>
          </table:table-cell>
          <table:table-cell table:formula="of:=LOG10(1+[.AM3])" office:value-type="float" office:value="4.95424733490676">
            <text:p>4,9542473349</text:p>
          </table:table-cell>
          <table:table-cell table:formula="of:=[.AN3]*60" office:value-type="float" office:value="297.254840094406">
            <text:p>297</text:p>
          </table:table-cell>
          <table:table-cell table:formula="of:=350-[.AO3]" office:value-type="float" office:value="52.7451599055944">
            <text:p>53</text:p>
          </table:table-cell>
          <table:table-cell office:value-type="float" office:value="9">
            <text:p>9</text:p>
          </table:table-cell>
          <table:table-cell table:formula="of:=LOG10(1+[.AQ3])" office:value-type="float" office:value="1">
            <text:p>1</text:p>
          </table:table-cell>
          <table:table-cell table:formula="of:=350-30*[.AQ3]" office:value-type="float" office:value="80">
            <text:p>80</text:p>
          </table:table-cell>
          <table:table-cell/>
          <table:table-cell table:style-name="ce28" office:value-type="float" office:value="0.95">
            <text:p>0,95</text:p>
          </table:table-cell>
          <table:table-cell table:formula="of:=LOG10(1+100*[.AU3])" office:value-type="float" office:value="1.98227123303957">
            <text:p>1,982271233</text:p>
          </table:table-cell>
          <table:table-cell table:style-name="ce27" table:formula="of:=350-149.5*[.AV3]" office:value-type="float" office:value="53.6504506605845">
            <text:p>54</text:p>
          </table:table-cell>
          <table:table-cell/>
          <table:table-cell table:style-name="ce30" office:value-type="float" office:value="900000">
            <text:p>900000,00</text:p>
          </table:table-cell>
          <table:table-cell table:style-name="ce14" table:formula="of:=LOG10([.AY3]/5000)" office:value-type="float" office:value="2.25527250510331">
            <text:p>2,2552725051</text:p>
          </table:table-cell>
          <table:table-cell table:style-name="ce15" table:formula="of:=350-130.5*[.AZ3]" office:value-type="float" office:value="55.6869380840186">
            <text:p>56</text:p>
          </table:table-cell>
          <table:table-cell table:style-name="ce15"/>
          <table:table-cell table:style-name="ce17" office:value-type="float" office:value="170">
            <text:p>170</text:p>
          </table:table-cell>
          <table:table-cell table:style-name="ce17" table:formula="of:=LOG10(1+1*[.BC3])" office:value-type="float" office:value="2.23299611039215">
            <text:p>2,2329961104</text:p>
          </table:table-cell>
          <table:table-cell table:style-name="ce18" table:formula="of:=[.BD3]*133" office:value-type="float" office:value="296.988482682156">
            <text:p>297</text:p>
          </table:table-cell>
          <table:table-cell table:style-name="ce31" table:formula="of:=350-[.BE3]" office:value-type="float" office:value="53.0115173178436">
            <text:p>53,01</text:p>
          </table:table-cell>
          <table:table-cell office:value-type="float" office:value="1500000">
            <text:p>1500000</text:p>
          </table:table-cell>
          <table:table-cell table:formula="of:=LOG10(1+[.BG3]/100)" office:value-type="float" office:value="4.17612021105609">
            <text:p>4,1761202111</text:p>
          </table:table-cell>
          <table:table-cell table:formula="of:=[.BH3]*69.75" office:value-type="float" office:value="291.284384721162">
            <text:p>291</text:p>
          </table:table-cell>
          <table:table-cell table:formula="of:=350-[.BI3]" office:value-type="float" office:value="58.715615278838">
            <text:p>59</text:p>
          </table:table-cell>
          <table:table-cell office:value-type="float" office:value="80">
            <text:p>80</text:p>
          </table:table-cell>
          <table:table-cell table:formula="of:=LOG10(1+[.BK3]/100)" office:value-type="float" office:value="0.255272505103306">
            <text:p>0,2552725051</text:p>
          </table:table-cell>
          <table:table-cell table:formula="of:=[.BK3]*300/180" office:value-type="float" office:value="133.333333333333">
            <text:p>133</text:p>
          </table:table-cell>
          <table:table-cell table:formula="of:=200-[.BM3]" office:value-type="float" office:value="66.6666666666667">
            <text:p>67</text:p>
          </table:table-cell>
          <table:table-cell office:value-type="float" office:value="9500">
            <text:p>9500</text:p>
          </table:table-cell>
          <table:table-cell table:formula="of:=[.BO3]^(1/2)" office:value-type="float" office:value="97.4679434480897">
            <text:p>97,4679434481</text:p>
          </table:table-cell>
          <table:table-cell table:formula="of:=[.BP3]*3" office:value-type="float" office:value="292.403830344269">
            <text:p>292</text:p>
          </table:table-cell>
          <table:table-cell table:formula="of:=350-[.BQ3]" office:value-type="float" office:value="57.596169655731">
            <text:p>58</text:p>
          </table:table-cell>
          <table:table-cell office:value-type="float" office:value="1900">
            <text:p>1900</text:p>
          </table:table-cell>
          <table:table-cell table:formula="of:=([.BS3]-200)^(1/2)" office:value-type="float" office:value="41.2310562561766">
            <text:p>41,2310562562</text:p>
          </table:table-cell>
          <table:table-cell table:formula="of:=[.BT3]*7.075" office:value-type="float" office:value="291.709723012449">
            <text:p>292</text:p>
          </table:table-cell>
          <table:table-cell table:formula="of:=350-[.BU3]" office:value-type="float" office:value="58.2902769875505">
            <text:p>58</text:p>
          </table:table-cell>
          <table:table-cell office:value-type="float" office:value="1500">
            <text:p>1500</text:p>
          </table:table-cell>
          <table:table-cell table:formula="of:=LOG(1+([.BW3]-50)/40)" office:value-type="float" office:value="1.57112627708431">
            <text:p>1,5711262771</text:p>
          </table:table-cell>
          <table:table-cell table:formula="of:=[.BX3]*88.5" office:value-type="float" office:value="139.044675521962">
            <text:p>139</text:p>
          </table:table-cell>
          <table:table-cell table:formula="of:=200-[.BY3]" office:value-type="float" office:value="60.9553244780384">
            <text:p>61</text:p>
          </table:table-cell>
          <table:table-cell office:value-type="float" office:value="4500">
            <text:p>4500</text:p>
          </table:table-cell>
          <table:table-cell table:formula="of:==LOG(1+([.CA3]-350)/40)" office:value-type="float" office:value="2.02015403163833">
            <text:p>2,0201540316</text:p>
          </table:table-cell>
          <table:table-cell table:formula="of:=48.5*[.CB3]" office:value-type="float" office:value="97.9774705344592">
            <text:p>98</text:p>
          </table:table-cell>
          <table:table-cell table:formula="of:=150-[.CC3]" office:value-type="float" office:value="52.0225294655408">
            <text:p>52</text:p>
          </table:table-cell>
          <table:table-cell table:style-name="ce56" office:value-type="float" office:value="900000">
            <text:p>900000,00</text:p>
          </table:table-cell>
          <table:table-cell table:style-name="ce5" table:formula="of:=LOG10(1+[.CE3]/100)" office:value-type="float" office:value="3.95429076170113">
            <text:p>3,9542907617</text:p>
          </table:table-cell>
          <table:table-cell table:style-name="ce6" table:formula="of:=350-75*[.CF3]" office:value-type="float" office:value="53.4281928724155">
            <text:p>53</text:p>
          </table:table-cell>
          <table:table-cell table:style-name="ce6"/>
          <table:table-cell office:value-type="float" office:value="4.5">
            <text:p>4,5</text:p>
          </table:table-cell>
          <table:table-cell table:formula="of:=LOG10(1+[.CI3])" office:value-type="float" office:value="0.740362689494244">
            <text:p>0,7403626895</text:p>
          </table:table-cell>
          <table:table-cell table:formula="of:=[.CJ3]*193" office:value-type="float" office:value="142.889999072389">
            <text:p>143</text:p>
          </table:table-cell>
          <table:table-cell table:formula="of:=200-[.CK3]" office:value-type="float" office:value="57.1100009276109">
            <text:p>57</text:p>
          </table:table-cell>
          <table:table-cell office:value-type="float" office:value="85">
            <text:p>85</text:p>
          </table:table-cell>
          <table:table-cell table:formula="of:=LOG10(1+3*[.CM3])" office:value-type="float" office:value="2.40823996531185">
            <text:p>2,4082399653</text:p>
          </table:table-cell>
          <table:table-cell table:formula="of:=[.CN3]*61.655" office:value-type="float" office:value="148.480035061302">
            <text:p>148</text:p>
          </table:table-cell>
          <table:table-cell table:formula="of:=200-[.CO3]" office:value-type="float" office:value="51.5199649386979">
            <text:p>52</text:p>
          </table:table-cell>
          <table:table-cell office:value-type="float" office:value="900">
            <text:p>900</text:p>
          </table:table-cell>
          <table:table-cell table:formula="of:=LOG10(1+[.CQ3])" office:value-type="float" office:value="2.95472479097906">
            <text:p>2,954724791</text:p>
          </table:table-cell>
          <table:table-cell table:formula="of:=[.CR3]*50" office:value-type="float" office:value="147.736239548953">
            <text:p>147,736239549</text:p>
          </table:table-cell>
          <table:table-cell table:formula="of:=200-[.CS3]" office:value-type="float" office:value="52.2637604510469">
            <text:p>52</text:p>
          </table:table-cell>
          <table:table-cell office:value-type="float" office:value="9.5">
            <text:p>9,5</text:p>
          </table:table-cell>
          <table:table-cell table:formula="of:=LOG10(1+[.CU3])" office:value-type="float" office:value="1.02118929906994">
            <text:p>1,0211892991</text:p>
          </table:table-cell>
          <table:table-cell table:formula="of:=350-30*[.CU3]" office:value-type="float" office:value="65">
            <text:p>65</text:p>
          </table:table-cell>
          <table:table-cell/>
          <table:table-cell table:style-name="ce17" office:value-type="float" office:value="40">
            <text:p>40</text:p>
          </table:table-cell>
          <table:table-cell table:style-name="ce17" table:formula="of:=LOG10(1+1*([.CY3]-1))" office:value-type="float" office:value="1.60205999132796">
            <text:p>1,6020599913</text:p>
          </table:table-cell>
          <table:table-cell table:style-name="ce18" table:formula="of:=[.CZ3]*88.29" office:value-type="float" office:value="141.445876634346">
            <text:p>141</text:p>
          </table:table-cell>
          <table:table-cell table:style-name="ce31" table:formula="of:=200-[.DA3]" office:value-type="float" office:value="58.5541233656542">
            <text:p>58,55</text:p>
          </table:table-cell>
          <table:table-cell office:value-type="float" office:value="90000">
            <text:p>90000</text:p>
          </table:table-cell>
          <table:table-cell table:formula="of:=LOG10(1+[.DC3])" office:value-type="float" office:value="4.95424733490676">
            <text:p>4,9542473349</text:p>
          </table:table-cell>
          <table:table-cell table:formula="of:=[.DD3]*60" office:value-type="float" office:value="297.254840094406">
            <text:p>297</text:p>
          </table:table-cell>
          <table:table-cell table:formula="of:=350-[.DE3]" office:value-type="float" office:value="52.7451599055944">
            <text:p>53</text:p>
          </table:table-cell>
          <table:table-cell office:value-type="float" office:value="7500">
            <text:p>7500</text:p>
          </table:table-cell>
          <table:table-cell table:formula="of:=LOG(1+[.DG3]/40)" office:value-type="float" office:value="2.27531135454181">
            <text:p>2,2753113545</text:p>
          </table:table-cell>
          <table:table-cell table:formula="of:=[.DH3]*108.5" office:value-type="float" office:value="246.871281967787">
            <text:p>247</text:p>
          </table:table-cell>
          <table:table-cell table:formula="of:=300-[.DI3]" office:value-type="float" office:value="53.1287180322135">
            <text:p>53</text:p>
          </table:table-cell>
          <table:table-cell office:value-type="float" office:value="250">
            <text:p>250</text:p>
          </table:table-cell>
          <table:table-cell table:formula="of:=LOG(1+5*[.DK3])" office:value-type="float" office:value="3.09725730969342">
            <text:p>3,0972573097</text:p>
          </table:table-cell>
          <table:table-cell table:formula="of:=[.DL3]*44" office:value-type="float" office:value="136.27932162651">
            <text:p>136</text:p>
          </table:table-cell>
          <table:table-cell table:formula="of:=200-[.DM3]" office:value-type="float" office:value="63.7206783734895">
            <text:p>64</text:p>
          </table:table-cell>
          <table:table-cell office:value-type="float" office:value="40">
            <text:p>40</text:p>
          </table:table-cell>
          <table:table-cell table:formula="of:=LOG(1+10*[.DO3])" office:value-type="float" office:value="2.60314437262018">
            <text:p>2,6031443726</text:p>
          </table:table-cell>
          <table:table-cell table:formula="of:=[.DP3]*55.5" office:value-type="float" office:value="144.47451268042">
            <text:p>144</text:p>
          </table:table-cell>
          <table:table-cell table:formula="of:=200-[.DQ3]" office:value-type="float" office:value="55.5254873195799">
            <text:p>56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table:formula="of:=LOG10(1+[.A4])" office:value-type="float" office:value="3.69905685454767">
            <text:p>3,6990568545</text:p>
          </table:table-cell>
          <table:table-cell table:formula="of:=[.B4]*37.5" office:value-type="float" office:value="138.714632045538">
            <text:p>138,7146320455</text:p>
          </table:table-cell>
          <table:table-cell table:formula="of:=200-[.C4]" office:value-type="float" office:value="61.2853679544625">
            <text:p>61</text:p>
          </table:table-cell>
          <table:table-cell office:value-type="float" office:value="5000">
            <text:p>5000</text:p>
          </table:table-cell>
          <table:table-cell table:formula="of:=LOG10(1+[.E4])" office:value-type="float" office:value="3.69905685454767">
            <text:p>3,6990568545</text:p>
          </table:table-cell>
          <table:table-cell table:formula="of:=[.F4]*37.5*2" office:value-type="float" office:value="277.429264091075">
            <text:p>277,4292640911</text:p>
          </table:table-cell>
          <table:table-cell table:formula="of:=350-[.G4]" office:value-type="float" office:value="72.5707359089249">
            <text:p>73</text:p>
          </table:table-cell>
          <table:table-cell office:value-type="float" office:value="80000">
            <text:p>80000</text:p>
          </table:table-cell>
          <table:table-cell table:formula="of:=150-([.I4]-30000)/70000*100" office:value-type="float" office:value="78.5714285714286">
            <text:p>79</text:p>
          </table:table-cell>
          <table:table-cell office:value-type="float" office:value="3000">
            <text:p>3000</text:p>
          </table:table-cell>
          <table:table-cell table:formula="of:=LOG10(1+[.K4])" office:value-type="float" office:value="3.47726599542485">
            <text:p>3,4772659954</text:p>
          </table:table-cell>
          <table:table-cell table:formula="of:=[.L4]*81" office:value-type="float" office:value="281.658545629413">
            <text:p>281,6585456294</text:p>
          </table:table-cell>
          <table:table-cell table:formula="of:=350-[.M4]" office:value-type="float" office:value="68.3414543705869">
            <text:p>68</text:p>
          </table:table-cell>
          <table:table-cell office:value-type="float" office:value="90">
            <text:p>90</text:p>
          </table:table-cell>
          <table:table-cell table:formula="of:=LOG10(1+[.O4])" office:value-type="float" office:value="1.95904139232109">
            <text:p>1,9590413923</text:p>
          </table:table-cell>
          <table:table-cell table:formula="of:=350-3*[.O4]" office:value-type="float" office:value="80">
            <text:p>80</text:p>
          </table:table-cell>
          <table:table-cell/>
          <table:table-cell office:value-type="float" office:value="9">
            <text:p>9</text:p>
          </table:table-cell>
          <table:table-cell table:formula="of:=LOG10(1+10*[.S4])" office:value-type="float" office:value="1.95904139232109">
            <text:p>1,9590413923</text:p>
          </table:table-cell>
          <table:table-cell table:style-name="ce9" table:formula="of:=[.T4]*149.5" office:value-type="float" office:value="292.876688152004">
            <text:p>293</text:p>
          </table:table-cell>
          <table:table-cell table:formula="of:=350-[.U4]" office:value-type="float" office:value="57.1233118479965">
            <text:p>57</text:p>
          </table:table-cell>
          <table:table-cell office:value-type="float" office:value="90">
            <text:p>90</text:p>
          </table:table-cell>
          <table:table-cell table:formula="of:=LOG10(1+[.W4])" office:value-type="float" office:value="1.95904139232109">
            <text:p>1,9590413923</text:p>
          </table:table-cell>
          <table:table-cell table:style-name="ce18" table:formula="of:=[.X4]*149.5" office:value-type="float" office:value="292.876688152004">
            <text:p>293</text:p>
          </table:table-cell>
          <table:table-cell table:formula="of:=350-[.Y4]" office:value-type="float" office:value="57.1233118479965">
            <text:p>57</text:p>
          </table:table-cell>
          <table:table-cell office:value-type="float" office:value="800">
            <text:p>800</text:p>
          </table:table-cell>
          <table:table-cell table:formula="of:=LOG10(1+[.AA4])" office:value-type="float" office:value="2.90363251608424">
            <text:p>2,9036325161</text:p>
          </table:table-cell>
          <table:table-cell table:formula="of:=[.AB4]*50" office:value-type="float" office:value="145.181625804212">
            <text:p>145</text:p>
          </table:table-cell>
          <table:table-cell table:formula="of:=200-[.AC4]" office:value-type="float" office:value="54.8183741957881">
            <text:p>55</text:p>
          </table:table-cell>
          <table:table-cell office:value-type="float" office:value="1000">
            <text:p>1000</text:p>
          </table:table-cell>
          <table:table-cell table:formula="of:=LOG10(1+[.AE4])" office:value-type="float" office:value="3.00043407747932">
            <text:p>3,0004340775</text:p>
          </table:table-cell>
          <table:table-cell table:formula="of:=[.AF4]*91" office:value-type="float" office:value="273.039501050618">
            <text:p>273</text:p>
          </table:table-cell>
          <table:table-cell table:formula="of:=350-[.AG4]" office:value-type="float" office:value="76.960498949382">
            <text:p>77</text:p>
          </table:table-cell>
          <table:table-cell office:value-type="float" office:value="8000">
            <text:p>8000</text:p>
          </table:table-cell>
          <table:table-cell table:formula="of:=LOG10(1+[.AI4])" office:value-type="float" office:value="3.90314427040954">
            <text:p>3,9031442704</text:p>
          </table:table-cell>
          <table:table-cell table:formula="of:=[.AJ4]*75" office:value-type="float" office:value="292.735820280715">
            <text:p>293</text:p>
          </table:table-cell>
          <table:table-cell table:formula="of:=350-[.AK4]" office:value-type="float" office:value="57.2641797192846">
            <text:p>57</text:p>
          </table:table-cell>
          <table:table-cell office:value-type="float" office:value="80000">
            <text:p>80000</text:p>
          </table:table-cell>
          <table:table-cell table:formula="of:=LOG10(1+[.AM4])" office:value-type="float" office:value="4.90309541563904">
            <text:p>4,9030954156</text:p>
          </table:table-cell>
          <table:table-cell table:formula="of:=[.AN4]*60" office:value-type="float" office:value="294.185724938342">
            <text:p>294</text:p>
          </table:table-cell>
          <table:table-cell table:formula="of:=350-[.AO4]" office:value-type="float" office:value="55.8142750616577">
            <text:p>56</text:p>
          </table:table-cell>
          <table:table-cell office:value-type="float" office:value="8">
            <text:p>8</text:p>
          </table:table-cell>
          <table:table-cell table:formula="of:=LOG10(1+[.AQ4])" office:value-type="float" office:value="0.954242509439325">
            <text:p>0,9542425094</text:p>
          </table:table-cell>
          <table:table-cell table:formula="of:=350-30*[.AQ4]" office:value-type="float" office:value="110">
            <text:p>110</text:p>
          </table:table-cell>
          <table:table-cell/>
          <table:table-cell table:style-name="ce28" office:value-type="float" office:value="0.9">
            <text:p>0,90</text:p>
          </table:table-cell>
          <table:table-cell table:formula="of:=LOG10(1+100*[.AU4])" office:value-type="float" office:value="1.95904139232109">
            <text:p>1,9590413923</text:p>
          </table:table-cell>
          <table:table-cell table:style-name="ce27" table:formula="of:=350-149.5*[.AV4]" office:value-type="float" office:value="57.1233118479965">
            <text:p>57</text:p>
          </table:table-cell>
          <table:table-cell/>
          <table:table-cell table:style-name="ce30" office:value-type="float" office:value="800000">
            <text:p>800000,00</text:p>
          </table:table-cell>
          <table:table-cell table:style-name="ce14" table:formula="of:=LOG10([.AY4]/5000)" office:value-type="float" office:value="2.20411998265592">
            <text:p>2,2041199827</text:p>
          </table:table-cell>
          <table:table-cell table:style-name="ce15" table:formula="of:=350-130.5*[.AZ4]" office:value-type="float" office:value="62.3623422634018">
            <text:p>62</text:p>
          </table:table-cell>
          <table:table-cell table:style-name="ce15"/>
          <table:table-cell table:style-name="ce17" office:value-type="float" office:value="160">
            <text:p>160</text:p>
          </table:table-cell>
          <table:table-cell table:style-name="ce17" table:formula="of:=LOG10(1+1*[.BC4])" office:value-type="float" office:value="2.20682587603185">
            <text:p>2,206825876</text:p>
          </table:table-cell>
          <table:table-cell table:style-name="ce18" table:formula="of:=[.BD4]*133" office:value-type="float" office:value="293.507841512236">
            <text:p>294</text:p>
          </table:table-cell>
          <table:table-cell table:style-name="ce31" table:formula="of:=350-[.BE4]" office:value-type="float" office:value="56.492158487764">
            <text:p>56,49</text:p>
          </table:table-cell>
          <table:table-cell office:value-type="float" office:value="1000000">
            <text:p>1000000</text:p>
          </table:table-cell>
          <table:table-cell table:formula="of:=LOG10(1+[.BG4]/100)" office:value-type="float" office:value="4.00004342727686">
            <text:p>4,0000434273</text:p>
          </table:table-cell>
          <table:table-cell table:formula="of:=[.BH4]*69.75" office:value-type="float" office:value="279.003029052561">
            <text:p>279</text:p>
          </table:table-cell>
          <table:table-cell table:formula="of:=350-[.BI4]" office:value-type="float" office:value="70.9969709474389">
            <text:p>71</text:p>
          </table:table-cell>
          <table:table-cell office:value-type="float" office:value="70">
            <text:p>70</text:p>
          </table:table-cell>
          <table:table-cell table:formula="of:=LOG10(1+[.BK4]/100)" office:value-type="float" office:value="0.230448921378274">
            <text:p>0,2304489214</text:p>
          </table:table-cell>
          <table:table-cell table:formula="of:=[.BK4]*300/180" office:value-type="float" office:value="116.666666666667">
            <text:p>117</text:p>
          </table:table-cell>
          <table:table-cell table:formula="of:=200-[.BM4]" office:value-type="float" office:value="83.3333333333333">
            <text:p>83</text:p>
          </table:table-cell>
          <table:table-cell office:value-type="float" office:value="9000">
            <text:p>9000</text:p>
          </table:table-cell>
          <table:table-cell table:formula="of:=[.BO4]^(1/2)" office:value-type="float" office:value="94.8683298050514">
            <text:p>94,8683298051</text:p>
          </table:table-cell>
          <table:table-cell table:formula="of:=[.BP4]*3" office:value-type="float" office:value="284.604989415154">
            <text:p>285</text:p>
          </table:table-cell>
          <table:table-cell table:formula="of:=350-[.BQ4]" office:value-type="float" office:value="65.3950105848459">
            <text:p>65</text:p>
          </table:table-cell>
          <table:table-cell office:value-type="float" office:value="1800">
            <text:p>1800</text:p>
          </table:table-cell>
          <table:table-cell table:formula="of:=([.BS4]-200)^(1/2)" office:value-type="float" office:value="40">
            <text:p>40</text:p>
          </table:table-cell>
          <table:table-cell table:formula="of:=[.BT4]*7.075" office:value-type="float" office:value="283">
            <text:p>283</text:p>
          </table:table-cell>
          <table:table-cell table:formula="of:=350-[.BU4]" office:value-type="float" office:value="67">
            <text:p>67</text:p>
          </table:table-cell>
          <table:table-cell office:value-type="float" office:value="1000">
            <text:p>1000</text:p>
          </table:table-cell>
          <table:table-cell table:formula="of:=LOG(1+([.BW4]-50)/40)" office:value-type="float" office:value="1.39357520326959">
            <text:p>1,3935752033</text:p>
          </table:table-cell>
          <table:table-cell table:formula="of:=[.BX4]*88.5" office:value-type="float" office:value="123.331405489358">
            <text:p>123</text:p>
          </table:table-cell>
          <table:table-cell table:formula="of:=200-[.BY4]" office:value-type="float" office:value="76.6685945106415">
            <text:p>77</text:p>
          </table:table-cell>
          <table:table-cell office:value-type="float" office:value="4000">
            <text:p>4000</text:p>
          </table:table-cell>
          <table:table-cell table:formula="of:==LOG(1+([.CA4]-350)/40)" office:value-type="float" office:value="1.9649663748311">
            <text:p>1,9649663748</text:p>
          </table:table-cell>
          <table:table-cell table:formula="of:=48.5*[.CB4]" office:value-type="float" office:value="95.3008691793082">
            <text:p>95</text:p>
          </table:table-cell>
          <table:table-cell table:formula="of:=150-[.CC4]" office:value-type="float" office:value="54.6991308206918">
            <text:p>55</text:p>
          </table:table-cell>
          <table:table-cell table:style-name="ce56" office:value-type="float" office:value="800000">
            <text:p>800000,00</text:p>
          </table:table-cell>
          <table:table-cell table:style-name="ce5" table:formula="of:=LOG10(1+[.CE4]/100)" office:value-type="float" office:value="3.90314427040954">
            <text:p>3,9031442704</text:p>
          </table:table-cell>
          <table:table-cell table:style-name="ce6" table:formula="of:=350-75*[.CF4]" office:value-type="float" office:value="57.2641797192846">
            <text:p>57</text:p>
          </table:table-cell>
          <table:table-cell table:style-name="ce6"/>
          <table:table-cell office:value-type="float" office:value="4">
            <text:p>4</text:p>
          </table:table-cell>
          <table:table-cell table:formula="of:=LOG10(1+[.CI4])" office:value-type="float" office:value="0.698970004336019">
            <text:p>0,6989700043</text:p>
          </table:table-cell>
          <table:table-cell table:formula="of:=[.CJ4]*193" office:value-type="float" office:value="134.901210836852">
            <text:p>135</text:p>
          </table:table-cell>
          <table:table-cell table:formula="of:=200-[.CK4]" office:value-type="float" office:value="65.0987891631484">
            <text:p>65</text:p>
          </table:table-cell>
          <table:table-cell office:value-type="float" office:value="80">
            <text:p>80</text:p>
          </table:table-cell>
          <table:table-cell table:formula="of:=LOG10(1+3*[.CM4])" office:value-type="float" office:value="2.38201704257487">
            <text:p>2,3820170426</text:p>
          </table:table-cell>
          <table:table-cell table:formula="of:=[.CN4]*61.655" office:value-type="float" office:value="146.863260759954">
            <text:p>147</text:p>
          </table:table-cell>
          <table:table-cell table:formula="of:=200-[.CO4]" office:value-type="float" office:value="53.1367392400465">
            <text:p>53</text:p>
          </table:table-cell>
          <table:table-cell office:value-type="float" office:value="800">
            <text:p>800</text:p>
          </table:table-cell>
          <table:table-cell table:formula="of:=LOG10(1+[.CQ4])" office:value-type="float" office:value="2.90363251608424">
            <text:p>2,9036325161</text:p>
          </table:table-cell>
          <table:table-cell table:formula="of:=[.CR4]*50" office:value-type="float" office:value="145.181625804212">
            <text:p>145,1816258042</text:p>
          </table:table-cell>
          <table:table-cell table:formula="of:=200-[.CS4]" office:value-type="float" office:value="54.8183741957881">
            <text:p>55</text:p>
          </table:table-cell>
          <table:table-cell office:value-type="float" office:value="9">
            <text:p>9</text:p>
          </table:table-cell>
          <table:table-cell table:formula="of:=LOG10(1+[.CU4])" office:value-type="float" office:value="1">
            <text:p>1</text:p>
          </table:table-cell>
          <table:table-cell table:formula="of:=350-30*[.CU4]" office:value-type="float" office:value="80">
            <text:p>80</text:p>
          </table:table-cell>
          <table:table-cell/>
          <table:table-cell table:style-name="ce17" office:value-type="float" office:value="30">
            <text:p>30</text:p>
          </table:table-cell>
          <table:table-cell table:style-name="ce17" table:formula="of:=LOG10(1+1*([.CY4]-1))" office:value-type="float" office:value="1.47712125471966">
            <text:p>1,4771212547</text:p>
          </table:table-cell>
          <table:table-cell table:style-name="ce18" table:formula="of:=[.CZ4]*88.29" office:value-type="float" office:value="130.415035579199">
            <text:p>130</text:p>
          </table:table-cell>
          <table:table-cell table:style-name="ce31" table:formula="of:=200-[.DA4]" office:value-type="float" office:value="69.584964420801">
            <text:p>69,58</text:p>
          </table:table-cell>
          <table:table-cell office:value-type="float" office:value="80000">
            <text:p>80000</text:p>
          </table:table-cell>
          <table:table-cell table:formula="of:=LOG10(1+[.DC4])" office:value-type="float" office:value="4.90309541563904">
            <text:p>4,9030954156</text:p>
          </table:table-cell>
          <table:table-cell table:formula="of:=[.DD4]*60" office:value-type="float" office:value="294.185724938342">
            <text:p>294</text:p>
          </table:table-cell>
          <table:table-cell table:formula="of:=350-[.DE4]" office:value-type="float" office:value="55.8142750616577">
            <text:p>56</text:p>
          </table:table-cell>
          <table:table-cell office:value-type="float" office:value="7000">
            <text:p>7000</text:p>
          </table:table-cell>
          <table:table-cell table:formula="of:=LOG(1+[.DG4]/40)" office:value-type="float" office:value="2.24551266781415">
            <text:p>2,2455126678</text:p>
          </table:table-cell>
          <table:table-cell table:formula="of:=[.DH4]*108.5" office:value-type="float" office:value="243.638124457835">
            <text:p>244</text:p>
          </table:table-cell>
          <table:table-cell table:formula="of:=300-[.DI4]" office:value-type="float" office:value="56.3618755421648">
            <text:p>56</text:p>
          </table:table-cell>
          <table:table-cell office:value-type="float" office:value="100">
            <text:p>100</text:p>
          </table:table-cell>
          <table:table-cell table:formula="of:=LOG(1+5*[.DK4])" office:value-type="float" office:value="2.69983772586725">
            <text:p>2,6998377259</text:p>
          </table:table-cell>
          <table:table-cell table:formula="of:=[.DL4]*44" office:value-type="float" office:value="118.792859938159">
            <text:p>119</text:p>
          </table:table-cell>
          <table:table-cell table:formula="of:=200-[.DM4]" office:value-type="float" office:value="81.2071400618412">
            <text:p>81</text:p>
          </table:table-cell>
          <table:table-cell office:value-type="float" office:value="30">
            <text:p>30</text:p>
          </table:table-cell>
          <table:table-cell table:formula="of:=LOG(1+10*[.DO4])" office:value-type="float" office:value="2.47856649559384">
            <text:p>2,4785664956</text:p>
          </table:table-cell>
          <table:table-cell table:formula="of:=[.DP4]*55.5" office:value-type="float" office:value="137.560440505458">
            <text:p>138</text:p>
          </table:table-cell>
          <table:table-cell table:formula="of:=200-[.DQ4]" office:value-type="float" office:value="62.4395594945417">
            <text:p>62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table:formula="of:=LOG10(1+[.A5])" office:value-type="float" office:value="3.3981136917305">
            <text:p>3,3981136917</text:p>
          </table:table-cell>
          <table:table-cell table:formula="of:=[.B5]*37.5" office:value-type="float" office:value="127.429263439894">
            <text:p>127,4292634399</text:p>
          </table:table-cell>
          <table:table-cell table:formula="of:=200-[.C5]" office:value-type="float" office:value="72.5707365601062">
            <text:p>73</text:p>
          </table:table-cell>
          <table:table-cell office:value-type="float" office:value="4500">
            <text:p>4500</text:p>
          </table:table-cell>
          <table:table-cell table:formula="of:=LOG10(1+[.E5])" office:value-type="float" office:value="3.65330901293848">
            <text:p>3,6533090129</text:p>
          </table:table-cell>
          <table:table-cell table:formula="of:=[.F5]*37.5*2" office:value-type="float" office:value="273.998175970386">
            <text:p>273,9981759704</text:p>
          </table:table-cell>
          <table:table-cell table:formula="of:=350-[.G5]" office:value-type="float" office:value="76.0018240296141">
            <text:p>76</text:p>
          </table:table-cell>
          <table:table-cell office:value-type="float" office:value="70000">
            <text:p>70000</text:p>
          </table:table-cell>
          <table:table-cell table:formula="of:=150-([.I5]-30000)/70000*100" office:value-type="float" office:value="92.8571428571429">
            <text:p>93</text:p>
          </table:table-cell>
          <table:table-cell office:value-type="float" office:value="2000">
            <text:p>2000</text:p>
          </table:table-cell>
          <table:table-cell table:formula="of:=LOG10(1+[.K5])" office:value-type="float" office:value="3.30124708863621">
            <text:p>3,3012470886</text:p>
          </table:table-cell>
          <table:table-cell table:formula="of:=[.L5]*81" office:value-type="float" office:value="267.401014179533">
            <text:p>267,4010141795</text:p>
          </table:table-cell>
          <table:table-cell table:formula="of:=350-[.M5]" office:value-type="float" office:value="82.5989858204669">
            <text:p>83</text:p>
          </table:table-cell>
          <table:table-cell office:value-type="float" office:value="85">
            <text:p>85</text:p>
          </table:table-cell>
          <table:table-cell table:formula="of:=LOG10(1+[.O5])" office:value-type="float" office:value="1.93449845124357">
            <text:p>1,9344984512</text:p>
          </table:table-cell>
          <table:table-cell table:formula="of:=350-3*[.O5]" office:value-type="float" office:value="95">
            <text:p>95</text:p>
          </table:table-cell>
          <table:table-cell/>
          <table:table-cell office:value-type="float" office:value="8.5">
            <text:p>8,5</text:p>
          </table:table-cell>
          <table:table-cell table:formula="of:=LOG10(1+10*[.S5])" office:value-type="float" office:value="1.93449845124357">
            <text:p>1,9344984512</text:p>
          </table:table-cell>
          <table:table-cell table:style-name="ce9" table:formula="of:=[.T5]*149.5" office:value-type="float" office:value="289.207518460913">
            <text:p>289</text:p>
          </table:table-cell>
          <table:table-cell table:formula="of:=350-[.U5]" office:value-type="float" office:value="60.7924815390866">
            <text:p>61</text:p>
          </table:table-cell>
          <table:table-cell office:value-type="float" office:value="85">
            <text:p>85</text:p>
          </table:table-cell>
          <table:table-cell table:formula="of:=LOG10(1+[.W5])" office:value-type="float" office:value="1.93449845124357">
            <text:p>1,9344984512</text:p>
          </table:table-cell>
          <table:table-cell table:style-name="ce18" table:formula="of:=[.X5]*149.5" office:value-type="float" office:value="289.207518460913">
            <text:p>289</text:p>
          </table:table-cell>
          <table:table-cell table:formula="of:=350-[.Y5]" office:value-type="float" office:value="60.7924815390866">
            <text:p>61</text:p>
          </table:table-cell>
          <table:table-cell office:value-type="float" office:value="700">
            <text:p>700</text:p>
          </table:table-cell>
          <table:table-cell table:formula="of:=LOG10(1+[.AA5])" office:value-type="float" office:value="2.84571801796666">
            <text:p>2,845718018</text:p>
          </table:table-cell>
          <table:table-cell table:formula="of:=[.AB5]*50" office:value-type="float" office:value="142.285900898333">
            <text:p>142</text:p>
          </table:table-cell>
          <table:table-cell table:formula="of:=200-[.AC5]" office:value-type="float" office:value="57.7140991016671">
            <text:p>58</text:p>
          </table:table-cell>
          <table:table-cell office:value-type="float" office:value="750">
            <text:p>750</text:p>
          </table:table-cell>
          <table:table-cell table:formula="of:=LOG10(1+[.AE5])" office:value-type="float" office:value="2.87563993700417">
            <text:p>2,875639937</text:p>
          </table:table-cell>
          <table:table-cell table:formula="of:=[.AF5]*91" office:value-type="float" office:value="261.683234267379">
            <text:p>262</text:p>
          </table:table-cell>
          <table:table-cell table:formula="of:=350-[.AG5]" office:value-type="float" office:value="88.3167657326206">
            <text:p>88</text:p>
          </table:table-cell>
          <table:table-cell office:value-type="float" office:value="7000">
            <text:p>7000</text:p>
          </table:table-cell>
          <table:table-cell table:formula="of:=LOG10(1+[.AI5])" office:value-type="float" office:value="3.84516007765195">
            <text:p>3,8451600777</text:p>
          </table:table-cell>
          <table:table-cell table:formula="of:=[.AJ5]*75" office:value-type="float" office:value="288.387005823896">
            <text:p>288</text:p>
          </table:table-cell>
          <table:table-cell table:formula="of:=350-[.AK5]" office:value-type="float" office:value="61.6129941761041">
            <text:p>62</text:p>
          </table:table-cell>
          <table:table-cell office:value-type="float" office:value="70000">
            <text:p>70000</text:p>
          </table:table-cell>
          <table:table-cell table:formula="of:=LOG10(1+[.AM5])" office:value-type="float" office:value="4.84510424417683">
            <text:p>4,8451042442</text:p>
          </table:table-cell>
          <table:table-cell table:formula="of:=[.AN5]*60" office:value-type="float" office:value="290.70625465061">
            <text:p>291</text:p>
          </table:table-cell>
          <table:table-cell table:formula="of:=350-[.AO5]" office:value-type="float" office:value="59.2937453493905">
            <text:p>59</text:p>
          </table:table-cell>
          <table:table-cell office:value-type="float" office:value="7">
            <text:p>7</text:p>
          </table:table-cell>
          <table:table-cell table:formula="of:=LOG10(1+[.AQ5])" office:value-type="float" office:value="0.903089986991943">
            <text:p>0,903089987</text:p>
          </table:table-cell>
          <table:table-cell table:formula="of:=350-30*[.AQ5]" office:value-type="float" office:value="140">
            <text:p>140</text:p>
          </table:table-cell>
          <table:table-cell/>
          <table:table-cell table:style-name="ce28" office:value-type="float" office:value="0.85">
            <text:p>0,85</text:p>
          </table:table-cell>
          <table:table-cell table:formula="of:=LOG10(1+100*[.AU5])" office:value-type="float" office:value="1.93449845124357">
            <text:p>1,9344984512</text:p>
          </table:table-cell>
          <table:table-cell table:style-name="ce27" table:formula="of:=350-149.5*[.AV5]" office:value-type="float" office:value="60.7924815390866">
            <text:p>61</text:p>
          </table:table-cell>
          <table:table-cell/>
          <table:table-cell table:style-name="ce30" office:value-type="float" office:value="750000">
            <text:p>750000,00</text:p>
          </table:table-cell>
          <table:table-cell table:style-name="ce14" table:formula="of:=LOG10([.AY5]/5000)" office:value-type="float" office:value="2.17609125905568">
            <text:p>2,1760912591</text:p>
          </table:table-cell>
          <table:table-cell table:style-name="ce15" table:formula="of:=350-130.5*[.AZ5]" office:value-type="float" office:value="66.0200906932336">
            <text:p>66</text:p>
          </table:table-cell>
          <table:table-cell table:style-name="ce15"/>
          <table:table-cell table:style-name="ce17" office:value-type="float" office:value="150">
            <text:p>150</text:p>
          </table:table-cell>
          <table:table-cell table:style-name="ce17" table:formula="of:=LOG10(1+1*[.BC5])" office:value-type="float" office:value="2.17897694729317">
            <text:p>2,1789769473</text:p>
          </table:table-cell>
          <table:table-cell table:style-name="ce18" table:formula="of:=[.BD5]*133" office:value-type="float" office:value="289.803933989992">
            <text:p>290</text:p>
          </table:table-cell>
          <table:table-cell table:style-name="ce31" table:formula="of:=350-[.BE5]" office:value-type="float" office:value="60.1960660100085">
            <text:p>60,20</text:p>
          </table:table-cell>
          <table:table-cell office:value-type="float" office:value="900000">
            <text:p>900000</text:p>
          </table:table-cell>
          <table:table-cell table:formula="of:=LOG10(1+[.BG5]/100)" office:value-type="float" office:value="3.95429076170113">
            <text:p>3,9542907617</text:p>
          </table:table-cell>
          <table:table-cell table:formula="of:=[.BH5]*69.75" office:value-type="float" office:value="275.811780628654">
            <text:p>276</text:p>
          </table:table-cell>
          <table:table-cell table:formula="of:=350-[.BI5]" office:value-type="float" office:value="74.1882193713464">
            <text:p>74</text:p>
          </table:table-cell>
          <table:table-cell office:value-type="float" office:value="60">
            <text:p>60</text:p>
          </table:table-cell>
          <table:table-cell table:formula="of:=LOG10(1+[.BK5]/100)" office:value-type="float" office:value="0.204119982655925">
            <text:p>0,2041199827</text:p>
          </table:table-cell>
          <table:table-cell table:formula="of:=[.BK5]*300/180" office:value-type="float" office:value="100">
            <text:p>100</text:p>
          </table:table-cell>
          <table:table-cell table:formula="of:=200-[.BM5]" office:value-type="float" office:value="100">
            <text:p>100</text:p>
          </table:table-cell>
          <table:table-cell office:value-type="float" office:value="8500">
            <text:p>8500</text:p>
          </table:table-cell>
          <table:table-cell table:formula="of:=[.BO5]^(1/2)" office:value-type="float" office:value="92.1954445729289">
            <text:p>92,1954445729</text:p>
          </table:table-cell>
          <table:table-cell table:formula="of:=[.BP5]*3" office:value-type="float" office:value="276.586333718787">
            <text:p>277</text:p>
          </table:table-cell>
          <table:table-cell table:formula="of:=350-[.BQ5]" office:value-type="float" office:value="73.4136662812134">
            <text:p>73</text:p>
          </table:table-cell>
          <table:table-cell office:value-type="float" office:value="1750">
            <text:p>1750</text:p>
          </table:table-cell>
          <table:table-cell table:formula="of:=([.BS5]-200)^(1/2)" office:value-type="float" office:value="39.3700393700591">
            <text:p>39,3700393701</text:p>
          </table:table-cell>
          <table:table-cell table:formula="of:=[.BT5]*7.075" office:value-type="float" office:value="278.543028543168">
            <text:p>279</text:p>
          </table:table-cell>
          <table:table-cell table:formula="of:=350-[.BU5]" office:value-type="float" office:value="71.4569714568322">
            <text:p>71</text:p>
          </table:table-cell>
          <table:table-cell office:value-type="float" office:value="750">
            <text:p>750</text:p>
          </table:table-cell>
          <table:table-cell table:formula="of:=LOG(1+([.BW5]-50)/40)" office:value-type="float" office:value="1.26717172840301">
            <text:p>1,2671717284</text:p>
          </table:table-cell>
          <table:table-cell table:formula="of:=[.BX5]*88.5" office:value-type="float" office:value="112.144697963667">
            <text:p>112</text:p>
          </table:table-cell>
          <table:table-cell table:formula="of:=200-[.BY5]" office:value-type="float" office:value="87.8553020363333">
            <text:p>88</text:p>
          </table:table-cell>
          <table:table-cell office:value-type="float" office:value="3500">
            <text:p>3500</text:p>
          </table:table-cell>
          <table:table-cell table:formula="of:==LOG(1+([.CA5]-350)/40)" office:value-type="float" office:value="1.90173069172922">
            <text:p>1,9017306917</text:p>
          </table:table-cell>
          <table:table-cell table:formula="of:=48.5*[.CB5]" office:value-type="float" office:value="92.2339385488671">
            <text:p>92</text:p>
          </table:table-cell>
          <table:table-cell table:formula="of:=150-[.CC5]" office:value-type="float" office:value="57.7660614511329">
            <text:p>58</text:p>
          </table:table-cell>
          <table:table-cell table:style-name="ce56" office:value-type="float" office:value="750000">
            <text:p>750000,00</text:p>
          </table:table-cell>
          <table:table-cell table:style-name="ce5" table:formula="of:=LOG10(1+[.CE5]/100)" office:value-type="float" office:value="3.87511916546257">
            <text:p>3,8751191655</text:p>
          </table:table-cell>
          <table:table-cell table:style-name="ce6" table:formula="of:=350-75*[.CF5]" office:value-type="float" office:value="59.3660625903074">
            <text:p>59</text:p>
          </table:table-cell>
          <table:table-cell table:style-name="ce6"/>
          <table:table-cell office:value-type="float" office:value="3.5">
            <text:p>3,5</text:p>
          </table:table-cell>
          <table:table-cell table:formula="of:=LOG10(1+[.CI5])" office:value-type="float" office:value="0.653212513775344">
            <text:p>0,6532125138</text:p>
          </table:table-cell>
          <table:table-cell table:formula="of:=[.CJ5]*193" office:value-type="float" office:value="126.070015158641">
            <text:p>126</text:p>
          </table:table-cell>
          <table:table-cell table:formula="of:=200-[.CK5]" office:value-type="float" office:value="73.9299848413587">
            <text:p>74</text:p>
          </table:table-cell>
          <table:table-cell office:value-type="float" office:value="75">
            <text:p>75</text:p>
          </table:table-cell>
          <table:table-cell table:formula="of:=LOG10(1+3*[.CM5])" office:value-type="float" office:value="2.3541084391474">
            <text:p>2,3541084391</text:p>
          </table:table-cell>
          <table:table-cell table:formula="of:=[.CN5]*61.655" office:value-type="float" office:value="145.142555815633">
            <text:p>145</text:p>
          </table:table-cell>
          <table:table-cell table:formula="of:=200-[.CO5]" office:value-type="float" office:value="54.857444184367">
            <text:p>55</text:p>
          </table:table-cell>
          <table:table-cell office:value-type="float" office:value="700">
            <text:p>700</text:p>
          </table:table-cell>
          <table:table-cell table:formula="of:=LOG10(1+[.CQ5])" office:value-type="float" office:value="2.84571801796666">
            <text:p>2,845718018</text:p>
          </table:table-cell>
          <table:table-cell table:formula="of:=[.CR5]*50" office:value-type="float" office:value="142.285900898333">
            <text:p>142,2859008983</text:p>
          </table:table-cell>
          <table:table-cell table:formula="of:=200-[.CS5]" office:value-type="float" office:value="57.7140991016671">
            <text:p>58</text:p>
          </table:table-cell>
          <table:table-cell office:value-type="float" office:value="8.5">
            <text:p>8,5</text:p>
          </table:table-cell>
          <table:table-cell table:formula="of:=LOG10(1+[.CU5])" office:value-type="float" office:value="0.977723605288848">
            <text:p>0,9777236053</text:p>
          </table:table-cell>
          <table:table-cell table:formula="of:=350-30*[.CU5]" office:value-type="float" office:value="95">
            <text:p>95</text:p>
          </table:table-cell>
          <table:table-cell/>
          <table:table-cell table:style-name="ce17" office:value-type="float" office:value="20">
            <text:p>20</text:p>
          </table:table-cell>
          <table:table-cell table:style-name="ce17" table:formula="of:=LOG10(1+1*([.CY5]-1))" office:value-type="float" office:value="1.30102999566398">
            <text:p>1,3010299957</text:p>
          </table:table-cell>
          <table:table-cell table:style-name="ce18" table:formula="of:=[.CZ5]*88.29" office:value-type="float" office:value="114.867938317173">
            <text:p>115</text:p>
          </table:table-cell>
          <table:table-cell table:style-name="ce31" table:formula="of:=200-[.DA5]" office:value-type="float" office:value="85.1320616828271">
            <text:p>85,13</text:p>
          </table:table-cell>
          <table:table-cell office:value-type="float" office:value="70000">
            <text:p>70000</text:p>
          </table:table-cell>
          <table:table-cell table:formula="of:=LOG10(1+[.DC5])" office:value-type="float" office:value="4.84510424417683">
            <text:p>4,8451042442</text:p>
          </table:table-cell>
          <table:table-cell table:formula="of:=[.DD5]*60" office:value-type="float" office:value="290.70625465061">
            <text:p>291</text:p>
          </table:table-cell>
          <table:table-cell table:formula="of:=350-[.DE5]" office:value-type="float" office:value="59.2937453493905">
            <text:p>59</text:p>
          </table:table-cell>
          <table:table-cell office:value-type="float" office:value="6500">
            <text:p>6500</text:p>
          </table:table-cell>
          <table:table-cell table:formula="of:=LOG(1+[.DG5]/40)" office:value-type="float" office:value="2.2135177569963">
            <text:p>2,213517757</text:p>
          </table:table-cell>
          <table:table-cell table:formula="of:=[.DH5]*108.5" office:value-type="float" office:value="240.166676634099">
            <text:p>240</text:p>
          </table:table-cell>
          <table:table-cell table:formula="of:=300-[.DI5]" office:value-type="float" office:value="59.833323365901">
            <text:p>60</text:p>
          </table:table-cell>
          <table:table-cell office:value-type="float" office:value="50">
            <text:p>50</text:p>
          </table:table-cell>
          <table:table-cell table:formula="of:=LOG(1+5*[.DK5])" office:value-type="float" office:value="2.39967372148104">
            <text:p>2,3996737215</text:p>
          </table:table-cell>
          <table:table-cell table:formula="of:=[.DL5]*44" office:value-type="float" office:value="105.585643745166">
            <text:p>106</text:p>
          </table:table-cell>
          <table:table-cell table:formula="of:=200-[.DM5]" office:value-type="float" office:value="94.4143562548343">
            <text:p>94</text:p>
          </table:table-cell>
          <table:table-cell office:value-type="float" office:value="25">
            <text:p>25</text:p>
          </table:table-cell>
          <table:table-cell table:formula="of:=LOG(1+10*[.DO5])" office:value-type="float" office:value="2.39967372148104">
            <text:p>2,3996737215</text:p>
          </table:table-cell>
          <table:table-cell table:formula="of:=[.DP5]*55.5" office:value-type="float" office:value="133.181891542198">
            <text:p>133</text:p>
          </table:table-cell>
          <table:table-cell table:formula="of:=200-[.DQ5]" office:value-type="float" office:value="66.8181084578024">
            <text:p>67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LOG10(1+[.A6])" office:value-type="float" office:value="3.00043407747932">
            <text:p>3,0004340775</text:p>
          </table:table-cell>
          <table:table-cell table:formula="of:=[.B6]*37.5" office:value-type="float" office:value="112.516277905474">
            <text:p>112,5162779055</text:p>
          </table:table-cell>
          <table:table-cell table:formula="of:=200-[.C6]" office:value-type="float" office:value="87.4837220945255">
            <text:p>87</text:p>
          </table:table-cell>
          <table:table-cell office:value-type="float" office:value="4000">
            <text:p>4000</text:p>
          </table:table-cell>
          <table:table-cell table:formula="of:=LOG10(1+[.E6])" office:value-type="float" office:value="3.602168551379">
            <text:p>3,6021685514</text:p>
          </table:table-cell>
          <table:table-cell table:formula="of:=[.F6]*37.5*2" office:value-type="float" office:value="270.162641353425">
            <text:p>270,1626413534</text:p>
          </table:table-cell>
          <table:table-cell table:formula="of:=350-[.G6]" office:value-type="float" office:value="79.8373586465752">
            <text:p>80</text:p>
          </table:table-cell>
          <table:table-cell office:value-type="float" office:value="60000">
            <text:p>60000</text:p>
          </table:table-cell>
          <table:table-cell table:formula="of:=150-([.I6]-30000)/70000*100" office:value-type="float" office:value="107.142857142857">
            <text:p>107</text:p>
          </table:table-cell>
          <table:table-cell office:value-type="float" office:value="1500">
            <text:p>1500</text:p>
          </table:table-cell>
          <table:table-cell table:formula="of:=LOG10(1+[.K6])" office:value-type="float" office:value="3.17638069224327">
            <text:p>3,1763806922</text:p>
          </table:table-cell>
          <table:table-cell table:formula="of:=[.L6]*81" office:value-type="float" office:value="257.286836071705">
            <text:p>257,2868360717</text:p>
          </table:table-cell>
          <table:table-cell table:formula="of:=350-[.M6]" office:value-type="float" office:value="92.7131639282951">
            <text:p>93</text:p>
          </table:table-cell>
          <table:table-cell office:value-type="float" office:value="80">
            <text:p>80</text:p>
          </table:table-cell>
          <table:table-cell table:formula="of:=LOG10(1+[.O6])" office:value-type="float" office:value="1.90848501887865">
            <text:p>1,9084850189</text:p>
          </table:table-cell>
          <table:table-cell table:formula="of:=350-3*[.O6]" office:value-type="float" office:value="110">
            <text:p>110</text:p>
          </table:table-cell>
          <table:table-cell/>
          <table:table-cell office:value-type="float" office:value="8">
            <text:p>8</text:p>
          </table:table-cell>
          <table:table-cell table:formula="of:=LOG10(1+10*[.S6])" office:value-type="float" office:value="1.90848501887865">
            <text:p>1,9084850189</text:p>
          </table:table-cell>
          <table:table-cell table:style-name="ce9" table:formula="of:=[.T6]*149.5" office:value-type="float" office:value="285.318510322358">
            <text:p>285</text:p>
          </table:table-cell>
          <table:table-cell table:formula="of:=350-[.U6]" office:value-type="float" office:value="64.6814896776419">
            <text:p>65</text:p>
          </table:table-cell>
          <table:table-cell office:value-type="float" office:value="80">
            <text:p>80</text:p>
          </table:table-cell>
          <table:table-cell table:formula="of:=LOG10(1+[.W6])" office:value-type="float" office:value="1.90848501887865">
            <text:p>1,9084850189</text:p>
          </table:table-cell>
          <table:table-cell table:style-name="ce18" table:formula="of:=[.X6]*149.5" office:value-type="float" office:value="285.318510322358">
            <text:p>285</text:p>
          </table:table-cell>
          <table:table-cell table:formula="of:=350-[.Y6]" office:value-type="float" office:value="64.6814896776419">
            <text:p>65</text:p>
          </table:table-cell>
          <table:table-cell office:value-type="float" office:value="600">
            <text:p>600</text:p>
          </table:table-cell>
          <table:table-cell table:formula="of:=LOG10(1+[.AA6])" office:value-type="float" office:value="2.77887447200274">
            <text:p>2,778874472</text:p>
          </table:table-cell>
          <table:table-cell table:formula="of:=[.AB6]*50" office:value-type="float" office:value="138.943723600137">
            <text:p>139</text:p>
          </table:table-cell>
          <table:table-cell table:formula="of:=200-[.AC6]" office:value-type="float" office:value="61.056276399863">
            <text:p>61</text:p>
          </table:table-cell>
          <table:table-cell office:value-type="float" office:value="500">
            <text:p>500</text:p>
          </table:table-cell>
          <table:table-cell table:formula="of:=LOG10(1+[.AE6])" office:value-type="float" office:value="2.69983772586725">
            <text:p>2,6998377259</text:p>
          </table:table-cell>
          <table:table-cell table:formula="of:=[.AF6]*91" office:value-type="float" office:value="245.685233053919">
            <text:p>246</text:p>
          </table:table-cell>
          <table:table-cell table:formula="of:=350-[.AG6]" office:value-type="float" office:value="104.314766946081">
            <text:p>104</text:p>
          </table:table-cell>
          <table:table-cell office:value-type="float" office:value="6000">
            <text:p>6000</text:p>
          </table:table-cell>
          <table:table-cell table:formula="of:=LOG10(1+[.AI6])" office:value-type="float" office:value="3.7782236267661">
            <text:p>3,7782236268</text:p>
          </table:table-cell>
          <table:table-cell table:formula="of:=[.AJ6]*75" office:value-type="float" office:value="283.366772007457">
            <text:p>283</text:p>
          </table:table-cell>
          <table:table-cell table:formula="of:=350-[.AK6]" office:value-type="float" office:value="66.6332279925427">
            <text:p>67</text:p>
          </table:table-cell>
          <table:table-cell office:value-type="float" office:value="60000">
            <text:p>60000</text:p>
          </table:table-cell>
          <table:table-cell table:formula="of:=LOG10(1+[.AM6])" office:value-type="float" office:value="4.77815848856469">
            <text:p>4,7781584886</text:p>
          </table:table-cell>
          <table:table-cell table:formula="of:=[.AN6]*60" office:value-type="float" office:value="286.689509313881">
            <text:p>287</text:p>
          </table:table-cell>
          <table:table-cell table:formula="of:=350-[.AO6]" office:value-type="float" office:value="63.3104906861186">
            <text:p>63</text:p>
          </table:table-cell>
          <table:table-cell office:value-type="float" office:value="6">
            <text:p>6</text:p>
          </table:table-cell>
          <table:table-cell table:formula="of:=LOG10(1+[.AQ6])" office:value-type="float" office:value="0.845098040014257">
            <text:p>0,84509804</text:p>
          </table:table-cell>
          <table:table-cell table:formula="of:=350-30*[.AQ6]" office:value-type="float" office:value="170">
            <text:p>170</text:p>
          </table:table-cell>
          <table:table-cell/>
          <table:table-cell table:style-name="ce28" office:value-type="float" office:value="0.8">
            <text:p>0,80</text:p>
          </table:table-cell>
          <table:table-cell table:formula="of:=LOG10(1+100*[.AU6])" office:value-type="float" office:value="1.90848501887865">
            <text:p>1,9084850189</text:p>
          </table:table-cell>
          <table:table-cell table:style-name="ce27" table:formula="of:=350-149.5*[.AV6]" office:value-type="float" office:value="64.6814896776419">
            <text:p>65</text:p>
          </table:table-cell>
          <table:table-cell/>
          <table:table-cell table:style-name="ce30" office:value-type="float" office:value="500000">
            <text:p>500000,00</text:p>
          </table:table-cell>
          <table:table-cell table:style-name="ce14" table:formula="of:=LOG10([.AY6]/5000)" office:value-type="float" office:value="2">
            <text:p>2</text:p>
          </table:table-cell>
          <table:table-cell table:style-name="ce15" table:formula="of:=350-130.5*[.AZ6]" office:value-type="float" office:value="89">
            <text:p>89</text:p>
          </table:table-cell>
          <table:table-cell table:style-name="ce15"/>
          <table:table-cell table:style-name="ce17" office:value-type="float" office:value="140">
            <text:p>140</text:p>
          </table:table-cell>
          <table:table-cell table:style-name="ce17" table:formula="of:=LOG10(1+1*[.BC6])" office:value-type="float" office:value="2.14921911265538">
            <text:p>2,1492191127</text:p>
          </table:table-cell>
          <table:table-cell table:style-name="ce18" table:formula="of:=[.BD6]*133" office:value-type="float" office:value="285.846141983166">
            <text:p>286</text:p>
          </table:table-cell>
          <table:table-cell table:style-name="ce31" table:formula="of:=350-[.BE6]" office:value-type="float" office:value="64.1538580168345">
            <text:p>64,15</text:p>
          </table:table-cell>
          <table:table-cell office:value-type="float" office:value="800000">
            <text:p>800000</text:p>
          </table:table-cell>
          <table:table-cell table:formula="of:=LOG10(1+[.BG6]/100)" office:value-type="float" office:value="3.90314427040954">
            <text:p>3,9031442704</text:p>
          </table:table-cell>
          <table:table-cell table:formula="of:=[.BH6]*69.75" office:value-type="float" office:value="272.244312861065">
            <text:p>272</text:p>
          </table:table-cell>
          <table:table-cell table:formula="of:=350-[.BI6]" office:value-type="float" office:value="77.7556871389347">
            <text:p>78</text:p>
          </table:table-cell>
          <table:table-cell office:value-type="float" office:value="50">
            <text:p>50</text:p>
          </table:table-cell>
          <table:table-cell table:formula="of:=LOG10(1+[.BK6]/100)" office:value-type="float" office:value="0.176091259055681">
            <text:p>0,1760912591</text:p>
          </table:table-cell>
          <table:table-cell table:formula="of:=[.BK6]*300/180" office:value-type="float" office:value="83.3333333333333">
            <text:p>83</text:p>
          </table:table-cell>
          <table:table-cell table:formula="of:=200-[.BM6]" office:value-type="float" office:value="116.666666666667">
            <text:p>117</text:p>
          </table:table-cell>
          <table:table-cell office:value-type="float" office:value="8000">
            <text:p>8000</text:p>
          </table:table-cell>
          <table:table-cell table:formula="of:=[.BO6]^(1/2)" office:value-type="float" office:value="89.4427190999916">
            <text:p>89,4427191</text:p>
          </table:table-cell>
          <table:table-cell table:formula="of:=[.BP6]*3" office:value-type="float" office:value="268.328157299975">
            <text:p>268</text:p>
          </table:table-cell>
          <table:table-cell table:formula="of:=350-[.BQ6]" office:value-type="float" office:value="81.6718427000252">
            <text:p>82</text:p>
          </table:table-cell>
          <table:table-cell office:value-type="float" office:value="1600">
            <text:p>1600</text:p>
          </table:table-cell>
          <table:table-cell table:formula="of:=([.BS6]-200)^(1/2)" office:value-type="float" office:value="37.4165738677394">
            <text:p>37,4165738677</text:p>
          </table:table-cell>
          <table:table-cell table:formula="of:=[.BT6]*7.075" office:value-type="float" office:value="264.722260114256">
            <text:p>265</text:p>
          </table:table-cell>
          <table:table-cell table:formula="of:=350-[.BU6]" office:value-type="float" office:value="85.2777398857436">
            <text:p>85</text:p>
          </table:table-cell>
          <table:table-cell office:value-type="float" office:value="500">
            <text:p>500</text:p>
          </table:table-cell>
          <table:table-cell table:formula="of:=LOG(1+([.BW6]-50)/40)" office:value-type="float" office:value="1.08813608870055">
            <text:p>1,0881360887</text:p>
          </table:table-cell>
          <table:table-cell table:formula="of:=[.BX6]*88.5" office:value-type="float" office:value="96.3000438499988">
            <text:p>96</text:p>
          </table:table-cell>
          <table:table-cell table:formula="of:=200-[.BY6]" office:value-type="float" office:value="103.699956150001">
            <text:p>104</text:p>
          </table:table-cell>
          <table:table-cell office:value-type="float" office:value="3000">
            <text:p>3000</text:p>
          </table:table-cell>
          <table:table-cell table:formula="of:==LOG(1+([.CA6]-350)/40)" office:value-type="float" office:value="1.82769228867445">
            <text:p>1,8276922887</text:p>
          </table:table-cell>
          <table:table-cell table:formula="of:=48.5*[.CB6]" office:value-type="float" office:value="88.6430760007106">
            <text:p>89</text:p>
          </table:table-cell>
          <table:table-cell table:formula="of:=150-[.CC6]" office:value-type="float" office:value="61.3569239992894">
            <text:p>61</text:p>
          </table:table-cell>
          <table:table-cell table:style-name="ce56" office:value-type="float" office:value="500000">
            <text:p>500000,00</text:p>
          </table:table-cell>
          <table:table-cell table:style-name="ce5" table:formula="of:=LOG10(1+[.CE6]/100)" office:value-type="float" office:value="3.69905685454767">
            <text:p>3,6990568545</text:p>
          </table:table-cell>
          <table:table-cell table:style-name="ce6" table:formula="of:=350-75*[.CF6]" office:value-type="float" office:value="72.5707359089249">
            <text:p>73</text:p>
          </table:table-cell>
          <table:table-cell table:style-name="ce6"/>
          <table:table-cell office:value-type="float" office:value="3">
            <text:p>3</text:p>
          </table:table-cell>
          <table:table-cell table:formula="of:=LOG10(1+[.CI6])" office:value-type="float" office:value="0.602059991327962">
            <text:p>0,6020599913</text:p>
          </table:table-cell>
          <table:table-cell table:formula="of:=[.CJ6]*193" office:value-type="float" office:value="116.197578326297">
            <text:p>116</text:p>
          </table:table-cell>
          <table:table-cell table:formula="of:=200-[.CK6]" office:value-type="float" office:value="83.8024216737033">
            <text:p>84</text:p>
          </table:table-cell>
          <table:table-cell office:value-type="float" office:value="70">
            <text:p>70</text:p>
          </table:table-cell>
          <table:table-cell table:formula="of:=LOG10(1+3*[.CM6])" office:value-type="float" office:value="2.32428245529769">
            <text:p>2,3242824553</text:p>
          </table:table-cell>
          <table:table-cell table:formula="of:=[.CN6]*61.655" office:value-type="float" office:value="143.303634781379">
            <text:p>143</text:p>
          </table:table-cell>
          <table:table-cell table:formula="of:=200-[.CO6]" office:value-type="float" office:value="56.6963652186208">
            <text:p>57</text:p>
          </table:table-cell>
          <table:table-cell office:value-type="float" office:value="600">
            <text:p>600</text:p>
          </table:table-cell>
          <table:table-cell table:formula="of:=LOG10(1+[.CQ6])" office:value-type="float" office:value="2.77887447200274">
            <text:p>2,778874472</text:p>
          </table:table-cell>
          <table:table-cell table:formula="of:=[.CR6]*50" office:value-type="float" office:value="138.943723600137">
            <text:p>138,9437236001</text:p>
          </table:table-cell>
          <table:table-cell table:formula="of:=200-[.CS6]" office:value-type="float" office:value="61.056276399863">
            <text:p>61</text:p>
          </table:table-cell>
          <table:table-cell office:value-type="float" office:value="8">
            <text:p>8</text:p>
          </table:table-cell>
          <table:table-cell table:formula="of:=LOG10(1+[.CU6])" office:value-type="float" office:value="0.954242509439325">
            <text:p>0,9542425094</text:p>
          </table:table-cell>
          <table:table-cell table:formula="of:=350-30*[.CU6]" office:value-type="float" office:value="110">
            <text:p>110</text:p>
          </table:table-cell>
          <table:table-cell/>
          <table:table-cell table:style-name="ce17" office:value-type="float" office:value="10">
            <text:p>10</text:p>
          </table:table-cell>
          <table:table-cell table:style-name="ce17" table:formula="of:=LOG10(1+1*([.CY6]-1))" office:value-type="float" office:value="1">
            <text:p>1</text:p>
          </table:table-cell>
          <table:table-cell table:style-name="ce18" table:formula="of:=[.CZ6]*88.29" office:value-type="float" office:value="88.29">
            <text:p>88</text:p>
          </table:table-cell>
          <table:table-cell table:style-name="ce31" table:formula="of:=200-[.DA6]" office:value-type="float" office:value="111.71">
            <text:p>111,71</text:p>
          </table:table-cell>
          <table:table-cell office:value-type="float" office:value="60000">
            <text:p>60000</text:p>
          </table:table-cell>
          <table:table-cell table:formula="of:=LOG10(1+[.DC6])" office:value-type="float" office:value="4.77815848856469">
            <text:p>4,7781584886</text:p>
          </table:table-cell>
          <table:table-cell table:formula="of:=[.DD6]*60" office:value-type="float" office:value="286.689509313881">
            <text:p>287</text:p>
          </table:table-cell>
          <table:table-cell table:formula="of:=350-[.DE6]" office:value-type="float" office:value="63.3104906861186">
            <text:p>63</text:p>
          </table:table-cell>
          <table:table-cell office:value-type="float" office:value="6000">
            <text:p>6000</text:p>
          </table:table-cell>
          <table:table-cell table:formula="of:=LOG(1+[.DG6]/40)" office:value-type="float" office:value="2.17897694729317">
            <text:p>2,1789769473</text:p>
          </table:table-cell>
          <table:table-cell table:formula="of:=[.DH6]*108.5" office:value-type="float" office:value="236.418998781309">
            <text:p>236</text:p>
          </table:table-cell>
          <table:table-cell table:formula="of:=300-[.DI6]" office:value-type="float" office:value="63.5810012186911">
            <text:p>64</text:p>
          </table:table-cell>
          <table:table-cell office:value-type="float" office:value="20">
            <text:p>20</text:p>
          </table:table-cell>
          <table:table-cell table:formula="of:=LOG(1+5*[.DK6])" office:value-type="float" office:value="2.00432137378264">
            <text:p>2,0043213738</text:p>
          </table:table-cell>
          <table:table-cell table:formula="of:=[.DL6]*44" office:value-type="float" office:value="88.1901404464363">
            <text:p>88</text:p>
          </table:table-cell>
          <table:table-cell table:formula="of:=200-[.DM6]" office:value-type="float" office:value="111.809859553564">
            <text:p>112</text:p>
          </table:table-cell>
          <table:table-cell office:value-type="float" office:value="20">
            <text:p>20</text:p>
          </table:table-cell>
          <table:table-cell table:formula="of:=LOG(1+10*[.DO6])" office:value-type="float" office:value="2.30319605742049">
            <text:p>2,3031960574</text:p>
          </table:table-cell>
          <table:table-cell table:formula="of:=[.DP6]*55.5" office:value-type="float" office:value="127.827381186837">
            <text:p>128</text:p>
          </table:table-cell>
          <table:table-cell table:formula="of:=200-[.DQ6]" office:value-type="float" office:value="72.1726188131629">
            <text:p>72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table:formula="of:=LOG10(1+[.A7])" office:value-type="float" office:value="2.87563993700417">
            <text:p>2,875639937</text:p>
          </table:table-cell>
          <table:table-cell table:formula="of:=[.B7]*37.5" office:value-type="float" office:value="107.836497637656">
            <text:p>107,8364976377</text:p>
          </table:table-cell>
          <table:table-cell table:formula="of:=200-[.C7]" office:value-type="float" office:value="92.1635023623437">
            <text:p>92</text:p>
          </table:table-cell>
          <table:table-cell office:value-type="float" office:value="3500">
            <text:p>3500</text:p>
          </table:table-cell>
          <table:table-cell table:formula="of:=LOG10(1+[.E7])" office:value-type="float" office:value="3.54419211076503">
            <text:p>3,5441921108</text:p>
          </table:table-cell>
          <table:table-cell table:formula="of:=[.F7]*37.5*2" office:value-type="float" office:value="265.814408307377">
            <text:p>265,8144083074</text:p>
          </table:table-cell>
          <table:table-cell table:formula="of:=350-[.G7]" office:value-type="float" office:value="84.1855916926226">
            <text:p>84</text:p>
          </table:table-cell>
          <table:table-cell office:value-type="float" office:value="50000">
            <text:p>50000</text:p>
          </table:table-cell>
          <table:table-cell table:formula="of:=150-([.I7]-30000)/70000*100" office:value-type="float" office:value="121.428571428571">
            <text:p>121</text:p>
          </table:table-cell>
          <table:table-cell office:value-type="float" office:value="1000">
            <text:p>1000</text:p>
          </table:table-cell>
          <table:table-cell table:formula="of:=LOG10(1+[.K7])" office:value-type="float" office:value="3.00043407747932">
            <text:p>3,0004340775</text:p>
          </table:table-cell>
          <table:table-cell table:formula="of:=[.L7]*81" office:value-type="float" office:value="243.035160275825">
            <text:p>243,0351602758</text:p>
          </table:table-cell>
          <table:table-cell table:formula="of:=350-[.M7]" office:value-type="float" office:value="106.964839724175">
            <text:p>107</text:p>
          </table:table-cell>
          <table:table-cell office:value-type="float" office:value="75">
            <text:p>75</text:p>
          </table:table-cell>
          <table:table-cell table:formula="of:=LOG10(1+[.O7])" office:value-type="float" office:value="1.88081359228079">
            <text:p>1,8808135923</text:p>
          </table:table-cell>
          <table:table-cell table:formula="of:=350-3*[.O7]" office:value-type="float" office:value="125">
            <text:p>125</text:p>
          </table:table-cell>
          <table:table-cell/>
          <table:table-cell office:value-type="float" office:value="7.5">
            <text:p>7,5</text:p>
          </table:table-cell>
          <table:table-cell table:formula="of:=LOG10(1+10*[.S7])" office:value-type="float" office:value="1.88081359228079">
            <text:p>1,8808135923</text:p>
          </table:table-cell>
          <table:table-cell table:style-name="ce9" table:formula="of:=[.T7]*149.5" office:value-type="float" office:value="281.181632045978">
            <text:p>281</text:p>
          </table:table-cell>
          <table:table-cell table:formula="of:=350-[.U7]" office:value-type="float" office:value="68.8183679540217">
            <text:p>69</text:p>
          </table:table-cell>
          <table:table-cell office:value-type="float" office:value="75">
            <text:p>75</text:p>
          </table:table-cell>
          <table:table-cell table:formula="of:=LOG10(1+[.W7])" office:value-type="float" office:value="1.88081359228079">
            <text:p>1,8808135923</text:p>
          </table:table-cell>
          <table:table-cell table:style-name="ce18" table:formula="of:=[.X7]*149.5" office:value-type="float" office:value="281.181632045978">
            <text:p>281</text:p>
          </table:table-cell>
          <table:table-cell table:formula="of:=350-[.Y7]" office:value-type="float" office:value="68.8183679540217">
            <text:p>69</text:p>
          </table:table-cell>
          <table:table-cell office:value-type="float" office:value="500">
            <text:p>500</text:p>
          </table:table-cell>
          <table:table-cell table:formula="of:=LOG10(1+[.AA7])" office:value-type="float" office:value="2.69983772586725">
            <text:p>2,6998377259</text:p>
          </table:table-cell>
          <table:table-cell table:formula="of:=[.AB7]*50" office:value-type="float" office:value="134.991886293362">
            <text:p>135</text:p>
          </table:table-cell>
          <table:table-cell table:formula="of:=200-[.AC7]" office:value-type="float" office:value="65.0081137066377">
            <text:p>65</text:p>
          </table:table-cell>
          <table:table-cell office:value-type="float" office:value="400">
            <text:p>400</text:p>
          </table:table-cell>
          <table:table-cell table:formula="of:=LOG10(1+[.AE7])" office:value-type="float" office:value="2.60314437262018">
            <text:p>2,6031443726</text:p>
          </table:table-cell>
          <table:table-cell table:formula="of:=[.AF7]*91" office:value-type="float" office:value="236.886137908437">
            <text:p>237</text:p>
          </table:table-cell>
          <table:table-cell table:formula="of:=350-[.AG7]" office:value-type="float" office:value="113.113862091563">
            <text:p>113</text:p>
          </table:table-cell>
          <table:table-cell office:value-type="float" office:value="5000">
            <text:p>5000</text:p>
          </table:table-cell>
          <table:table-cell table:formula="of:=LOG10(1+[.AI7])" office:value-type="float" office:value="3.69905685454767">
            <text:p>3,6990568545</text:p>
          </table:table-cell>
          <table:table-cell table:formula="of:=[.AJ7]*75" office:value-type="float" office:value="277.429264091075">
            <text:p>277</text:p>
          </table:table-cell>
          <table:table-cell table:formula="of:=350-[.AK7]" office:value-type="float" office:value="72.5707359089249">
            <text:p>73</text:p>
          </table:table-cell>
          <table:table-cell office:value-type="float" office:value="50000">
            <text:p>50000</text:p>
          </table:table-cell>
          <table:table-cell table:formula="of:=LOG10(1+[.AM7])" office:value-type="float" office:value="4.6989786901388">
            <text:p>4,6989786901</text:p>
          </table:table-cell>
          <table:table-cell table:formula="of:=[.AN7]*60" office:value-type="float" office:value="281.938721408328">
            <text:p>282</text:p>
          </table:table-cell>
          <table:table-cell table:formula="of:=350-[.AO7]" office:value-type="float" office:value="68.0612785916721">
            <text:p>68</text:p>
          </table:table-cell>
          <table:table-cell office:value-type="float" office:value="5">
            <text:p>5</text:p>
          </table:table-cell>
          <table:table-cell table:formula="of:=LOG10(1+[.AQ7])" office:value-type="float" office:value="0.778151250383644">
            <text:p>0,7781512504</text:p>
          </table:table-cell>
          <table:table-cell table:formula="of:=350-30*[.AQ7]" office:value-type="float" office:value="200">
            <text:p>200</text:p>
          </table:table-cell>
          <table:table-cell/>
          <table:table-cell table:style-name="ce28" office:value-type="float" office:value="0.75">
            <text:p>0,75</text:p>
          </table:table-cell>
          <table:table-cell table:formula="of:=LOG10(1+100*[.AU7])" office:value-type="float" office:value="1.88081359228079">
            <text:p>1,8808135923</text:p>
          </table:table-cell>
          <table:table-cell table:style-name="ce27" table:formula="of:=350-149.5*[.AV7]" office:value-type="float" office:value="68.8183679540217">
            <text:p>69</text:p>
          </table:table-cell>
          <table:table-cell/>
          <table:table-cell table:style-name="ce30" office:value-type="float" office:value="400000">
            <text:p>400000,00</text:p>
          </table:table-cell>
          <table:table-cell table:style-name="ce14" table:formula="of:=LOG10([.AY7]/5000)" office:value-type="float" office:value="1.90308998699194">
            <text:p>1,903089987</text:p>
          </table:table-cell>
          <table:table-cell table:style-name="ce15" table:formula="of:=350-130.5*[.AZ7]" office:value-type="float" office:value="101.646756697551">
            <text:p>102</text:p>
          </table:table-cell>
          <table:table-cell table:style-name="ce15"/>
          <table:table-cell table:style-name="ce17" office:value-type="float" office:value="130">
            <text:p>130</text:p>
          </table:table-cell>
          <table:table-cell table:style-name="ce17" table:formula="of:=LOG10(1+1*[.BC7])" office:value-type="float" office:value="2.11727129565576">
            <text:p>2,1172712957</text:p>
          </table:table-cell>
          <table:table-cell table:style-name="ce18" table:formula="of:=[.BD7]*133" office:value-type="float" office:value="281.597082322217">
            <text:p>282</text:p>
          </table:table-cell>
          <table:table-cell table:style-name="ce31" table:formula="of:=350-[.BE7]" office:value-type="float" office:value="68.4029176777833">
            <text:p>68,40</text:p>
          </table:table-cell>
          <table:table-cell office:value-type="float" office:value="750000">
            <text:p>750000</text:p>
          </table:table-cell>
          <table:table-cell table:formula="of:=LOG10(1+[.BG7]/100)" office:value-type="float" office:value="3.87511916546257">
            <text:p>3,8751191655</text:p>
          </table:table-cell>
          <table:table-cell table:formula="of:=[.BH7]*69.75" office:value-type="float" office:value="270.289561791014">
            <text:p>270</text:p>
          </table:table-cell>
          <table:table-cell table:formula="of:=350-[.BI7]" office:value-type="float" office:value="79.7104382089859">
            <text:p>80</text:p>
          </table:table-cell>
          <table:table-cell office:value-type="float" office:value="40">
            <text:p>40</text:p>
          </table:table-cell>
          <table:table-cell table:formula="of:=LOG10(1+[.BK7]/100)" office:value-type="float" office:value="0.146128035678238">
            <text:p>0,1461280357</text:p>
          </table:table-cell>
          <table:table-cell table:formula="of:=[.BK7]*300/180" office:value-type="float" office:value="66.6666666666667">
            <text:p>67</text:p>
          </table:table-cell>
          <table:table-cell table:formula="of:=200-[.BM7]" office:value-type="float" office:value="133.333333333333">
            <text:p>133</text:p>
          </table:table-cell>
          <table:table-cell office:value-type="float" office:value="7500">
            <text:p>7500</text:p>
          </table:table-cell>
          <table:table-cell table:formula="of:=[.BO7]^(1/2)" office:value-type="float" office:value="86.6025403784439">
            <text:p>86,6025403784</text:p>
          </table:table-cell>
          <table:table-cell table:formula="of:=[.BP7]*3" office:value-type="float" office:value="259.807621135332">
            <text:p>260</text:p>
          </table:table-cell>
          <table:table-cell table:formula="of:=350-[.BQ7]" office:value-type="float" office:value="90.1923788646684">
            <text:p>90</text:p>
          </table:table-cell>
          <table:table-cell office:value-type="float" office:value="1500">
            <text:p>1500</text:p>
          </table:table-cell>
          <table:table-cell table:formula="of:=([.BS7]-200)^(1/2)" office:value-type="float" office:value="36.0555127546399">
            <text:p>36,0555127546</text:p>
          </table:table-cell>
          <table:table-cell table:formula="of:=[.BT7]*7.075" office:value-type="float" office:value="255.092752739077">
            <text:p>255</text:p>
          </table:table-cell>
          <table:table-cell table:formula="of:=350-[.BU7]" office:value-type="float" office:value="94.9072472609228">
            <text:p>95</text:p>
          </table:table-cell>
          <table:table-cell office:value-type="float" office:value="400">
            <text:p>400</text:p>
          </table:table-cell>
          <table:table-cell table:formula="of:=LOG(1+([.BW7]-50)/40)" office:value-type="float" office:value="0.989004615698537">
            <text:p>0,9890046157</text:p>
          </table:table-cell>
          <table:table-cell table:formula="of:=[.BX7]*88.5" office:value-type="float" office:value="87.5269084893205">
            <text:p>88</text:p>
          </table:table-cell>
          <table:table-cell table:formula="of:=200-[.BY7]" office:value-type="float" office:value="112.47309151068">
            <text:p>112</text:p>
          </table:table-cell>
          <table:table-cell office:value-type="float" office:value="2500">
            <text:p>2500</text:p>
          </table:table-cell>
          <table:table-cell table:formula="of:==LOG(1+([.CA7]-350)/40)" office:value-type="float" office:value="1.73838412351216">
            <text:p>1,7383841235</text:p>
          </table:table-cell>
          <table:table-cell table:formula="of:=48.5*[.CB7]" office:value-type="float" office:value="84.3116299903396">
            <text:p>84</text:p>
          </table:table-cell>
          <table:table-cell table:formula="of:=150-[.CC7]" office:value-type="float" office:value="65.6883700096604">
            <text:p>66</text:p>
          </table:table-cell>
          <table:table-cell table:style-name="ce56" office:value-type="float" office:value="400000">
            <text:p>400000,00</text:p>
          </table:table-cell>
          <table:table-cell table:style-name="ce5" table:formula="of:=LOG10(1+[.CE7]/100)" office:value-type="float" office:value="3.602168551379">
            <text:p>3,6021685514</text:p>
          </table:table-cell>
          <table:table-cell table:style-name="ce6" table:formula="of:=350-75*[.CF7]" office:value-type="float" office:value="79.8373586465752">
            <text:p>80</text:p>
          </table:table-cell>
          <table:table-cell table:style-name="ce6"/>
          <table:table-cell office:value-type="float" office:value="2.5">
            <text:p>2,5</text:p>
          </table:table-cell>
          <table:table-cell table:formula="of:=LOG10(1+[.CI7])" office:value-type="float" office:value="0.544068044350276">
            <text:p>0,5440680444</text:p>
          </table:table-cell>
          <table:table-cell table:formula="of:=[.CJ7]*193" office:value-type="float" office:value="105.005132559603">
            <text:p>105</text:p>
          </table:table-cell>
          <table:table-cell table:formula="of:=200-[.CK7]" office:value-type="float" office:value="94.9948674403968">
            <text:p>95</text:p>
          </table:table-cell>
          <table:table-cell office:value-type="float" office:value="65">
            <text:p>65</text:p>
          </table:table-cell>
          <table:table-cell table:formula="of:=LOG10(1+3*[.CM7])" office:value-type="float" office:value="2.29225607135648">
            <text:p>2,2922560714</text:p>
          </table:table-cell>
          <table:table-cell table:formula="of:=[.CN7]*61.655" office:value-type="float" office:value="141.329048079484">
            <text:p>141</text:p>
          </table:table-cell>
          <table:table-cell table:formula="of:=200-[.CO7]" office:value-type="float" office:value="58.6709519205165">
            <text:p>59</text:p>
          </table:table-cell>
          <table:table-cell office:value-type="float" office:value="500">
            <text:p>500</text:p>
          </table:table-cell>
          <table:table-cell table:formula="of:=LOG10(1+[.CQ7])" office:value-type="float" office:value="2.69983772586725">
            <text:p>2,6998377259</text:p>
          </table:table-cell>
          <table:table-cell table:formula="of:=[.CR7]*50" office:value-type="float" office:value="134.991886293362">
            <text:p>134,9918862934</text:p>
          </table:table-cell>
          <table:table-cell table:formula="of:=200-[.CS7]" office:value-type="float" office:value="65.0081137066377">
            <text:p>65</text:p>
          </table:table-cell>
          <table:table-cell office:value-type="float" office:value="7.5">
            <text:p>7,5</text:p>
          </table:table-cell>
          <table:table-cell table:formula="of:=LOG10(1+[.CU7])" office:value-type="float" office:value="0.929418925714293">
            <text:p>0,9294189257</text:p>
          </table:table-cell>
          <table:table-cell table:formula="of:=350-30*[.CU7]" office:value-type="float" office:value="125">
            <text:p>125</text:p>
          </table:table-cell>
          <table:table-cell/>
          <table:table-cell table:style-name="ce17" office:value-type="float" office:value="9">
            <text:p>9</text:p>
          </table:table-cell>
          <table:table-cell table:style-name="ce17" table:formula="of:=LOG10(1+1*([.CY7]-1))" office:value-type="float" office:value="0.954242509439325">
            <text:p>0,9542425094</text:p>
          </table:table-cell>
          <table:table-cell table:style-name="ce18" table:formula="of:=[.CZ7]*88.29" office:value-type="float" office:value="84.250071158398">
            <text:p>84</text:p>
          </table:table-cell>
          <table:table-cell table:style-name="ce31" table:formula="of:=200-[.DA7]" office:value-type="float" office:value="115.749928841602">
            <text:p>115,75</text:p>
          </table:table-cell>
          <table:table-cell office:value-type="float" office:value="50000">
            <text:p>50000</text:p>
          </table:table-cell>
          <table:table-cell table:formula="of:=LOG10(1+[.DC7])" office:value-type="float" office:value="4.6989786901388">
            <text:p>4,6989786901</text:p>
          </table:table-cell>
          <table:table-cell table:formula="of:=[.DD7]*60" office:value-type="float" office:value="281.938721408328">
            <text:p>282</text:p>
          </table:table-cell>
          <table:table-cell table:formula="of:=350-[.DE7]" office:value-type="float" office:value="68.0612785916721">
            <text:p>68</text:p>
          </table:table-cell>
          <table:table-cell office:value-type="float" office:value="5500">
            <text:p>5500</text:p>
          </table:table-cell>
          <table:table-cell table:formula="of:=LOG(1+[.DG7]/40)" office:value-type="float" office:value="2.14144977340047">
            <text:p>2,1414497734</text:p>
          </table:table-cell>
          <table:table-cell table:formula="of:=[.DH7]*108.5" office:value-type="float" office:value="232.347300413951">
            <text:p>232</text:p>
          </table:table-cell>
          <table:table-cell table:formula="of:=300-[.DI7]" office:value-type="float" office:value="67.6526995860493">
            <text:p>68</text:p>
          </table:table-cell>
          <table:table-cell office:value-type="float" office:value="15">
            <text:p>15</text:p>
          </table:table-cell>
          <table:table-cell table:formula="of:=LOG(1+5*[.DK7])" office:value-type="float" office:value="1.88081359228079">
            <text:p>1,8808135923</text:p>
          </table:table-cell>
          <table:table-cell table:formula="of:=[.DL7]*44" office:value-type="float" office:value="82.7557980603548">
            <text:p>83</text:p>
          </table:table-cell>
          <table:table-cell table:formula="of:=200-[.DM7]" office:value-type="float" office:value="117.244201939645">
            <text:p>117</text:p>
          </table:table-cell>
          <table:table-cell office:value-type="float" office:value="15">
            <text:p>15</text:p>
          </table:table-cell>
          <table:table-cell table:formula="of:=LOG(1+10*[.DO7])" office:value-type="float" office:value="2.17897694729317">
            <text:p>2,1789769473</text:p>
          </table:table-cell>
          <table:table-cell table:formula="of:=[.DP7]*55.5" office:value-type="float" office:value="120.933220574771">
            <text:p>121</text:p>
          </table:table-cell>
          <table:table-cell table:formula="of:=200-[.DQ7]" office:value-type="float" office:value="79.0667794252291">
            <text:p>79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formula="of:=LOG10(1+[.A8])" office:value-type="float" office:value="2.69983772586725">
            <text:p>2,6998377259</text:p>
          </table:table-cell>
          <table:table-cell table:formula="of:=[.B8]*37.5" office:value-type="float" office:value="101.243914720022">
            <text:p>101,24391472</text:p>
          </table:table-cell>
          <table:table-cell table:formula="of:=200-[.C8]" office:value-type="float" office:value="98.7560852799783">
            <text:p>99</text:p>
          </table:table-cell>
          <table:table-cell office:value-type="float" office:value="3000">
            <text:p>3000</text:p>
          </table:table-cell>
          <table:table-cell table:formula="of:=LOG10(1+[.E8])" office:value-type="float" office:value="3.47726599542485">
            <text:p>3,4772659954</text:p>
          </table:table-cell>
          <table:table-cell table:formula="of:=[.F8]*37.5*2" office:value-type="float" office:value="260.794949656864">
            <text:p>260,7949496569</text:p>
          </table:table-cell>
          <table:table-cell table:formula="of:=350-[.G8]" office:value-type="float" office:value="89.2050503431361">
            <text:p>89</text:p>
          </table:table-cell>
          <table:table-cell office:value-type="float" office:value="40000">
            <text:p>40000</text:p>
          </table:table-cell>
          <table:table-cell table:formula="of:=150-([.I8]-30000)/70000*100" office:value-type="float" office:value="135.714285714286">
            <text:p>136</text:p>
          </table:table-cell>
          <table:table-cell office:value-type="float" office:value="750">
            <text:p>750</text:p>
          </table:table-cell>
          <table:table-cell table:formula="of:=LOG10(1+[.K8])" office:value-type="float" office:value="2.87563993700417">
            <text:p>2,875639937</text:p>
          </table:table-cell>
          <table:table-cell table:formula="of:=[.L8]*81" office:value-type="float" office:value="232.926834897338">
            <text:p>232,9268348973</text:p>
          </table:table-cell>
          <table:table-cell table:formula="of:=350-[.M8]" office:value-type="float" office:value="117.073165102662">
            <text:p>117</text:p>
          </table:table-cell>
          <table:table-cell office:value-type="float" office:value="70">
            <text:p>70</text:p>
          </table:table-cell>
          <table:table-cell table:formula="of:=LOG10(1+[.O8])" office:value-type="float" office:value="1.85125834871908">
            <text:p>1,8512583487</text:p>
          </table:table-cell>
          <table:table-cell table:formula="of:=350-3*[.O8]" office:value-type="float" office:value="140">
            <text:p>140</text:p>
          </table:table-cell>
          <table:table-cell/>
          <table:table-cell office:value-type="float" office:value="7">
            <text:p>7</text:p>
          </table:table-cell>
          <table:table-cell table:formula="of:=LOG10(1+10*[.S8])" office:value-type="float" office:value="1.85125834871908">
            <text:p>1,8512583487</text:p>
          </table:table-cell>
          <table:table-cell table:style-name="ce9" table:formula="of:=[.T8]*149.5" office:value-type="float" office:value="276.763123133502">
            <text:p>277</text:p>
          </table:table-cell>
          <table:table-cell table:formula="of:=350-[.U8]" office:value-type="float" office:value="73.2368768664983">
            <text:p>73</text:p>
          </table:table-cell>
          <table:table-cell office:value-type="float" office:value="70">
            <text:p>70</text:p>
          </table:table-cell>
          <table:table-cell table:formula="of:=LOG10(1+[.W8])" office:value-type="float" office:value="1.85125834871908">
            <text:p>1,8512583487</text:p>
          </table:table-cell>
          <table:table-cell table:style-name="ce18" table:formula="of:=[.X8]*149.5" office:value-type="float" office:value="276.763123133502">
            <text:p>277</text:p>
          </table:table-cell>
          <table:table-cell table:formula="of:=350-[.Y8]" office:value-type="float" office:value="73.2368768664983">
            <text:p>73</text:p>
          </table:table-cell>
          <table:table-cell office:value-type="float" office:value="400">
            <text:p>400</text:p>
          </table:table-cell>
          <table:table-cell table:formula="of:=LOG10(1+[.AA8])" office:value-type="float" office:value="2.60314437262018">
            <text:p>2,6031443726</text:p>
          </table:table-cell>
          <table:table-cell table:formula="of:=[.AB8]*50" office:value-type="float" office:value="130.157218631009">
            <text:p>130</text:p>
          </table:table-cell>
          <table:table-cell table:formula="of:=200-[.AC8]" office:value-type="float" office:value="69.8427813689909">
            <text:p>70</text:p>
          </table:table-cell>
          <table:table-cell office:value-type="float" office:value="300">
            <text:p>300</text:p>
          </table:table-cell>
          <table:table-cell table:formula="of:=LOG10(1+[.AE8])" office:value-type="float" office:value="2.47856649559384">
            <text:p>2,4785664956</text:p>
          </table:table-cell>
          <table:table-cell table:formula="of:=[.AF8]*91" office:value-type="float" office:value="225.54955109904">
            <text:p>226</text:p>
          </table:table-cell>
          <table:table-cell table:formula="of:=350-[.AG8]" office:value-type="float" office:value="124.45044890096">
            <text:p>124</text:p>
          </table:table-cell>
          <table:table-cell office:value-type="float" office:value="4000">
            <text:p>4000</text:p>
          </table:table-cell>
          <table:table-cell table:formula="of:=LOG10(1+[.AI8])" office:value-type="float" office:value="3.602168551379">
            <text:p>3,6021685514</text:p>
          </table:table-cell>
          <table:table-cell table:formula="of:=[.AJ8]*75" office:value-type="float" office:value="270.162641353425">
            <text:p>270</text:p>
          </table:table-cell>
          <table:table-cell table:formula="of:=350-[.AK8]" office:value-type="float" office:value="79.8373586465752">
            <text:p>80</text:p>
          </table:table-cell>
          <table:table-cell office:value-type="float" office:value="40000">
            <text:p>40000</text:p>
          </table:table-cell>
          <table:table-cell table:formula="of:=LOG10(1+[.AM8])" office:value-type="float" office:value="4.6020708485543">
            <text:p>4,6020708486</text:p>
          </table:table-cell>
          <table:table-cell table:formula="of:=[.AN8]*60" office:value-type="float" office:value="276.124250913258">
            <text:p>276</text:p>
          </table:table-cell>
          <table:table-cell table:formula="of:=350-[.AO8]" office:value-type="float" office:value="73.8757490867422">
            <text:p>74</text:p>
          </table:table-cell>
          <table:table-cell office:value-type="float" office:value="4">
            <text:p>4</text:p>
          </table:table-cell>
          <table:table-cell table:formula="of:=LOG10(1+[.AQ8])" office:value-type="float" office:value="0.698970004336019">
            <text:p>0,6989700043</text:p>
          </table:table-cell>
          <table:table-cell table:formula="of:=350-30*[.AQ8]" office:value-type="float" office:value="230">
            <text:p>230</text:p>
          </table:table-cell>
          <table:table-cell/>
          <table:table-cell table:style-name="ce28" office:value-type="float" office:value="0.7">
            <text:p>0,70</text:p>
          </table:table-cell>
          <table:table-cell table:formula="of:=LOG10(1+100*[.AU8])" office:value-type="float" office:value="1.85125834871908">
            <text:p>1,8512583487</text:p>
          </table:table-cell>
          <table:table-cell table:style-name="ce27" table:formula="of:=350-149.5*[.AV8]" office:value-type="float" office:value="73.2368768664983">
            <text:p>73</text:p>
          </table:table-cell>
          <table:table-cell/>
          <table:table-cell table:style-name="ce30" office:value-type="float" office:value="300000">
            <text:p>300000,00</text:p>
          </table:table-cell>
          <table:table-cell table:style-name="ce14" table:formula="of:=LOG10([.AY8]/5000)" office:value-type="float" office:value="1.77815125038364">
            <text:p>1,7781512504</text:p>
          </table:table-cell>
          <table:table-cell table:style-name="ce15" table:formula="of:=350-130.5*[.AZ8]" office:value-type="float" office:value="117.951261824935">
            <text:p>118</text:p>
          </table:table-cell>
          <table:table-cell table:style-name="ce15"/>
          <table:table-cell table:style-name="ce17" office:value-type="float" office:value="120">
            <text:p>120</text:p>
          </table:table-cell>
          <table:table-cell table:style-name="ce17" table:formula="of:=LOG10(1+1*[.BC8])" office:value-type="float" office:value="2.08278537031645">
            <text:p>2,0827853703</text:p>
          </table:table-cell>
          <table:table-cell table:style-name="ce18" table:formula="of:=[.BD8]*133" office:value-type="float" office:value="277.010454252088">
            <text:p>277</text:p>
          </table:table-cell>
          <table:table-cell table:style-name="ce31" table:formula="of:=350-[.BE8]" office:value-type="float" office:value="72.9895457479121">
            <text:p>72,99</text:p>
          </table:table-cell>
          <table:table-cell office:value-type="float" office:value="700000">
            <text:p>700000</text:p>
          </table:table-cell>
          <table:table-cell table:formula="of:=LOG10(1+[.BG8]/100)" office:value-type="float" office:value="3.84516007765195">
            <text:p>3,8451600777</text:p>
          </table:table-cell>
          <table:table-cell table:formula="of:=[.BH8]*69.75" office:value-type="float" office:value="268.199915416223">
            <text:p>268</text:p>
          </table:table-cell>
          <table:table-cell table:formula="of:=350-[.BI8]" office:value-type="float" office:value="81.8000845837768">
            <text:p>82</text:p>
          </table:table-cell>
          <table:table-cell office:value-type="float" office:value="30">
            <text:p>30</text:p>
          </table:table-cell>
          <table:table-cell table:formula="of:=LOG10(1+[.BK8]/100)" office:value-type="float" office:value="0.113943352306837">
            <text:p>0,1139433523</text:p>
          </table:table-cell>
          <table:table-cell table:formula="of:=[.BK8]*300/180" office:value-type="float" office:value="50">
            <text:p>50</text:p>
          </table:table-cell>
          <table:table-cell table:formula="of:=200-[.BM8]" office:value-type="float" office:value="150">
            <text:p>150</text:p>
          </table:table-cell>
          <table:table-cell office:value-type="float" office:value="7000">
            <text:p>7000</text:p>
          </table:table-cell>
          <table:table-cell table:formula="of:=[.BO8]^(1/2)" office:value-type="float" office:value="83.6660026534076">
            <text:p>83,6660026534</text:p>
          </table:table-cell>
          <table:table-cell table:formula="of:=[.BP8]*3" office:value-type="float" office:value="250.998007960223">
            <text:p>251</text:p>
          </table:table-cell>
          <table:table-cell table:formula="of:=350-[.BQ8]" office:value-type="float" office:value="99.0019920397773">
            <text:p>99</text:p>
          </table:table-cell>
          <table:table-cell office:value-type="float" office:value="1400">
            <text:p>1400</text:p>
          </table:table-cell>
          <table:table-cell table:formula="of:=([.BS8]-200)^(1/2)" office:value-type="float" office:value="34.6410161513775">
            <text:p>34,6410161514</text:p>
          </table:table-cell>
          <table:table-cell table:formula="of:=[.BT8]*7.075" office:value-type="float" office:value="245.085189270996">
            <text:p>245</text:p>
          </table:table-cell>
          <table:table-cell table:formula="of:=350-[.BU8]" office:value-type="float" office:value="104.914810729004">
            <text:p>105</text:p>
          </table:table-cell>
          <table:table-cell office:value-type="float" office:value="300">
            <text:p>300</text:p>
          </table:table-cell>
          <table:table-cell table:formula="of:=LOG(1+([.BW8]-50)/40)" office:value-type="float" office:value="0.860338006570994">
            <text:p>0,8603380066</text:p>
          </table:table-cell>
          <table:table-cell table:formula="of:=[.BX8]*88.5" office:value-type="float" office:value="76.1399135815329">
            <text:p>76</text:p>
          </table:table-cell>
          <table:table-cell table:formula="of:=200-[.BY8]" office:value-type="float" office:value="123.860086418467">
            <text:p>124</text:p>
          </table:table-cell>
          <table:table-cell office:value-type="float" office:value="2000">
            <text:p>2000</text:p>
          </table:table-cell>
          <table:table-cell table:formula="of:==LOG(1+([.CA8]-350)/40)" office:value-type="float" office:value="1.62582671328571">
            <text:p>1,6258267133</text:p>
          </table:table-cell>
          <table:table-cell table:formula="of:=48.5*[.CB8]" office:value-type="float" office:value="78.852595594357">
            <text:p>79</text:p>
          </table:table-cell>
          <table:table-cell table:formula="of:=150-[.CC8]" office:value-type="float" office:value="71.147404405643">
            <text:p>71</text:p>
          </table:table-cell>
          <table:table-cell table:style-name="ce56" office:value-type="float" office:value="300000">
            <text:p>300000,00</text:p>
          </table:table-cell>
          <table:table-cell table:style-name="ce5" table:formula="of:=LOG10(1+[.CE8]/100)" office:value-type="float" office:value="3.47726599542485">
            <text:p>3,4772659954</text:p>
          </table:table-cell>
          <table:table-cell table:style-name="ce6" table:formula="of:=350-75*[.CF8]" office:value-type="float" office:value="89.2050503431361">
            <text:p>89</text:p>
          </table:table-cell>
          <table:table-cell table:style-name="ce6"/>
          <table:table-cell office:value-type="float" office:value="2">
            <text:p>2</text:p>
          </table:table-cell>
          <table:table-cell table:formula="of:=LOG10(1+[.CI8])" office:value-type="float" office:value="0.477121254719662">
            <text:p>0,4771212547</text:p>
          </table:table-cell>
          <table:table-cell table:formula="of:=[.CJ8]*193" office:value-type="float" office:value="92.0844021608949">
            <text:p>92</text:p>
          </table:table-cell>
          <table:table-cell table:formula="of:=200-[.CK8]" office:value-type="float" office:value="107.915597839105">
            <text:p>108</text:p>
          </table:table-cell>
          <table:table-cell office:value-type="float" office:value="60">
            <text:p>60</text:p>
          </table:table-cell>
          <table:table-cell table:formula="of:=LOG10(1+3*[.CM8])" office:value-type="float" office:value="2.25767857486918">
            <text:p>2,2576785749</text:p>
          </table:table-cell>
          <table:table-cell table:formula="of:=[.CN8]*61.655" office:value-type="float" office:value="139.19717253356">
            <text:p>139</text:p>
          </table:table-cell>
          <table:table-cell table:formula="of:=200-[.CO8]" office:value-type="float" office:value="60.8028274664404">
            <text:p>61</text:p>
          </table:table-cell>
          <table:table-cell office:value-type="float" office:value="400">
            <text:p>400</text:p>
          </table:table-cell>
          <table:table-cell table:formula="of:=LOG10(1+[.CQ8])" office:value-type="float" office:value="2.60314437262018">
            <text:p>2,6031443726</text:p>
          </table:table-cell>
          <table:table-cell table:formula="of:=[.CR8]*50" office:value-type="float" office:value="130.157218631009">
            <text:p>130,157218631</text:p>
          </table:table-cell>
          <table:table-cell table:formula="of:=200-[.CS8]" office:value-type="float" office:value="69.8427813689909">
            <text:p>70</text:p>
          </table:table-cell>
          <table:table-cell office:value-type="float" office:value="7">
            <text:p>7</text:p>
          </table:table-cell>
          <table:table-cell table:formula="of:=LOG10(1+[.CU8])" office:value-type="float" office:value="0.903089986991943">
            <text:p>0,903089987</text:p>
          </table:table-cell>
          <table:table-cell table:formula="of:=350-30*[.CU8]" office:value-type="float" office:value="140">
            <text:p>140</text:p>
          </table:table-cell>
          <table:table-cell/>
          <table:table-cell table:style-name="ce17" office:value-type="float" office:value="8">
            <text:p>8</text:p>
          </table:table-cell>
          <table:table-cell table:style-name="ce17" table:formula="of:=LOG10(1+1*([.CY8]-1))" office:value-type="float" office:value="0.903089986991943">
            <text:p>0,903089987</text:p>
          </table:table-cell>
          <table:table-cell table:style-name="ce18" table:formula="of:=[.CZ8]*88.29" office:value-type="float" office:value="79.7338149515187">
            <text:p>80</text:p>
          </table:table-cell>
          <table:table-cell table:style-name="ce31" table:formula="of:=200-[.DA8]" office:value-type="float" office:value="120.266185048481">
            <text:p>120,27</text:p>
          </table:table-cell>
          <table:table-cell office:value-type="float" office:value="40000">
            <text:p>40000</text:p>
          </table:table-cell>
          <table:table-cell table:formula="of:=LOG10(1+[.DC8])" office:value-type="float" office:value="4.6020708485543">
            <text:p>4,6020708486</text:p>
          </table:table-cell>
          <table:table-cell table:formula="of:=[.DD8]*60" office:value-type="float" office:value="276.124250913258">
            <text:p>276</text:p>
          </table:table-cell>
          <table:table-cell table:formula="of:=350-[.DE8]" office:value-type="float" office:value="73.8757490867422">
            <text:p>74</text:p>
          </table:table-cell>
          <table:table-cell office:value-type="float" office:value="5000">
            <text:p>5000</text:p>
          </table:table-cell>
          <table:table-cell table:formula="of:=LOG(1+[.DG8]/40)" office:value-type="float" office:value="2.10037054511756">
            <text:p>2,1003705451</text:p>
          </table:table-cell>
          <table:table-cell table:formula="of:=[.DH8]*108.5" office:value-type="float" office:value="227.890204145256">
            <text:p>228</text:p>
          </table:table-cell>
          <table:table-cell table:formula="of:=300-[.DI8]" office:value-type="float" office:value="72.1097958547445">
            <text:p>72</text:p>
          </table:table-cell>
          <table:table-cell office:value-type="float" office:value="10">
            <text:p>10</text:p>
          </table:table-cell>
          <table:table-cell table:formula="of:=LOG(1+5*[.DK8])" office:value-type="float" office:value="1.70757017609794">
            <text:p>1,7075701761</text:p>
          </table:table-cell>
          <table:table-cell table:formula="of:=[.DL8]*44" office:value-type="float" office:value="75.1330877483092">
            <text:p>75</text:p>
          </table:table-cell>
          <table:table-cell table:formula="of:=200-[.DM8]" office:value-type="float" office:value="124.866912251691">
            <text:p>125</text:p>
          </table:table-cell>
          <table:table-cell office:value-type="float" office:value="10">
            <text:p>10</text:p>
          </table:table-cell>
          <table:table-cell table:formula="of:=LOG(1+10*[.DO8])" office:value-type="float" office:value="2.00432137378264">
            <text:p>2,0043213738</text:p>
          </table:table-cell>
          <table:table-cell table:formula="of:=[.DP8]*55.5" office:value-type="float" office:value="111.239836244937">
            <text:p>111</text:p>
          </table:table-cell>
          <table:table-cell table:formula="of:=200-[.DQ8]" office:value-type="float" office:value="88.7601637550633">
            <text:p>8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table:formula="of:=LOG10(1+[.A9])" office:value-type="float" office:value="2.60314437262018">
            <text:p>2,6031443726</text:p>
          </table:table-cell>
          <table:table-cell table:formula="of:=[.B9]*37.5" office:value-type="float" office:value="97.6179139732568">
            <text:p>97,6179139733</text:p>
          </table:table-cell>
          <table:table-cell table:formula="of:=200-[.C9]" office:value-type="float" office:value="102.382086026743">
            <text:p>102</text:p>
          </table:table-cell>
          <table:table-cell office:value-type="float" office:value="2500">
            <text:p>2500</text:p>
          </table:table-cell>
          <table:table-cell table:formula="of:=LOG10(1+[.E9])" office:value-type="float" office:value="3.3981136917305">
            <text:p>3,3981136917</text:p>
          </table:table-cell>
          <table:table-cell table:formula="of:=[.F9]*37.5*2" office:value-type="float" office:value="254.858526879788">
            <text:p>254,8585268798</text:p>
          </table:table-cell>
          <table:table-cell table:formula="of:=350-[.G9]" office:value-type="float" office:value="95.1414731202123">
            <text:p>95</text:p>
          </table:table-cell>
          <table:table-cell office:value-type="float" office:value="30000">
            <text:p>30000</text:p>
          </table:table-cell>
          <table:table-cell office:value-type="float" office:value="150">
            <text:p>150</text:p>
          </table:table-cell>
          <table:table-cell office:value-type="float" office:value="500">
            <text:p>500</text:p>
          </table:table-cell>
          <table:table-cell table:formula="of:=LOG10(1+[.K9])" office:value-type="float" office:value="2.69983772586725">
            <text:p>2,6998377259</text:p>
          </table:table-cell>
          <table:table-cell table:formula="of:=[.L9]*81" office:value-type="float" office:value="218.686855795247">
            <text:p>218,6868557952</text:p>
          </table:table-cell>
          <table:table-cell table:formula="of:=350-[.M9]" office:value-type="float" office:value="131.313144204753">
            <text:p>131</text:p>
          </table:table-cell>
          <table:table-cell office:value-type="float" office:value="65">
            <text:p>65</text:p>
          </table:table-cell>
          <table:table-cell table:formula="of:=LOG10(1+[.O9])" office:value-type="float" office:value="1.81954393554187">
            <text:p>1,8195439355</text:p>
          </table:table-cell>
          <table:table-cell table:formula="of:=350-3*[.O9]" office:value-type="float" office:value="155">
            <text:p>155</text:p>
          </table:table-cell>
          <table:table-cell/>
          <table:table-cell office:value-type="float" office:value="6.5">
            <text:p>6,5</text:p>
          </table:table-cell>
          <table:table-cell table:formula="of:=LOG10(1+10*[.S9])" office:value-type="float" office:value="1.81954393554187">
            <text:p>1,8195439355</text:p>
          </table:table-cell>
          <table:table-cell table:style-name="ce9" table:formula="of:=[.T9]*149.5" office:value-type="float" office:value="272.021818363509">
            <text:p>272</text:p>
          </table:table-cell>
          <table:table-cell table:formula="of:=350-[.U9]" office:value-type="float" office:value="77.9781816364906">
            <text:p>78</text:p>
          </table:table-cell>
          <table:table-cell office:value-type="float" office:value="65">
            <text:p>65</text:p>
          </table:table-cell>
          <table:table-cell table:formula="of:=LOG10(1+[.W9])" office:value-type="float" office:value="1.81954393554187">
            <text:p>1,8195439355</text:p>
          </table:table-cell>
          <table:table-cell table:style-name="ce18" table:formula="of:=[.X9]*149.5" office:value-type="float" office:value="272.021818363509">
            <text:p>272</text:p>
          </table:table-cell>
          <table:table-cell table:formula="of:=350-[.Y9]" office:value-type="float" office:value="77.9781816364906">
            <text:p>78</text:p>
          </table:table-cell>
          <table:table-cell office:value-type="float" office:value="300">
            <text:p>300</text:p>
          </table:table-cell>
          <table:table-cell table:formula="of:=LOG10(1+[.AA9])" office:value-type="float" office:value="2.47856649559384">
            <text:p>2,4785664956</text:p>
          </table:table-cell>
          <table:table-cell table:formula="of:=[.AB9]*50" office:value-type="float" office:value="123.928324779692">
            <text:p>124</text:p>
          </table:table-cell>
          <table:table-cell table:formula="of:=200-[.AC9]" office:value-type="float" office:value="76.0716752203078">
            <text:p>76</text:p>
          </table:table-cell>
          <table:table-cell office:value-type="float" office:value="250">
            <text:p>250</text:p>
          </table:table-cell>
          <table:table-cell table:formula="of:=LOG10(1+[.AE9])" office:value-type="float" office:value="2.39967372148104">
            <text:p>2,3996737215</text:p>
          </table:table-cell>
          <table:table-cell table:formula="of:=[.AF9]*91" office:value-type="float" office:value="218.370308654774">
            <text:p>218</text:p>
          </table:table-cell>
          <table:table-cell table:formula="of:=350-[.AG9]" office:value-type="float" office:value="131.629691345226">
            <text:p>132</text:p>
          </table:table-cell>
          <table:table-cell office:value-type="float" office:value="3000">
            <text:p>3000</text:p>
          </table:table-cell>
          <table:table-cell table:formula="of:=LOG10(1+[.AI9])" office:value-type="float" office:value="3.47726599542485">
            <text:p>3,4772659954</text:p>
          </table:table-cell>
          <table:table-cell table:formula="of:=[.AJ9]*75" office:value-type="float" office:value="260.794949656864">
            <text:p>261</text:p>
          </table:table-cell>
          <table:table-cell table:formula="of:=350-[.AK9]" office:value-type="float" office:value="89.2050503431361">
            <text:p>89</text:p>
          </table:table-cell>
          <table:table-cell office:value-type="float" office:value="30000">
            <text:p>30000</text:p>
          </table:table-cell>
          <table:table-cell table:formula="of:=LOG10(1+[.AM9])" office:value-type="float" office:value="4.47713573096112">
            <text:p>4,477135731</text:p>
          </table:table-cell>
          <table:table-cell table:formula="of:=[.AN9]*60" office:value-type="float" office:value="268.628143857667">
            <text:p>269</text:p>
          </table:table-cell>
          <table:table-cell table:formula="of:=350-[.AO9]" office:value-type="float" office:value="81.3718561423326">
            <text:p>81</text:p>
          </table:table-cell>
          <table:table-cell office:value-type="float" office:value="3">
            <text:p>3</text:p>
          </table:table-cell>
          <table:table-cell table:formula="of:=LOG10(1+[.AQ9])" office:value-type="float" office:value="0.602059991327962">
            <text:p>0,6020599913</text:p>
          </table:table-cell>
          <table:table-cell table:formula="of:=350-30*[.AQ9]" office:value-type="float" office:value="260">
            <text:p>260</text:p>
          </table:table-cell>
          <table:table-cell/>
          <table:table-cell table:style-name="ce28" office:value-type="float" office:value="0.65">
            <text:p>0,65</text:p>
          </table:table-cell>
          <table:table-cell table:formula="of:=LOG10(1+100*[.AU9])" office:value-type="float" office:value="1.81954393554187">
            <text:p>1,8195439355</text:p>
          </table:table-cell>
          <table:table-cell table:style-name="ce27" table:formula="of:=350-149.5*[.AV9]" office:value-type="float" office:value="77.9781816364906">
            <text:p>78</text:p>
          </table:table-cell>
          <table:table-cell/>
          <table:table-cell table:style-name="ce30" office:value-type="float" office:value="250000">
            <text:p>250000,00</text:p>
          </table:table-cell>
          <table:table-cell table:style-name="ce14" table:formula="of:=LOG10([.AY9]/5000)" office:value-type="float" office:value="1.69897000433602">
            <text:p>1,6989700043</text:p>
          </table:table-cell>
          <table:table-cell table:style-name="ce15" table:formula="of:=350-130.5*[.AZ9]" office:value-type="float" office:value="128.28441443415">
            <text:p>128</text:p>
          </table:table-cell>
          <table:table-cell table:style-name="ce15"/>
          <table:table-cell table:style-name="ce17" office:value-type="float" office:value="110">
            <text:p>110</text:p>
          </table:table-cell>
          <table:table-cell table:style-name="ce17" table:formula="of:=LOG10(1+1*[.BC9])" office:value-type="float" office:value="2.04532297878666">
            <text:p>2,0453229788</text:p>
          </table:table-cell>
          <table:table-cell table:style-name="ce18" table:formula="of:=[.BD9]*133" office:value-type="float" office:value="272.027956178625">
            <text:p>272</text:p>
          </table:table-cell>
          <table:table-cell table:style-name="ce31" table:formula="of:=350-[.BE9]" office:value-type="float" office:value="77.9720438213745">
            <text:p>77,97</text:p>
          </table:table-cell>
          <table:table-cell office:value-type="float" office:value="600000">
            <text:p>600000</text:p>
          </table:table-cell>
          <table:table-cell table:formula="of:=LOG10(1+[.BG9]/100)" office:value-type="float" office:value="3.7782236267661">
            <text:p>3,7782236268</text:p>
          </table:table-cell>
          <table:table-cell table:formula="of:=[.BH9]*69.75" office:value-type="float" office:value="263.531097966935">
            <text:p>264</text:p>
          </table:table-cell>
          <table:table-cell table:formula="of:=350-[.BI9]" office:value-type="float" office:value="86.4689020330648">
            <text:p>86</text:p>
          </table:table-cell>
          <table:table-cell office:value-type="float" office:value="20">
            <text:p>20</text:p>
          </table:table-cell>
          <table:table-cell table:formula="of:=LOG10(1+[.BK9]/100)" office:value-type="float" office:value="0.0791812460476248">
            <text:p>0,079181246</text:p>
          </table:table-cell>
          <table:table-cell table:formula="of:=[.BK9]*300/180" office:value-type="float" office:value="33.3333333333333">
            <text:p>33</text:p>
          </table:table-cell>
          <table:table-cell table:formula="of:=200-[.BM9]" office:value-type="float" office:value="166.666666666667">
            <text:p>167</text:p>
          </table:table-cell>
          <table:table-cell office:value-type="float" office:value="6500">
            <text:p>6500</text:p>
          </table:table-cell>
          <table:table-cell table:formula="of:=[.BO9]^(1/2)" office:value-type="float" office:value="80.6225774829855">
            <text:p>80,622577483</text:p>
          </table:table-cell>
          <table:table-cell table:formula="of:=[.BP9]*3" office:value-type="float" office:value="241.867732448956">
            <text:p>242</text:p>
          </table:table-cell>
          <table:table-cell table:formula="of:=350-[.BQ9]" office:value-type="float" office:value="108.132267551044">
            <text:p>108</text:p>
          </table:table-cell>
          <table:table-cell office:value-type="float" office:value="1250">
            <text:p>1250</text:p>
          </table:table-cell>
          <table:table-cell table:formula="of:=([.BS9]-200)^(1/2)" office:value-type="float" office:value="32.4037034920393">
            <text:p>32,403703492</text:p>
          </table:table-cell>
          <table:table-cell table:formula="of:=[.BT9]*7.075" office:value-type="float" office:value="229.256202206178">
            <text:p>229</text:p>
          </table:table-cell>
          <table:table-cell table:formula="of:=350-[.BU9]" office:value-type="float" office:value="120.743797793822">
            <text:p>121</text:p>
          </table:table-cell>
          <table:table-cell office:value-type="float" office:value="250">
            <text:p>250</text:p>
          </table:table-cell>
          <table:table-cell table:formula="of:=LOG(1+([.BW9]-50)/40)" office:value-type="float" office:value="0.778151250383644">
            <text:p>0,7781512504</text:p>
          </table:table-cell>
          <table:table-cell table:formula="of:=[.BX9]*88.5" office:value-type="float" office:value="68.8663856589525">
            <text:p>69</text:p>
          </table:table-cell>
          <table:table-cell table:formula="of:=200-[.BY9]" office:value-type="float" office:value="131.133614341048">
            <text:p>131</text:p>
          </table:table-cell>
          <table:table-cell office:value-type="float" office:value="1500">
            <text:p>1500</text:p>
          </table:table-cell>
          <table:table-cell table:formula="of:==LOG(1+([.CA9]-350)/40)" office:value-type="float" office:value="1.47348697006457">
            <text:p>1,4734869701</text:p>
          </table:table-cell>
          <table:table-cell table:formula="of:=48.5*[.CB9]" office:value-type="float" office:value="71.4641180481316">
            <text:p>71</text:p>
          </table:table-cell>
          <table:table-cell table:formula="of:=150-[.CC9]" office:value-type="float" office:value="78.5358819518684">
            <text:p>79</text:p>
          </table:table-cell>
          <table:table-cell table:style-name="ce56" office:value-type="float" office:value="250000">
            <text:p>250000,00</text:p>
          </table:table-cell>
          <table:table-cell table:style-name="ce5" table:formula="of:=LOG10(1+[.CE9]/100)" office:value-type="float" office:value="3.3981136917305">
            <text:p>3,3981136917</text:p>
          </table:table-cell>
          <table:table-cell table:style-name="ce6" table:formula="of:=350-75*[.CF9]" office:value-type="float" office:value="95.1414731202123">
            <text:p>95</text:p>
          </table:table-cell>
          <table:table-cell table:style-name="ce6"/>
          <table:table-cell office:value-type="float" office:value="1.5">
            <text:p>1,5</text:p>
          </table:table-cell>
          <table:table-cell table:formula="of:=LOG10(1+[.CI9])" office:value-type="float" office:value="0.397940008672038">
            <text:p>0,3979400087</text:p>
          </table:table-cell>
          <table:table-cell table:formula="of:=[.CJ9]*193" office:value-type="float" office:value="76.8024216737033">
            <text:p>77</text:p>
          </table:table-cell>
          <table:table-cell table:formula="of:=200-[.CK9]" office:value-type="float" office:value="123.197578326297">
            <text:p>123</text:p>
          </table:table-cell>
          <table:table-cell office:value-type="float" office:value="55">
            <text:p>55</text:p>
          </table:table-cell>
          <table:table-cell table:formula="of:=LOG10(1+3*[.CM9])" office:value-type="float" office:value="2.22010808804005">
            <text:p>2,220108088</text:p>
          </table:table-cell>
          <table:table-cell table:formula="of:=[.CN9]*61.655" office:value-type="float" office:value="136.88076416811">
            <text:p>137</text:p>
          </table:table-cell>
          <table:table-cell table:formula="of:=200-[.CO9]" office:value-type="float" office:value="63.1192358318904">
            <text:p>63</text:p>
          </table:table-cell>
          <table:table-cell office:value-type="float" office:value="300">
            <text:p>300</text:p>
          </table:table-cell>
          <table:table-cell table:formula="of:=LOG10(1+[.CQ9])" office:value-type="float" office:value="2.47856649559384">
            <text:p>2,4785664956</text:p>
          </table:table-cell>
          <table:table-cell table:formula="of:=[.CR9]*50" office:value-type="float" office:value="123.928324779692">
            <text:p>123,9283247797</text:p>
          </table:table-cell>
          <table:table-cell table:formula="of:=200-[.CS9]" office:value-type="float" office:value="76.0716752203078">
            <text:p>76</text:p>
          </table:table-cell>
          <table:table-cell office:value-type="float" office:value="6.5">
            <text:p>6,5</text:p>
          </table:table-cell>
          <table:table-cell table:formula="of:=LOG10(1+[.CU9])" office:value-type="float" office:value="0.8750612633917">
            <text:p>0,8750612634</text:p>
          </table:table-cell>
          <table:table-cell table:formula="of:=350-30*[.CU9]" office:value-type="float" office:value="155">
            <text:p>155</text:p>
          </table:table-cell>
          <table:table-cell/>
          <table:table-cell table:style-name="ce17" office:value-type="float" office:value="7">
            <text:p>7</text:p>
          </table:table-cell>
          <table:table-cell table:style-name="ce17" table:formula="of:=LOG10(1+1*([.CY9]-1))" office:value-type="float" office:value="0.845098040014257">
            <text:p>0,84509804</text:p>
          </table:table-cell>
          <table:table-cell table:style-name="ce18" table:formula="of:=[.CZ9]*88.29" office:value-type="float" office:value="74.6137059528587">
            <text:p>75</text:p>
          </table:table-cell>
          <table:table-cell table:style-name="ce31" table:formula="of:=200-[.DA9]" office:value-type="float" office:value="125.386294047141">
            <text:p>125,39</text:p>
          </table:table-cell>
          <table:table-cell office:value-type="float" office:value="30000">
            <text:p>30000</text:p>
          </table:table-cell>
          <table:table-cell table:formula="of:=LOG10(1+[.DC9])" office:value-type="float" office:value="4.47713573096112">
            <text:p>4,477135731</text:p>
          </table:table-cell>
          <table:table-cell table:formula="of:=[.DD9]*60" office:value-type="float" office:value="268.628143857667">
            <text:p>269</text:p>
          </table:table-cell>
          <table:table-cell table:formula="of:=350-[.DE9]" office:value-type="float" office:value="81.3718561423326">
            <text:p>81</text:p>
          </table:table-cell>
          <table:table-cell office:value-type="float" office:value="4500">
            <text:p>4500</text:p>
          </table:table-cell>
          <table:table-cell table:formula="of:=LOG(1+[.DG9]/40)" office:value-type="float" office:value="2.05499586152914">
            <text:p>2,0549958615</text:p>
          </table:table-cell>
          <table:table-cell table:formula="of:=[.DH9]*108.5" office:value-type="float" office:value="222.967050975912">
            <text:p>223</text:p>
          </table:table-cell>
          <table:table-cell table:formula="of:=300-[.DI9]" office:value-type="float" office:value="77.0329490240882">
            <text:p>77</text:p>
          </table:table-cell>
          <table:table-cell office:value-type="float" office:value="5">
            <text:p>5</text:p>
          </table:table-cell>
          <table:table-cell table:formula="of:=LOG(1+5*[.DK9])" office:value-type="float" office:value="1.41497334797082">
            <text:p>1,414973348</text:p>
          </table:table-cell>
          <table:table-cell table:formula="of:=[.DL9]*44" office:value-type="float" office:value="62.258827310716">
            <text:p>62</text:p>
          </table:table-cell>
          <table:table-cell table:formula="of:=200-[.DM9]" office:value-type="float" office:value="137.741172689284">
            <text:p>138</text:p>
          </table:table-cell>
          <table:table-cell office:value-type="float" office:value="9">
            <text:p>9</text:p>
          </table:table-cell>
          <table:table-cell table:formula="of:=LOG(1+10*[.DO9])" office:value-type="float" office:value="1.95904139232109">
            <text:p>1,9590413923</text:p>
          </table:table-cell>
          <table:table-cell table:formula="of:=[.DP9]*55.5" office:value-type="float" office:value="108.726797273821">
            <text:p>109</text:p>
          </table:table-cell>
          <table:table-cell table:formula="of:=200-[.DQ9]" office:value-type="float" office:value="91.2732027261793">
            <text:p>9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formula="of:=LOG10(1+[.A10])" office:value-type="float" office:value="2.47856649559384">
            <text:p>2,4785664956</text:p>
          </table:table-cell>
          <table:table-cell table:formula="of:=[.B10]*37.5" office:value-type="float" office:value="92.9462435847691">
            <text:p>92,9462435848</text:p>
          </table:table-cell>
          <table:table-cell table:formula="of:=200-[.C10]" office:value-type="float" office:value="107.053756415231">
            <text:p>107</text:p>
          </table:table-cell>
          <table:table-cell office:value-type="float" office:value="2000">
            <text:p>2000</text:p>
          </table:table-cell>
          <table:table-cell table:formula="of:=LOG10(1+[.E10])" office:value-type="float" office:value="3.30124708863621">
            <text:p>3,3012470886</text:p>
          </table:table-cell>
          <table:table-cell table:formula="of:=[.F10]*37.5*2" office:value-type="float" office:value="247.593531647716">
            <text:p>247,5935316477</text:p>
          </table:table-cell>
          <table:table-cell table:formula="of:=350-[.G10]" office:value-type="float" office:value="102.406468352284">
            <text:p>102</text:p>
          </table:table-cell>
          <table:table-cell office:value-type="float" office:value="25000">
            <text:p>25000</text:p>
          </table:table-cell>
          <table:table-cell office:value-type="float" office:value="175">
            <text:p>175</text:p>
          </table:table-cell>
          <table:table-cell office:value-type="float" office:value="250">
            <text:p>250</text:p>
          </table:table-cell>
          <table:table-cell table:formula="of:=LOG10(1+[.K10])" office:value-type="float" office:value="2.39967372148104">
            <text:p>2,3996737215</text:p>
          </table:table-cell>
          <table:table-cell table:formula="of:=[.L10]*81" office:value-type="float" office:value="194.373571439964">
            <text:p>194,37357144</text:p>
          </table:table-cell>
          <table:table-cell table:formula="of:=350-[.M10]" office:value-type="float" office:value="155.626428560036">
            <text:p>156</text:p>
          </table:table-cell>
          <table:table-cell office:value-type="float" office:value="60">
            <text:p>60</text:p>
          </table:table-cell>
          <table:table-cell table:formula="of:=LOG10(1+[.O10])" office:value-type="float" office:value="1.78532983501077">
            <text:p>1,785329835</text:p>
          </table:table-cell>
          <table:table-cell table:formula="of:=350-3*[.O10]" office:value-type="float" office:value="170">
            <text:p>170</text:p>
          </table:table-cell>
          <table:table-cell/>
          <table:table-cell office:value-type="float" office:value="6">
            <text:p>6</text:p>
          </table:table-cell>
          <table:table-cell table:formula="of:=LOG10(1+10*[.S10])" office:value-type="float" office:value="1.78532983501077">
            <text:p>1,785329835</text:p>
          </table:table-cell>
          <table:table-cell table:style-name="ce9" table:formula="of:=[.T10]*149.5" office:value-type="float" office:value="266.90681033411">
            <text:p>267</text:p>
          </table:table-cell>
          <table:table-cell table:formula="of:=350-[.U10]" office:value-type="float" office:value="83.0931896658903">
            <text:p>83</text:p>
          </table:table-cell>
          <table:table-cell office:value-type="float" office:value="60">
            <text:p>60</text:p>
          </table:table-cell>
          <table:table-cell table:formula="of:=LOG10(1+[.W10])" office:value-type="float" office:value="1.78532983501077">
            <text:p>1,785329835</text:p>
          </table:table-cell>
          <table:table-cell table:style-name="ce18" table:formula="of:=[.X10]*149.5" office:value-type="float" office:value="266.90681033411">
            <text:p>267</text:p>
          </table:table-cell>
          <table:table-cell table:formula="of:=350-[.Y10]" office:value-type="float" office:value="83.0931896658903">
            <text:p>83</text:p>
          </table:table-cell>
          <table:table-cell office:value-type="float" office:value="200">
            <text:p>200</text:p>
          </table:table-cell>
          <table:table-cell table:formula="of:=LOG10(1+[.AA10])" office:value-type="float" office:value="2.30319605742049">
            <text:p>2,3031960574</text:p>
          </table:table-cell>
          <table:table-cell table:formula="of:=[.AB10]*50" office:value-type="float" office:value="115.159802871024">
            <text:p>115</text:p>
          </table:table-cell>
          <table:table-cell table:formula="of:=200-[.AC10]" office:value-type="float" office:value="84.8401971289755">
            <text:p>85</text:p>
          </table:table-cell>
          <table:table-cell office:value-type="float" office:value="200">
            <text:p>200</text:p>
          </table:table-cell>
          <table:table-cell table:formula="of:=LOG10(1+[.AE10])" office:value-type="float" office:value="2.30319605742049">
            <text:p>2,3031960574</text:p>
          </table:table-cell>
          <table:table-cell table:formula="of:=[.AF10]*91" office:value-type="float" office:value="209.590841225264">
            <text:p>210</text:p>
          </table:table-cell>
          <table:table-cell table:formula="of:=350-[.AG10]" office:value-type="float" office:value="140.409158774736">
            <text:p>140</text:p>
          </table:table-cell>
          <table:table-cell office:value-type="float" office:value="2500">
            <text:p>2500</text:p>
          </table:table-cell>
          <table:table-cell table:formula="of:=LOG10(1+[.AI10])" office:value-type="float" office:value="3.3981136917305">
            <text:p>3,3981136917</text:p>
          </table:table-cell>
          <table:table-cell table:formula="of:=[.AJ10]*75" office:value-type="float" office:value="254.858526879788">
            <text:p>255</text:p>
          </table:table-cell>
          <table:table-cell table:formula="of:=350-[.AK10]" office:value-type="float" office:value="95.1414731202123">
            <text:p>95</text:p>
          </table:table-cell>
          <table:table-cell office:value-type="float" office:value="25000">
            <text:p>25000</text:p>
          </table:table-cell>
          <table:table-cell table:formula="of:=LOG10(1+[.AM10])" office:value-type="float" office:value="4.39795738010389">
            <text:p>4,3979573801</text:p>
          </table:table-cell>
          <table:table-cell table:formula="of:=[.AN10]*60" office:value-type="float" office:value="263.877442806233">
            <text:p>264</text:p>
          </table:table-cell>
          <table:table-cell table:formula="of:=350-[.AO10]" office:value-type="float" office:value="86.1225571937667">
            <text:p>86</text:p>
          </table:table-cell>
          <table:table-cell office:value-type="float" office:value="2">
            <text:p>2</text:p>
          </table:table-cell>
          <table:table-cell table:formula="of:=LOG10(1+[.AQ10])" office:value-type="float" office:value="0.477121254719662">
            <text:p>0,4771212547</text:p>
          </table:table-cell>
          <table:table-cell table:formula="of:=350-30*[.AQ10]" office:value-type="float" office:value="290">
            <text:p>290</text:p>
          </table:table-cell>
          <table:table-cell/>
          <table:table-cell table:style-name="ce28" office:value-type="float" office:value="0.600000000000001">
            <text:p>0,60</text:p>
          </table:table-cell>
          <table:table-cell table:formula="of:=LOG10(1+100*[.AU10])" office:value-type="float" office:value="1.78532983501077">
            <text:p>1,785329835</text:p>
          </table:table-cell>
          <table:table-cell table:style-name="ce27" table:formula="of:=350-149.5*[.AV10]" office:value-type="float" office:value="83.0931896658902">
            <text:p>83</text:p>
          </table:table-cell>
          <table:table-cell/>
          <table:table-cell table:style-name="ce30" office:value-type="float" office:value="200000">
            <text:p>200000,00</text:p>
          </table:table-cell>
          <table:table-cell table:style-name="ce14" table:formula="of:=LOG10([.AY10]/5000)" office:value-type="float" office:value="1.60205999132796">
            <text:p>1,6020599913</text:p>
          </table:table-cell>
          <table:table-cell table:style-name="ce15" table:formula="of:=350-130.5*[.AZ10]" office:value-type="float" office:value="140.931171131701">
            <text:p>141</text:p>
          </table:table-cell>
          <table:table-cell table:style-name="ce15"/>
          <table:table-cell table:style-name="ce17" office:value-type="float" office:value="100">
            <text:p>100</text:p>
          </table:table-cell>
          <table:table-cell table:style-name="ce17" table:formula="of:=LOG10(1+1*[.BC10])" office:value-type="float" office:value="2.00432137378264">
            <text:p>2,0043213738</text:p>
          </table:table-cell>
          <table:table-cell table:style-name="ce18" table:formula="of:=[.BD10]*133" office:value-type="float" office:value="266.574742713092">
            <text:p>267</text:p>
          </table:table-cell>
          <table:table-cell table:style-name="ce31" table:formula="of:=350-[.BE10]" office:value-type="float" office:value="83.4252572869085">
            <text:p>83,43</text:p>
          </table:table-cell>
          <table:table-cell office:value-type="float" office:value="500000">
            <text:p>500000</text:p>
          </table:table-cell>
          <table:table-cell table:formula="of:=LOG10(1+[.BG10]/100)" office:value-type="float" office:value="3.69905685454767">
            <text:p>3,6990568545</text:p>
          </table:table-cell>
          <table:table-cell table:formula="of:=[.BH10]*69.75" office:value-type="float" office:value="258.0092156047">
            <text:p>258</text:p>
          </table:table-cell>
          <table:table-cell table:formula="of:=350-[.BI10]" office:value-type="float" office:value="91.9907843953002">
            <text:p>92</text:p>
          </table:table-cell>
          <table:table-cell office:value-type="float" office:value="10">
            <text:p>10</text:p>
          </table:table-cell>
          <table:table-cell table:formula="of:=LOG10(1+[.BK10]/100)" office:value-type="float" office:value="0.0413926851582251">
            <text:p>0,0413926852</text:p>
          </table:table-cell>
          <table:table-cell table:formula="of:=[.BK10]*300/180" office:value-type="float" office:value="16.6666666666667">
            <text:p>17</text:p>
          </table:table-cell>
          <table:table-cell table:formula="of:=200-[.BM10]" office:value-type="float" office:value="183.333333333333">
            <text:p>183</text:p>
          </table:table-cell>
          <table:table-cell office:value-type="float" office:value="6000">
            <text:p>6000</text:p>
          </table:table-cell>
          <table:table-cell table:formula="of:=[.BO10]^(1/2)" office:value-type="float" office:value="77.4596669241483">
            <text:p>77,4596669241</text:p>
          </table:table-cell>
          <table:table-cell table:formula="of:=[.BP10]*3" office:value-type="float" office:value="232.379000772445">
            <text:p>232</text:p>
          </table:table-cell>
          <table:table-cell table:formula="of:=350-[.BQ10]" office:value-type="float" office:value="117.620999227555">
            <text:p>118</text:p>
          </table:table-cell>
          <table:table-cell office:value-type="float" office:value="1200">
            <text:p>1200</text:p>
          </table:table-cell>
          <table:table-cell table:formula="of:=([.BS10]-200)^(1/2)" office:value-type="float" office:value="31.6227766016838">
            <text:p>31,6227766017</text:p>
          </table:table-cell>
          <table:table-cell table:formula="of:=[.BT10]*7.075" office:value-type="float" office:value="223.731144456913">
            <text:p>224</text:p>
          </table:table-cell>
          <table:table-cell table:formula="of:=350-[.BU10]" office:value-type="float" office:value="126.268855543087">
            <text:p>126</text:p>
          </table:table-cell>
          <table:table-cell office:value-type="float" office:value="200">
            <text:p>200</text:p>
          </table:table-cell>
          <table:table-cell table:formula="of:=LOG(1+([.BW10]-50)/40)" office:value-type="float" office:value="0.676693609624867">
            <text:p>0,6766936096</text:p>
          </table:table-cell>
          <table:table-cell table:formula="of:=[.BX10]*88.5" office:value-type="float" office:value="59.8873844518007">
            <text:p>60</text:p>
          </table:table-cell>
          <table:table-cell table:formula="of:=200-[.BY10]" office:value-type="float" office:value="140.112615548199">
            <text:p>140</text:p>
          </table:table-cell>
          <table:table-cell office:value-type="float" office:value="1000">
            <text:p>1000</text:p>
          </table:table-cell>
          <table:table-cell table:formula="of:==LOG(1+([.CA10]-350)/40)" office:value-type="float" office:value="1.23678909940929">
            <text:p>1,2367890994</text:p>
          </table:table-cell>
          <table:table-cell table:formula="of:=48.5*[.CB10]" office:value-type="float" office:value="59.9842713213507">
            <text:p>60</text:p>
          </table:table-cell>
          <table:table-cell table:formula="of:=150-[.CC10]" office:value-type="float" office:value="90.0157286786493">
            <text:p>90</text:p>
          </table:table-cell>
          <table:table-cell table:style-name="ce56" office:value-type="float" office:value="200000">
            <text:p>200000,00</text:p>
          </table:table-cell>
          <table:table-cell table:style-name="ce5" table:formula="of:=LOG10(1+[.CE10]/100)" office:value-type="float" office:value="3.30124708863621">
            <text:p>3,3012470886</text:p>
          </table:table-cell>
          <table:table-cell table:style-name="ce6" table:formula="of:=350-75*[.CF10]" office:value-type="float" office:value="102.406468352284">
            <text:p>102</text:p>
          </table:table-cell>
          <table:table-cell table:style-name="ce6"/>
          <table:table-cell office:value-type="float" office:value="1">
            <text:p>1</text:p>
          </table:table-cell>
          <table:table-cell table:formula="of:=LOG10(1+[.CI10])" office:value-type="float" office:value="0.301029995663981">
            <text:p>0,3010299957</text:p>
          </table:table-cell>
          <table:table-cell table:formula="of:=[.CJ10]*193" office:value-type="float" office:value="58.0987891631484">
            <text:p>58</text:p>
          </table:table-cell>
          <table:table-cell table:formula="of:=200-[.CK10]" office:value-type="float" office:value="141.901210836852">
            <text:p>142</text:p>
          </table:table-cell>
          <table:table-cell office:value-type="float" office:value="50">
            <text:p>50</text:p>
          </table:table-cell>
          <table:table-cell table:formula="of:=LOG10(1+3*[.CM10])" office:value-type="float" office:value="2.17897694729317">
            <text:p>2,1789769473</text:p>
          </table:table-cell>
          <table:table-cell table:formula="of:=[.CN10]*61.655" office:value-type="float" office:value="134.34482368536">
            <text:p>134</text:p>
          </table:table-cell>
          <table:table-cell table:formula="of:=200-[.CO10]" office:value-type="float" office:value="65.6551763146396">
            <text:p>66</text:p>
          </table:table-cell>
          <table:table-cell office:value-type="float" office:value="250">
            <text:p>250</text:p>
          </table:table-cell>
          <table:table-cell table:formula="of:=LOG10(1+[.CQ10])" office:value-type="float" office:value="2.39967372148104">
            <text:p>2,3996737215</text:p>
          </table:table-cell>
          <table:table-cell table:formula="of:=[.CR10]*50" office:value-type="float" office:value="119.983686074052">
            <text:p>119,9836860741</text:p>
          </table:table-cell>
          <table:table-cell table:formula="of:=200-[.CS10]" office:value-type="float" office:value="80.0163139259481">
            <text:p>80</text:p>
          </table:table-cell>
          <table:table-cell office:value-type="float" office:value="6">
            <text:p>6</text:p>
          </table:table-cell>
          <table:table-cell table:formula="of:=LOG10(1+[.CU10])" office:value-type="float" office:value="0.845098040014257">
            <text:p>0,84509804</text:p>
          </table:table-cell>
          <table:table-cell table:formula="of:=350-30*[.CU10]" office:value-type="float" office:value="170">
            <text:p>170</text:p>
          </table:table-cell>
          <table:table-cell/>
          <table:table-cell table:style-name="ce17" office:value-type="float" office:value="6">
            <text:p>6</text:p>
          </table:table-cell>
          <table:table-cell table:style-name="ce17" table:formula="of:=LOG10(1+1*([.CY10]-1))" office:value-type="float" office:value="0.778151250383644">
            <text:p>0,7781512504</text:p>
          </table:table-cell>
          <table:table-cell table:style-name="ce18" table:formula="of:=[.CZ10]*88.29" office:value-type="float" office:value="68.7029738963719">
            <text:p>69</text:p>
          </table:table-cell>
          <table:table-cell table:style-name="ce31" table:formula="of:=200-[.DA10]" office:value-type="float" office:value="131.297026103628">
            <text:p>131,30</text:p>
          </table:table-cell>
          <table:table-cell office:value-type="float" office:value="25000">
            <text:p>25000</text:p>
          </table:table-cell>
          <table:table-cell table:formula="of:=LOG10(1+[.DC10])" office:value-type="float" office:value="4.39795738010389">
            <text:p>4,3979573801</text:p>
          </table:table-cell>
          <table:table-cell table:formula="of:=[.DD10]*60" office:value-type="float" office:value="263.877442806233">
            <text:p>264</text:p>
          </table:table-cell>
          <table:table-cell table:formula="of:=350-[.DE10]" office:value-type="float" office:value="86.1225571937667">
            <text:p>86</text:p>
          </table:table-cell>
          <table:table-cell office:value-type="float" office:value="4000">
            <text:p>4000</text:p>
          </table:table-cell>
          <table:table-cell table:formula="of:=LOG(1+[.DG10]/40)" office:value-type="float" office:value="2.00432137378264">
            <text:p>2,0043213738</text:p>
          </table:table-cell>
          <table:table-cell table:formula="of:=[.DH10]*108.5" office:value-type="float" office:value="217.468869055417">
            <text:p>217</text:p>
          </table:table-cell>
          <table:table-cell table:formula="of:=300-[.DI10]" office:value-type="float" office:value="82.5311309445833">
            <text:p>83</text:p>
          </table:table-cell>
          <table:table-cell office:value-type="float" office:value="4">
            <text:p>4</text:p>
          </table:table-cell>
          <table:table-cell table:formula="of:=LOG(1+5*[.DK10])" office:value-type="float" office:value="1.32221929473392">
            <text:p>1,3222192947</text:p>
          </table:table-cell>
          <table:table-cell table:formula="of:=[.DL10]*44" office:value-type="float" office:value="58.1776489682924">
            <text:p>58</text:p>
          </table:table-cell>
          <table:table-cell table:formula="of:=200-[.DM10]" office:value-type="float" office:value="141.822351031708">
            <text:p>142</text:p>
          </table:table-cell>
          <table:table-cell office:value-type="float" office:value="8">
            <text:p>8</text:p>
          </table:table-cell>
          <table:table-cell table:formula="of:=LOG(1+10*[.DO10])" office:value-type="float" office:value="1.90848501887865">
            <text:p>1,9084850189</text:p>
          </table:table-cell>
          <table:table-cell table:formula="of:=[.DP10]*55.5" office:value-type="float" office:value="105.920918547765">
            <text:p>106</text:p>
          </table:table-cell>
          <table:table-cell table:formula="of:=200-[.DQ10]" office:value-type="float" office:value="94.0790814522349">
            <text:p>94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formula="of:=LOG10(1+[.A11])" office:value-type="float" office:value="2.39967372148104">
            <text:p>2,3996737215</text:p>
          </table:table-cell>
          <table:table-cell table:formula="of:=[.B11]*37.5" office:value-type="float" office:value="89.9877645555389">
            <text:p>89,9877645555</text:p>
          </table:table-cell>
          <table:table-cell table:formula="of:=200-[.C11]" office:value-type="float" office:value="110.012235444461">
            <text:p>110</text:p>
          </table:table-cell>
          <table:table-cell office:value-type="float" office:value="1500">
            <text:p>1500</text:p>
          </table:table-cell>
          <table:table-cell table:formula="of:=LOG10(1+[.E11])" office:value-type="float" office:value="3.17638069224327">
            <text:p>3,1763806922</text:p>
          </table:table-cell>
          <table:table-cell table:formula="of:=[.F11]*37.5*2" office:value-type="float" office:value="238.228551918245">
            <text:p>238,2285519182</text:p>
          </table:table-cell>
          <table:table-cell table:formula="of:=350-[.G11]" office:value-type="float" office:value="111.771448081755">
            <text:p>112</text:p>
          </table:table-cell>
          <table:table-cell office:value-type="float" office:value="20000">
            <text:p>20000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formula="of:=LOG10(1+[.K11])" office:value-type="float" office:value="2.00432137378264">
            <text:p>2,0043213738</text:p>
          </table:table-cell>
          <table:table-cell table:formula="of:=[.L11]*81" office:value-type="float" office:value="162.350031276394">
            <text:p>162,3500312764</text:p>
          </table:table-cell>
          <table:table-cell table:formula="of:=350-[.M11]" office:value-type="float" office:value="187.649968723606">
            <text:p>188</text:p>
          </table:table-cell>
          <table:table-cell office:value-type="float" office:value="55">
            <text:p>55</text:p>
          </table:table-cell>
          <table:table-cell table:formula="of:=LOG10(1+[.O11])" office:value-type="float" office:value="1.7481880270062">
            <text:p>1,748188027</text:p>
          </table:table-cell>
          <table:table-cell table:formula="of:=350-3*[.O11]" office:value-type="float" office:value="185">
            <text:p>185</text:p>
          </table:table-cell>
          <table:table-cell/>
          <table:table-cell office:value-type="float" office:value="5.5">
            <text:p>5,5</text:p>
          </table:table-cell>
          <table:table-cell table:formula="of:=LOG10(1+10*[.S11])" office:value-type="float" office:value="1.7481880270062">
            <text:p>1,748188027</text:p>
          </table:table-cell>
          <table:table-cell table:style-name="ce9" table:formula="of:=[.T11]*149.5" office:value-type="float" office:value="261.354110037427">
            <text:p>261</text:p>
          </table:table-cell>
          <table:table-cell table:formula="of:=350-[.U11]" office:value-type="float" office:value="88.6458899625731">
            <text:p>89</text:p>
          </table:table-cell>
          <table:table-cell office:value-type="float" office:value="55">
            <text:p>55</text:p>
          </table:table-cell>
          <table:table-cell table:formula="of:=LOG10(1+[.W11])" office:value-type="float" office:value="1.7481880270062">
            <text:p>1,748188027</text:p>
          </table:table-cell>
          <table:table-cell table:style-name="ce18" table:formula="of:=[.X11]*149.5" office:value-type="float" office:value="261.354110037427">
            <text:p>261</text:p>
          </table:table-cell>
          <table:table-cell table:formula="of:=350-[.Y11]" office:value-type="float" office:value="88.6458899625731">
            <text:p>89</text:p>
          </table:table-cell>
          <table:table-cell office:value-type="float" office:value="100">
            <text:p>100</text:p>
          </table:table-cell>
          <table:table-cell table:formula="of:=LOG10(1+[.AA11])" office:value-type="float" office:value="2.00432137378264">
            <text:p>2,0043213738</text:p>
          </table:table-cell>
          <table:table-cell table:formula="of:=[.AB11]*50" office:value-type="float" office:value="100.216068689132">
            <text:p>100</text:p>
          </table:table-cell>
          <table:table-cell table:formula="of:=200-[.AC11]" office:value-type="float" office:value="99.7839313108679">
            <text:p>100</text:p>
          </table:table-cell>
          <table:table-cell office:value-type="float" office:value="100">
            <text:p>100</text:p>
          </table:table-cell>
          <table:table-cell table:formula="of:=LOG10(1+[.AE11])" office:value-type="float" office:value="2.00432137378264">
            <text:p>2,0043213738</text:p>
          </table:table-cell>
          <table:table-cell table:formula="of:=[.AF11]*91" office:value-type="float" office:value="182.39324501422">
            <text:p>182</text:p>
          </table:table-cell>
          <table:table-cell table:formula="of:=350-[.AG11]" office:value-type="float" office:value="167.60675498578">
            <text:p>168</text:p>
          </table:table-cell>
          <table:table-cell office:value-type="float" office:value="2000">
            <text:p>2000</text:p>
          </table:table-cell>
          <table:table-cell table:formula="of:=LOG10(1+[.AI11])" office:value-type="float" office:value="3.30124708863621">
            <text:p>3,3012470886</text:p>
          </table:table-cell>
          <table:table-cell table:formula="of:=[.AJ11]*75" office:value-type="float" office:value="247.593531647716">
            <text:p>248</text:p>
          </table:table-cell>
          <table:table-cell table:formula="of:=350-[.AK11]" office:value-type="float" office:value="102.406468352284">
            <text:p>102</text:p>
          </table:table-cell>
          <table:table-cell office:value-type="float" office:value="20000">
            <text:p>20000</text:p>
          </table:table-cell>
          <table:table-cell table:formula="of:=LOG10(1+[.AM11])" office:value-type="float" office:value="4.30105170984523">
            <text:p>4,3010517098</text:p>
          </table:table-cell>
          <table:table-cell table:formula="of:=[.AN11]*60" office:value-type="float" office:value="258.063102590714">
            <text:p>258</text:p>
          </table:table-cell>
          <table:table-cell table:formula="of:=350-[.AO11]" office:value-type="float" office:value="91.9368974092864">
            <text:p>92</text:p>
          </table:table-cell>
          <table:table-cell office:value-type="float" office:value="1">
            <text:p>1</text:p>
          </table:table-cell>
          <table:table-cell table:formula="of:=LOG10(1+[.AQ11])" office:value-type="float" office:value="0.301029995663981">
            <text:p>0,3010299957</text:p>
          </table:table-cell>
          <table:table-cell table:formula="of:=350-30*[.AQ11]" office:value-type="float" office:value="320">
            <text:p>320</text:p>
          </table:table-cell>
          <table:table-cell/>
          <table:table-cell table:style-name="ce28" office:value-type="float" office:value="0.550000000000001">
            <text:p>0,55</text:p>
          </table:table-cell>
          <table:table-cell table:formula="of:=LOG10(1+100*[.AU11])" office:value-type="float" office:value="1.7481880270062">
            <text:p>1,748188027</text:p>
          </table:table-cell>
          <table:table-cell table:style-name="ce27" table:formula="of:=350-149.5*[.AV11]" office:value-type="float" office:value="88.6458899625729">
            <text:p>89</text:p>
          </table:table-cell>
          <table:table-cell/>
          <table:table-cell table:style-name="ce30" office:value-type="float" office:value="150000">
            <text:p>150000,00</text:p>
          </table:table-cell>
          <table:table-cell table:style-name="ce14" table:formula="of:=LOG10([.AY11]/5000)" office:value-type="float" office:value="1.47712125471966">
            <text:p>1,4771212547</text:p>
          </table:table-cell>
          <table:table-cell table:style-name="ce15" table:formula="of:=350-130.5*[.AZ11]" office:value-type="float" office:value="157.235676259084">
            <text:p>157</text:p>
          </table:table-cell>
          <table:table-cell table:style-name="ce15"/>
          <table:table-cell table:style-name="ce17" office:value-type="float" office:value="90">
            <text:p>90</text:p>
          </table:table-cell>
          <table:table-cell table:style-name="ce17" table:formula="of:=LOG10(1+1*[.BC11])" office:value-type="float" office:value="1.95904139232109">
            <text:p>1,9590413923</text:p>
          </table:table-cell>
          <table:table-cell table:style-name="ce18" table:formula="of:=[.BD11]*133" office:value-type="float" office:value="260.552505178705">
            <text:p>261</text:p>
          </table:table-cell>
          <table:table-cell table:style-name="ce31" table:formula="of:=350-[.BE11]" office:value-type="float" office:value="89.4474948212945">
            <text:p>89,45</text:p>
          </table:table-cell>
          <table:table-cell office:value-type="float" office:value="400000">
            <text:p>400000</text:p>
          </table:table-cell>
          <table:table-cell table:formula="of:=LOG10(1+[.BG11]/100)" office:value-type="float" office:value="3.602168551379">
            <text:p>3,6021685514</text:p>
          </table:table-cell>
          <table:table-cell table:formula="of:=[.BH11]*69.75" office:value-type="float" office:value="251.251256458685">
            <text:p>251</text:p>
          </table:table-cell>
          <table:table-cell table:formula="of:=350-[.BI11]" office:value-type="float" office:value="98.7487435413149">
            <text:p>99</text:p>
          </table:table-cell>
          <table:table-cell office:value-type="float" office:value="0">
            <text:p>0</text:p>
          </table:table-cell>
          <table:table-cell table:formula="of:=LOG10(1+[.BK11]/100)" office:value-type="float" office:value="0">
            <text:p>0</text:p>
          </table:table-cell>
          <table:table-cell table:formula="of:=[.BK11]*300/180" office:value-type="float" office:value="0">
            <text:p>0</text:p>
          </table:table-cell>
          <table:table-cell table:formula="of:=200-[.BM11]" office:value-type="float" office:value="200">
            <text:p>200</text:p>
          </table:table-cell>
          <table:table-cell office:value-type="float" office:value="5500">
            <text:p>5500</text:p>
          </table:table-cell>
          <table:table-cell table:formula="of:=[.BO11]^(1/2)" office:value-type="float" office:value="74.1619848709566">
            <text:p>74,161984871</text:p>
          </table:table-cell>
          <table:table-cell table:formula="of:=[.BP11]*3" office:value-type="float" office:value="222.48595461287">
            <text:p>222</text:p>
          </table:table-cell>
          <table:table-cell table:formula="of:=350-[.BQ11]" office:value-type="float" office:value="127.51404538713">
            <text:p>128</text:p>
          </table:table-cell>
          <table:table-cell office:value-type="float" office:value="1100">
            <text:p>1100</text:p>
          </table:table-cell>
          <table:table-cell table:formula="of:=([.BS11]-200)^(1/2)" office:value-type="float" office:value="30">
            <text:p>30</text:p>
          </table:table-cell>
          <table:table-cell table:formula="of:=[.BT11]*7.075" office:value-type="float" office:value="212.25">
            <text:p>212</text:p>
          </table:table-cell>
          <table:table-cell table:formula="of:=350-[.BU11]" office:value-type="float" office:value="137.75">
            <text:p>138</text:p>
          </table:table-cell>
          <table:table-cell office:value-type="float" office:value="150">
            <text:p>150</text:p>
          </table:table-cell>
          <table:table-cell table:formula="of:=LOG(1+([.BW11]-50)/40)" office:value-type="float" office:value="0.544068044350276">
            <text:p>0,5440680444</text:p>
          </table:table-cell>
          <table:table-cell table:formula="of:=[.BX11]*88.5" office:value-type="float" office:value="48.1500219249994">
            <text:p>48</text:p>
          </table:table-cell>
          <table:table-cell table:formula="of:=200-[.BY11]" office:value-type="float" office:value="151.849978075001">
            <text:p>152</text:p>
          </table:table-cell>
          <table:table-cell office:value-type="float" office:value="900">
            <text:p>900</text:p>
          </table:table-cell>
          <table:table-cell table:formula="of:==LOG(1+([.CA11]-350)/40)" office:value-type="float" office:value="1.16879202031418">
            <text:p>1,1687920203</text:p>
          </table:table-cell>
          <table:table-cell table:formula="of:=48.5*[.CB11]" office:value-type="float" office:value="56.6864129852378">
            <text:p>57</text:p>
          </table:table-cell>
          <table:table-cell table:formula="of:=150-[.CC11]" office:value-type="float" office:value="93.3135870147622">
            <text:p>93</text:p>
          </table:table-cell>
          <table:table-cell table:style-name="ce56" office:value-type="float" office:value="150000">
            <text:p>150000,00</text:p>
          </table:table-cell>
          <table:table-cell table:style-name="ce5" table:formula="of:=LOG10(1+[.CE11]/100)" office:value-type="float" office:value="3.17638069224327">
            <text:p>3,1763806922</text:p>
          </table:table-cell>
          <table:table-cell table:style-name="ce6" table:formula="of:=350-75*[.CF11]" office:value-type="float" office:value="111.771448081755">
            <text:p>112</text:p>
          </table:table-cell>
          <table:table-cell table:style-name="ce6"/>
          <table:table-cell office:value-type="float" office:value="0.5">
            <text:p>0,5</text:p>
          </table:table-cell>
          <table:table-cell table:formula="of:=LOG10(1+[.CI11])" office:value-type="float" office:value="0.176091259055681">
            <text:p>0,1760912591</text:p>
          </table:table-cell>
          <table:table-cell table:formula="of:=[.CJ11]*193" office:value-type="float" office:value="33.9856129977465">
            <text:p>34</text:p>
          </table:table-cell>
          <table:table-cell table:formula="of:=200-[.CK11]" office:value-type="float" office:value="166.014387002254">
            <text:p>166</text:p>
          </table:table-cell>
          <table:table-cell office:value-type="float" office:value="45">
            <text:p>45</text:p>
          </table:table-cell>
          <table:table-cell table:formula="of:=LOG10(1+3*[.CM11])" office:value-type="float" office:value="2.13353890837022">
            <text:p>2,1335389084</text:p>
          </table:table-cell>
          <table:table-cell table:formula="of:=[.CN11]*61.655" office:value-type="float" office:value="131.543341395566">
            <text:p>132</text:p>
          </table:table-cell>
          <table:table-cell table:formula="of:=200-[.CO11]" office:value-type="float" office:value="68.4566586044342">
            <text:p>68</text:p>
          </table:table-cell>
          <table:table-cell office:value-type="float" office:value="100">
            <text:p>100</text:p>
          </table:table-cell>
          <table:table-cell table:formula="of:=LOG10(1+[.CQ11])" office:value-type="float" office:value="2.00432137378264">
            <text:p>2,0043213738</text:p>
          </table:table-cell>
          <table:table-cell table:formula="of:=[.CR11]*50" office:value-type="float" office:value="100.216068689132">
            <text:p>100,2160686891</text:p>
          </table:table-cell>
          <table:table-cell table:formula="of:=200-[.CS11]" office:value-type="float" office:value="99.7839313108679">
            <text:p>100</text:p>
          </table:table-cell>
          <table:table-cell office:value-type="float" office:value="5.5">
            <text:p>5,5</text:p>
          </table:table-cell>
          <table:table-cell table:formula="of:=LOG10(1+[.CU11])" office:value-type="float" office:value="0.812913356642856">
            <text:p>0,8129133566</text:p>
          </table:table-cell>
          <table:table-cell table:formula="of:=350-30*[.CU11]" office:value-type="float" office:value="185">
            <text:p>185</text:p>
          </table:table-cell>
          <table:table-cell/>
          <table:table-cell table:style-name="ce17" office:value-type="float" office:value="5">
            <text:p>5</text:p>
          </table:table-cell>
          <table:table-cell table:style-name="ce17" table:formula="of:=LOG10(1+1*([.CY11]-1))" office:value-type="float" office:value="0.698970004336019">
            <text:p>0,6989700043</text:p>
          </table:table-cell>
          <table:table-cell table:style-name="ce18" table:formula="of:=[.CZ11]*88.29" office:value-type="float" office:value="61.7120616828271">
            <text:p>62</text:p>
          </table:table-cell>
          <table:table-cell table:style-name="ce31" table:formula="of:=200-[.DA11]" office:value-type="float" office:value="138.287938317173">
            <text:p>138,29</text:p>
          </table:table-cell>
          <table:table-cell office:value-type="float" office:value="20000">
            <text:p>20000</text:p>
          </table:table-cell>
          <table:table-cell table:formula="of:=LOG10(1+[.DC11])" office:value-type="float" office:value="4.30105170984523">
            <text:p>4,3010517098</text:p>
          </table:table-cell>
          <table:table-cell table:formula="of:=[.DD11]*60" office:value-type="float" office:value="258.063102590714">
            <text:p>258</text:p>
          </table:table-cell>
          <table:table-cell table:formula="of:=350-[.DE11]" office:value-type="float" office:value="91.9368974092864">
            <text:p>92</text:p>
          </table:table-cell>
          <table:table-cell office:value-type="float" office:value="3500">
            <text:p>3500</text:p>
          </table:table-cell>
          <table:table-cell table:formula="of:=LOG(1+[.DG11]/40)" office:value-type="float" office:value="1.94694327069783">
            <text:p>1,9469432707</text:p>
          </table:table-cell>
          <table:table-cell table:formula="of:=[.DH11]*108.5" office:value-type="float" office:value="211.243344870714">
            <text:p>211</text:p>
          </table:table-cell>
          <table:table-cell table:formula="of:=300-[.DI11]" office:value-type="float" office:value="88.756655129286">
            <text:p>89</text:p>
          </table:table-cell>
          <table:table-cell office:value-type="float" office:value="3">
            <text:p>3</text:p>
          </table:table-cell>
          <table:table-cell table:formula="of:=LOG(1+5*[.DK11])" office:value-type="float" office:value="1.20411998265592">
            <text:p>1,2041199827</text:p>
          </table:table-cell>
          <table:table-cell table:formula="of:=[.DL11]*44" office:value-type="float" office:value="52.9812792368607">
            <text:p>53</text:p>
          </table:table-cell>
          <table:table-cell table:formula="of:=200-[.DM11]" office:value-type="float" office:value="147.018720763139">
            <text:p>147</text:p>
          </table:table-cell>
          <table:table-cell office:value-type="float" office:value="7">
            <text:p>7</text:p>
          </table:table-cell>
          <table:table-cell table:formula="of:=LOG(1+10*[.DO11])" office:value-type="float" office:value="1.85125834871908">
            <text:p>1,8512583487</text:p>
          </table:table-cell>
          <table:table-cell table:formula="of:=[.DP11]*55.5" office:value-type="float" office:value="102.744838353909">
            <text:p>103</text:p>
          </table:table-cell>
          <table:table-cell table:formula="of:=200-[.DQ11]" office:value-type="float" office:value="97.2551616460913">
            <text:p>9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formula="of:=LOG10(1+[.A12])" office:value-type="float" office:value="2.30319605742049">
            <text:p>2,3031960574</text:p>
          </table:table-cell>
          <table:table-cell table:formula="of:=[.B12]*37.5" office:value-type="float" office:value="86.3698521532684">
            <text:p>86,3698521533</text:p>
          </table:table-cell>
          <table:table-cell table:formula="of:=200-[.C12]" office:value-type="float" office:value="113.630147846732">
            <text:p>114</text:p>
          </table:table-cell>
          <table:table-cell office:value-type="float" office:value="1000">
            <text:p>1000</text:p>
          </table:table-cell>
          <table:table-cell table:formula="of:=LOG10(1+[.E12])" office:value-type="float" office:value="3.00043407747932">
            <text:p>3,0004340775</text:p>
          </table:table-cell>
          <table:table-cell table:formula="of:=[.F12]*37.5*2" office:value-type="float" office:value="225.032555810949">
            <text:p>225,0325558109</text:p>
          </table:table-cell>
          <table:table-cell table:formula="of:=350-[.G12]" office:value-type="float" office:value="124.967444189051">
            <text:p>125</text:p>
          </table:table-cell>
          <table:table-cell office:value-type="float" office:value="15000">
            <text:p>15000</text:p>
          </table:table-cell>
          <table:table-cell office:value-type="float" office:value="225">
            <text:p>225</text:p>
          </table:table-cell>
          <table:table-cell office:value-type="float" office:value="75">
            <text:p>75</text:p>
          </table:table-cell>
          <table:table-cell table:formula="of:=LOG10(1+[.K12])" office:value-type="float" office:value="1.88081359228079">
            <text:p>1,8808135923</text:p>
          </table:table-cell>
          <table:table-cell table:formula="of:=[.L12]*81" office:value-type="float" office:value="152.345900974744">
            <text:p>152,3459009747</text:p>
          </table:table-cell>
          <table:table-cell table:formula="of:=350-[.M12]" office:value-type="float" office:value="197.654099025256">
            <text:p>198</text:p>
          </table:table-cell>
          <table:table-cell office:value-type="float" office:value="50">
            <text:p>50</text:p>
          </table:table-cell>
          <table:table-cell table:formula="of:=LOG10(1+[.O12])" office:value-type="float" office:value="1.70757017609794">
            <text:p>1,7075701761</text:p>
          </table:table-cell>
          <table:table-cell table:formula="of:=350-3*[.O12]" office:value-type="float" office:value="200">
            <text:p>200</text:p>
          </table:table-cell>
          <table:table-cell/>
          <table:table-cell office:value-type="float" office:value="5">
            <text:p>5</text:p>
          </table:table-cell>
          <table:table-cell table:formula="of:=LOG10(1+10*[.S12])" office:value-type="float" office:value="1.70757017609794">
            <text:p>1,7075701761</text:p>
          </table:table-cell>
          <table:table-cell table:style-name="ce9" table:formula="of:=[.T12]*149.5" office:value-type="float" office:value="255.281741326641">
            <text:p>255</text:p>
          </table:table-cell>
          <table:table-cell table:formula="of:=350-[.U12]" office:value-type="float" office:value="94.7182586733585">
            <text:p>95</text:p>
          </table:table-cell>
          <table:table-cell office:value-type="float" office:value="50">
            <text:p>50</text:p>
          </table:table-cell>
          <table:table-cell table:formula="of:=LOG10(1+[.W12])" office:value-type="float" office:value="1.70757017609794">
            <text:p>1,7075701761</text:p>
          </table:table-cell>
          <table:table-cell table:style-name="ce18" table:formula="of:=[.X12]*149.5" office:value-type="float" office:value="255.281741326641">
            <text:p>255</text:p>
          </table:table-cell>
          <table:table-cell table:formula="of:=350-[.Y12]" office:value-type="float" office:value="94.7182586733585">
            <text:p>95</text:p>
          </table:table-cell>
          <table:table-cell office:value-type="float" office:value="50">
            <text:p>50</text:p>
          </table:table-cell>
          <table:table-cell table:formula="of:=LOG10(1+[.AA12])" office:value-type="float" office:value="1.70757017609794">
            <text:p>1,7075701761</text:p>
          </table:table-cell>
          <table:table-cell table:formula="of:=[.AB12]*50" office:value-type="float" office:value="85.3785088048968">
            <text:p>85</text:p>
          </table:table-cell>
          <table:table-cell table:formula="of:=200-[.AC12]" office:value-type="float" office:value="114.621491195103">
            <text:p>115</text:p>
          </table:table-cell>
          <table:table-cell office:value-type="float" office:value="50">
            <text:p>50</text:p>
          </table:table-cell>
          <table:table-cell table:formula="of:=LOG10(1+[.AE12])" office:value-type="float" office:value="1.70757017609794">
            <text:p>1,7075701761</text:p>
          </table:table-cell>
          <table:table-cell table:formula="of:=[.AF12]*91" office:value-type="float" office:value="155.388886024912">
            <text:p>155</text:p>
          </table:table-cell>
          <table:table-cell table:formula="of:=350-[.AG12]" office:value-type="float" office:value="194.611113975088">
            <text:p>195</text:p>
          </table:table-cell>
          <table:table-cell office:value-type="float" office:value="1500">
            <text:p>1500</text:p>
          </table:table-cell>
          <table:table-cell table:formula="of:=LOG10(1+[.AI12])" office:value-type="float" office:value="3.17638069224327">
            <text:p>3,1763806922</text:p>
          </table:table-cell>
          <table:table-cell table:formula="of:=[.AJ12]*75" office:value-type="float" office:value="238.228551918245">
            <text:p>238</text:p>
          </table:table-cell>
          <table:table-cell table:formula="of:=350-[.AK12]" office:value-type="float" office:value="111.771448081755">
            <text:p>112</text:p>
          </table:table-cell>
          <table:table-cell office:value-type="float" office:value="15000">
            <text:p>15000</text:p>
          </table:table-cell>
          <table:table-cell table:formula="of:=LOG10(1+[.AM12])" office:value-type="float" office:value="4.17612021105609">
            <text:p>4,1761202111</text:p>
          </table:table-cell>
          <table:table-cell table:formula="of:=[.AN12]*60" office:value-type="float" office:value="250.567212663365">
            <text:p>251</text:p>
          </table:table-cell>
          <table:table-cell table:formula="of:=350-[.AO12]" office:value-type="float" office:value="99.4327873366349">
            <text:p>99</text:p>
          </table:table-cell>
          <table:table-cell office:value-type="float" office:value="0.5">
            <text:p>0,5</text:p>
          </table:table-cell>
          <table:table-cell table:formula="of:=LOG10(1+[.AQ12])" office:value-type="float" office:value="0.176091259055681">
            <text:p>0,1760912591</text:p>
          </table:table-cell>
          <table:table-cell table:formula="of:=350-30*[.AQ12]" office:value-type="float" office:value="335">
            <text:p>335</text:p>
          </table:table-cell>
          <table:table-cell/>
          <table:table-cell table:style-name="ce28" office:value-type="float" office:value="0.500000000000001">
            <text:p>0,50</text:p>
          </table:table-cell>
          <table:table-cell table:formula="of:=LOG10(1+100*[.AU12])" office:value-type="float" office:value="1.70757017609794">
            <text:p>1,7075701761</text:p>
          </table:table-cell>
          <table:table-cell table:style-name="ce27" table:formula="of:=350-149.5*[.AV12]" office:value-type="float" office:value="94.7182586733584">
            <text:p>95</text:p>
          </table:table-cell>
          <table:table-cell/>
          <table:table-cell table:style-name="ce30" office:value-type="float" office:value="100000">
            <text:p>100000,00</text:p>
          </table:table-cell>
          <table:table-cell table:style-name="ce14" table:formula="of:=LOG10([.AY12]/5000)" office:value-type="float" office:value="1.30102999566398">
            <text:p>1,3010299957</text:p>
          </table:table-cell>
          <table:table-cell table:style-name="ce15" table:formula="of:=350-130.5*[.AZ12]" office:value-type="float" office:value="180.21558556585">
            <text:p>180</text:p>
          </table:table-cell>
          <table:table-cell table:style-name="ce15"/>
          <table:table-cell table:style-name="ce17" office:value-type="float" office:value="80">
            <text:p>80</text:p>
          </table:table-cell>
          <table:table-cell table:style-name="ce17" table:formula="of:=LOG10(1+1*[.BC12])" office:value-type="float" office:value="1.90848501887865">
            <text:p>1,9084850189</text:p>
          </table:table-cell>
          <table:table-cell table:style-name="ce18" table:formula="of:=[.BD12]*133" office:value-type="float" office:value="253.82850751086">
            <text:p>254</text:p>
          </table:table-cell>
          <table:table-cell table:style-name="ce31" table:formula="of:=350-[.BE12]" office:value-type="float" office:value="96.1714924891396">
            <text:p>96,17</text:p>
          </table:table-cell>
          <table:table-cell office:value-type="float" office:value="300000">
            <text:p>300000</text:p>
          </table:table-cell>
          <table:table-cell table:formula="of:=LOG10(1+[.BG12]/100)" office:value-type="float" office:value="3.47726599542485">
            <text:p>3,4772659954</text:p>
          </table:table-cell>
          <table:table-cell table:formula="of:=[.BH12]*69.75" office:value-type="float" office:value="242.539303180883">
            <text:p>243</text:p>
          </table:table-cell>
          <table:table-cell table:formula="of:=350-[.BI12]" office:value-type="float" office:value="107.460696819117">
            <text:p>107</text:p>
          </table:table-cell>
          <table:table-cell office:value-type="float" office:value="-10">
            <text:p>-10</text:p>
          </table:table-cell>
          <table:table-cell table:formula="of:=LOG10(1+[.BK12]/100)" office:value-type="float" office:value="-0.0457574905606751">
            <text:p>-0,0457574906</text:p>
          </table:table-cell>
          <table:table-cell table:formula="of:=[.BK12]*300/180" office:value-type="float" office:value="-16.6666666666667">
            <text:p>-17</text:p>
          </table:table-cell>
          <table:table-cell table:formula="of:=200-[.BM12]" office:value-type="float" office:value="216.666666666667">
            <text:p>217</text:p>
          </table:table-cell>
          <table:table-cell office:value-type="float" office:value="5000">
            <text:p>5000</text:p>
          </table:table-cell>
          <table:table-cell table:formula="of:=[.BO12]^(1/2)" office:value-type="float" office:value="70.7106781186548">
            <text:p>70,7106781187</text:p>
          </table:table-cell>
          <table:table-cell table:formula="of:=[.BP12]*3" office:value-type="float" office:value="212.132034355964">
            <text:p>212</text:p>
          </table:table-cell>
          <table:table-cell table:formula="of:=350-[.BQ12]" office:value-type="float" office:value="137.867965644036">
            <text:p>138</text:p>
          </table:table-cell>
          <table:table-cell office:value-type="float" office:value="1000">
            <text:p>1000</text:p>
          </table:table-cell>
          <table:table-cell table:formula="of:=([.BS12]-200)^(1/2)" office:value-type="float" office:value="28.2842712474619">
            <text:p>28,2842712475</text:p>
          </table:table-cell>
          <table:table-cell table:formula="of:=[.BT12]*7.075" office:value-type="float" office:value="200.111219075793">
            <text:p>200</text:p>
          </table:table-cell>
          <table:table-cell table:formula="of:=350-[.BU12]" office:value-type="float" office:value="149.888780924207">
            <text:p>150</text:p>
          </table:table-cell>
          <table:table-cell office:value-type="float" office:value="100">
            <text:p>100</text:p>
          </table:table-cell>
          <table:table-cell table:formula="of:=LOG(1+([.BW12]-50)/40)" office:value-type="float" office:value="0.352182518111362">
            <text:p>0,3521825181</text:p>
          </table:table-cell>
          <table:table-cell table:formula="of:=[.BX12]*88.5" office:value-type="float" office:value="31.1681528528556">
            <text:p>31</text:p>
          </table:table-cell>
          <table:table-cell table:formula="of:=200-[.BY12]" office:value-type="float" office:value="168.831847147144">
            <text:p>169</text:p>
          </table:table-cell>
          <table:table-cell office:value-type="float" office:value="800">
            <text:p>800</text:p>
          </table:table-cell>
          <table:table-cell table:formula="of:==LOG(1+([.CA12]-350)/40)" office:value-type="float" office:value="1.08813608870055">
            <text:p>1,0881360887</text:p>
          </table:table-cell>
          <table:table-cell table:formula="of:=48.5*[.CB12]" office:value-type="float" office:value="52.7746003019767">
            <text:p>53</text:p>
          </table:table-cell>
          <table:table-cell table:formula="of:=150-[.CC12]" office:value-type="float" office:value="97.2253996980233">
            <text:p>97</text:p>
          </table:table-cell>
          <table:table-cell table:style-name="ce56" office:value-type="float" office:value="100000">
            <text:p>100000,00</text:p>
          </table:table-cell>
          <table:table-cell table:style-name="ce5" table:formula="of:=LOG10(1+[.CE12]/100)" office:value-type="float" office:value="3.00043407747932">
            <text:p>3,0004340775</text:p>
          </table:table-cell>
          <table:table-cell table:style-name="ce6" table:formula="of:=350-75*[.CF12]" office:value-type="float" office:value="124.967444189051">
            <text:p>125</text:p>
          </table:table-cell>
          <table:table-cell table:style-name="ce6"/>
          <table:table-cell office:value-type="float" office:value="0.25">
            <text:p>0,25</text:p>
          </table:table-cell>
          <table:table-cell table:formula="of:=LOG10(1+[.CI12])" office:value-type="float" office:value="0.0969100130080564">
            <text:p>0,096910013</text:p>
          </table:table-cell>
          <table:table-cell table:formula="of:=[.CJ12]*193" office:value-type="float" office:value="18.7036325105549">
            <text:p>19</text:p>
          </table:table-cell>
          <table:table-cell table:formula="of:=200-[.CK12]" office:value-type="float" office:value="181.296367489445">
            <text:p>181</text:p>
          </table:table-cell>
          <table:table-cell office:value-type="float" office:value="40">
            <text:p>40</text:p>
          </table:table-cell>
          <table:table-cell table:formula="of:=LOG10(1+3*[.CM12])" office:value-type="float" office:value="2.08278537031645">
            <text:p>2,0827853703</text:p>
          </table:table-cell>
          <table:table-cell table:formula="of:=[.CN12]*61.655" office:value-type="float" office:value="128.414132006861">
            <text:p>128</text:p>
          </table:table-cell>
          <table:table-cell table:formula="of:=200-[.CO12]" office:value-type="float" office:value="71.5858679931393">
            <text:p>72</text:p>
          </table:table-cell>
          <table:table-cell office:value-type="float" office:value="75">
            <text:p>75</text:p>
          </table:table-cell>
          <table:table-cell table:formula="of:=LOG10(1+[.CQ12])" office:value-type="float" office:value="1.88081359228079">
            <text:p>1,8808135923</text:p>
          </table:table-cell>
          <table:table-cell table:formula="of:=[.CR12]*50" office:value-type="float" office:value="94.0406796140396">
            <text:p>94,040679614</text:p>
          </table:table-cell>
          <table:table-cell table:formula="of:=200-[.CS12]" office:value-type="float" office:value="105.95932038596">
            <text:p>106</text:p>
          </table:table-cell>
          <table:table-cell office:value-type="float" office:value="5">
            <text:p>5</text:p>
          </table:table-cell>
          <table:table-cell table:formula="of:=LOG10(1+[.CU12])" office:value-type="float" office:value="0.778151250383644">
            <text:p>0,7781512504</text:p>
          </table:table-cell>
          <table:table-cell table:formula="of:=350-30*[.CU12]" office:value-type="float" office:value="200">
            <text:p>200</text:p>
          </table:table-cell>
          <table:table-cell/>
          <table:table-cell table:style-name="ce17" office:value-type="float" office:value="4">
            <text:p>4</text:p>
          </table:table-cell>
          <table:table-cell table:style-name="ce17" table:formula="of:=LOG10(1+1*([.CY12]-1))" office:value-type="float" office:value="0.602059991327962">
            <text:p>0,6020599913</text:p>
          </table:table-cell>
          <table:table-cell table:style-name="ce18" table:formula="of:=[.CZ12]*88.29" office:value-type="float" office:value="53.1558766343458">
            <text:p>53</text:p>
          </table:table-cell>
          <table:table-cell table:style-name="ce31" table:formula="of:=200-[.DA12]" office:value-type="float" office:value="146.844123365654">
            <text:p>146,84</text:p>
          </table:table-cell>
          <table:table-cell office:value-type="float" office:value="15000">
            <text:p>15000</text:p>
          </table:table-cell>
          <table:table-cell table:formula="of:=LOG10(1+[.DC12])" office:value-type="float" office:value="4.17612021105609">
            <text:p>4,1761202111</text:p>
          </table:table-cell>
          <table:table-cell table:formula="of:=[.DD12]*60" office:value-type="float" office:value="250.567212663365">
            <text:p>251</text:p>
          </table:table-cell>
          <table:table-cell table:formula="of:=350-[.DE12]" office:value-type="float" office:value="99.4327873366349">
            <text:p>99</text:p>
          </table:table-cell>
          <table:table-cell office:value-type="float" office:value="3000">
            <text:p>3000</text:p>
          </table:table-cell>
          <table:table-cell table:formula="of:=LOG(1+[.DG12]/40)" office:value-type="float" office:value="1.88081359228079">
            <text:p>1,8808135923</text:p>
          </table:table-cell>
          <table:table-cell table:formula="of:=[.DH12]*108.5" office:value-type="float" office:value="204.068274762466">
            <text:p>204</text:p>
          </table:table-cell>
          <table:table-cell table:formula="of:=300-[.DI12]" office:value-type="float" office:value="95.9317252375342">
            <text:p>96</text:p>
          </table:table-cell>
          <table:table-cell office:value-type="float" office:value="2">
            <text:p>2</text:p>
          </table:table-cell>
          <table:table-cell table:formula="of:=LOG(1+5*[.DK12])" office:value-type="float" office:value="1.04139268515823">
            <text:p>1,0413926852</text:p>
          </table:table-cell>
          <table:table-cell table:formula="of:=[.DL12]*44" office:value-type="float" office:value="45.8212781469619">
            <text:p>46</text:p>
          </table:table-cell>
          <table:table-cell table:formula="of:=200-[.DM12]" office:value-type="float" office:value="154.178721853038">
            <text:p>154</text:p>
          </table:table-cell>
          <table:table-cell office:value-type="float" office:value="6">
            <text:p>6</text:p>
          </table:table-cell>
          <table:table-cell table:formula="of:=LOG(1+10*[.DO12])" office:value-type="float" office:value="1.78532983501077">
            <text:p>1,785329835</text:p>
          </table:table-cell>
          <table:table-cell table:formula="of:=[.DP12]*55.5" office:value-type="float" office:value="99.0858058430976">
            <text:p>99</text:p>
          </table:table-cell>
          <table:table-cell table:formula="of:=200-[.DQ12]" office:value-type="float" office:value="100.914194156902">
            <text:p>10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LOG10(1+[.A13])" office:value-type="float" office:value="2.00432137378264">
            <text:p>2,0043213738</text:p>
          </table:table-cell>
          <table:table-cell table:formula="of:=[.B13]*37.5" office:value-type="float" office:value="75.1620515168491">
            <text:p>75,1620515168</text:p>
          </table:table-cell>
          <table:table-cell table:formula="of:=200-[.C13]" office:value-type="float" office:value="124.837948483151">
            <text:p>125</text:p>
          </table:table-cell>
          <table:table-cell office:value-type="float" office:value="900">
            <text:p>900</text:p>
          </table:table-cell>
          <table:table-cell table:formula="of:=LOG10(1+[.E13])" office:value-type="float" office:value="2.95472479097906">
            <text:p>2,954724791</text:p>
          </table:table-cell>
          <table:table-cell table:formula="of:=[.F13]*37.5*2" office:value-type="float" office:value="221.60435932343">
            <text:p>221,6043593234</text:p>
          </table:table-cell>
          <table:table-cell table:formula="of:=350-[.G13]" office:value-type="float" office:value="128.39564067657">
            <text:p>128</text:p>
          </table:table-cell>
          <table:table-cell office:value-type="float" office:value="10000">
            <text:p>1000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formula="of:=LOG10(1+[.K13])" office:value-type="float" office:value="1.70757017609794">
            <text:p>1,7075701761</text:p>
          </table:table-cell>
          <table:table-cell table:formula="of:=[.L13]*81" office:value-type="float" office:value="138.313184263933">
            <text:p>138,3131842639</text:p>
          </table:table-cell>
          <table:table-cell table:formula="of:=350-[.M13]" office:value-type="float" office:value="211.686815736067">
            <text:p>212</text:p>
          </table:table-cell>
          <table:table-cell office:value-type="float" office:value="45">
            <text:p>45</text:p>
          </table:table-cell>
          <table:table-cell table:formula="of:=LOG10(1+[.O13])" office:value-type="float" office:value="1.66275783168157">
            <text:p>1,6627578317</text:p>
          </table:table-cell>
          <table:table-cell table:formula="of:=350-3*[.O13]" office:value-type="float" office:value="215">
            <text:p>215</text:p>
          </table:table-cell>
          <table:table-cell/>
          <table:table-cell office:value-type="float" office:value="4.5">
            <text:p>4,5</text:p>
          </table:table-cell>
          <table:table-cell table:formula="of:=LOG10(1+10*[.S13])" office:value-type="float" office:value="1.66275783168157">
            <text:p>1,6627578317</text:p>
          </table:table-cell>
          <table:table-cell table:style-name="ce9" table:formula="of:=[.T13]*149.5" office:value-type="float" office:value="248.582295836395">
            <text:p>249</text:p>
          </table:table-cell>
          <table:table-cell table:formula="of:=350-[.U13]" office:value-type="float" office:value="101.417704163605">
            <text:p>101</text:p>
          </table:table-cell>
          <table:table-cell office:value-type="float" office:value="45">
            <text:p>45</text:p>
          </table:table-cell>
          <table:table-cell table:formula="of:=LOG10(1+[.W13])" office:value-type="float" office:value="1.66275783168157">
            <text:p>1,6627578317</text:p>
          </table:table-cell>
          <table:table-cell table:style-name="ce18" table:formula="of:=[.X13]*149.5" office:value-type="float" office:value="248.582295836395">
            <text:p>249</text:p>
          </table:table-cell>
          <table:table-cell table:formula="of:=350-[.Y13]" office:value-type="float" office:value="101.417704163605">
            <text:p>101</text:p>
          </table:table-cell>
          <table:table-cell office:value-type="float" office:value="40">
            <text:p>40</text:p>
          </table:table-cell>
          <table:table-cell table:formula="of:=LOG10(1+[.AA13])" office:value-type="float" office:value="1.61278385671974">
            <text:p>1,6127838567</text:p>
          </table:table-cell>
          <table:table-cell table:formula="of:=[.AB13]*50" office:value-type="float" office:value="80.6391928359868">
            <text:p>81</text:p>
          </table:table-cell>
          <table:table-cell table:formula="of:=200-[.AC13]" office:value-type="float" office:value="119.360807164013">
            <text:p>119</text:p>
          </table:table-cell>
          <table:table-cell office:value-type="float" office:value="40">
            <text:p>40</text:p>
          </table:table-cell>
          <table:table-cell table:formula="of:=LOG10(1+[.AE13])" office:value-type="float" office:value="1.61278385671974">
            <text:p>1,6127838567</text:p>
          </table:table-cell>
          <table:table-cell table:formula="of:=[.AF13]*91" office:value-type="float" office:value="146.763330961496">
            <text:p>147</text:p>
          </table:table-cell>
          <table:table-cell table:formula="of:=350-[.AG13]" office:value-type="float" office:value="203.236669038504">
            <text:p>203</text:p>
          </table:table-cell>
          <table:table-cell office:value-type="float" office:value="1000">
            <text:p>1000</text:p>
          </table:table-cell>
          <table:table-cell table:formula="of:=LOG10(1+[.AI13])" office:value-type="float" office:value="3.00043407747932">
            <text:p>3,0004340775</text:p>
          </table:table-cell>
          <table:table-cell table:formula="of:=[.AJ13]*75" office:value-type="float" office:value="225.032555810949">
            <text:p>225</text:p>
          </table:table-cell>
          <table:table-cell table:formula="of:=350-[.AK13]" office:value-type="float" office:value="124.967444189051">
            <text:p>125</text:p>
          </table:table-cell>
          <table:table-cell office:value-type="float" office:value="10000">
            <text:p>10000</text:p>
          </table:table-cell>
          <table:table-cell table:formula="of:=LOG10(1+[.AM13])" office:value-type="float" office:value="4.00004342727686">
            <text:p>4,0000434273</text:p>
          </table:table-cell>
          <table:table-cell table:formula="of:=[.AN13]*60" office:value-type="float" office:value="240.002605636612">
            <text:p>240</text:p>
          </table:table-cell>
          <table:table-cell table:formula="of:=350-[.AO13]" office:value-type="float" office:value="109.997394363388">
            <text:p>110</text:p>
          </table:table-cell>
          <table:table-cell office:value-type="float" office:value="0">
            <text:p>0</text:p>
          </table:table-cell>
          <table:table-cell table:formula="of:=LOG10(1+[.AQ13])" office:value-type="float" office:value="0">
            <text:p>0</text:p>
          </table:table-cell>
          <table:table-cell table:formula="of:=350-3*[.AQ13]" office:value-type="float" office:value="350">
            <text:p>350</text:p>
          </table:table-cell>
          <table:table-cell/>
          <table:table-cell table:style-name="ce28" office:value-type="float" office:value="0.450000000000001">
            <text:p>0,45</text:p>
          </table:table-cell>
          <table:table-cell table:formula="of:=LOG10(1+100*[.AU13])" office:value-type="float" office:value="1.66275783168158">
            <text:p>1,6627578317</text:p>
          </table:table-cell>
          <table:table-cell table:style-name="ce27" table:formula="of:=350-149.5*[.AV13]" office:value-type="float" office:value="101.417704163605">
            <text:p>101</text:p>
          </table:table-cell>
          <table:table-cell/>
          <table:table-cell table:style-name="ce30" office:value-type="float" office:value="90000">
            <text:p>90000,00</text:p>
          </table:table-cell>
          <table:table-cell table:style-name="ce14" table:formula="of:=LOG10([.AY13]/5000)" office:value-type="float" office:value="1.25527250510331">
            <text:p>1,2552725051</text:p>
          </table:table-cell>
          <table:table-cell table:style-name="ce15" table:formula="of:=350-130.5*[.AZ13]" office:value-type="float" office:value="186.186938084019">
            <text:p>186</text:p>
          </table:table-cell>
          <table:table-cell table:style-name="ce15"/>
          <table:table-cell table:style-name="ce17" office:value-type="float" office:value="70">
            <text:p>70</text:p>
          </table:table-cell>
          <table:table-cell table:style-name="ce17" table:formula="of:=LOG10(1+1*[.BC13])" office:value-type="float" office:value="1.85125834871908">
            <text:p>1,8512583487</text:p>
          </table:table-cell>
          <table:table-cell table:style-name="ce18" table:formula="of:=[.BD13]*133" office:value-type="float" office:value="246.217360379637">
            <text:p>246</text:p>
          </table:table-cell>
          <table:table-cell table:style-name="ce31" table:formula="of:=350-[.BE13]" office:value-type="float" office:value="103.782639620363">
            <text:p>103,78</text:p>
          </table:table-cell>
          <table:table-cell office:value-type="float" office:value="200000">
            <text:p>200000</text:p>
          </table:table-cell>
          <table:table-cell table:formula="of:=LOG10(1+[.BG13]/100)" office:value-type="float" office:value="3.30124708863621">
            <text:p>3,3012470886</text:p>
          </table:table-cell>
          <table:table-cell table:formula="of:=[.BH13]*69.75" office:value-type="float" office:value="230.261984432376">
            <text:p>230</text:p>
          </table:table-cell>
          <table:table-cell table:formula="of:=350-[.BI13]" office:value-type="float" office:value="119.738015567624">
            <text:p>120</text:p>
          </table:table-cell>
          <table:table-cell office:value-type="float" office:value="-20">
            <text:p>-20</text:p>
          </table:table-cell>
          <table:table-cell table:formula="of:=LOG10(1+[.BK13]/100)" office:value-type="float" office:value="-0.0969100130080564">
            <text:p>-0,096910013</text:p>
          </table:table-cell>
          <table:table-cell table:formula="of:=[.BK13]*300/180" office:value-type="float" office:value="-33.3333333333333">
            <text:p>-33</text:p>
          </table:table-cell>
          <table:table-cell table:formula="of:=200-[.BM13]" office:value-type="float" office:value="233.333333333333">
            <text:p>233</text:p>
          </table:table-cell>
          <table:table-cell office:value-type="float" office:value="4500">
            <text:p>4500</text:p>
          </table:table-cell>
          <table:table-cell table:formula="of:=[.BO13]^(1/2)" office:value-type="float" office:value="67.0820393249937">
            <text:p>67,082039325</text:p>
          </table:table-cell>
          <table:table-cell table:formula="of:=[.BP13]*3" office:value-type="float" office:value="201.246117974981">
            <text:p>201</text:p>
          </table:table-cell>
          <table:table-cell table:formula="of:=350-[.BQ13]" office:value-type="float" office:value="148.753882025019">
            <text:p>149</text:p>
          </table:table-cell>
          <table:table-cell office:value-type="float" office:value="900">
            <text:p>900</text:p>
          </table:table-cell>
          <table:table-cell table:formula="of:=([.BS13]-200)^(1/2)" office:value-type="float" office:value="26.4575131106459">
            <text:p>26,4575131106</text:p>
          </table:table-cell>
          <table:table-cell table:formula="of:=[.BT13]*7.075" office:value-type="float" office:value="187.18690525782">
            <text:p>187</text:p>
          </table:table-cell>
          <table:table-cell table:formula="of:=350-[.BU13]" office:value-type="float" office:value="162.81309474218">
            <text:p>163</text:p>
          </table:table-cell>
          <table:table-cell office:value-type="float" office:value="90">
            <text:p>90</text:p>
          </table:table-cell>
          <table:table-cell table:formula="of:=LOG(1+([.BW13]-50)/40)" office:value-type="float" office:value="0.301029995663981">
            <text:p>0,3010299957</text:p>
          </table:table-cell>
          <table:table-cell table:formula="of:=[.BX13]*88.5" office:value-type="float" office:value="26.6411546162623">
            <text:p>27</text:p>
          </table:table-cell>
          <table:table-cell table:formula="of:=200-[.BY13]" office:value-type="float" office:value="173.358845383738">
            <text:p>173</text:p>
          </table:table-cell>
          <table:table-cell office:value-type="float" office:value="700">
            <text:p>700</text:p>
          </table:table-cell>
          <table:table-cell table:formula="of:==LOG(1+([.CA13]-350)/40)" office:value-type="float" office:value="0.989004615698537">
            <text:p>0,9890046157</text:p>
          </table:table-cell>
          <table:table-cell table:formula="of:=48.5*[.CB13]" office:value-type="float" office:value="47.966723861379">
            <text:p>48</text:p>
          </table:table-cell>
          <table:table-cell table:formula="of:=150-[.CC13]" office:value-type="float" office:value="102.033276138621">
            <text:p>102</text:p>
          </table:table-cell>
          <table:table-cell table:style-name="ce56" office:value-type="float" office:value="90000">
            <text:p>90000,00</text:p>
          </table:table-cell>
          <table:table-cell table:style-name="ce5" table:formula="of:=LOG10(1+[.CE13]/100)" office:value-type="float" office:value="2.95472479097906">
            <text:p>2,954724791</text:p>
          </table:table-cell>
          <table:table-cell table:style-name="ce6" table:formula="of:=350-75*[.CF13]" office:value-type="float" office:value="128.39564067657">
            <text:p>128</text:p>
          </table:table-cell>
          <table:table-cell table:style-name="ce6"/>
          <table:table-cell office:value-type="float" office:value="0.1">
            <text:p>0,1</text:p>
          </table:table-cell>
          <table:table-cell table:formula="of:=LOG10(1+[.CI13])" office:value-type="float" office:value="0.0413926851582251">
            <text:p>0,0413926852</text:p>
          </table:table-cell>
          <table:table-cell table:formula="of:=[.CJ13]*193" office:value-type="float" office:value="7.98878823553744">
            <text:p>8</text:p>
          </table:table-cell>
          <table:table-cell table:formula="of:=200-[.CK13]" office:value-type="float" office:value="192.011211764463">
            <text:p>192</text:p>
          </table:table-cell>
          <table:table-cell office:value-type="float" office:value="35">
            <text:p>35</text:p>
          </table:table-cell>
          <table:table-cell table:formula="of:=LOG10(1+3*[.CM13])" office:value-type="float" office:value="2.02530586526477">
            <text:p>2,0253058653</text:p>
          </table:table-cell>
          <table:table-cell table:formula="of:=[.CN13]*61.655" office:value-type="float" office:value="124.870233122899">
            <text:p>125</text:p>
          </table:table-cell>
          <table:table-cell table:formula="of:=200-[.CO13]" office:value-type="float" office:value="75.1297668771006">
            <text:p>75</text:p>
          </table:table-cell>
          <table:table-cell office:value-type="float" office:value="50">
            <text:p>50</text:p>
          </table:table-cell>
          <table:table-cell table:formula="of:=LOG10(1+[.CQ13])" office:value-type="float" office:value="1.70757017609794">
            <text:p>1,7075701761</text:p>
          </table:table-cell>
          <table:table-cell table:formula="of:=[.CR13]*50" office:value-type="float" office:value="85.3785088048968">
            <text:p>85,3785088049</text:p>
          </table:table-cell>
          <table:table-cell table:formula="of:=200-[.CS13]" office:value-type="float" office:value="114.621491195103">
            <text:p>115</text:p>
          </table:table-cell>
          <table:table-cell office:value-type="float" office:value="4.5">
            <text:p>4,5</text:p>
          </table:table-cell>
          <table:table-cell table:formula="of:=LOG10(1+[.CU13])" office:value-type="float" office:value="0.740362689494244">
            <text:p>0,7403626895</text:p>
          </table:table-cell>
          <table:table-cell table:formula="of:=350-30*[.CU13]" office:value-type="float" office:value="215">
            <text:p>215</text:p>
          </table:table-cell>
          <table:table-cell/>
          <table:table-cell table:style-name="ce17" office:value-type="float" office:value="3">
            <text:p>3</text:p>
          </table:table-cell>
          <table:table-cell table:style-name="ce17" table:formula="of:=LOG10(1+1*([.CY13]-1))" office:value-type="float" office:value="0.477121254719662">
            <text:p>0,4771212547</text:p>
          </table:table-cell>
          <table:table-cell table:style-name="ce18" table:formula="of:=[.CZ13]*88.29" office:value-type="float" office:value="42.125035579199">
            <text:p>42</text:p>
          </table:table-cell>
          <table:table-cell table:style-name="ce31" table:formula="of:=200-[.DA13]" office:value-type="float" office:value="157.874964420801">
            <text:p>157,87</text:p>
          </table:table-cell>
          <table:table-cell office:value-type="float" office:value="10000">
            <text:p>10000</text:p>
          </table:table-cell>
          <table:table-cell table:formula="of:=LOG10(1+[.DC13])" office:value-type="float" office:value="4.00004342727686">
            <text:p>4,0000434273</text:p>
          </table:table-cell>
          <table:table-cell table:formula="of:=[.DD13]*60" office:value-type="float" office:value="240.002605636612">
            <text:p>240</text:p>
          </table:table-cell>
          <table:table-cell table:formula="of:=350-[.DE13]" office:value-type="float" office:value="109.997394363388">
            <text:p>110</text:p>
          </table:table-cell>
          <table:table-cell office:value-type="float" office:value="2500">
            <text:p>2500</text:p>
          </table:table-cell>
          <table:table-cell table:formula="of:=LOG(1+[.DG13]/40)" office:value-type="float" office:value="1.80277372529198">
            <text:p>1,8027737253</text:p>
          </table:table-cell>
          <table:table-cell table:formula="of:=[.DH13]*108.5" office:value-type="float" office:value="195.600949194179">
            <text:p>196</text:p>
          </table:table-cell>
          <table:table-cell table:formula="of:=300-[.DI13]" office:value-type="float" office:value="104.399050805821">
            <text:p>104</text:p>
          </table:table-cell>
          <table:table-cell office:value-type="float" office:value="1.5">
            <text:p>1,5</text:p>
          </table:table-cell>
          <table:table-cell table:formula="of:=LOG(1+5*[.DK13])" office:value-type="float" office:value="0.929418925714293">
            <text:p>0,9294189257</text:p>
          </table:table-cell>
          <table:table-cell table:formula="of:=[.DL13]*44" office:value-type="float" office:value="40.8944327314289">
            <text:p>41</text:p>
          </table:table-cell>
          <table:table-cell table:formula="of:=200-[.DM13]" office:value-type="float" office:value="159.105567268571">
            <text:p>159</text:p>
          </table:table-cell>
          <table:table-cell office:value-type="float" office:value="5">
            <text:p>5</text:p>
          </table:table-cell>
          <table:table-cell table:formula="of:=LOG(1+10*[.DO13])" office:value-type="float" office:value="1.70757017609794">
            <text:p>1,7075701761</text:p>
          </table:table-cell>
          <table:table-cell table:formula="of:=[.DP13]*55.5" office:value-type="float" office:value="94.7701447734355">
            <text:p>95</text:p>
          </table:table-cell>
          <table:table-cell table:formula="of:=200-[.DQ13]" office:value-type="float" office:value="105.229855226565">
            <text:p>10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LOG10(1+[.A14])" office:value-type="float" office:value="1.88081359228079">
            <text:p>1,8808135923</text:p>
          </table:table-cell>
          <table:table-cell table:formula="of:=[.B14]*37.5" office:value-type="float" office:value="70.5305097105297">
            <text:p>70,5305097105</text:p>
          </table:table-cell>
          <table:table-cell table:formula="of:=200-[.C14]" office:value-type="float" office:value="129.46949028947">
            <text:p>129</text:p>
          </table:table-cell>
          <table:table-cell office:value-type="float" office:value="800">
            <text:p>800</text:p>
          </table:table-cell>
          <table:table-cell table:formula="of:=LOG10(1+[.E14])" office:value-type="float" office:value="2.90363251608424">
            <text:p>2,9036325161</text:p>
          </table:table-cell>
          <table:table-cell table:formula="of:=[.F14]*37.5*2" office:value-type="float" office:value="217.772438706318">
            <text:p>217,7724387063</text:p>
          </table:table-cell>
          <table:table-cell table:formula="of:=350-[.G14]" office:value-type="float" office:value="132.227561293682">
            <text:p>132</text:p>
          </table:table-cell>
          <table:table-cell office:value-type="float" office:value="9000">
            <text:p>9000</text:p>
          </table:table-cell>
          <table:table-cell table:formula="of:=350-[.I14]/10000*100" office:value-type="float" office:value="260">
            <text:p>260</text:p>
          </table:table-cell>
          <table:table-cell office:value-type="float" office:value="25">
            <text:p>25</text:p>
          </table:table-cell>
          <table:table-cell table:formula="of:=LOG10(1+[.K14])" office:value-type="float" office:value="1.41497334797082">
            <text:p>1,414973348</text:p>
          </table:table-cell>
          <table:table-cell table:formula="of:=[.L14]*81" office:value-type="float" office:value="114.612841185636">
            <text:p>114,6128411856</text:p>
          </table:table-cell>
          <table:table-cell table:formula="of:=350-[.M14]" office:value-type="float" office:value="235.387158814364">
            <text:p>235</text:p>
          </table:table-cell>
          <table:table-cell office:value-type="float" office:value="40">
            <text:p>40</text:p>
          </table:table-cell>
          <table:table-cell table:formula="of:=LOG10(1+[.O14])" office:value-type="float" office:value="1.61278385671974">
            <text:p>1,6127838567</text:p>
          </table:table-cell>
          <table:table-cell table:formula="of:=350-3*[.O14]" office:value-type="float" office:value="230">
            <text:p>230</text:p>
          </table:table-cell>
          <table:table-cell/>
          <table:table-cell office:value-type="float" office:value="4">
            <text:p>4</text:p>
          </table:table-cell>
          <table:table-cell table:formula="of:=LOG10(1+10*[.S14])" office:value-type="float" office:value="1.61278385671974">
            <text:p>1,6127838567</text:p>
          </table:table-cell>
          <table:table-cell table:style-name="ce9" table:formula="of:=[.T14]*149.5" office:value-type="float" office:value="241.1111865796">
            <text:p>241</text:p>
          </table:table-cell>
          <table:table-cell table:formula="of:=350-[.U14]" office:value-type="float" office:value="108.8888134204">
            <text:p>109</text:p>
          </table:table-cell>
          <table:table-cell office:value-type="float" office:value="40">
            <text:p>40</text:p>
          </table:table-cell>
          <table:table-cell table:formula="of:=LOG10(1+[.W14])" office:value-type="float" office:value="1.61278385671974">
            <text:p>1,6127838567</text:p>
          </table:table-cell>
          <table:table-cell table:style-name="ce18" table:formula="of:=[.X14]*149.5" office:value-type="float" office:value="241.1111865796">
            <text:p>241</text:p>
          </table:table-cell>
          <table:table-cell table:formula="of:=350-[.Y14]" office:value-type="float" office:value="108.8888134204">
            <text:p>109</text:p>
          </table:table-cell>
          <table:table-cell office:value-type="float" office:value="30">
            <text:p>30</text:p>
          </table:table-cell>
          <table:table-cell table:formula="of:=LOG10(1+[.AA14])" office:value-type="float" office:value="1.49136169383427">
            <text:p>1,4913616938</text:p>
          </table:table-cell>
          <table:table-cell table:formula="of:=[.AB14]*50" office:value-type="float" office:value="74.5680846917136">
            <text:p>75</text:p>
          </table:table-cell>
          <table:table-cell table:formula="of:=200-[.AC14]" office:value-type="float" office:value="125.431915308286">
            <text:p>125</text:p>
          </table:table-cell>
          <table:table-cell office:value-type="float" office:value="30">
            <text:p>30</text:p>
          </table:table-cell>
          <table:table-cell table:formula="of:=LOG10(1+[.AE14])" office:value-type="float" office:value="1.49136169383427">
            <text:p>1,4913616938</text:p>
          </table:table-cell>
          <table:table-cell table:formula="of:=[.AF14]*91" office:value-type="float" office:value="135.713914138919">
            <text:p>136</text:p>
          </table:table-cell>
          <table:table-cell table:formula="of:=350-[.AG14]" office:value-type="float" office:value="214.286085861081">
            <text:p>214</text:p>
          </table:table-cell>
          <table:table-cell office:value-type="float" office:value="900">
            <text:p>900</text:p>
          </table:table-cell>
          <table:table-cell table:formula="of:=LOG10(1+[.AI14])" office:value-type="float" office:value="2.95472479097906">
            <text:p>2,954724791</text:p>
          </table:table-cell>
          <table:table-cell table:formula="of:=[.AJ14]*75" office:value-type="float" office:value="221.60435932343">
            <text:p>222</text:p>
          </table:table-cell>
          <table:table-cell table:formula="of:=350-[.AK14]" office:value-type="float" office:value="128.39564067657">
            <text:p>128</text:p>
          </table:table-cell>
          <table:table-cell office:value-type="float" office:value="5000">
            <text:p>5000</text:p>
          </table:table-cell>
          <table:table-cell table:formula="of:=LOG10(1+[.AM14])" office:value-type="float" office:value="3.69905685454767">
            <text:p>3,6990568545</text:p>
          </table:table-cell>
          <table:table-cell table:formula="of:=[.AN14]*60" office:value-type="float" office:value="221.94341127286">
            <text:p>222</text:p>
          </table:table-cell>
          <table:table-cell table:formula="of:=350-[.AO14]" office:value-type="float" office:value="128.05658872714">
            <text:p>128</text:p>
          </table:table-cell>
          <table:table-cell table:number-columns-repeated="4"/>
          <table:table-cell table:style-name="ce28" office:value-type="float" office:value="0.400000000000001">
            <text:p>0,40</text:p>
          </table:table-cell>
          <table:table-cell table:formula="of:=LOG10(1+100*[.AU14])" office:value-type="float" office:value="1.61278385671974">
            <text:p>1,6127838567</text:p>
          </table:table-cell>
          <table:table-cell table:style-name="ce27" table:formula="of:=350-149.5*[.AV14]" office:value-type="float" office:value="108.888813420399">
            <text:p>109</text:p>
          </table:table-cell>
          <table:table-cell/>
          <table:table-cell table:style-name="ce30" office:value-type="float" office:value="80000">
            <text:p>80000,00</text:p>
          </table:table-cell>
          <table:table-cell table:style-name="ce14" table:formula="of:=LOG10([.AY14]/5000)" office:value-type="float" office:value="1.20411998265592">
            <text:p>1,2041199827</text:p>
          </table:table-cell>
          <table:table-cell table:style-name="ce15" table:formula="of:=350-130.5*[.AZ14]" office:value-type="float" office:value="192.862342263402">
            <text:p>193</text:p>
          </table:table-cell>
          <table:table-cell table:style-name="ce15"/>
          <table:table-cell table:style-name="ce17" office:value-type="float" office:value="60">
            <text:p>60</text:p>
          </table:table-cell>
          <table:table-cell table:style-name="ce17" table:formula="of:=LOG10(1+1*[.BC14])" office:value-type="float" office:value="1.78532983501077">
            <text:p>1,785329835</text:p>
          </table:table-cell>
          <table:table-cell table:style-name="ce18" table:formula="of:=[.BD14]*133" office:value-type="float" office:value="237.448868056432">
            <text:p>237</text:p>
          </table:table-cell>
          <table:table-cell table:style-name="ce31" table:formula="of:=350-[.BE14]" office:value-type="float" office:value="112.551131943568">
            <text:p>112,55</text:p>
          </table:table-cell>
          <table:table-cell office:value-type="float" office:value="100000">
            <text:p>100000</text:p>
          </table:table-cell>
          <table:table-cell table:formula="of:=LOG10(1+[.BG14]/100)" office:value-type="float" office:value="3.00043407747932">
            <text:p>3,0004340775</text:p>
          </table:table-cell>
          <table:table-cell table:formula="of:=[.BH14]*69.75" office:value-type="float" office:value="209.280276904182">
            <text:p>209</text:p>
          </table:table-cell>
          <table:table-cell table:formula="of:=350-[.BI14]" office:value-type="float" office:value="140.719723095818">
            <text:p>141</text:p>
          </table:table-cell>
          <table:table-cell office:value-type="float" office:value="-30">
            <text:p>-30</text:p>
          </table:table-cell>
          <table:table-cell table:formula="of:=LOG10(1+[.BK14]/100)" office:value-type="float" office:value="-0.154901959985743">
            <text:p>-0,15490196</text:p>
          </table:table-cell>
          <table:table-cell table:formula="of:=[.BK14]*300/180" office:value-type="float" office:value="-50">
            <text:p>-50</text:p>
          </table:table-cell>
          <table:table-cell table:formula="of:=200-[.BM14]" office:value-type="float" office:value="250">
            <text:p>250</text:p>
          </table:table-cell>
          <table:table-cell office:value-type="float" office:value="4000">
            <text:p>4000</text:p>
          </table:table-cell>
          <table:table-cell table:formula="of:=[.BO14]^(1/2)" office:value-type="float" office:value="63.2455532033676">
            <text:p>63,2455532034</text:p>
          </table:table-cell>
          <table:table-cell table:formula="of:=[.BP14]*3" office:value-type="float" office:value="189.736659610103">
            <text:p>190</text:p>
          </table:table-cell>
          <table:table-cell table:formula="of:=350-[.BQ14]" office:value-type="float" office:value="160.263340389897">
            <text:p>160</text:p>
          </table:table-cell>
          <table:table-cell office:value-type="float" office:value="800">
            <text:p>800</text:p>
          </table:table-cell>
          <table:table-cell table:formula="of:=([.BS14]-200)^(1/2)" office:value-type="float" office:value="24.4948974278318">
            <text:p>24,4948974278</text:p>
          </table:table-cell>
          <table:table-cell table:formula="of:=[.BT14]*7.075" office:value-type="float" office:value="173.30139930191">
            <text:p>173</text:p>
          </table:table-cell>
          <table:table-cell table:formula="of:=350-[.BU14]" office:value-type="float" office:value="176.69860069809">
            <text:p>177</text:p>
          </table:table-cell>
          <table:table-cell office:value-type="float" office:value="80">
            <text:p>80</text:p>
          </table:table-cell>
          <table:table-cell table:formula="of:=LOG(1+([.BW14]-50)/40)" office:value-type="float" office:value="0.243038048686294">
            <text:p>0,2430380487</text:p>
          </table:table-cell>
          <table:table-cell table:formula="of:=[.BX14]*88.5" office:value-type="float" office:value="21.5088673087371">
            <text:p>22</text:p>
          </table:table-cell>
          <table:table-cell table:formula="of:=200-[.BY14]" office:value-type="float" office:value="178.491132691263">
            <text:p>178</text:p>
          </table:table-cell>
          <table:table-cell office:value-type="float" office:value="600">
            <text:p>600</text:p>
          </table:table-cell>
          <table:table-cell table:formula="of:==LOG(1+([.CA14]-350)/40)" office:value-type="float" office:value="0.860338006570994">
            <text:p>0,8603380066</text:p>
          </table:table-cell>
          <table:table-cell table:formula="of:=48.5*[.CB14]" office:value-type="float" office:value="41.7263933186932">
            <text:p>42</text:p>
          </table:table-cell>
          <table:table-cell table:formula="of:=150-[.CC14]" office:value-type="float" office:value="108.273606681307">
            <text:p>108</text:p>
          </table:table-cell>
          <table:table-cell table:style-name="ce56" office:value-type="float" office:value="80000">
            <text:p>80000,00</text:p>
          </table:table-cell>
          <table:table-cell table:style-name="ce5" table:formula="of:=LOG10(1+[.CE14]/100)" office:value-type="float" office:value="2.90363251608424">
            <text:p>2,9036325161</text:p>
          </table:table-cell>
          <table:table-cell table:style-name="ce6" table:formula="of:=350-75*[.CF14]" office:value-type="float" office:value="132.227561293682">
            <text:p>132</text:p>
          </table:table-cell>
          <table:table-cell table:style-name="ce6"/>
          <table:table-cell office:value-type="float" office:value="0">
            <text:p>0</text:p>
          </table:table-cell>
          <table:table-cell table:formula="of:=LOG10(1+[.CI14])" office:value-type="float" office:value="0">
            <text:p>0</text:p>
          </table:table-cell>
          <table:table-cell table:formula="of:=[.CJ14]*193" office:value-type="float" office:value="0">
            <text:p>0</text:p>
          </table:table-cell>
          <table:table-cell table:formula="of:=200-[.CK14]" office:value-type="float" office:value="200">
            <text:p>200</text:p>
          </table:table-cell>
          <table:table-cell office:value-type="float" office:value="30">
            <text:p>30</text:p>
          </table:table-cell>
          <table:table-cell table:formula="of:=LOG10(1+3*[.CM14])" office:value-type="float" office:value="1.95904139232109">
            <text:p>1,9590413923</text:p>
          </table:table-cell>
          <table:table-cell table:formula="of:=[.CN14]*61.655" office:value-type="float" office:value="120.784697043557">
            <text:p>121</text:p>
          </table:table-cell>
          <table:table-cell table:formula="of:=200-[.CO14]" office:value-type="float" office:value="79.215302956443">
            <text:p>79</text:p>
          </table:table-cell>
          <table:table-cell office:value-type="float" office:value="10">
            <text:p>10</text:p>
          </table:table-cell>
          <table:table-cell table:formula="of:=LOG10(1+[.CQ14])" office:value-type="float" office:value="1.04139268515823">
            <text:p>1,0413926852</text:p>
          </table:table-cell>
          <table:table-cell table:formula="of:=[.CR14]*50" office:value-type="float" office:value="52.0696342579113">
            <text:p>52,0696342579</text:p>
          </table:table-cell>
          <table:table-cell table:formula="of:=200-[.CS14]" office:value-type="float" office:value="147.930365742089">
            <text:p>148</text:p>
          </table:table-cell>
          <table:table-cell office:value-type="float" office:value="4">
            <text:p>4</text:p>
          </table:table-cell>
          <table:table-cell table:formula="of:=LOG10(1+[.CU14])" office:value-type="float" office:value="0.698970004336019">
            <text:p>0,6989700043</text:p>
          </table:table-cell>
          <table:table-cell table:formula="of:=350-30*[.CU14]" office:value-type="float" office:value="230">
            <text:p>230</text:p>
          </table:table-cell>
          <table:table-cell/>
          <table:table-cell table:style-name="ce17" office:value-type="float" office:value="2">
            <text:p>2</text:p>
          </table:table-cell>
          <table:table-cell table:style-name="ce17" table:formula="of:=LOG10(1+1*([.CY14]-1))" office:value-type="float" office:value="0.301029995663981">
            <text:p>0,3010299957</text:p>
          </table:table-cell>
          <table:table-cell table:style-name="ce18" table:formula="of:=[.CZ14]*88.29" office:value-type="float" office:value="26.5779383171729">
            <text:p>27</text:p>
          </table:table-cell>
          <table:table-cell table:style-name="ce31" table:formula="of:=200-[.DA14]" office:value-type="float" office:value="173.422061682827">
            <text:p>173,42</text:p>
          </table:table-cell>
          <table:table-cell office:value-type="float" office:value="5000">
            <text:p>5000</text:p>
          </table:table-cell>
          <table:table-cell table:formula="of:=LOG10(1+[.DC14])" office:value-type="float" office:value="3.69905685454767">
            <text:p>3,6990568545</text:p>
          </table:table-cell>
          <table:table-cell table:formula="of:=[.DD14]*60" office:value-type="float" office:value="221.94341127286">
            <text:p>222</text:p>
          </table:table-cell>
          <table:table-cell table:formula="of:=350-[.DE14]" office:value-type="float" office:value="128.05658872714">
            <text:p>128</text:p>
          </table:table-cell>
          <table:table-cell office:value-type="float" office:value="2000">
            <text:p>2000</text:p>
          </table:table-cell>
          <table:table-cell table:formula="of:=LOG(1+[.DG14]/40)" office:value-type="float" office:value="1.70757017609794">
            <text:p>1,7075701761</text:p>
          </table:table-cell>
          <table:table-cell table:formula="of:=[.DH14]*108.5" office:value-type="float" office:value="185.271364106626">
            <text:p>185</text:p>
          </table:table-cell>
          <table:table-cell table:formula="of:=300-[.DI14]" office:value-type="float" office:value="114.728635893374">
            <text:p>115</text:p>
          </table:table-cell>
          <table:table-cell office:value-type="float" office:value="1">
            <text:p>1</text:p>
          </table:table-cell>
          <table:table-cell table:formula="of:=LOG(1+5*[.DK14])" office:value-type="float" office:value="0.778151250383644">
            <text:p>0,7781512504</text:p>
          </table:table-cell>
          <table:table-cell table:formula="of:=[.DL14]*44" office:value-type="float" office:value="34.2386550168803">
            <text:p>34</text:p>
          </table:table-cell>
          <table:table-cell table:formula="of:=200-[.DM14]" office:value-type="float" office:value="165.76134498312">
            <text:p>166</text:p>
          </table:table-cell>
          <table:table-cell office:value-type="float" office:value="4">
            <text:p>4</text:p>
          </table:table-cell>
          <table:table-cell table:formula="of:=LOG(1+10*[.DO14])" office:value-type="float" office:value="1.61278385671974">
            <text:p>1,6127838567</text:p>
          </table:table-cell>
          <table:table-cell table:formula="of:=[.DP14]*55.5" office:value-type="float" office:value="89.5095040479453">
            <text:p>90</text:p>
          </table:table-cell>
          <table:table-cell table:formula="of:=200-[.DQ14]" office:value-type="float" office:value="110.490495952055">
            <text:p>11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LOG10(1+[.A15])" office:value-type="float" office:value="1.70757017609794">
            <text:p>1,7075701761</text:p>
          </table:table-cell>
          <table:table-cell table:formula="of:=[.B15]*37.5" office:value-type="float" office:value="64.0338816036726">
            <text:p>64,0338816037</text:p>
          </table:table-cell>
          <table:table-cell table:formula="of:=200-[.C15]" office:value-type="float" office:value="135.966118396327">
            <text:p>136</text:p>
          </table:table-cell>
          <table:table-cell office:value-type="float" office:value="700">
            <text:p>700</text:p>
          </table:table-cell>
          <table:table-cell table:formula="of:=LOG10(1+[.E15])" office:value-type="float" office:value="2.84571801796666">
            <text:p>2,845718018</text:p>
          </table:table-cell>
          <table:table-cell table:formula="of:=[.F15]*37.5*2" office:value-type="float" office:value="213.428851347499">
            <text:p>213,4288513475</text:p>
          </table:table-cell>
          <table:table-cell table:formula="of:=350-[.G15]" office:value-type="float" office:value="136.571148652501">
            <text:p>137</text:p>
          </table:table-cell>
          <table:table-cell office:value-type="float" office:value="8000">
            <text:p>8000</text:p>
          </table:table-cell>
          <table:table-cell table:formula="of:=350-[.I15]/10000*100" office:value-type="float" office:value="270">
            <text:p>270</text:p>
          </table:table-cell>
          <table:table-cell office:value-type="float" office:value="10">
            <text:p>10</text:p>
          </table:table-cell>
          <table:table-cell table:formula="of:=LOG10(1+[.K15])" office:value-type="float" office:value="1.04139268515823">
            <text:p>1,0413926852</text:p>
          </table:table-cell>
          <table:table-cell table:formula="of:=[.L15]*81" office:value-type="float" office:value="84.3528074978162">
            <text:p>84,3528074978</text:p>
          </table:table-cell>
          <table:table-cell table:formula="of:=350-[.M15]" office:value-type="float" office:value="265.647192502184">
            <text:p>266</text:p>
          </table:table-cell>
          <table:table-cell office:value-type="float" office:value="35">
            <text:p>35</text:p>
          </table:table-cell>
          <table:table-cell table:formula="of:=LOG10(1+[.O15])" office:value-type="float" office:value="1.55630250076729">
            <text:p>1,5563025008</text:p>
          </table:table-cell>
          <table:table-cell table:formula="of:=350-3*[.O15]" office:value-type="float" office:value="245">
            <text:p>245</text:p>
          </table:table-cell>
          <table:table-cell/>
          <table:table-cell office:value-type="float" office:value="3.5">
            <text:p>3,5</text:p>
          </table:table-cell>
          <table:table-cell table:formula="of:=LOG10(1+10*[.S15])" office:value-type="float" office:value="1.55630250076729">
            <text:p>1,5563025008</text:p>
          </table:table-cell>
          <table:table-cell table:style-name="ce9" table:formula="of:=[.T15]*149.5" office:value-type="float" office:value="232.667223864709">
            <text:p>233</text:p>
          </table:table-cell>
          <table:table-cell table:formula="of:=350-[.U15]" office:value-type="float" office:value="117.332776135291">
            <text:p>117</text:p>
          </table:table-cell>
          <table:table-cell office:value-type="float" office:value="35">
            <text:p>35</text:p>
          </table:table-cell>
          <table:table-cell table:formula="of:=LOG10(1+[.W15])" office:value-type="float" office:value="1.55630250076729">
            <text:p>1,5563025008</text:p>
          </table:table-cell>
          <table:table-cell table:style-name="ce18" table:formula="of:=[.X15]*149.5" office:value-type="float" office:value="232.667223864709">
            <text:p>233</text:p>
          </table:table-cell>
          <table:table-cell table:formula="of:=350-[.Y15]" office:value-type="float" office:value="117.332776135291">
            <text:p>117</text:p>
          </table:table-cell>
          <table:table-cell office:value-type="float" office:value="20">
            <text:p>20</text:p>
          </table:table-cell>
          <table:table-cell table:formula="of:=LOG10(1+[.AA15])" office:value-type="float" office:value="1.32221929473392">
            <text:p>1,3222192947</text:p>
          </table:table-cell>
          <table:table-cell table:formula="of:=[.AB15]*50" office:value-type="float" office:value="66.110964736696">
            <text:p>66</text:p>
          </table:table-cell>
          <table:table-cell table:formula="of:=200-[.AC15]" office:value-type="float" office:value="133.889035263304">
            <text:p>134</text:p>
          </table:table-cell>
          <table:table-cell office:value-type="float" office:value="15">
            <text:p>15</text:p>
          </table:table-cell>
          <table:table-cell table:formula="of:=LOG10(1+[.AE15])" office:value-type="float" office:value="1.20411998265592">
            <text:p>1,2041199827</text:p>
          </table:table-cell>
          <table:table-cell table:formula="of:=[.AF15]*91" office:value-type="float" office:value="109.574918421689">
            <text:p>110</text:p>
          </table:table-cell>
          <table:table-cell table:formula="of:=350-[.AG15]" office:value-type="float" office:value="240.425081578311">
            <text:p>240</text:p>
          </table:table-cell>
          <table:table-cell office:value-type="float" office:value="800">
            <text:p>800</text:p>
          </table:table-cell>
          <table:table-cell table:formula="of:=LOG10(1+[.AI15])" office:value-type="float" office:value="2.90363251608424">
            <text:p>2,9036325161</text:p>
          </table:table-cell>
          <table:table-cell table:formula="of:=[.AJ15]*75" office:value-type="float" office:value="217.772438706318">
            <text:p>218</text:p>
          </table:table-cell>
          <table:table-cell table:formula="of:=350-[.AK15]" office:value-type="float" office:value="132.227561293682">
            <text:p>132</text:p>
          </table:table-cell>
          <table:table-cell office:value-type="float" office:value="4000">
            <text:p>4000</text:p>
          </table:table-cell>
          <table:table-cell table:formula="of:=LOG10(1+[.AM15])" office:value-type="float" office:value="3.602168551379">
            <text:p>3,6021685514</text:p>
          </table:table-cell>
          <table:table-cell table:formula="of:=[.AN15]*60" office:value-type="float" office:value="216.13011308274">
            <text:p>216</text:p>
          </table:table-cell>
          <table:table-cell table:formula="of:=350-[.AO15]" office:value-type="float" office:value="133.86988691726">
            <text:p>134</text:p>
          </table:table-cell>
          <table:table-cell table:number-columns-repeated="4"/>
          <table:table-cell table:style-name="ce28" office:value-type="float" office:value="0.350000000000001">
            <text:p>0,35</text:p>
          </table:table-cell>
          <table:table-cell table:formula="of:=LOG10(1+100*[.AU15])" office:value-type="float" office:value="1.55630250076729">
            <text:p>1,5563025008</text:p>
          </table:table-cell>
          <table:table-cell table:style-name="ce27" table:formula="of:=350-149.5*[.AV15]" office:value-type="float" office:value="117.33277613529">
            <text:p>117</text:p>
          </table:table-cell>
          <table:table-cell/>
          <table:table-cell table:style-name="ce30" office:value-type="float" office:value="75000">
            <text:p>75000,00</text:p>
          </table:table-cell>
          <table:table-cell table:style-name="ce14" table:formula="of:=LOG10([.AY15]/5000)" office:value-type="float" office:value="1.17609125905568">
            <text:p>1,1760912591</text:p>
          </table:table-cell>
          <table:table-cell table:style-name="ce15" table:formula="of:=350-130.5*[.AZ15]" office:value-type="float" office:value="196.520090693234">
            <text:p>197</text:p>
          </table:table-cell>
          <table:table-cell table:style-name="ce15"/>
          <table:table-cell table:style-name="ce17" office:value-type="float" office:value="50">
            <text:p>50</text:p>
          </table:table-cell>
          <table:table-cell table:style-name="ce17" table:formula="of:=LOG10(1+1*[.BC15])" office:value-type="float" office:value="1.70757017609794">
            <text:p>1,7075701761</text:p>
          </table:table-cell>
          <table:table-cell table:style-name="ce18" table:formula="of:=[.BD15]*133" office:value-type="float" office:value="227.106833421025">
            <text:p>227</text:p>
          </table:table-cell>
          <table:table-cell table:style-name="ce31" table:formula="of:=350-[.BE15]" office:value-type="float" office:value="122.893166578974">
            <text:p>122,89</text:p>
          </table:table-cell>
          <table:table-cell office:value-type="float" office:value="50000">
            <text:p>50000</text:p>
          </table:table-cell>
          <table:table-cell table:formula="of:=LOG10(1+[.BG15]/100)" office:value-type="float" office:value="2.69983772586725">
            <text:p>2,6998377259</text:p>
          </table:table-cell>
          <table:table-cell table:formula="of:=[.BH15]*69.75" office:value-type="float" office:value="188.31368137924">
            <text:p>188</text:p>
          </table:table-cell>
          <table:table-cell table:formula="of:=350-[.BI15]" office:value-type="float" office:value="161.68631862076">
            <text:p>162</text:p>
          </table:table-cell>
          <table:table-cell office:value-type="float" office:value="-40">
            <text:p>-40</text:p>
          </table:table-cell>
          <table:table-cell table:formula="of:=LOG10(1+[.BK15]/100)" office:value-type="float" office:value="-0.221848749616356">
            <text:p>-0,2218487496</text:p>
          </table:table-cell>
          <table:table-cell table:formula="of:=[.BK15]*300/180" office:value-type="float" office:value="-66.6666666666667">
            <text:p>-67</text:p>
          </table:table-cell>
          <table:table-cell table:formula="of:=200-[.BM15]" office:value-type="float" office:value="266.666666666667">
            <text:p>267</text:p>
          </table:table-cell>
          <table:table-cell office:value-type="float" office:value="3500">
            <text:p>3500</text:p>
          </table:table-cell>
          <table:table-cell table:formula="of:=[.BO15]^(1/2)" office:value-type="float" office:value="59.1607978309962">
            <text:p>59,160797831</text:p>
          </table:table-cell>
          <table:table-cell table:formula="of:=[.BP15]*3" office:value-type="float" office:value="177.482393492988">
            <text:p>177</text:p>
          </table:table-cell>
          <table:table-cell table:formula="of:=350-[.BQ15]" office:value-type="float" office:value="172.517606507012">
            <text:p>173</text:p>
          </table:table-cell>
          <table:table-cell office:value-type="float" office:value="750">
            <text:p>750</text:p>
          </table:table-cell>
          <table:table-cell table:formula="of:=([.BS15]-200)^(1/2)" office:value-type="float" office:value="23.4520787991171">
            <text:p>23,4520787991</text:p>
          </table:table-cell>
          <table:table-cell table:formula="of:=[.BT15]*7.075" office:value-type="float" office:value="165.923457503754">
            <text:p>166</text:p>
          </table:table-cell>
          <table:table-cell table:formula="of:=350-[.BU15]" office:value-type="float" office:value="184.076542496246">
            <text:p>184</text:p>
          </table:table-cell>
          <table:table-cell office:value-type="float" office:value="70">
            <text:p>70</text:p>
          </table:table-cell>
          <table:table-cell table:formula="of:=LOG(1+([.BW15]-50)/40)" office:value-type="float" office:value="0.176091259055681">
            <text:p>0,1760912591</text:p>
          </table:table-cell>
          <table:table-cell table:formula="of:=[.BX15]*88.5" office:value-type="float" office:value="15.5840764264278">
            <text:p>16</text:p>
          </table:table-cell>
          <table:table-cell table:formula="of:=200-[.BY15]" office:value-type="float" office:value="184.415923573572">
            <text:p>184</text:p>
          </table:table-cell>
          <table:table-cell office:value-type="float" office:value="500">
            <text:p>500</text:p>
          </table:table-cell>
          <table:table-cell table:formula="of:==LOG(1+([.CA15]-350)/40)" office:value-type="float" office:value="0.676693609624867">
            <text:p>0,6766936096</text:p>
          </table:table-cell>
          <table:table-cell table:formula="of:=48.5*[.CB15]" office:value-type="float" office:value="32.819640066806">
            <text:p>33</text:p>
          </table:table-cell>
          <table:table-cell table:formula="of:=150-[.CC15]" office:value-type="float" office:value="117.180359933194">
            <text:p>117</text:p>
          </table:table-cell>
          <table:table-cell table:style-name="ce56" office:value-type="float" office:value="75000">
            <text:p>75000,00</text:p>
          </table:table-cell>
          <table:table-cell table:style-name="ce5" table:formula="of:=LOG10(1+[.CE15]/100)" office:value-type="float" office:value="2.87563993700417">
            <text:p>2,875639937</text:p>
          </table:table-cell>
          <table:table-cell table:style-name="ce6" table:formula="of:=350-75*[.CF15]" office:value-type="float" office:value="134.327004724687">
            <text:p>134</text:p>
          </table:table-cell>
          <table:table-cell table:style-name="ce6"/>
          <table:table-cell office:value-type="float" office:value="-0.1">
            <text:p>-0,1</text:p>
          </table:table-cell>
          <table:table-cell table:formula="of:=LOG10(1-[.CI15])" office:value-type="float" office:value="0.0413926851582251">
            <text:p>0,0413926852</text:p>
          </table:table-cell>
          <table:table-cell table:formula="of:=[.CJ15]*193" office:value-type="float" office:value="7.98878823553744">
            <text:p>8</text:p>
          </table:table-cell>
          <table:table-cell table:formula="of:=200+[.CK15]" office:value-type="float" office:value="207.988788235537">
            <text:p>208</text:p>
          </table:table-cell>
          <table:table-cell office:value-type="float" office:value="25">
            <text:p>25</text:p>
          </table:table-cell>
          <table:table-cell table:formula="of:=LOG10(1+3*[.CM15])" office:value-type="float" office:value="1.88081359228079">
            <text:p>1,8808135923</text:p>
          </table:table-cell>
          <table:table-cell table:formula="of:=[.CN15]*61.655" office:value-type="float" office:value="115.961562032072">
            <text:p>116</text:p>
          </table:table-cell>
          <table:table-cell table:formula="of:=200-[.CO15]" office:value-type="float" office:value="84.0384379679278">
            <text:p>84</text:p>
          </table:table-cell>
          <table:table-cell office:value-type="float" office:value="7.5">
            <text:p>7,5</text:p>
          </table:table-cell>
          <table:table-cell table:formula="of:=LOG10(1+[.CQ15])" office:value-type="float" office:value="0.929418925714293">
            <text:p>0,9294189257</text:p>
          </table:table-cell>
          <table:table-cell table:formula="of:=[.CR15]*50" office:value-type="float" office:value="46.4709462857146">
            <text:p>46,4709462857</text:p>
          </table:table-cell>
          <table:table-cell table:formula="of:=200-[.CS15]" office:value-type="float" office:value="153.529053714285">
            <text:p>154</text:p>
          </table:table-cell>
          <table:table-cell office:value-type="float" office:value="3.5">
            <text:p>3,5</text:p>
          </table:table-cell>
          <table:table-cell table:formula="of:=LOG10(1+[.CU15])" office:value-type="float" office:value="0.653212513775344">
            <text:p>0,6532125138</text:p>
          </table:table-cell>
          <table:table-cell table:formula="of:=350-30*[.CU15]" office:value-type="float" office:value="245">
            <text:p>245</text:p>
          </table:table-cell>
          <table:table-cell/>
          <table:table-cell table:style-name="ce17" office:value-type="float" office:value="1">
            <text:p>1</text:p>
          </table:table-cell>
          <table:table-cell table:style-name="ce17" table:formula="of:=LOG10(1+10*([.CY15]))" office:value-type="float" office:value="1.04139268515823">
            <text:p>1,0413926852</text:p>
          </table:table-cell>
          <table:table-cell table:style-name="ce18" table:formula="of:=[.CZ15]*144.025" office:value-type="float" office:value="149.986581479913">
            <text:p>150</text:p>
          </table:table-cell>
          <table:table-cell table:style-name="ce31" table:formula="of:=350-[.DA15]" office:value-type="float" office:value="200.013418520087">
            <text:p>200,01</text:p>
          </table:table-cell>
          <table:table-cell office:value-type="float" office:value="4000">
            <text:p>4000</text:p>
          </table:table-cell>
          <table:table-cell table:formula="of:=LOG10(1+[.DC15])" office:value-type="float" office:value="3.602168551379">
            <text:p>3,6021685514</text:p>
          </table:table-cell>
          <table:table-cell table:formula="of:=[.DD15]*60" office:value-type="float" office:value="216.13011308274">
            <text:p>216</text:p>
          </table:table-cell>
          <table:table-cell table:formula="of:=350-[.DE15]" office:value-type="float" office:value="133.86988691726">
            <text:p>134</text:p>
          </table:table-cell>
          <table:table-cell office:value-type="float" office:value="1500">
            <text:p>1500</text:p>
          </table:table-cell>
          <table:table-cell table:formula="of:=LOG(1+[.DG15]/40)" office:value-type="float" office:value="1.5854607295085">
            <text:p>1,5854607295</text:p>
          </table:table-cell>
          <table:table-cell table:formula="of:=[.DH15]*108.5" office:value-type="float" office:value="172.022489151672">
            <text:p>172</text:p>
          </table:table-cell>
          <table:table-cell table:formula="of:=300-[.DI15]" office:value-type="float" office:value="127.977510848328">
            <text:p>128</text:p>
          </table:table-cell>
          <table:table-cell office:value-type="float" office:value="0.5">
            <text:p>0,5</text:p>
          </table:table-cell>
          <table:table-cell table:formula="of:=LOG(1+5*[.DK15])" office:value-type="float" office:value="0.544068044350276">
            <text:p>0,5440680444</text:p>
          </table:table-cell>
          <table:table-cell table:formula="of:=[.DL15]*44" office:value-type="float" office:value="23.9389939514121">
            <text:p>24</text:p>
          </table:table-cell>
          <table:table-cell table:formula="of:=200-[.DM15]" office:value-type="float" office:value="176.061006048588">
            <text:p>176</text:p>
          </table:table-cell>
          <table:table-cell office:value-type="float" office:value="3">
            <text:p>3</text:p>
          </table:table-cell>
          <table:table-cell table:formula="of:=LOG(1+10*[.DO15])" office:value-type="float" office:value="1.49136169383427">
            <text:p>1,4913616938</text:p>
          </table:table-cell>
          <table:table-cell table:formula="of:=[.DP15]*55.5" office:value-type="float" office:value="82.7705740078021">
            <text:p>83</text:p>
          </table:table-cell>
          <table:table-cell table:formula="of:=200-[.DQ15]" office:value-type="float" office:value="117.229425992198">
            <text:p>11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LOG10(1+[.A16])" office:value-type="float" office:value="1.32221929473392">
            <text:p>1,3222192947</text:p>
          </table:table-cell>
          <table:table-cell table:formula="of:=[.B16]*37.5" office:value-type="float" office:value="49.583223552522">
            <text:p>49,5832235525</text:p>
          </table:table-cell>
          <table:table-cell table:formula="of:=200-[.C16]" office:value-type="float" office:value="150.416776447478">
            <text:p>150</text:p>
          </table:table-cell>
          <table:table-cell office:value-type="float" office:value="600">
            <text:p>600</text:p>
          </table:table-cell>
          <table:table-cell table:formula="of:=LOG10(1+[.E16])" office:value-type="float" office:value="2.77887447200274">
            <text:p>2,778874472</text:p>
          </table:table-cell>
          <table:table-cell table:formula="of:=[.F16]*37.5*2" office:value-type="float" office:value="208.415585400205">
            <text:p>208,4155854002</text:p>
          </table:table-cell>
          <table:table-cell table:formula="of:=350-[.G16]" office:value-type="float" office:value="141.584414599795">
            <text:p>142</text:p>
          </table:table-cell>
          <table:table-cell office:value-type="float" office:value="7000">
            <text:p>7000</text:p>
          </table:table-cell>
          <table:table-cell table:formula="of:=350-[.I16]/10000*100" office:value-type="float" office:value="280">
            <text:p>280</text:p>
          </table:table-cell>
          <table:table-cell office:value-type="float" office:value="7.5">
            <text:p>7,5</text:p>
          </table:table-cell>
          <table:table-cell table:formula="of:=LOG10(1+[.K16])" office:value-type="float" office:value="0.929418925714293">
            <text:p>0,9294189257</text:p>
          </table:table-cell>
          <table:table-cell table:formula="of:=[.L16]*81" office:value-type="float" office:value="75.2829329828577">
            <text:p>75,2829329829</text:p>
          </table:table-cell>
          <table:table-cell table:formula="of:=350-[.M16]" office:value-type="float" office:value="274.717067017142">
            <text:p>275</text:p>
          </table:table-cell>
          <table:table-cell office:value-type="float" office:value="30">
            <text:p>30</text:p>
          </table:table-cell>
          <table:table-cell table:formula="of:=LOG10(1+[.O16])" office:value-type="float" office:value="1.49136169383427">
            <text:p>1,4913616938</text:p>
          </table:table-cell>
          <table:table-cell table:formula="of:=350-3*[.O16]" office:value-type="float" office:value="260">
            <text:p>260</text:p>
          </table:table-cell>
          <table:table-cell/>
          <table:table-cell office:value-type="float" office:value="3">
            <text:p>3</text:p>
          </table:table-cell>
          <table:table-cell table:formula="of:=LOG10(1+10*[.S16])" office:value-type="float" office:value="1.49136169383427">
            <text:p>1,4913616938</text:p>
          </table:table-cell>
          <table:table-cell table:style-name="ce9" table:formula="of:=[.T16]*149.5" office:value-type="float" office:value="222.958573228224">
            <text:p>223</text:p>
          </table:table-cell>
          <table:table-cell table:formula="of:=350-[.U16]" office:value-type="float" office:value="127.041426771776">
            <text:p>127</text:p>
          </table:table-cell>
          <table:table-cell office:value-type="float" office:value="30">
            <text:p>30</text:p>
          </table:table-cell>
          <table:table-cell table:formula="of:=LOG10(1+[.W16])" office:value-type="float" office:value="1.49136169383427">
            <text:p>1,4913616938</text:p>
          </table:table-cell>
          <table:table-cell table:style-name="ce18" table:formula="of:=[.X16]*149.5" office:value-type="float" office:value="222.958573228224">
            <text:p>223</text:p>
          </table:table-cell>
          <table:table-cell table:formula="of:=350-[.Y16]" office:value-type="float" office:value="127.041426771776">
            <text:p>127</text:p>
          </table:table-cell>
          <table:table-cell office:value-type="float" office:value="10">
            <text:p>10</text:p>
          </table:table-cell>
          <table:table-cell table:formula="of:=LOG10(1+[.AA16])" office:value-type="float" office:value="1.04139268515823">
            <text:p>1,0413926852</text:p>
          </table:table-cell>
          <table:table-cell table:formula="of:=[.AB16]*50" office:value-type="float" office:value="52.0696342579113">
            <text:p>52</text:p>
          </table:table-cell>
          <table:table-cell table:formula="of:=200-[.AC16]" office:value-type="float" office:value="147.930365742089">
            <text:p>148</text:p>
          </table:table-cell>
          <table:table-cell office:value-type="float" office:value="10">
            <text:p>10</text:p>
          </table:table-cell>
          <table:table-cell table:formula="of:=LOG10(1+[.AE16])" office:value-type="float" office:value="1.04139268515823">
            <text:p>1,0413926852</text:p>
          </table:table-cell>
          <table:table-cell table:formula="of:=[.AF16]*91" office:value-type="float" office:value="94.7667343493985">
            <text:p>95</text:p>
          </table:table-cell>
          <table:table-cell table:formula="of:=350-[.AG16]" office:value-type="float" office:value="255.233265650602">
            <text:p>255</text:p>
          </table:table-cell>
          <table:table-cell office:value-type="float" office:value="750">
            <text:p>750</text:p>
          </table:table-cell>
          <table:table-cell table:formula="of:=LOG10(1+[.AI16])" office:value-type="float" office:value="2.87563993700417">
            <text:p>2,875639937</text:p>
          </table:table-cell>
          <table:table-cell table:formula="of:=[.AJ16]*75" office:value-type="float" office:value="215.672995275313">
            <text:p>216</text:p>
          </table:table-cell>
          <table:table-cell table:formula="of:=350-[.AK16]" office:value-type="float" office:value="134.327004724687">
            <text:p>134</text:p>
          </table:table-cell>
          <table:table-cell office:value-type="float" office:value="3000">
            <text:p>3000</text:p>
          </table:table-cell>
          <table:table-cell table:formula="of:=LOG10(1+[.AM16])" office:value-type="float" office:value="3.47726599542485">
            <text:p>3,4772659954</text:p>
          </table:table-cell>
          <table:table-cell table:formula="of:=[.AN16]*60" office:value-type="float" office:value="208.635959725491">
            <text:p>209</text:p>
          </table:table-cell>
          <table:table-cell table:formula="of:=350-[.AO16]" office:value-type="float" office:value="141.364040274509">
            <text:p>141</text:p>
          </table:table-cell>
          <table:table-cell table:number-columns-repeated="4"/>
          <table:table-cell table:style-name="ce28" office:value-type="float" office:value="0.300000000000001">
            <text:p>0,30</text:p>
          </table:table-cell>
          <table:table-cell table:formula="of:=LOG10(1+100*[.AU16])" office:value-type="float" office:value="1.49136169383427">
            <text:p>1,4913616938</text:p>
          </table:table-cell>
          <table:table-cell table:style-name="ce27" table:formula="of:=350-149.5*[.AV16]" office:value-type="float" office:value="127.041426771776">
            <text:p>127</text:p>
          </table:table-cell>
          <table:table-cell/>
          <table:table-cell table:style-name="ce30" office:value-type="float" office:value="70000">
            <text:p>70000,00</text:p>
          </table:table-cell>
          <table:table-cell table:style-name="ce14" table:formula="of:=LOG10([.AY16]/5000)" office:value-type="float" office:value="1.14612803567824">
            <text:p>1,1461280357</text:p>
          </table:table-cell>
          <table:table-cell table:style-name="ce15" table:formula="of:=350-130.5*[.AZ16]" office:value-type="float" office:value="200.43029134399">
            <text:p>200</text:p>
          </table:table-cell>
          <table:table-cell table:style-name="ce15" office:value-type="string">
            <text:p>ATM</text:p>
          </table:table-cell>
          <table:table-cell table:style-name="ce17" office:value-type="float" office:value="40">
            <text:p>40</text:p>
          </table:table-cell>
          <table:table-cell table:style-name="ce17" table:formula="of:=LOG10(1+1*[.BC16])" office:value-type="float" office:value="1.61278385671974">
            <text:p>1,6127838567</text:p>
          </table:table-cell>
          <table:table-cell table:style-name="ce18" table:formula="of:=[.BD16]*133" office:value-type="float" office:value="214.500252943725">
            <text:p>215</text:p>
          </table:table-cell>
          <table:table-cell table:style-name="ce31" table:formula="of:=350-[.BE16]" office:value-type="float" office:value="135.499747056275">
            <text:p>135,50</text:p>
          </table:table-cell>
          <table:table-cell office:value-type="float" office:value="40000">
            <text:p>40000</text:p>
          </table:table-cell>
          <table:table-cell table:formula="of:=LOG10(1+[.BG16]/100)" office:value-type="float" office:value="2.60314437262018">
            <text:p>2,6031443726</text:p>
          </table:table-cell>
          <table:table-cell table:formula="of:=[.BH16]*69.75" office:value-type="float" office:value="181.569319990258">
            <text:p>182</text:p>
          </table:table-cell>
          <table:table-cell table:formula="of:=350-[.BI16]" office:value-type="float" office:value="168.430680009742">
            <text:p>168</text:p>
          </table:table-cell>
          <table:table-cell office:value-type="float" office:value="-50">
            <text:p>-50</text:p>
          </table:table-cell>
          <table:table-cell table:formula="of:=LOG10(1+[.BK16]/100)" office:value-type="float" office:value="-0.301029995663981">
            <text:p>-0,3010299957</text:p>
          </table:table-cell>
          <table:table-cell table:formula="of:=[.BK16]*300/180" office:value-type="float" office:value="-83.3333333333333">
            <text:p>-83</text:p>
          </table:table-cell>
          <table:table-cell table:formula="of:=200-[.BM16]" office:value-type="float" office:value="283.333333333333">
            <text:p>283</text:p>
          </table:table-cell>
          <table:table-cell office:value-type="float" office:value="3000">
            <text:p>3000</text:p>
          </table:table-cell>
          <table:table-cell table:formula="of:=[.BO16]^(1/2)" office:value-type="float" office:value="54.7722557505166">
            <text:p>54,7722557505</text:p>
          </table:table-cell>
          <table:table-cell table:formula="of:=[.BP16]*3" office:value-type="float" office:value="164.31676725155">
            <text:p>164</text:p>
          </table:table-cell>
          <table:table-cell table:formula="of:=350-[.BQ16]" office:value-type="float" office:value="185.68323274845">
            <text:p>186</text:p>
          </table:table-cell>
          <table:table-cell office:value-type="float" office:value="700">
            <text:p>700</text:p>
          </table:table-cell>
          <table:table-cell table:formula="of:=([.BS16]-200)^(1/2)" office:value-type="float" office:value="22.3606797749979">
            <text:p>22,360679775</text:p>
          </table:table-cell>
          <table:table-cell table:formula="of:=[.BT16]*7.075" office:value-type="float" office:value="158.20180940811">
            <text:p>158</text:p>
          </table:table-cell>
          <table:table-cell table:formula="of:=350-[.BU16]" office:value-type="float" office:value="191.79819059189">
            <text:p>192</text:p>
          </table:table-cell>
          <table:table-cell office:value-type="float" office:value="60">
            <text:p>60</text:p>
          </table:table-cell>
          <table:table-cell table:formula="of:=LOG(1+([.BW16]-50)/40)" office:value-type="float" office:value="0.0969100130080564">
            <text:p>0,096910013</text:p>
          </table:table-cell>
          <table:table-cell table:formula="of:=[.BX16]*88.5" office:value-type="float" office:value="8.57653615121299">
            <text:p>9</text:p>
          </table:table-cell>
          <table:table-cell table:formula="of:=200-[.BY16]" office:value-type="float" office:value="191.423463848787">
            <text:p>191</text:p>
          </table:table-cell>
          <table:table-cell office:value-type="float" office:value="450">
            <text:p>450</text:p>
          </table:table-cell>
          <table:table-cell table:formula="of:==LOG(1+([.CA16]-350)/40)" office:value-type="float" office:value="0.544068044350276">
            <text:p>0,5440680444</text:p>
          </table:table-cell>
          <table:table-cell table:formula="of:=48.5*[.CB16]" office:value-type="float" office:value="26.3873001509884">
            <text:p>26</text:p>
          </table:table-cell>
          <table:table-cell table:formula="of:=150-[.CC16]" office:value-type="float" office:value="123.612699849012">
            <text:p>124</text:p>
          </table:table-cell>
          <table:table-cell table:style-name="ce56" office:value-type="float" office:value="60000">
            <text:p>60000,00</text:p>
          </table:table-cell>
          <table:table-cell table:style-name="ce5" table:formula="of:=LOG10(1+[.CE16]/100)" office:value-type="float" office:value="2.77887447200274">
            <text:p>2,778874472</text:p>
          </table:table-cell>
          <table:table-cell table:style-name="ce6" table:formula="of:=350-75*[.CF16]" office:value-type="float" office:value="141.584414599795">
            <text:p>142</text:p>
          </table:table-cell>
          <table:table-cell table:style-name="ce6"/>
          <table:table-cell office:value-type="float" office:value="-0.25">
            <text:p>-0,25</text:p>
          </table:table-cell>
          <table:table-cell table:formula="of:=LOG10(1-[.CI16])" office:value-type="float" office:value="0.0969100130080564">
            <text:p>0,096910013</text:p>
          </table:table-cell>
          <table:table-cell table:formula="of:=[.CJ16]*193" office:value-type="float" office:value="18.7036325105549">
            <text:p>19</text:p>
          </table:table-cell>
          <table:table-cell table:formula="of:=200+[.CK16]" office:value-type="float" office:value="218.703632510555">
            <text:p>219</text:p>
          </table:table-cell>
          <table:table-cell office:value-type="float" office:value="20">
            <text:p>20</text:p>
          </table:table-cell>
          <table:table-cell table:formula="of:=LOG10(1+3*[.CM16])" office:value-type="float" office:value="1.78532983501077">
            <text:p>1,785329835</text:p>
          </table:table-cell>
          <table:table-cell table:formula="of:=[.CN16]*61.655" office:value-type="float" office:value="110.074510977589">
            <text:p>110</text:p>
          </table:table-cell>
          <table:table-cell table:formula="of:=200-[.CO16]" office:value-type="float" office:value="89.9254890224112">
            <text:p>90</text:p>
          </table:table-cell>
          <table:table-cell office:value-type="float" office:value="5">
            <text:p>5</text:p>
          </table:table-cell>
          <table:table-cell table:formula="of:=LOG10(1+[.CQ16])" office:value-type="float" office:value="0.778151250383644">
            <text:p>0,7781512504</text:p>
          </table:table-cell>
          <table:table-cell table:formula="of:=[.CR16]*50" office:value-type="float" office:value="38.9075625191822">
            <text:p>38,9075625192</text:p>
          </table:table-cell>
          <table:table-cell table:formula="of:=200-[.CS16]" office:value-type="float" office:value="161.092437480818">
            <text:p>161</text:p>
          </table:table-cell>
          <table:table-cell office:value-type="float" office:value="3">
            <text:p>3</text:p>
          </table:table-cell>
          <table:table-cell table:formula="of:=LOG10(1+[.CU16])" office:value-type="float" office:value="0.602059991327962">
            <text:p>0,6020599913</text:p>
          </table:table-cell>
          <table:table-cell table:formula="of:=350-30*[.CU16]" office:value-type="float" office:value="260">
            <text:p>260</text:p>
          </table:table-cell>
          <table:table-cell/>
          <table:table-cell table:style-name="ce17" office:value-type="float" office:value="0.9">
            <text:p>0,9</text:p>
          </table:table-cell>
          <table:table-cell table:style-name="ce17" table:formula="of:=LOG10(1+10*([.CY16]))" office:value-type="float" office:value="1">
            <text:p>1</text:p>
          </table:table-cell>
          <table:table-cell table:style-name="ce18" table:formula="of:=[.CZ16]*144.025" office:value-type="float" office:value="144.025">
            <text:p>144</text:p>
          </table:table-cell>
          <table:table-cell table:style-name="ce31" table:formula="of:=350-[.DA16]" office:value-type="float" office:value="205.975">
            <text:p>205,98</text:p>
          </table:table-cell>
          <table:table-cell office:value-type="float" office:value="3000">
            <text:p>3000</text:p>
          </table:table-cell>
          <table:table-cell table:formula="of:=LOG10(1+[.DC16])" office:value-type="float" office:value="3.47726599542485">
            <text:p>3,4772659954</text:p>
          </table:table-cell>
          <table:table-cell table:formula="of:=[.DD16]*60" office:value-type="float" office:value="208.635959725491">
            <text:p>209</text:p>
          </table:table-cell>
          <table:table-cell table:formula="of:=350-[.DE16]" office:value-type="float" office:value="141.364040274509">
            <text:p>141</text:p>
          </table:table-cell>
          <table:table-cell office:value-type="float" office:value="1000">
            <text:p>1000</text:p>
          </table:table-cell>
          <table:table-cell table:formula="of:=LOG(1+[.DG16]/40)" office:value-type="float" office:value="1.41497334797082">
            <text:p>1,414973348</text:p>
          </table:table-cell>
          <table:table-cell table:formula="of:=[.DH16]*108.5" office:value-type="float" office:value="153.524608254834">
            <text:p>154</text:p>
          </table:table-cell>
          <table:table-cell table:formula="of:=300-[.DI16]" office:value-type="float" office:value="146.475391745166">
            <text:p>146</text:p>
          </table:table-cell>
          <table:table-cell office:value-type="float" office:value="0.4">
            <text:p>0,4</text:p>
          </table:table-cell>
          <table:table-cell table:formula="of:=LOG(1+5*[.DK16])" office:value-type="float" office:value="0.477121254719662">
            <text:p>0,4771212547</text:p>
          </table:table-cell>
          <table:table-cell table:formula="of:=[.DL16]*44" office:value-type="float" office:value="20.9933352076651">
            <text:p>21</text:p>
          </table:table-cell>
          <table:table-cell table:formula="of:=200-[.DM16]" office:value-type="float" office:value="179.006664792335">
            <text:p>179</text:p>
          </table:table-cell>
          <table:table-cell office:value-type="float" office:value="2">
            <text:p>2</text:p>
          </table:table-cell>
          <table:table-cell table:formula="of:=LOG(1+10*[.DO16])" office:value-type="float" office:value="1.32221929473392">
            <text:p>1,3222192947</text:p>
          </table:table-cell>
          <table:table-cell table:formula="of:=[.DP16]*55.5" office:value-type="float" office:value="73.3831708577325">
            <text:p>73</text:p>
          </table:table-cell>
          <table:table-cell table:formula="of:=200-[.DQ16]" office:value-type="float" office:value="126.616829142267">
            <text:p>12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LOG10(1+[.A17])" office:value-type="float" office:value="1.04139268515823">
            <text:p>1,0413926852</text:p>
          </table:table-cell>
          <table:table-cell table:formula="of:=[.B17]*37.5" office:value-type="float" office:value="39.0522256934334">
            <text:p>39,0522256934</text:p>
          </table:table-cell>
          <table:table-cell table:formula="of:=200-[.C17]" office:value-type="float" office:value="160.947774306567">
            <text:p>161</text:p>
          </table:table-cell>
          <table:table-cell office:value-type="float" office:value="500">
            <text:p>500</text:p>
          </table:table-cell>
          <table:table-cell table:formula="of:=LOG10(1+[.E17])" office:value-type="float" office:value="2.69983772586725">
            <text:p>2,6998377259</text:p>
          </table:table-cell>
          <table:table-cell table:formula="of:=[.F17]*37.5*2" office:value-type="float" office:value="202.487829440043">
            <text:p>202,48782944</text:p>
          </table:table-cell>
          <table:table-cell table:formula="of:=350-[.G17]" office:value-type="float" office:value="147.512170559957">
            <text:p>148</text:p>
          </table:table-cell>
          <table:table-cell office:value-type="float" office:value="6000">
            <text:p>6000</text:p>
          </table:table-cell>
          <table:table-cell table:formula="of:=350-[.I17]/10000*100" office:value-type="float" office:value="290">
            <text:p>290</text:p>
          </table:table-cell>
          <table:table-cell office:value-type="float" office:value="5">
            <text:p>5</text:p>
          </table:table-cell>
          <table:table-cell table:formula="of:=LOG10(1+[.K17])" office:value-type="float" office:value="0.778151250383644">
            <text:p>0,7781512504</text:p>
          </table:table-cell>
          <table:table-cell table:formula="of:=[.L17]*81" office:value-type="float" office:value="63.0302512810751">
            <text:p>63,0302512811</text:p>
          </table:table-cell>
          <table:table-cell table:formula="of:=350-[.M17]" office:value-type="float" office:value="286.969748718925">
            <text:p>287</text:p>
          </table:table-cell>
          <table:table-cell office:value-type="float" office:value="25">
            <text:p>25</text:p>
          </table:table-cell>
          <table:table-cell table:formula="of:=LOG10(1+[.O17])" office:value-type="float" office:value="1.41497334797082">
            <text:p>1,414973348</text:p>
          </table:table-cell>
          <table:table-cell table:formula="of:=350-3*[.O17]" office:value-type="float" office:value="275">
            <text:p>275</text:p>
          </table:table-cell>
          <table:table-cell/>
          <table:table-cell office:value-type="float" office:value="2.5">
            <text:p>2,5</text:p>
          </table:table-cell>
          <table:table-cell table:formula="of:=LOG10(1+10*[.S17])" office:value-type="float" office:value="1.41497334797082">
            <text:p>1,414973348</text:p>
          </table:table-cell>
          <table:table-cell table:style-name="ce9" table:formula="of:=[.T17]*149.5" office:value-type="float" office:value="211.538515521637">
            <text:p>212</text:p>
          </table:table-cell>
          <table:table-cell table:formula="of:=350-[.U17]" office:value-type="float" office:value="138.461484478363">
            <text:p>138</text:p>
          </table:table-cell>
          <table:table-cell office:value-type="float" office:value="25">
            <text:p>25</text:p>
          </table:table-cell>
          <table:table-cell table:formula="of:=LOG10(1+[.W17])" office:value-type="float" office:value="1.41497334797082">
            <text:p>1,414973348</text:p>
          </table:table-cell>
          <table:table-cell table:style-name="ce18" table:formula="of:=[.X17]*149.5" office:value-type="float" office:value="211.538515521637">
            <text:p>212</text:p>
          </table:table-cell>
          <table:table-cell table:formula="of:=350-[.Y17]" office:value-type="float" office:value="138.461484478363">
            <text:p>138</text:p>
          </table:table-cell>
          <table:table-cell office:value-type="float" office:value="5">
            <text:p>5</text:p>
          </table:table-cell>
          <table:table-cell table:formula="of:=LOG10(1+[.AA17])" office:value-type="float" office:value="0.778151250383644">
            <text:p>0,7781512504</text:p>
          </table:table-cell>
          <table:table-cell table:formula="of:=[.AB17]*50" office:value-type="float" office:value="38.9075625191822">
            <text:p>39</text:p>
          </table:table-cell>
          <table:table-cell table:formula="of:=200-[.AC17]" office:value-type="float" office:value="161.092437480818">
            <text:p>161</text:p>
          </table:table-cell>
          <table:table-cell office:value-type="float" office:value="5">
            <text:p>5</text:p>
          </table:table-cell>
          <table:table-cell table:formula="of:=LOG10(1+[.AE17])" office:value-type="float" office:value="0.778151250383644">
            <text:p>0,7781512504</text:p>
          </table:table-cell>
          <table:table-cell table:formula="of:=[.AF17]*91" office:value-type="float" office:value="70.8117637849116">
            <text:p>71</text:p>
          </table:table-cell>
          <table:table-cell table:formula="of:=350-[.AG17]" office:value-type="float" office:value="279.188236215088">
            <text:p>279</text:p>
          </table:table-cell>
          <table:table-cell office:value-type="float" office:value="700">
            <text:p>700</text:p>
          </table:table-cell>
          <table:table-cell table:formula="of:=LOG10(1+[.AI17])" office:value-type="float" office:value="2.84571801796666">
            <text:p>2,845718018</text:p>
          </table:table-cell>
          <table:table-cell table:formula="of:=[.AJ17]*75" office:value-type="float" office:value="213.428851347499">
            <text:p>213</text:p>
          </table:table-cell>
          <table:table-cell table:formula="of:=350-[.AK17]" office:value-type="float" office:value="136.571148652501">
            <text:p>137</text:p>
          </table:table-cell>
          <table:table-cell office:value-type="float" office:value="2000">
            <text:p>2000</text:p>
          </table:table-cell>
          <table:table-cell table:formula="of:=LOG10(1+[.AM17])" office:value-type="float" office:value="3.30124708863621">
            <text:p>3,3012470886</text:p>
          </table:table-cell>
          <table:table-cell table:formula="of:=[.AN17]*60" office:value-type="float" office:value="198.074825318173">
            <text:p>198</text:p>
          </table:table-cell>
          <table:table-cell table:formula="of:=350-[.AO17]" office:value-type="float" office:value="151.925174681827">
            <text:p>152</text:p>
          </table:table-cell>
          <table:table-cell table:number-columns-repeated="4"/>
          <table:table-cell table:style-name="ce28" office:value-type="float" office:value="0.250000000000001">
            <text:p>0,25</text:p>
          </table:table-cell>
          <table:table-cell table:formula="of:=LOG10(1+100*[.AU17])" office:value-type="float" office:value="1.41497334797082">
            <text:p>1,414973348</text:p>
          </table:table-cell>
          <table:table-cell table:style-name="ce27" table:formula="of:=350-149.5*[.AV17]" office:value-type="float" office:value="138.461484478362">
            <text:p>138</text:p>
          </table:table-cell>
          <table:table-cell/>
          <table:table-cell table:style-name="ce30" office:value-type="float" office:value="60000">
            <text:p>60000,00</text:p>
          </table:table-cell>
          <table:table-cell table:style-name="ce14" table:formula="of:=LOG10([.AY17]/5000)" office:value-type="float" office:value="1.07918124604762">
            <text:p>1,079181246</text:p>
          </table:table-cell>
          <table:table-cell table:style-name="ce15" table:formula="of:=350-130.5*[.AZ17]" office:value-type="float" office:value="209.166847390785">
            <text:p>209</text:p>
          </table:table-cell>
          <table:table-cell table:style-name="ce15"/>
          <table:table-cell table:style-name="ce17" office:value-type="float" office:value="30">
            <text:p>30</text:p>
          </table:table-cell>
          <table:table-cell table:style-name="ce17" table:formula="of:=LOG10(1+1*[.BC17])" office:value-type="float" office:value="1.49136169383427">
            <text:p>1,4913616938</text:p>
          </table:table-cell>
          <table:table-cell table:style-name="ce18" table:formula="of:=[.BD17]*133" office:value-type="float" office:value="198.351105279958">
            <text:p>198</text:p>
          </table:table-cell>
          <table:table-cell table:style-name="ce31" table:formula="of:=350-[.BE17]" office:value-type="float" office:value="151.648894720042">
            <text:p>151,65</text:p>
          </table:table-cell>
          <table:table-cell office:value-type="float" office:value="30000">
            <text:p>30000</text:p>
          </table:table-cell>
          <table:table-cell table:formula="of:=LOG10(1+[.BG17]/100)" office:value-type="float" office:value="2.47856649559384">
            <text:p>2,4785664956</text:p>
          </table:table-cell>
          <table:table-cell table:formula="of:=[.BH17]*69.75" office:value-type="float" office:value="172.880013067671">
            <text:p>173</text:p>
          </table:table-cell>
          <table:table-cell table:formula="of:=350-[.BI17]" office:value-type="float" office:value="177.119986932329">
            <text:p>177</text:p>
          </table:table-cell>
          <table:table-cell office:value-type="float" office:value="-60">
            <text:p>-60</text:p>
          </table:table-cell>
          <table:table-cell table:formula="of:=LOG10(1+[.BK17]/100)" office:value-type="float" office:value="-0.397940008672038">
            <text:p>-0,3979400087</text:p>
          </table:table-cell>
          <table:table-cell table:formula="of:=[.BK17]*300/180" office:value-type="float" office:value="-100">
            <text:p>-100</text:p>
          </table:table-cell>
          <table:table-cell table:formula="of:=200-[.BM17]" office:value-type="float" office:value="300">
            <text:p>300</text:p>
          </table:table-cell>
          <table:table-cell office:value-type="float" office:value="2500">
            <text:p>2500</text:p>
          </table:table-cell>
          <table:table-cell table:formula="of:=[.BO17]^(1/2)" office:value-type="float" office:value="50">
            <text:p>50</text:p>
          </table:table-cell>
          <table:table-cell table:formula="of:=[.BP17]*3" office:value-type="float" office:value="150">
            <text:p>150</text:p>
          </table:table-cell>
          <table:table-cell table:formula="of:=350-[.BQ17]" office:value-type="float" office:value="200">
            <text:p>200</text:p>
          </table:table-cell>
          <table:table-cell office:value-type="float" office:value="650">
            <text:p>650</text:p>
          </table:table-cell>
          <table:table-cell table:formula="of:=([.BS17]-200)^(1/2)" office:value-type="float" office:value="21.2132034355964">
            <text:p>21,2132034356</text:p>
          </table:table-cell>
          <table:table-cell table:formula="of:=[.BT17]*7.075" office:value-type="float" office:value="150.083414306845">
            <text:p>150</text:p>
          </table:table-cell>
          <table:table-cell table:formula="of:=350-[.BU17]" office:value-type="float" office:value="199.916585693155">
            <text:p>200</text:p>
          </table:table-cell>
          <table:table-cell office:value-type="float" office:value="50">
            <text:p>50</text:p>
          </table:table-cell>
          <table:table-cell table:formula="of:=LOG(1+([.BW17]-50)/40)" office:value-type="float" office:value="0">
            <text:p>0</text:p>
          </table:table-cell>
          <table:table-cell table:formula="of:=[.BX17]*88.5" office:value-type="float" office:value="0">
            <text:p>0</text:p>
          </table:table-cell>
          <table:table-cell table:formula="of:=200-[.BY17]" office:value-type="float" office:value="200">
            <text:p>200</text:p>
          </table:table-cell>
          <table:table-cell office:value-type="float" office:value="400">
            <text:p>400</text:p>
          </table:table-cell>
          <table:table-cell table:formula="of:==LOG(1+([.CA17]-350)/40)" office:value-type="float" office:value="0.352182518111362">
            <text:p>0,3521825181</text:p>
          </table:table-cell>
          <table:table-cell table:formula="of:=48.5*[.CB17]" office:value-type="float" office:value="17.0808521284011">
            <text:p>17</text:p>
          </table:table-cell>
          <table:table-cell table:formula="of:=150-[.CC17]" office:value-type="float" office:value="132.919147871599">
            <text:p>133</text:p>
          </table:table-cell>
          <table:table-cell table:style-name="ce56" office:value-type="float" office:value="50000">
            <text:p>50000,00</text:p>
          </table:table-cell>
          <table:table-cell table:style-name="ce5" table:formula="of:=LOG10(1+[.CE17]/100)" office:value-type="float" office:value="2.69983772586725">
            <text:p>2,6998377259</text:p>
          </table:table-cell>
          <table:table-cell table:style-name="ce6" table:formula="of:=350-75*[.CF17]" office:value-type="float" office:value="147.512170559957">
            <text:p>148</text:p>
          </table:table-cell>
          <table:table-cell table:style-name="ce6"/>
          <table:table-cell office:value-type="float" office:value="-0.5">
            <text:p>-0,5</text:p>
          </table:table-cell>
          <table:table-cell table:formula="of:=LOG10(1-[.CI17])" office:value-type="float" office:value="0.176091259055681">
            <text:p>0,1760912591</text:p>
          </table:table-cell>
          <table:table-cell table:formula="of:=[.CJ17]*193" office:value-type="float" office:value="33.9856129977465">
            <text:p>34</text:p>
          </table:table-cell>
          <table:table-cell table:formula="of:=200+[.CK17]" office:value-type="float" office:value="233.985612997746">
            <text:p>234</text:p>
          </table:table-cell>
          <table:table-cell office:value-type="float" office:value="15">
            <text:p>15</text:p>
          </table:table-cell>
          <table:table-cell table:formula="of:=LOG10(1+3*[.CM17])" office:value-type="float" office:value="1.66275783168157">
            <text:p>1,6627578317</text:p>
          </table:table-cell>
          <table:table-cell table:formula="of:=[.CN17]*61.655" office:value-type="float" office:value="102.517334112327">
            <text:p>103</text:p>
          </table:table-cell>
          <table:table-cell table:formula="of:=200-[.CO17]" office:value-type="float" office:value="97.4826658876725">
            <text:p>97</text:p>
          </table:table-cell>
          <table:table-cell office:value-type="float" office:value="2">
            <text:p>2</text:p>
          </table:table-cell>
          <table:table-cell table:formula="of:=LOG10(1+[.CQ17])" office:value-type="float" office:value="0.477121254719662">
            <text:p>0,4771212547</text:p>
          </table:table-cell>
          <table:table-cell table:formula="of:=[.CR17]*50" office:value-type="float" office:value="23.8560627359831">
            <text:p>23,856062736</text:p>
          </table:table-cell>
          <table:table-cell table:formula="of:=200-[.CS17]" office:value-type="float" office:value="176.143937264017">
            <text:p>176</text:p>
          </table:table-cell>
          <table:table-cell office:value-type="float" office:value="2.5">
            <text:p>2,5</text:p>
          </table:table-cell>
          <table:table-cell table:formula="of:=LOG10(1+[.CU17])" office:value-type="float" office:value="0.544068044350276">
            <text:p>0,5440680444</text:p>
          </table:table-cell>
          <table:table-cell table:formula="of:=350-30*[.CU17]" office:value-type="float" office:value="275">
            <text:p>275</text:p>
          </table:table-cell>
          <table:table-cell/>
          <table:table-cell table:style-name="ce17" office:value-type="float" office:value="0.8">
            <text:p>0,8</text:p>
          </table:table-cell>
          <table:table-cell table:style-name="ce17" table:formula="of:=LOG10(1+10*([.CY17]))" office:value-type="float" office:value="0.954242509439325">
            <text:p>0,9542425094</text:p>
          </table:table-cell>
          <table:table-cell table:style-name="ce18" table:formula="of:=[.CZ17]*144.025" office:value-type="float" office:value="137.434777421999">
            <text:p>137</text:p>
          </table:table-cell>
          <table:table-cell table:style-name="ce31" table:formula="of:=350-[.DA17]" office:value-type="float" office:value="212.565222578001">
            <text:p>212,57</text:p>
          </table:table-cell>
          <table:table-cell office:value-type="float" office:value="2000">
            <text:p>2000</text:p>
          </table:table-cell>
          <table:table-cell table:formula="of:=LOG10(1+[.DC17])" office:value-type="float" office:value="3.30124708863621">
            <text:p>3,3012470886</text:p>
          </table:table-cell>
          <table:table-cell table:formula="of:=[.DD17]*60" office:value-type="float" office:value="198.074825318173">
            <text:p>198</text:p>
          </table:table-cell>
          <table:table-cell table:formula="of:=350-[.DE17]" office:value-type="float" office:value="151.925174681827">
            <text:p>152</text:p>
          </table:table-cell>
          <table:table-cell office:value-type="float" office:value="900">
            <text:p>900</text:p>
          </table:table-cell>
          <table:table-cell table:formula="of:=LOG(1+[.DG17]/40)" office:value-type="float" office:value="1.37106786227174">
            <text:p>1,3710678623</text:p>
          </table:table-cell>
          <table:table-cell table:formula="of:=[.DH17]*108.5" office:value-type="float" office:value="148.760863056483">
            <text:p>149</text:p>
          </table:table-cell>
          <table:table-cell table:formula="of:=300-[.DI17]" office:value-type="float" office:value="151.239136943517">
            <text:p>151</text:p>
          </table:table-cell>
          <table:table-cell office:value-type="float" office:value="0.3">
            <text:p>0,3</text:p>
          </table:table-cell>
          <table:table-cell table:formula="of:=LOG(1+5*[.DK17])" office:value-type="float" office:value="0.397940008672038">
            <text:p>0,3979400087</text:p>
          </table:table-cell>
          <table:table-cell table:formula="of:=[.DL17]*44" office:value-type="float" office:value="17.5093603815697">
            <text:p>18</text:p>
          </table:table-cell>
          <table:table-cell table:formula="of:=200-[.DM17]" office:value-type="float" office:value="182.49063961843">
            <text:p>182</text:p>
          </table:table-cell>
          <table:table-cell office:value-type="float" office:value="1.5">
            <text:p>1,5</text:p>
          </table:table-cell>
          <table:table-cell table:formula="of:=LOG(1+10*[.DO17])" office:value-type="float" office:value="1.20411998265592">
            <text:p>1,2041199827</text:p>
          </table:table-cell>
          <table:table-cell table:formula="of:=[.DP17]*55.5" office:value-type="float" office:value="66.8286590374038">
            <text:p>67</text:p>
          </table:table-cell>
          <table:table-cell table:formula="of:=200-[.DQ17]" office:value-type="float" office:value="133.171340962596">
            <text:p>133</text:p>
          </table:table-cell>
        </table:table-row>
        <table:table-row table:style-name="ro1">
          <table:table-cell office:value-type="float" office:value="7.5">
            <text:p>7,5</text:p>
          </table:table-cell>
          <table:table-cell table:formula="of:=LOG10(1+[.A18])" office:value-type="float" office:value="0.929418925714293">
            <text:p>0,9294189257</text:p>
          </table:table-cell>
          <table:table-cell table:formula="of:=[.B18]*37.5" office:value-type="float" office:value="34.853209714286">
            <text:p>34,8532097143</text:p>
          </table:table-cell>
          <table:table-cell table:formula="of:=200-[.C18]" office:value-type="float" office:value="165.146790285714">
            <text:p>165</text:p>
          </table:table-cell>
          <table:table-cell office:value-type="float" office:value="450">
            <text:p>450</text:p>
          </table:table-cell>
          <table:table-cell table:formula="of:=LOG10(1+[.E18])" office:value-type="float" office:value="2.65417654187796">
            <text:p>2,6541765419</text:p>
          </table:table-cell>
          <table:table-cell table:formula="of:=[.F18]*37.5*2" office:value-type="float" office:value="199.063240640847">
            <text:p>199,0632406408</text:p>
          </table:table-cell>
          <table:table-cell table:formula="of:=350-[.G18]" office:value-type="float" office:value="150.936759359153">
            <text:p>151</text:p>
          </table:table-cell>
          <table:table-cell office:value-type="float" office:value="5000">
            <text:p>5000</text:p>
          </table:table-cell>
          <table:table-cell table:formula="of:=350-[.I18]/10000*100" office:value-type="float" office:value="300">
            <text:p>300</text:p>
          </table:table-cell>
          <table:table-cell office:value-type="float" office:value="4">
            <text:p>4</text:p>
          </table:table-cell>
          <table:table-cell table:formula="of:=LOG10(1+[.K18])" office:value-type="float" office:value="0.698970004336019">
            <text:p>0,6989700043</text:p>
          </table:table-cell>
          <table:table-cell table:formula="of:=[.L18]*81" office:value-type="float" office:value="56.6165703512175">
            <text:p>56,6165703512</text:p>
          </table:table-cell>
          <table:table-cell table:formula="of:=350-[.M18]" office:value-type="float" office:value="293.383429648782">
            <text:p>293</text:p>
          </table:table-cell>
          <table:table-cell office:value-type="float" office:value="20">
            <text:p>20</text:p>
          </table:table-cell>
          <table:table-cell table:formula="of:=LOG10(1+[.O18])" office:value-type="float" office:value="1.32221929473392">
            <text:p>1,3222192947</text:p>
          </table:table-cell>
          <table:table-cell table:formula="of:=350-3*[.O18]" office:value-type="float" office:value="290">
            <text:p>290</text:p>
          </table:table-cell>
          <table:table-cell/>
          <table:table-cell office:value-type="float" office:value="2">
            <text:p>2</text:p>
          </table:table-cell>
          <table:table-cell table:formula="of:=LOG10(1+10*[.S18])" office:value-type="float" office:value="1.32221929473392">
            <text:p>1,3222192947</text:p>
          </table:table-cell>
          <table:table-cell table:style-name="ce9" table:formula="of:=[.T18]*149.5" office:value-type="float" office:value="197.671784562721">
            <text:p>198</text:p>
          </table:table-cell>
          <table:table-cell table:formula="of:=350-[.U18]" office:value-type="float" office:value="152.328215437279">
            <text:p>152</text:p>
          </table:table-cell>
          <table:table-cell office:value-type="float" office:value="20">
            <text:p>20</text:p>
          </table:table-cell>
          <table:table-cell table:formula="of:=LOG10(1+[.W18])" office:value-type="float" office:value="1.32221929473392">
            <text:p>1,3222192947</text:p>
          </table:table-cell>
          <table:table-cell table:style-name="ce18" table:formula="of:=[.X18]*149.5" office:value-type="float" office:value="197.671784562721">
            <text:p>198</text:p>
          </table:table-cell>
          <table:table-cell table:formula="of:=350-[.Y18]" office:value-type="float" office:value="152.328215437279">
            <text:p>152</text:p>
          </table:table-cell>
          <table:table-cell office:value-type="float" office:value="2">
            <text:p>2</text:p>
          </table:table-cell>
          <table:table-cell table:formula="of:=LOG10(1+[.AA18])" office:value-type="float" office:value="0.477121254719662">
            <text:p>0,4771212547</text:p>
          </table:table-cell>
          <table:table-cell table:formula="of:=[.AB18]*50" office:value-type="float" office:value="23.8560627359831">
            <text:p>24</text:p>
          </table:table-cell>
          <table:table-cell table:formula="of:=200-[.AC18]" office:value-type="float" office:value="176.143937264017">
            <text:p>176</text:p>
          </table:table-cell>
          <table:table-cell office:value-type="float" office:value="3">
            <text:p>3</text:p>
          </table:table-cell>
          <table:table-cell table:formula="of:=LOG10(1+[.AE18])" office:value-type="float" office:value="0.602059991327962">
            <text:p>0,6020599913</text:p>
          </table:table-cell>
          <table:table-cell table:formula="of:=[.AF18]*91" office:value-type="float" office:value="54.7874592108446">
            <text:p>55</text:p>
          </table:table-cell>
          <table:table-cell table:formula="of:=350-[.AG18]" office:value-type="float" office:value="295.212540789155">
            <text:p>295</text:p>
          </table:table-cell>
          <table:table-cell office:value-type="float" office:value="600">
            <text:p>600</text:p>
          </table:table-cell>
          <table:table-cell table:formula="of:=LOG10(1+[.AI18])" office:value-type="float" office:value="2.77887447200274">
            <text:p>2,778874472</text:p>
          </table:table-cell>
          <table:table-cell table:formula="of:=[.AJ18]*75" office:value-type="float" office:value="208.415585400205">
            <text:p>208</text:p>
          </table:table-cell>
          <table:table-cell table:formula="of:=350-[.AK18]" office:value-type="float" office:value="141.584414599795">
            <text:p>142</text:p>
          </table:table-cell>
          <table:table-cell office:value-type="float" office:value="1000">
            <text:p>1000</text:p>
          </table:table-cell>
          <table:table-cell table:formula="of:=LOG10(1+[.AM18])" office:value-type="float" office:value="3.00043407747932">
            <text:p>3,0004340775</text:p>
          </table:table-cell>
          <table:table-cell table:formula="of:=[.AN18]*60" office:value-type="float" office:value="180.026044648759">
            <text:p>180</text:p>
          </table:table-cell>
          <table:table-cell table:formula="of:=350-[.AO18]" office:value-type="float" office:value="169.973955351241">
            <text:p>170</text:p>
          </table:table-cell>
          <table:table-cell table:number-columns-repeated="4"/>
          <table:table-cell table:style-name="ce28" office:value-type="float" office:value="0.200000000000001">
            <text:p>0,20</text:p>
          </table:table-cell>
          <table:table-cell table:formula="of:=LOG10(1+100*[.AU18])" office:value-type="float" office:value="1.32221929473392">
            <text:p>1,3222192947</text:p>
          </table:table-cell>
          <table:table-cell table:style-name="ce27" table:formula="of:=350-149.5*[.AV18]" office:value-type="float" office:value="152.328215437279">
            <text:p>152</text:p>
          </table:table-cell>
          <table:table-cell/>
          <table:table-cell table:style-name="ce30" office:value-type="float" office:value="50000">
            <text:p>50000,00</text:p>
          </table:table-cell>
          <table:table-cell table:style-name="ce14" table:formula="of:=LOG10([.AY18]/5000)" office:value-type="float" office:value="1">
            <text:p>1</text:p>
          </table:table-cell>
          <table:table-cell table:style-name="ce15" table:formula="of:=350-130.5*[.AZ18]" office:value-type="float" office:value="219.5">
            <text:p>220</text:p>
          </table:table-cell>
          <table:table-cell table:style-name="ce15"/>
          <table:table-cell table:style-name="ce17" office:value-type="float" office:value="20">
            <text:p>20</text:p>
          </table:table-cell>
          <table:table-cell table:style-name="ce17" table:formula="of:=LOG10(1+1*[.BC18])" office:value-type="float" office:value="1.32221929473392">
            <text:p>1,3222192947</text:p>
          </table:table-cell>
          <table:table-cell table:style-name="ce18" table:formula="of:=[.BD18]*133" office:value-type="float" office:value="175.855166199611">
            <text:p>176</text:p>
          </table:table-cell>
          <table:table-cell table:style-name="ce31" table:formula="of:=350-[.BE18]" office:value-type="float" office:value="174.144833800389">
            <text:p>174,14</text:p>
          </table:table-cell>
          <table:table-cell office:value-type="float" office:value="20000">
            <text:p>20000</text:p>
          </table:table-cell>
          <table:table-cell table:formula="of:=LOG10(1+[.BG18]/100)" office:value-type="float" office:value="2.30319605742049">
            <text:p>2,3031960574</text:p>
          </table:table-cell>
          <table:table-cell table:formula="of:=[.BH18]*69.75" office:value-type="float" office:value="160.647925005079">
            <text:p>161</text:p>
          </table:table-cell>
          <table:table-cell table:formula="of:=350-[.BI18]" office:value-type="float" office:value="189.352074994921">
            <text:p>189</text:p>
          </table:table-cell>
          <table:table-cell office:value-type="float" office:value="-70">
            <text:p>-70</text:p>
          </table:table-cell>
          <table:table-cell table:formula="of:=LOG10(1+[.BK18]/100)" office:value-type="float" office:value="-0.522878745280338">
            <text:p>-0,5228787453</text:p>
          </table:table-cell>
          <table:table-cell table:formula="of:=[.BK18]*300/180" office:value-type="float" office:value="-116.666666666667">
            <text:p>-117</text:p>
          </table:table-cell>
          <table:table-cell table:formula="of:=200-[.BM18]" office:value-type="float" office:value="316.666666666667">
            <text:p>317</text:p>
          </table:table-cell>
          <table:table-cell office:value-type="float" office:value="2000">
            <text:p>2000</text:p>
          </table:table-cell>
          <table:table-cell table:formula="of:=[.BO18]^(1/2)" office:value-type="float" office:value="44.7213595499958">
            <text:p>44,72135955</text:p>
          </table:table-cell>
          <table:table-cell table:formula="of:=[.BP18]*3" office:value-type="float" office:value="134.164078649987">
            <text:p>134</text:p>
          </table:table-cell>
          <table:table-cell table:formula="of:=350-[.BQ18]" office:value-type="float" office:value="215.835921350013">
            <text:p>216</text:p>
          </table:table-cell>
          <table:table-cell office:value-type="float" office:value="600">
            <text:p>600</text:p>
          </table:table-cell>
          <table:table-cell table:formula="of:=([.BS18]-200)^(1/2)" office:value-type="float" office:value="20">
            <text:p>20</text:p>
          </table:table-cell>
          <table:table-cell table:formula="of:=[.BT18]*7.075" office:value-type="float" office:value="141.5">
            <text:p>142</text:p>
          </table:table-cell>
          <table:table-cell table:formula="of:=350-[.BU18]" office:value-type="float" office:value="208.5">
            <text:p>209</text:p>
          </table:table-cell>
          <table:table-cell office:value-type="float" office:value="40">
            <text:p>40</text:p>
          </table:table-cell>
          <table:table-cell table:formula="of:=[.BW18]" office:value-type="float" office:value="40">
            <text:p>40</text:p>
          </table:table-cell>
          <table:table-cell table:formula="of:=[.BX18]" office:value-type="float" office:value="40">
            <text:p>40</text:p>
          </table:table-cell>
          <table:table-cell table:formula="of:=250-[.BY18]" office:value-type="float" office:value="210">
            <text:p>210</text:p>
          </table:table-cell>
          <table:table-cell office:value-type="float" office:value="350">
            <text:p>350</text:p>
          </table:table-cell>
          <table:table-cell table:formula="of:==LOG(1+([.CA18]-350)/40)" office:value-type="float" office:value="0">
            <text:p>0</text:p>
          </table:table-cell>
          <table:table-cell table:formula="of:=48.5-48.5*(1-[.CB18])" office:value-type="float" office:value="0">
            <text:p>0</text:p>
          </table:table-cell>
          <table:table-cell table:formula="of:=150-[.CC18]" office:value-type="float" office:value="150">
            <text:p>150</text:p>
          </table:table-cell>
          <table:table-cell table:style-name="ce56" office:value-type="float" office:value="40000">
            <text:p>40000,00</text:p>
          </table:table-cell>
          <table:table-cell table:style-name="ce5" table:formula="of:=LOG10(1+[.CE18]/100)" office:value-type="float" office:value="2.60314437262018">
            <text:p>2,6031443726</text:p>
          </table:table-cell>
          <table:table-cell table:style-name="ce6" table:formula="of:=350-75*[.CF18]" office:value-type="float" office:value="154.764172053486">
            <text:p>155</text:p>
          </table:table-cell>
          <table:table-cell table:style-name="ce6"/>
          <table:table-cell office:value-type="float" office:value="-1">
            <text:p>-1</text:p>
          </table:table-cell>
          <table:table-cell table:formula="of:=LOG10(1-[.CI18])" office:value-type="float" office:value="0.301029995663981">
            <text:p>0,3010299957</text:p>
          </table:table-cell>
          <table:table-cell table:formula="of:=[.CJ18]*193" office:value-type="float" office:value="58.0987891631484">
            <text:p>58</text:p>
          </table:table-cell>
          <table:table-cell table:formula="of:=200+[.CK18]" office:value-type="float" office:value="258.098789163148">
            <text:p>258</text:p>
          </table:table-cell>
          <table:table-cell office:value-type="float" office:value="10">
            <text:p>10</text:p>
          </table:table-cell>
          <table:table-cell table:formula="of:=LOG10(1+3*[.CM18])" office:value-type="float" office:value="1.49136169383427">
            <text:p>1,4913616938</text:p>
          </table:table-cell>
          <table:table-cell table:formula="of:=[.CN18]*61.655" office:value-type="float" office:value="91.9499052333521">
            <text:p>92</text:p>
          </table:table-cell>
          <table:table-cell table:formula="of:=200-[.CO18]" office:value-type="float" office:value="108.050094766648">
            <text:p>108</text:p>
          </table:table-cell>
          <table:table-cell office:value-type="float" office:value="1">
            <text:p>1</text:p>
          </table:table-cell>
          <table:table-cell table:formula="of:=LOG10(1+[.CQ18])" office:value-type="float" office:value="0.301029995663981">
            <text:p>0,3010299957</text:p>
          </table:table-cell>
          <table:table-cell table:formula="of:=[.CR18]*50" office:value-type="float" office:value="15.0514997831991">
            <text:p>15,0514997832</text:p>
          </table:table-cell>
          <table:table-cell table:formula="of:=200-[.CS18]" office:value-type="float" office:value="184.948500216801">
            <text:p>185</text:p>
          </table:table-cell>
          <table:table-cell office:value-type="float" office:value="2">
            <text:p>2</text:p>
          </table:table-cell>
          <table:table-cell table:formula="of:=LOG10(1+[.CU18])" office:value-type="float" office:value="0.477121254719662">
            <text:p>0,4771212547</text:p>
          </table:table-cell>
          <table:table-cell table:formula="of:=350-30*[.CU18]" office:value-type="float" office:value="290">
            <text:p>290</text:p>
          </table:table-cell>
          <table:table-cell/>
          <table:table-cell table:style-name="ce17" office:value-type="float" office:value="0.7">
            <text:p>0,7</text:p>
          </table:table-cell>
          <table:table-cell table:style-name="ce17" table:formula="of:=LOG10(1+10*([.CY18]))" office:value-type="float" office:value="0.903089986991943">
            <text:p>0,903089987</text:p>
          </table:table-cell>
          <table:table-cell table:style-name="ce18" table:formula="of:=[.CZ18]*144.025" office:value-type="float" office:value="130.067535376515">
            <text:p>130</text:p>
          </table:table-cell>
          <table:table-cell table:style-name="ce31" table:formula="of:=350-[.DA18]" office:value-type="float" office:value="219.932464623485">
            <text:p>219,93</text:p>
          </table:table-cell>
          <table:table-cell office:value-type="float" office:value="1500">
            <text:p>1500</text:p>
          </table:table-cell>
          <table:table-cell table:formula="of:=LOG10(1+[.DC18])" office:value-type="float" office:value="3.17638069224327">
            <text:p>3,1763806922</text:p>
          </table:table-cell>
          <table:table-cell table:formula="of:=[.DD18]*60" office:value-type="float" office:value="190.582841534596">
            <text:p>191</text:p>
          </table:table-cell>
          <table:table-cell table:formula="of:=350-[.DE18]" office:value-type="float" office:value="159.417158465404">
            <text:p>159</text:p>
          </table:table-cell>
          <table:table-cell office:value-type="float" office:value="800">
            <text:p>800</text:p>
          </table:table-cell>
          <table:table-cell table:formula="of:=LOG(1+[.DG18]/40)" office:value-type="float" office:value="1.32221929473392">
            <text:p>1,3222192947</text:p>
          </table:table-cell>
          <table:table-cell table:formula="of:=[.DH18]*108.5" office:value-type="float" office:value="143.46079347863">
            <text:p>143</text:p>
          </table:table-cell>
          <table:table-cell table:formula="of:=300-[.DI18]" office:value-type="float" office:value="156.53920652137">
            <text:p>157</text:p>
          </table:table-cell>
          <table:table-cell office:value-type="float" office:value="0.2">
            <text:p>0,2</text:p>
          </table:table-cell>
          <table:table-cell table:formula="of:=LOG(1+5*[.DK18])" office:value-type="float" office:value="0.301029995663981">
            <text:p>0,3010299957</text:p>
          </table:table-cell>
          <table:table-cell table:formula="of:=[.DL18]*44" office:value-type="float" office:value="13.2453198092152">
            <text:p>13</text:p>
          </table:table-cell>
          <table:table-cell table:formula="of:=200-[.DM18]" office:value-type="float" office:value="186.754680190785">
            <text:p>187</text:p>
          </table:table-cell>
          <table:table-cell office:value-type="float" office:value="1">
            <text:p>1</text:p>
          </table:table-cell>
          <table:table-cell table:formula="of:=LOG(1+10*[.DO18])" office:value-type="float" office:value="1.04139268515823">
            <text:p>1,0413926852</text:p>
          </table:table-cell>
          <table:table-cell table:formula="of:=[.DP18]*55.5" office:value-type="float" office:value="57.7972940262815">
            <text:p>58</text:p>
          </table:table-cell>
          <table:table-cell table:formula="of:=200-[.DQ18]" office:value-type="float" office:value="142.202705973719">
            <text:p>14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LOG10(1+[.A19])" office:value-type="float" office:value="0.778151250383644">
            <text:p>0,7781512504</text:p>
          </table:table-cell>
          <table:table-cell table:formula="of:=[.B19]*37.5" office:value-type="float" office:value="29.1806718893866">
            <text:p>29,1806718894</text:p>
          </table:table-cell>
          <table:table-cell table:formula="of:=200-[.C19]" office:value-type="float" office:value="170.819328110613">
            <text:p>171</text:p>
          </table:table-cell>
          <table:table-cell office:value-type="float" office:value="400">
            <text:p>400</text:p>
          </table:table-cell>
          <table:table-cell table:formula="of:=LOG10(1+[.E19])" office:value-type="float" office:value="2.60314437262018">
            <text:p>2,6031443726</text:p>
          </table:table-cell>
          <table:table-cell table:formula="of:=[.F19]*37.5*2" office:value-type="float" office:value="195.235827946514">
            <text:p>195,2358279465</text:p>
          </table:table-cell>
          <table:table-cell table:formula="of:=350-[.G19]" office:value-type="float" office:value="154.764172053486">
            <text:p>155</text:p>
          </table:table-cell>
          <table:table-cell office:value-type="float" office:value="4000">
            <text:p>4000</text:p>
          </table:table-cell>
          <table:table-cell table:formula="of:=350-[.I19]/10000*100" office:value-type="float" office:value="310">
            <text:p>310</text:p>
          </table:table-cell>
          <table:table-cell office:value-type="float" office:value="3">
            <text:p>3</text:p>
          </table:table-cell>
          <table:table-cell table:formula="of:=LOG10(1+[.K19])" office:value-type="float" office:value="0.602059991327962">
            <text:p>0,6020599913</text:p>
          </table:table-cell>
          <table:table-cell table:formula="of:=[.L19]*81" office:value-type="float" office:value="48.766859297565">
            <text:p>48,7668592976</text:p>
          </table:table-cell>
          <table:table-cell table:formula="of:=350-[.M19]" office:value-type="float" office:value="301.233140702435">
            <text:p>301</text:p>
          </table:table-cell>
          <table:table-cell office:value-type="float" office:value="15">
            <text:p>15</text:p>
          </table:table-cell>
          <table:table-cell table:formula="of:=LOG10(1+[.O19])" office:value-type="float" office:value="1.20411998265592">
            <text:p>1,2041199827</text:p>
          </table:table-cell>
          <table:table-cell table:formula="of:=350-3*[.O19]" office:value-type="float" office:value="305">
            <text:p>305</text:p>
          </table:table-cell>
          <table:table-cell/>
          <table:table-cell office:value-type="float" office:value="1.5">
            <text:p>1,5</text:p>
          </table:table-cell>
          <table:table-cell table:formula="of:=LOG10(1+10*[.S19])" office:value-type="float" office:value="1.20411998265592">
            <text:p>1,2041199827</text:p>
          </table:table-cell>
          <table:table-cell table:style-name="ce9" table:formula="of:=[.T19]*149.5" office:value-type="float" office:value="180.015937407061">
            <text:p>180</text:p>
          </table:table-cell>
          <table:table-cell table:formula="of:=350-[.U19]" office:value-type="float" office:value="169.984062592939">
            <text:p>170</text:p>
          </table:table-cell>
          <table:table-cell office:value-type="float" office:value="15">
            <text:p>15</text:p>
          </table:table-cell>
          <table:table-cell table:formula="of:=LOG10(1+[.W19])" office:value-type="float" office:value="1.20411998265592">
            <text:p>1,2041199827</text:p>
          </table:table-cell>
          <table:table-cell table:style-name="ce18" table:formula="of:=[.X19]*149.5" office:value-type="float" office:value="180.015937407061">
            <text:p>180</text:p>
          </table:table-cell>
          <table:table-cell table:formula="of:=350-[.Y19]" office:value-type="float" office:value="169.984062592939">
            <text:p>170</text:p>
          </table:table-cell>
          <table:table-cell office:value-type="float" office:value="1">
            <text:p>1</text:p>
          </table:table-cell>
          <table:table-cell table:formula="of:=LOG10(1+[.AA19])" office:value-type="float" office:value="0.301029995663981">
            <text:p>0,3010299957</text:p>
          </table:table-cell>
          <table:table-cell table:formula="of:=[.AB19]*50" office:value-type="float" office:value="15.0514997831991">
            <text:p>15</text:p>
          </table:table-cell>
          <table:table-cell table:formula="of:=200-[.AC19]" office:value-type="float" office:value="184.948500216801">
            <text:p>185</text:p>
          </table:table-cell>
          <table:table-cell office:value-type="float" office:value="2">
            <text:p>2</text:p>
          </table:table-cell>
          <table:table-cell table:formula="of:=LOG10(1+[.AE19])" office:value-type="float" office:value="0.477121254719662">
            <text:p>0,4771212547</text:p>
          </table:table-cell>
          <table:table-cell table:formula="of:=[.AF19]*91" office:value-type="float" office:value="43.4180341794893">
            <text:p>43</text:p>
          </table:table-cell>
          <table:table-cell table:formula="of:=350-[.AG19]" office:value-type="float" office:value="306.581965820511">
            <text:p>307</text:p>
          </table:table-cell>
          <table:table-cell office:value-type="float" office:value="500">
            <text:p>500</text:p>
          </table:table-cell>
          <table:table-cell table:formula="of:=LOG10(1+[.AI19])" office:value-type="float" office:value="2.69983772586725">
            <text:p>2,6998377259</text:p>
          </table:table-cell>
          <table:table-cell table:formula="of:=[.AJ19]*75" office:value-type="float" office:value="202.487829440043">
            <text:p>202</text:p>
          </table:table-cell>
          <table:table-cell table:formula="of:=350-[.AK19]" office:value-type="float" office:value="147.512170559957">
            <text:p>148</text:p>
          </table:table-cell>
          <table:table-cell office:value-type="float" office:value="500">
            <text:p>500</text:p>
          </table:table-cell>
          <table:table-cell table:formula="of:=LOG10(1+[.AM19])" office:value-type="float" office:value="2.69983772586725">
            <text:p>2,6998377259</text:p>
          </table:table-cell>
          <table:table-cell table:formula="of:=[.AN19]*60" office:value-type="float" office:value="161.990263552035">
            <text:p>162</text:p>
          </table:table-cell>
          <table:table-cell table:formula="of:=350-[.AO19]" office:value-type="float" office:value="188.009736447965">
            <text:p>188</text:p>
          </table:table-cell>
          <table:table-cell table:number-columns-repeated="4"/>
          <table:table-cell table:style-name="ce28" office:value-type="float" office:value="0.150000000000001">
            <text:p>0,15</text:p>
          </table:table-cell>
          <table:table-cell table:formula="of:=LOG10(1+100*[.AU19])" office:value-type="float" office:value="1.20411998265593">
            <text:p>1,2041199827</text:p>
          </table:table-cell>
          <table:table-cell table:style-name="ce27" table:formula="of:=350-149.5*[.AV19]" office:value-type="float" office:value="169.984062592939">
            <text:p>170</text:p>
          </table:table-cell>
          <table:table-cell/>
          <table:table-cell table:style-name="ce30" office:value-type="float" office:value="40000">
            <text:p>40000,00</text:p>
          </table:table-cell>
          <table:table-cell table:style-name="ce14" table:formula="of:=LOG10([.AY19]/5000)" office:value-type="float" office:value="0.903089986991943">
            <text:p>0,903089987</text:p>
          </table:table-cell>
          <table:table-cell table:style-name="ce15" table:formula="of:=350-130.5*[.AZ19]" office:value-type="float" office:value="232.146756697551">
            <text:p>232</text:p>
          </table:table-cell>
          <table:table-cell table:style-name="ce15"/>
          <table:table-cell table:style-name="ce17" office:value-type="float" office:value="15">
            <text:p>15</text:p>
          </table:table-cell>
          <table:table-cell table:style-name="ce17" table:formula="of:=LOG10(1+1*[.BC19])" office:value-type="float" office:value="1.20411998265592">
            <text:p>1,2041199827</text:p>
          </table:table-cell>
          <table:table-cell table:style-name="ce18" table:formula="of:=[.BD19]*133" office:value-type="float" office:value="160.147957693238">
            <text:p>160</text:p>
          </table:table-cell>
          <table:table-cell table:style-name="ce31" table:formula="of:=350-[.BE19]" office:value-type="float" office:value="189.852042306762">
            <text:p>189,85</text:p>
          </table:table-cell>
          <table:table-cell office:value-type="float" office:value="10000">
            <text:p>10000</text:p>
          </table:table-cell>
          <table:table-cell table:formula="of:=LOG10(1+[.BG19]/100)" office:value-type="float" office:value="2.00432137378264">
            <text:p>2,0043213738</text:p>
          </table:table-cell>
          <table:table-cell table:formula="of:=[.BH19]*69.75" office:value-type="float" office:value="139.801415821339">
            <text:p>140</text:p>
          </table:table-cell>
          <table:table-cell table:formula="of:=350-[.BI19]" office:value-type="float" office:value="210.198584178661">
            <text:p>210</text:p>
          </table:table-cell>
          <table:table-cell office:value-type="float" office:value="-80">
            <text:p>-80</text:p>
          </table:table-cell>
          <table:table-cell table:formula="of:=LOG10(1+[.BK19]/100)" office:value-type="float" office:value="-0.698970004336019">
            <text:p>-0,6989700043</text:p>
          </table:table-cell>
          <table:table-cell table:formula="of:=[.BK19]*300/180" office:value-type="float" office:value="-133.333333333333">
            <text:p>-133</text:p>
          </table:table-cell>
          <table:table-cell table:formula="of:=200-[.BM19]" office:value-type="float" office:value="333.333333333333">
            <text:p>333</text:p>
          </table:table-cell>
          <table:table-cell office:value-type="float" office:value="1500">
            <text:p>1500</text:p>
          </table:table-cell>
          <table:table-cell table:formula="of:=[.BO19]^(1/2)" office:value-type="float" office:value="38.7298334620742">
            <text:p>38,7298334621</text:p>
          </table:table-cell>
          <table:table-cell table:formula="of:=[.BP19]*3" office:value-type="float" office:value="116.189500386223">
            <text:p>116</text:p>
          </table:table-cell>
          <table:table-cell table:formula="of:=350-[.BQ19]" office:value-type="float" office:value="233.810499613777">
            <text:p>234</text:p>
          </table:table-cell>
          <table:table-cell office:value-type="float" office:value="550">
            <text:p>550</text:p>
          </table:table-cell>
          <table:table-cell table:formula="of:=([.BS19]-200)^(1/2)" office:value-type="float" office:value="18.7082869338697">
            <text:p>18,7082869339</text:p>
          </table:table-cell>
          <table:table-cell table:formula="of:=[.BT19]*7.075" office:value-type="float" office:value="132.361130057128">
            <text:p>132</text:p>
          </table:table-cell>
          <table:table-cell table:formula="of:=350-[.BU19]" office:value-type="float" office:value="217.638869942872">
            <text:p>218</text:p>
          </table:table-cell>
          <table:table-cell office:value-type="float" office:value="30">
            <text:p>30</text:p>
          </table:table-cell>
          <table:table-cell table:formula="of:=[.BW19]" office:value-type="float" office:value="30">
            <text:p>30</text:p>
          </table:table-cell>
          <table:table-cell table:formula="of:=[.BX19]" office:value-type="float" office:value="30">
            <text:p>30</text:p>
          </table:table-cell>
          <table:table-cell table:formula="of:=250-[.BY19]" office:value-type="float" office:value="220">
            <text:p>220</text:p>
          </table:table-cell>
          <table:table-cell office:value-type="float" office:value="350">
            <text:p>350</text:p>
          </table:table-cell>
          <table:table-cell table:formula="of:=[.CA19]" office:value-type="float" office:value="350">
            <text:p>350</text:p>
          </table:table-cell>
          <table:table-cell table:formula="of:=[.CB19]" office:value-type="float" office:value="350">
            <text:p>350</text:p>
          </table:table-cell>
          <table:table-cell table:formula="of:=500-[.CC19]" office:value-type="float" office:value="150">
            <text:p>150</text:p>
          </table:table-cell>
          <table:table-cell table:style-name="ce56" office:value-type="float" office:value="30000">
            <text:p>30000,00</text:p>
          </table:table-cell>
          <table:table-cell table:style-name="ce5" table:formula="of:=LOG10(1+[.CE19]/100)" office:value-type="float" office:value="2.47856649559384">
            <text:p>2,4785664956</text:p>
          </table:table-cell>
          <table:table-cell table:style-name="ce6" table:formula="of:=350-75*[.CF19]" office:value-type="float" office:value="164.107512830462">
            <text:p>164</text:p>
          </table:table-cell>
          <table:table-cell table:style-name="ce6"/>
          <table:table-cell office:value-type="float" office:value="-1.5">
            <text:p>-1,5</text:p>
          </table:table-cell>
          <table:table-cell table:formula="of:=LOG10(1-[.CI19])" office:value-type="float" office:value="0.397940008672038">
            <text:p>0,3979400087</text:p>
          </table:table-cell>
          <table:table-cell table:formula="of:=[.CJ19]*193" office:value-type="float" office:value="76.8024216737033">
            <text:p>77</text:p>
          </table:table-cell>
          <table:table-cell table:formula="of:=200+[.CK19]" office:value-type="float" office:value="276.802421673703">
            <text:p>277</text:p>
          </table:table-cell>
          <table:table-cell office:value-type="float" office:value="7.5">
            <text:p>7,5</text:p>
          </table:table-cell>
          <table:table-cell table:formula="of:=LOG10(1+3*[.CM19])" office:value-type="float" office:value="1.37106786227174">
            <text:p>1,3710678623</text:p>
          </table:table-cell>
          <table:table-cell table:formula="of:=[.CN19]*61.655" office:value-type="float" office:value="84.5331890483639">
            <text:p>85</text:p>
          </table:table-cell>
          <table:table-cell table:formula="of:=200-[.CO19]" office:value-type="float" office:value="115.466810951636">
            <text:p>115</text:p>
          </table:table-cell>
          <table:table-cell office:value-type="float" office:value="0.5">
            <text:p>0,5</text:p>
          </table:table-cell>
          <table:table-cell table:formula="of:=LOG10(1+[.CQ19])" office:value-type="float" office:value="0.176091259055681">
            <text:p>0,1760912591</text:p>
          </table:table-cell>
          <table:table-cell table:formula="of:=[.CR19]*50" office:value-type="float" office:value="8.80456295278406">
            <text:p>8,8045629528</text:p>
          </table:table-cell>
          <table:table-cell table:formula="of:=200-[.CS19]" office:value-type="float" office:value="191.195437047216">
            <text:p>191</text:p>
          </table:table-cell>
          <table:table-cell office:value-type="float" office:value="1.5">
            <text:p>1,5</text:p>
          </table:table-cell>
          <table:table-cell table:formula="of:=LOG10(1+[.CU19])" office:value-type="float" office:value="0.397940008672038">
            <text:p>0,3979400087</text:p>
          </table:table-cell>
          <table:table-cell table:formula="of:=350-30*[.CU19]" office:value-type="float" office:value="305">
            <text:p>305</text:p>
          </table:table-cell>
          <table:table-cell/>
          <table:table-cell table:style-name="ce17" office:value-type="float" office:value="0.6">
            <text:p>0,6</text:p>
          </table:table-cell>
          <table:table-cell table:style-name="ce17" table:formula="of:=LOG10(1+10*([.CY19]))" office:value-type="float" office:value="0.845098040014257">
            <text:p>0,84509804</text:p>
          </table:table-cell>
          <table:table-cell table:style-name="ce18" table:formula="of:=[.CZ19]*144.025" office:value-type="float" office:value="121.715245213053">
            <text:p>122</text:p>
          </table:table-cell>
          <table:table-cell table:style-name="ce31" table:formula="of:=350-[.DA19]" office:value-type="float" office:value="228.284754786947">
            <text:p>228,28</text:p>
          </table:table-cell>
          <table:table-cell office:value-type="float" office:value="1000">
            <text:p>1000</text:p>
          </table:table-cell>
          <table:table-cell table:formula="of:=LOG10(1+[.DC19])" office:value-type="float" office:value="3.00043407747932">
            <text:p>3,0004340775</text:p>
          </table:table-cell>
          <table:table-cell table:formula="of:=[.DD19]*60" office:value-type="float" office:value="180.026044648759">
            <text:p>180</text:p>
          </table:table-cell>
          <table:table-cell table:formula="of:=350-[.DE19]" office:value-type="float" office:value="169.973955351241">
            <text:p>170</text:p>
          </table:table-cell>
          <table:table-cell office:value-type="float" office:value="700">
            <text:p>700</text:p>
          </table:table-cell>
          <table:table-cell table:formula="of:=LOG(1+[.DG19]/40)" office:value-type="float" office:value="1.26717172840301">
            <text:p>1,2671717284</text:p>
          </table:table-cell>
          <table:table-cell table:formula="of:=[.DH19]*108.5" office:value-type="float" office:value="137.488132531727">
            <text:p>137</text:p>
          </table:table-cell>
          <table:table-cell table:formula="of:=300-[.DI19]" office:value-type="float" office:value="162.511867468273">
            <text:p>163</text:p>
          </table:table-cell>
          <table:table-cell office:value-type="float" office:value="0.1">
            <text:p>0,1</text:p>
          </table:table-cell>
          <table:table-cell table:formula="of:=LOG(1+5*[.DK19])" office:value-type="float" office:value="0.176091259055681">
            <text:p>0,1760912591</text:p>
          </table:table-cell>
          <table:table-cell table:formula="of:=[.DL19]*44" office:value-type="float" office:value="7.74801539844997">
            <text:p>8</text:p>
          </table:table-cell>
          <table:table-cell table:formula="of:=200-[.DM19]" office:value-type="float" office:value="192.25198460155">
            <text:p>192</text:p>
          </table:table-cell>
          <table:table-cell office:value-type="float" office:value="0.5">
            <text:p>0,5</text:p>
          </table:table-cell>
          <table:table-cell table:formula="of:=LOG(1+10*[.DO19])" office:value-type="float" office:value="0.778151250383644">
            <text:p>0,7781512504</text:p>
          </table:table-cell>
          <table:table-cell table:formula="of:=[.DP19]*55.5" office:value-type="float" office:value="43.1873943962922">
            <text:p>43</text:p>
          </table:table-cell>
          <table:table-cell table:formula="of:=200-[.DQ19]" office:value-type="float" office:value="156.812605603708">
            <text:p>157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LOG10(1+[.A20])" office:value-type="float" office:value="0.477121254719662">
            <text:p>0,4771212547</text:p>
          </table:table-cell>
          <table:table-cell table:formula="of:=[.B20]*37.5" office:value-type="float" office:value="17.8920470519873">
            <text:p>17,892047052</text:p>
          </table:table-cell>
          <table:table-cell table:formula="of:=200-[.C20]" office:value-type="float" office:value="182.107952948013">
            <text:p>182</text:p>
          </table:table-cell>
          <table:table-cell office:value-type="float" office:value="350">
            <text:p>350</text:p>
          </table:table-cell>
          <table:table-cell table:formula="of:=LOG10(1+[.E20])" office:value-type="float" office:value="2.54530711646582">
            <text:p>2,5453071165</text:p>
          </table:table-cell>
          <table:table-cell table:formula="of:=[.F20]*37.5*2" office:value-type="float" office:value="190.898033734937">
            <text:p>190,8980337349</text:p>
          </table:table-cell>
          <table:table-cell table:formula="of:=350-[.G20]" office:value-type="float" office:value="159.101966265063">
            <text:p>159</text:p>
          </table:table-cell>
          <table:table-cell office:value-type="float" office:value="3000">
            <text:p>3000</text:p>
          </table:table-cell>
          <table:table-cell table:formula="of:=350-[.I20]/10000*100" office:value-type="float" office:value="320">
            <text:p>320</text:p>
          </table:table-cell>
          <table:table-cell office:value-type="float" office:value="2">
            <text:p>2</text:p>
          </table:table-cell>
          <table:table-cell table:formula="of:=LOG10(1+[.K20])" office:value-type="float" office:value="0.477121254719662">
            <text:p>0,4771212547</text:p>
          </table:table-cell>
          <table:table-cell table:formula="of:=[.L20]*81" office:value-type="float" office:value="38.6468216322927">
            <text:p>38,6468216323</text:p>
          </table:table-cell>
          <table:table-cell table:formula="of:=350-[.M20]" office:value-type="float" office:value="311.353178367707">
            <text:p>311</text:p>
          </table:table-cell>
          <table:table-cell office:value-type="float" office:value="10">
            <text:p>10</text:p>
          </table:table-cell>
          <table:table-cell table:formula="of:=LOG10(1+[.O20])" office:value-type="float" office:value="1.04139268515823">
            <text:p>1,0413926852</text:p>
          </table:table-cell>
          <table:table-cell table:formula="of:=350-3*[.O20]" office:value-type="float" office:value="320">
            <text:p>320</text:p>
          </table:table-cell>
          <table:table-cell/>
          <table:table-cell office:value-type="float" office:value="1">
            <text:p>1</text:p>
          </table:table-cell>
          <table:table-cell table:formula="of:=LOG10(1+10*[.S20])" office:value-type="float" office:value="1.04139268515823">
            <text:p>1,0413926852</text:p>
          </table:table-cell>
          <table:table-cell table:style-name="ce9" table:formula="of:=[.T20]*149.5" office:value-type="float" office:value="155.688206431155">
            <text:p>156</text:p>
          </table:table-cell>
          <table:table-cell table:formula="of:=350-[.U20]" office:value-type="float" office:value="194.311793568845">
            <text:p>194</text:p>
          </table:table-cell>
          <table:table-cell office:value-type="float" office:value="10">
            <text:p>10</text:p>
          </table:table-cell>
          <table:table-cell table:formula="of:=LOG10(1+[.W20])" office:value-type="float" office:value="1.04139268515823">
            <text:p>1,0413926852</text:p>
          </table:table-cell>
          <table:table-cell table:style-name="ce18" table:formula="of:=[.X20]*149.5" office:value-type="float" office:value="155.688206431155">
            <text:p>156</text:p>
          </table:table-cell>
          <table:table-cell table:formula="of:=350-[.Y20]" office:value-type="float" office:value="194.311793568845">
            <text:p>194</text:p>
          </table:table-cell>
          <table:table-cell office:value-type="float" office:value="0">
            <text:p>0</text:p>
          </table:table-cell>
          <table:table-cell table:formula="of:=LOG10(1+[.AA20])" office:value-type="float" office:value="0">
            <text:p>0</text:p>
          </table:table-cell>
          <table:table-cell table:formula="of:=[.AB20]*50" office:value-type="float" office:value="0">
            <text:p>0</text:p>
          </table:table-cell>
          <table:table-cell table:formula="of:=200-[.AC20]"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LOG10(1+[.AE20])" office:value-type="float" office:value="0.301029995663981">
            <text:p>0,3010299957</text:p>
          </table:table-cell>
          <table:table-cell table:formula="of:=[.AF20]*91" office:value-type="float" office:value="27.3937296054223">
            <text:p>27</text:p>
          </table:table-cell>
          <table:table-cell table:formula="of:=350-[.AG20]" office:value-type="float" office:value="322.606270394578">
            <text:p>323</text:p>
          </table:table-cell>
          <table:table-cell office:value-type="float" office:value="400">
            <text:p>400</text:p>
          </table:table-cell>
          <table:table-cell table:formula="of:=LOG10(1+[.AI20])" office:value-type="float" office:value="2.60314437262018">
            <text:p>2,6031443726</text:p>
          </table:table-cell>
          <table:table-cell table:formula="of:=[.AJ20]*75" office:value-type="float" office:value="195.235827946514">
            <text:p>195</text:p>
          </table:table-cell>
          <table:table-cell table:formula="of:=350-[.AK20]" office:value-type="float" office:value="154.764172053486">
            <text:p>155</text:p>
          </table:table-cell>
          <table:table-cell office:value-type="float" office:value="400">
            <text:p>400</text:p>
          </table:table-cell>
          <table:table-cell table:formula="of:=LOG10(1+[.AM20])" office:value-type="float" office:value="2.60314437262018">
            <text:p>2,6031443726</text:p>
          </table:table-cell>
          <table:table-cell table:formula="of:=[.AN20]*60" office:value-type="float" office:value="156.188662357211">
            <text:p>156</text:p>
          </table:table-cell>
          <table:table-cell table:formula="of:=350-[.AO20]" office:value-type="float" office:value="193.811337642789">
            <text:p>194</text:p>
          </table:table-cell>
          <table:table-cell table:number-columns-repeated="4"/>
          <table:table-cell table:style-name="ce28" office:value-type="float" office:value="0.100000000000001">
            <text:p>0,10</text:p>
          </table:table-cell>
          <table:table-cell table:formula="of:=LOG10(1+100*[.AU20])" office:value-type="float" office:value="1.04139268515823">
            <text:p>1,0413926852</text:p>
          </table:table-cell>
          <table:table-cell table:style-name="ce27" table:formula="of:=350-149.5*[.AV20]" office:value-type="float" office:value="194.311793568845">
            <text:p>194</text:p>
          </table:table-cell>
          <table:table-cell/>
          <table:table-cell table:style-name="ce30" office:value-type="float" office:value="30000">
            <text:p>30000,00</text:p>
          </table:table-cell>
          <table:table-cell table:style-name="ce14" table:formula="of:=LOG10([.AY20]/5000)" office:value-type="float" office:value="0.778151250383644">
            <text:p>0,7781512504</text:p>
          </table:table-cell>
          <table:table-cell table:style-name="ce15" table:formula="of:=350-130.5*[.AZ20]" office:value-type="float" office:value="248.451261824934">
            <text:p>248</text:p>
          </table:table-cell>
          <table:table-cell table:style-name="ce15"/>
          <table:table-cell table:style-name="ce17" office:value-type="float" office:value="10">
            <text:p>10</text:p>
          </table:table-cell>
          <table:table-cell table:style-name="ce17" table:formula="of:=LOG10(1+1*[.BC20])" office:value-type="float" office:value="1.04139268515823">
            <text:p>1,0413926852</text:p>
          </table:table-cell>
          <table:table-cell table:style-name="ce18" table:formula="of:=[.BD20]*133" office:value-type="float" office:value="138.505227126044">
            <text:p>139</text:p>
          </table:table-cell>
          <table:table-cell table:style-name="ce31" table:formula="of:=350-[.BE20]" office:value-type="float" office:value="211.494772873956">
            <text:p>211,49</text:p>
          </table:table-cell>
          <table:table-cell office:value-type="float" office:value="5000">
            <text:p>5000</text:p>
          </table:table-cell>
          <table:table-cell table:formula="of:=LOG10(1+[.BG20]/100)" office:value-type="float" office:value="1.70757017609794">
            <text:p>1,7075701761</text:p>
          </table:table-cell>
          <table:table-cell table:formula="of:=[.BH20]*69.75" office:value-type="float" office:value="119.103019782831">
            <text:p>119</text:p>
          </table:table-cell>
          <table:table-cell table:formula="of:=350-[.BI20]" office:value-type="float" office:value="230.896980217169">
            <text:p>231</text:p>
          </table:table-cell>
          <table:table-cell office:value-type="float" office:value="-90">
            <text:p>-90</text:p>
          </table:table-cell>
          <table:table-cell table:formula="of:=LOG10(1+[.BK20]/100)" office:value-type="float" office:value="-1">
            <text:p>-1</text:p>
          </table:table-cell>
          <table:table-cell table:formula="of:=[.BK20]*300/180" office:value-type="float" office:value="-150">
            <text:p>-150</text:p>
          </table:table-cell>
          <table:table-cell table:formula="of:=200-[.BM20]" office:value-type="float" office:value="350">
            <text:p>350</text:p>
          </table:table-cell>
          <table:table-cell office:value-type="float" office:value="1000">
            <text:p>1000</text:p>
          </table:table-cell>
          <table:table-cell table:formula="of:=[.BO20]^(1/2)" office:value-type="float" office:value="31.6227766016838">
            <text:p>31,6227766017</text:p>
          </table:table-cell>
          <table:table-cell table:formula="of:=[.BP20]*3" office:value-type="float" office:value="94.8683298050514">
            <text:p>95</text:p>
          </table:table-cell>
          <table:table-cell table:formula="of:=350-[.BQ20]" office:value-type="float" office:value="255.131670194949">
            <text:p>255</text:p>
          </table:table-cell>
          <table:table-cell office:value-type="float" office:value="500">
            <text:p>500</text:p>
          </table:table-cell>
          <table:table-cell table:formula="of:=([.BS20]-200)^(1/2)" office:value-type="float" office:value="17.3205080756888">
            <text:p>17,3205080757</text:p>
          </table:table-cell>
          <table:table-cell table:formula="of:=[.BT20]*7.075" office:value-type="float" office:value="122.542594635498">
            <text:p>123</text:p>
          </table:table-cell>
          <table:table-cell table:formula="of:=350-[.BU20]" office:value-type="float" office:value="227.457405364502">
            <text:p>227</text:p>
          </table:table-cell>
          <table:table-cell office:value-type="float" office:value="25">
            <text:p>25</text:p>
          </table:table-cell>
          <table:table-cell table:formula="of:=[.BW20]" office:value-type="float" office:value="25">
            <text:p>25</text:p>
          </table:table-cell>
          <table:table-cell table:formula="of:=[.BX20]" office:value-type="float" office:value="25">
            <text:p>25</text:p>
          </table:table-cell>
          <table:table-cell table:formula="of:=250-[.BY20]" office:value-type="float" office:value="225">
            <text:p>225</text:p>
          </table:table-cell>
          <table:table-cell office:value-type="float" office:value="340">
            <text:p>340</text:p>
          </table:table-cell>
          <table:table-cell table:formula="of:=[.CA20]" office:value-type="float" office:value="340">
            <text:p>340</text:p>
          </table:table-cell>
          <table:table-cell table:formula="of:=[.CB20]" office:value-type="float" office:value="340">
            <text:p>340</text:p>
          </table:table-cell>
          <table:table-cell table:formula="of:=500-[.CC20]" office:value-type="float" office:value="160">
            <text:p>160</text:p>
          </table:table-cell>
          <table:table-cell table:style-name="ce56" office:value-type="float" office:value="20000">
            <text:p>20000,00</text:p>
          </table:table-cell>
          <table:table-cell table:style-name="ce5" table:formula="of:=LOG10(1+[.CE20]/100)" office:value-type="float" office:value="2.30319605742049">
            <text:p>2,3031960574</text:p>
          </table:table-cell>
          <table:table-cell table:style-name="ce6" table:formula="of:=350-75*[.CF20]" office:value-type="float" office:value="177.260295693463">
            <text:p>177</text:p>
          </table:table-cell>
          <table:table-cell table:style-name="ce6"/>
          <table:table-cell office:value-type="float" office:value="-2">
            <text:p>-2</text:p>
          </table:table-cell>
          <table:table-cell table:formula="of:=LOG10(1-[.CI20])" office:value-type="float" office:value="0.477121254719662">
            <text:p>0,4771212547</text:p>
          </table:table-cell>
          <table:table-cell table:formula="of:=[.CJ20]*193" office:value-type="float" office:value="92.0844021608949">
            <text:p>92</text:p>
          </table:table-cell>
          <table:table-cell table:formula="of:=200+[.CK20]" office:value-type="float" office:value="292.084402160895">
            <text:p>292</text:p>
          </table:table-cell>
          <table:table-cell office:value-type="float" office:value="5">
            <text:p>5</text:p>
          </table:table-cell>
          <table:table-cell table:formula="of:=LOG10(1+3*[.CM20])" office:value-type="float" office:value="1.20411998265592">
            <text:p>1,2041199827</text:p>
          </table:table-cell>
          <table:table-cell table:formula="of:=[.CN20]*61.655" office:value-type="float" office:value="74.240017530651">
            <text:p>74</text:p>
          </table:table-cell>
          <table:table-cell table:formula="of:=200-[.CO20]" office:value-type="float" office:value="125.759982469349">
            <text:p>126</text:p>
          </table:table-cell>
          <table:table-cell table:style-name="ce3" table:formula="of:=0" office:value-type="float" office:value="0">
            <text:p>0</text:p>
          </table:table-cell>
          <table:table-cell table:formula="of:=LOG10(1+[.CQ20])" office:value-type="float" office:value="0">
            <text:p>0</text:p>
          </table:table-cell>
          <table:table-cell table:formula="of:=[.CR20]*50" office:value-type="float" office:value="0">
            <text:p>0</text:p>
          </table:table-cell>
          <table:table-cell table:formula="of:=200-[.CS20]"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LOG10(1+[.CU20])" office:value-type="float" office:value="0.301029995663981">
            <text:p>0,3010299957</text:p>
          </table:table-cell>
          <table:table-cell table:formula="of:=350-30*[.CU20]" office:value-type="float" office:value="320">
            <text:p>320</text:p>
          </table:table-cell>
          <table:table-cell/>
          <table:table-cell table:style-name="ce17" office:value-type="float" office:value="0.5">
            <text:p>0,5</text:p>
          </table:table-cell>
          <table:table-cell table:style-name="ce17" table:formula="of:=LOG10(1+10*([.CY20]))" office:value-type="float" office:value="0.778151250383644">
            <text:p>0,7781512504</text:p>
          </table:table-cell>
          <table:table-cell table:style-name="ce18" table:formula="of:=[.CZ20]*144.025" office:value-type="float" office:value="112.073233836504">
            <text:p>112</text:p>
          </table:table-cell>
          <table:table-cell table:style-name="ce31" table:formula="of:=350-[.DA20]" office:value-type="float" office:value="237.926766163496">
            <text:p>237,93</text:p>
          </table:table-cell>
          <table:table-cell office:value-type="float" office:value="500">
            <text:p>500</text:p>
          </table:table-cell>
          <table:table-cell table:formula="of:=LOG10(1+[.DC20])" office:value-type="float" office:value="2.69983772586725">
            <text:p>2,6998377259</text:p>
          </table:table-cell>
          <table:table-cell table:formula="of:=[.DD20]*60" office:value-type="float" office:value="161.990263552035">
            <text:p>162</text:p>
          </table:table-cell>
          <table:table-cell table:formula="of:=350-[.DE20]" office:value-type="float" office:value="188.009736447965">
            <text:p>188</text:p>
          </table:table-cell>
          <table:table-cell office:value-type="float" office:value="600">
            <text:p>600</text:p>
          </table:table-cell>
          <table:table-cell table:formula="of:=LOG(1+[.DG20]/40)" office:value-type="float" office:value="1.20411998265592">
            <text:p>1,2041199827</text:p>
          </table:table-cell>
          <table:table-cell table:formula="of:=[.DH20]*108.5" office:value-type="float" office:value="130.647018118168">
            <text:p>131</text:p>
          </table:table-cell>
          <table:table-cell table:formula="of:=300-[.DI20]" office:value-type="float" office:value="169.352981881832">
            <text:p>169</text:p>
          </table:table-cell>
          <table:table-cell office:value-type="float" office:value="0">
            <text:p>0</text:p>
          </table:table-cell>
          <table:table-cell table:formula="of:=LOG(1+5*[.DK20])" office:value-type="float" office:value="0">
            <text:p>0</text:p>
          </table:table-cell>
          <table:table-cell table:formula="of:=[.DL20]*44" office:value-type="float" office:value="0">
            <text:p>0</text:p>
          </table:table-cell>
          <table:table-cell table:formula="of:=200-[.DM20]" office:value-type="float" office:value="200">
            <text:p>200</text:p>
          </table:table-cell>
          <table:table-cell office:value-type="float" office:value="0.4">
            <text:p>0,4</text:p>
          </table:table-cell>
          <table:table-cell table:formula="of:=LOG(1+10*[.DO20])" office:value-type="float" office:value="0.698970004336019">
            <text:p>0,6989700043</text:p>
          </table:table-cell>
          <table:table-cell table:formula="of:=[.DP20]*55.5" office:value-type="float" office:value="38.792835240649">
            <text:p>39</text:p>
          </table:table-cell>
          <table:table-cell table:formula="of:=200-[.DQ20]" office:value-type="float" office:value="161.207164759351">
            <text:p>16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LOG10(1+[.A21])" office:value-type="float" office:value="0.301029995663981">
            <text:p>0,3010299957</text:p>
          </table:table-cell>
          <table:table-cell table:formula="of:=[.B21]*37.5" office:value-type="float" office:value="11.2886248373993">
            <text:p>11,2886248374</text:p>
          </table:table-cell>
          <table:table-cell table:formula="of:=200-[.C21]" office:value-type="float" office:value="188.711375162601">
            <text:p>189</text:p>
          </table:table-cell>
          <table:table-cell office:value-type="float" office:value="300">
            <text:p>300</text:p>
          </table:table-cell>
          <table:table-cell table:formula="of:=LOG10(1+[.E21])" office:value-type="float" office:value="2.47856649559384">
            <text:p>2,4785664956</text:p>
          </table:table-cell>
          <table:table-cell table:formula="of:=[.F21]*37.5*2" office:value-type="float" office:value="185.892487169538">
            <text:p>185,8924871695</text:p>
          </table:table-cell>
          <table:table-cell table:formula="of:=350-[.G21]" office:value-type="float" office:value="164.107512830462">
            <text:p>164</text:p>
          </table:table-cell>
          <table:table-cell office:value-type="float" office:value="2000">
            <text:p>2000</text:p>
          </table:table-cell>
          <table:table-cell table:formula="of:=350-[.I21]/10000*100" office:value-type="float" office:value="330">
            <text:p>330</text:p>
          </table:table-cell>
          <table:table-cell office:value-type="float" office:value="1">
            <text:p>1</text:p>
          </table:table-cell>
          <table:table-cell table:formula="of:=LOG10(1+[.K21])" office:value-type="float" office:value="0.301029995663981">
            <text:p>0,3010299957</text:p>
          </table:table-cell>
          <table:table-cell table:formula="of:=[.L21]*81" office:value-type="float" office:value="24.3834296487825">
            <text:p>24,3834296488</text:p>
          </table:table-cell>
          <table:table-cell table:formula="of:=350-[.M21]" office:value-type="float" office:value="325.616570351218">
            <text:p>326</text:p>
          </table:table-cell>
          <table:table-cell office:value-type="float" office:value="5">
            <text:p>5</text:p>
          </table:table-cell>
          <table:table-cell table:formula="of:=LOG10(1+[.O21])" office:value-type="float" office:value="0.778151250383644">
            <text:p>0,7781512504</text:p>
          </table:table-cell>
          <table:table-cell table:formula="of:=350-3*[.O21]" office:value-type="float" office:value="335">
            <text:p>335</text:p>
          </table:table-cell>
          <table:table-cell/>
          <table:table-cell office:value-type="float" office:value="0.75">
            <text:p>0,75</text:p>
          </table:table-cell>
          <table:table-cell table:formula="of:=LOG10(1+10*[.S21])" office:value-type="float" office:value="0.929418925714293">
            <text:p>0,9294189257</text:p>
          </table:table-cell>
          <table:table-cell table:style-name="ce9" table:formula="of:=[.T21]*149.5" office:value-type="float" office:value="138.948129394287">
            <text:p>139</text:p>
          </table:table-cell>
          <table:table-cell table:formula="of:=350-[.U21]" office:value-type="float" office:value="211.051870605713">
            <text:p>211</text:p>
          </table:table-cell>
          <table:table-cell office:value-type="float" office:value="5">
            <text:p>5</text:p>
          </table:table-cell>
          <table:table-cell table:formula="of:=LOG10(1+[.W21])" office:value-type="float" office:value="0.778151250383644">
            <text:p>0,7781512504</text:p>
          </table:table-cell>
          <table:table-cell table:style-name="ce18" table:formula="of:=[.X21]*149.5" office:value-type="float" office:value="116.333611932355">
            <text:p>116</text:p>
          </table:table-cell>
          <table:table-cell table:formula="of:=350-[.Y21]" office:value-type="float" office:value="233.666388067645">
            <text:p>234</text:p>
          </table:table-cell>
          <table:table-cell office:value-type="float" office:value="-1">
            <text:p>-1</text:p>
          </table:table-cell>
          <table:table-cell table:formula="of:=LOG10(1-[.AA21])" office:value-type="float" office:value="0.301029995663981">
            <text:p>0,3010299957</text:p>
          </table:table-cell>
          <table:table-cell table:formula="of:=[.AB21]*50" office:value-type="float" office:value="15.0514997831991">
            <text:p>15</text:p>
          </table:table-cell>
          <table:table-cell table:formula="of:=200+[.AC21]" office:value-type="float" office:value="215.051499783199">
            <text:p>215</text:p>
          </table:table-cell>
          <table:table-cell office:value-type="float" office:value="0.5">
            <text:p>0,5</text:p>
          </table:table-cell>
          <table:table-cell table:formula="of:=LOG10(1+[.AE21])" office:value-type="float" office:value="0.176091259055681">
            <text:p>0,1760912591</text:p>
          </table:table-cell>
          <table:table-cell table:formula="of:=[.AF21]*91" office:value-type="float" office:value="16.024304574067">
            <text:p>16</text:p>
          </table:table-cell>
          <table:table-cell table:formula="of:=350-[.AG21]" office:value-type="float" office:value="333.975695425933">
            <text:p>334</text:p>
          </table:table-cell>
          <table:table-cell office:value-type="float" office:value="300">
            <text:p>300</text:p>
          </table:table-cell>
          <table:table-cell table:formula="of:=LOG10(1+[.AI21])" office:value-type="float" office:value="2.47856649559384">
            <text:p>2,4785664956</text:p>
          </table:table-cell>
          <table:table-cell table:formula="of:=[.AJ21]*75" office:value-type="float" office:value="185.892487169538">
            <text:p>186</text:p>
          </table:table-cell>
          <table:table-cell table:formula="of:=350-[.AK21]" office:value-type="float" office:value="164.107512830462">
            <text:p>164</text:p>
          </table:table-cell>
          <table:table-cell office:value-type="float" office:value="300">
            <text:p>300</text:p>
          </table:table-cell>
          <table:table-cell table:formula="of:=LOG10(1+[.AM21])" office:value-type="float" office:value="2.47856649559384">
            <text:p>2,4785664956</text:p>
          </table:table-cell>
          <table:table-cell table:formula="of:=[.AN21]*60" office:value-type="float" office:value="148.713989735631">
            <text:p>149</text:p>
          </table:table-cell>
          <table:table-cell table:formula="of:=350-[.AO21]" office:value-type="float" office:value="201.286010264369">
            <text:p>201</text:p>
          </table:table-cell>
          <table:table-cell table:number-columns-repeated="4"/>
          <table:table-cell table:style-name="ce28" office:value-type="float" office:value="0.0500000000000013">
            <text:p>0,05</text:p>
          </table:table-cell>
          <table:table-cell table:formula="of:=LOG10(1+100*[.AU21])" office:value-type="float" office:value="0.778151250383653">
            <text:p>0,7781512504</text:p>
          </table:table-cell>
          <table:table-cell table:style-name="ce27" table:formula="of:=350-149.5*[.AV21]" office:value-type="float" office:value="233.666388067644">
            <text:p>234</text:p>
          </table:table-cell>
          <table:table-cell/>
          <table:table-cell table:style-name="ce30" office:value-type="float" office:value="20000">
            <text:p>20000,00</text:p>
          </table:table-cell>
          <table:table-cell table:style-name="ce14" table:formula="of:=LOG10([.AY21]/5000)" office:value-type="float" office:value="0.602059991327962">
            <text:p>0,6020599913</text:p>
          </table:table-cell>
          <table:table-cell table:style-name="ce15" table:formula="of:=350-130.5*[.AZ21]" office:value-type="float" office:value="271.431171131701">
            <text:p>271</text:p>
          </table:table-cell>
          <table:table-cell table:style-name="ce15"/>
          <table:table-cell table:style-name="ce17" office:value-type="float" office:value="7.5">
            <text:p>7,5</text:p>
          </table:table-cell>
          <table:table-cell table:style-name="ce17" table:formula="of:=LOG10(1+1*[.BC21])" office:value-type="float" office:value="0.929418925714293">
            <text:p>0,9294189257</text:p>
          </table:table-cell>
          <table:table-cell table:style-name="ce18" table:formula="of:=[.BD21]*133" office:value-type="float" office:value="123.612717120001">
            <text:p>124</text:p>
          </table:table-cell>
          <table:table-cell table:style-name="ce31" table:formula="of:=350-[.BE21]" office:value-type="float" office:value="226.387282879999">
            <text:p>226,39</text:p>
          </table:table-cell>
          <table:table-cell office:value-type="float" office:value="4000">
            <text:p>4000</text:p>
          </table:table-cell>
          <table:table-cell table:formula="of:=LOG10(1+[.BG21]/100)" office:value-type="float" office:value="1.61278385671974">
            <text:p>1,6127838567</text:p>
          </table:table-cell>
          <table:table-cell table:formula="of:=[.BH21]*69.75" office:value-type="float" office:value="112.491674006202">
            <text:p>112</text:p>
          </table:table-cell>
          <table:table-cell table:formula="of:=350-[.BI21]" office:value-type="float" office:value="237.508325993798">
            <text:p>238</text:p>
          </table:table-cell>
          <table:table-cell table:number-columns-repeated="4"/>
          <table:table-cell office:value-type="float" office:value="750">
            <text:p>750</text:p>
          </table:table-cell>
          <table:table-cell table:formula="of:=[.BO21]^(1/2)" office:value-type="float" office:value="27.3861278752583">
            <text:p>27,3861278753</text:p>
          </table:table-cell>
          <table:table-cell table:formula="of:=[.BP21]*3" office:value-type="float" office:value="82.1583836257749">
            <text:p>82</text:p>
          </table:table-cell>
          <table:table-cell table:formula="of:=350-[.BQ21]" office:value-type="float" office:value="267.841616374225">
            <text:p>268</text:p>
          </table:table-cell>
          <table:table-cell office:value-type="float" office:value="450">
            <text:p>450</text:p>
          </table:table-cell>
          <table:table-cell table:formula="of:=([.BS21]-200)^(1/2)" office:value-type="float" office:value="15.8113883008419">
            <text:p>15,8113883008</text:p>
          </table:table-cell>
          <table:table-cell table:formula="of:=[.BT21]*7.075" office:value-type="float" office:value="111.865572228456">
            <text:p>112</text:p>
          </table:table-cell>
          <table:table-cell table:formula="of:=350-[.BU21]" office:value-type="float" office:value="238.134427771544">
            <text:p>238</text:p>
          </table:table-cell>
          <table:table-cell office:value-type="float" office:value="20">
            <text:p>20</text:p>
          </table:table-cell>
          <table:table-cell table:formula="of:=[.BW21]" office:value-type="float" office:value="20">
            <text:p>20</text:p>
          </table:table-cell>
          <table:table-cell table:formula="of:=[.BX21]" office:value-type="float" office:value="20">
            <text:p>20</text:p>
          </table:table-cell>
          <table:table-cell table:formula="of:=250-[.BY21]" office:value-type="float" office:value="230">
            <text:p>230</text:p>
          </table:table-cell>
          <table:table-cell office:value-type="float" office:value="330">
            <text:p>330</text:p>
          </table:table-cell>
          <table:table-cell table:formula="of:=[.CA21]" office:value-type="float" office:value="330">
            <text:p>330</text:p>
          </table:table-cell>
          <table:table-cell table:formula="of:=[.CB21]" office:value-type="float" office:value="330">
            <text:p>330</text:p>
          </table:table-cell>
          <table:table-cell table:formula="of:=500-[.CC21]" office:value-type="float" office:value="170">
            <text:p>170</text:p>
          </table:table-cell>
          <table:table-cell table:style-name="ce56" office:value-type="float" office:value="15000">
            <text:p>15000,00</text:p>
          </table:table-cell>
          <table:table-cell table:style-name="ce5" table:formula="of:=LOG10(1+[.CE21]/100)" office:value-type="float" office:value="2.17897694729317">
            <text:p>2,1789769473</text:p>
          </table:table-cell>
          <table:table-cell table:style-name="ce6" table:formula="of:=350-75*[.CF21]" office:value-type="float" office:value="186.576728953012">
            <text:p>187</text:p>
          </table:table-cell>
          <table:table-cell table:style-name="ce6"/>
          <table:table-cell office:value-type="float" office:value="-3">
            <text:p>-3</text:p>
          </table:table-cell>
          <table:table-cell table:formula="of:=LOG10(1-[.CI21])" office:value-type="float" office:value="0.602059991327962">
            <text:p>0,6020599913</text:p>
          </table:table-cell>
          <table:table-cell table:formula="of:=[.CJ21]*193" office:value-type="float" office:value="116.197578326297">
            <text:p>116</text:p>
          </table:table-cell>
          <table:table-cell table:formula="of:=200+[.CK21]" office:value-type="float" office:value="316.197578326297">
            <text:p>316</text:p>
          </table:table-cell>
          <table:table-cell office:value-type="float" office:value="4">
            <text:p>4</text:p>
          </table:table-cell>
          <table:table-cell table:formula="of:=LOG10(1+3*[.CM21])" office:value-type="float" office:value="1.11394335230684">
            <text:p>1,1139433523</text:p>
          </table:table-cell>
          <table:table-cell table:formula="of:=[.CN21]*61.655" office:value-type="float" office:value="68.680177386478">
            <text:p>69</text:p>
          </table:table-cell>
          <table:table-cell table:formula="of:=200-[.CO21]" office:value-type="float" office:value="131.319822613522">
            <text:p>131</text:p>
          </table:table-cell>
          <table:table-cell office:value-type="float" office:value="-0.5">
            <text:p>-0,5</text:p>
          </table:table-cell>
          <table:table-cell table:formula="of:=LOG10(1-[.CQ21])" office:value-type="float" office:value="0.176091259055681">
            <text:p>0,1760912591</text:p>
          </table:table-cell>
          <table:table-cell table:formula="of:=[.CR21]*37.5" office:value-type="float" office:value="6.60342221458805">
            <text:p>6,6034222146</text:p>
          </table:table-cell>
          <table:table-cell table:formula="of:=200+[.CS21]" office:value-type="float" office:value="206.603422214588">
            <text:p>207</text:p>
          </table:table-cell>
          <table:table-cell office:value-type="float" office:value="0.5">
            <text:p>0,5</text:p>
          </table:table-cell>
          <table:table-cell table:formula="of:=LOG10(1+[.CU21])" office:value-type="float" office:value="0.176091259055681">
            <text:p>0,1760912591</text:p>
          </table:table-cell>
          <table:table-cell table:formula="of:=350-30*[.CU21]" office:value-type="float" office:value="335">
            <text:p>335</text:p>
          </table:table-cell>
          <table:table-cell/>
          <table:table-cell table:style-name="ce17" office:value-type="float" office:value="0.4">
            <text:p>0,4</text:p>
          </table:table-cell>
          <table:table-cell table:style-name="ce17" table:formula="of:=LOG10(1+10*([.CY21]))" office:value-type="float" office:value="0.698970004336019">
            <text:p>0,6989700043</text:p>
          </table:table-cell>
          <table:table-cell table:style-name="ce18" table:formula="of:=[.CZ21]*144.025" office:value-type="float" office:value="100.669154874495">
            <text:p>101</text:p>
          </table:table-cell>
          <table:table-cell table:style-name="ce31" table:formula="of:=350-[.DA21]" office:value-type="float" office:value="249.330845125505">
            <text:p>249,33</text:p>
          </table:table-cell>
          <table:table-cell office:value-type="float" office:value="400">
            <text:p>400</text:p>
          </table:table-cell>
          <table:table-cell table:formula="of:=LOG10(1+[.DC21])" office:value-type="float" office:value="2.60314437262018">
            <text:p>2,6031443726</text:p>
          </table:table-cell>
          <table:table-cell table:formula="of:=[.DD21]*60" office:value-type="float" office:value="156.188662357211">
            <text:p>156</text:p>
          </table:table-cell>
          <table:table-cell table:formula="of:=350-[.DE21]" office:value-type="float" office:value="193.811337642789">
            <text:p>194</text:p>
          </table:table-cell>
          <table:table-cell office:value-type="float" office:value="500">
            <text:p>500</text:p>
          </table:table-cell>
          <table:table-cell table:formula="of:=LOG(1+[.DG21]/40)" office:value-type="float" office:value="1.13033376849501">
            <text:p>1,1303337685</text:p>
          </table:table-cell>
          <table:table-cell table:formula="of:=[.DH21]*108.5" office:value-type="float" office:value="122.641213881708">
            <text:p>123</text:p>
          </table:table-cell>
          <table:table-cell table:formula="of:=300-[.DI21]" office:value-type="float" office:value="177.358786118292">
            <text:p>177</text:p>
          </table:table-cell>
          <table:table-cell office:value-type="float" office:value="-0.1">
            <text:p>-0,1</text:p>
          </table:table-cell>
          <table:table-cell table:formula="of:=LOG(1-5*[.DK21])" office:value-type="float" office:value="0.176091259055681">
            <text:p>0,1760912591</text:p>
          </table:table-cell>
          <table:table-cell table:formula="of:=[.DL21]*44" office:value-type="float" office:value="7.74801539844997">
            <text:p>8</text:p>
          </table:table-cell>
          <table:table-cell table:formula="of:=200+[.DM21]" office:value-type="float" office:value="207.74801539845">
            <text:p>208</text:p>
          </table:table-cell>
          <table:table-cell office:value-type="float" office:value="0.3">
            <text:p>0,3</text:p>
          </table:table-cell>
          <table:table-cell table:formula="of:=LOG(1+10*[.DO21])" office:value-type="float" office:value="0.602059991327962">
            <text:p>0,6020599913</text:p>
          </table:table-cell>
          <table:table-cell table:formula="of:=[.DP21]*55.5" office:value-type="float" office:value="33.4143295187019">
            <text:p>33</text:p>
          </table:table-cell>
          <table:table-cell table:formula="of:=200-[.DQ21]" office:value-type="float" office:value="166.585670481298">
            <text:p>167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table:formula="of:=LOG10(1+[.A22])" office:value-type="float" office:value="0.176091259055681">
            <text:p>0,1760912591</text:p>
          </table:table-cell>
          <table:table-cell table:formula="of:=[.B22]*37.5" office:value-type="float" office:value="6.60342221458805">
            <text:p>6,6034222146</text:p>
          </table:table-cell>
          <table:table-cell table:formula="of:=200-[.C22]" office:value-type="float" office:value="193.396577785412">
            <text:p>193</text:p>
          </table:table-cell>
          <table:table-cell office:value-type="float" office:value="250">
            <text:p>250</text:p>
          </table:table-cell>
          <table:table-cell table:formula="of:=LOG10(1+[.E22])" office:value-type="float" office:value="2.39967372148104">
            <text:p>2,3996737215</text:p>
          </table:table-cell>
          <table:table-cell table:formula="of:=[.F22]*37.5*2" office:value-type="float" office:value="179.975529111078">
            <text:p>179,9755291111</text:p>
          </table:table-cell>
          <table:table-cell table:formula="of:=350-[.G22]" office:value-type="float" office:value="170.024470888922">
            <text:p>170</text:p>
          </table:table-cell>
          <table:table-cell office:value-type="float" office:value="1000">
            <text:p>1000</text:p>
          </table:table-cell>
          <table:table-cell table:formula="of:=350-[.I22]/10000*100" office:value-type="float" office:value="340">
            <text:p>340</text:p>
          </table:table-cell>
          <table:table-cell office:value-type="float" office:value="0.5">
            <text:p>0,5</text:p>
          </table:table-cell>
          <table:table-cell table:formula="of:=LOG10(1+[.K22])" office:value-type="float" office:value="0.176091259055681">
            <text:p>0,1760912591</text:p>
          </table:table-cell>
          <table:table-cell table:formula="of:=[.L22]*81" office:value-type="float" office:value="14.2633919835102">
            <text:p>14,2633919835</text:p>
          </table:table-cell>
          <table:table-cell table:formula="of:=350-[.M22]" office:value-type="float" office:value="335.73660801649">
            <text:p>336</text:p>
          </table:table-cell>
          <table:table-cell office:value-type="float" office:value="0">
            <text:p>0</text:p>
          </table:table-cell>
          <table:table-cell table:formula="of:=LOG10(1+[.O22])" office:value-type="float" office:value="0">
            <text:p>0</text:p>
          </table:table-cell>
          <table:table-cell table:formula="of:=350-3*[.O22]" office:value-type="float" office:value="350">
            <text:p>350</text:p>
          </table:table-cell>
          <table:table-cell/>
          <table:table-cell office:value-type="float" office:value="0.5">
            <text:p>0,5</text:p>
          </table:table-cell>
          <table:table-cell table:formula="of:=LOG10(1+10*[.S22])" office:value-type="float" office:value="0.778151250383644">
            <text:p>0,7781512504</text:p>
          </table:table-cell>
          <table:table-cell table:style-name="ce9" table:formula="of:=[.T22]*149.5" office:value-type="float" office:value="116.333611932355">
            <text:p>116</text:p>
          </table:table-cell>
          <table:table-cell table:formula="of:=350-[.U22]" office:value-type="float" office:value="233.666388067645">
            <text:p>234</text:p>
          </table:table-cell>
          <table:table-cell office:value-type="float" office:value="4">
            <text:p>4</text:p>
          </table:table-cell>
          <table:table-cell table:formula="of:=LOG10(1+[.W22])" office:value-type="float" office:value="0.698970004336019">
            <text:p>0,6989700043</text:p>
          </table:table-cell>
          <table:table-cell table:style-name="ce18" table:formula="of:=[.X22]*149.5" office:value-type="float" office:value="104.496015648235">
            <text:p>104</text:p>
          </table:table-cell>
          <table:table-cell table:formula="of:=350-[.Y22]" office:value-type="float" office:value="245.503984351765">
            <text:p>246</text:p>
          </table:table-cell>
          <table:table-cell office:value-type="float" office:value="-5">
            <text:p>-5</text:p>
          </table:table-cell>
          <table:table-cell table:formula="of:=LOG10(1-[.AA22])" office:value-type="float" office:value="0.778151250383644">
            <text:p>0,7781512504</text:p>
          </table:table-cell>
          <table:table-cell table:formula="of:=[.AB22]*50" office:value-type="float" office:value="38.9075625191822">
            <text:p>39</text:p>
          </table:table-cell>
          <table:table-cell table:formula="of:=200+[.AC22]" office:value-type="float" office:value="238.907562519182">
            <text:p>239</text:p>
          </table:table-cell>
          <table:table-cell office:value-type="float" office:value="0.25">
            <text:p>0,25</text:p>
          </table:table-cell>
          <table:table-cell table:formula="of:=LOG10(1+[.AE22])" office:value-type="float" office:value="0.0969100130080564">
            <text:p>0,096910013</text:p>
          </table:table-cell>
          <table:table-cell table:formula="of:=[.AF22]*91" office:value-type="float" office:value="8.81881118373313">
            <text:p>9</text:p>
          </table:table-cell>
          <table:table-cell table:formula="of:=350-[.AG22]" office:value-type="float" office:value="341.181188816267">
            <text:p>341</text:p>
          </table:table-cell>
          <table:table-cell office:value-type="float" office:value="250">
            <text:p>250</text:p>
          </table:table-cell>
          <table:table-cell table:formula="of:=LOG10(1+[.AI22])" office:value-type="float" office:value="2.39967372148104">
            <text:p>2,3996737215</text:p>
          </table:table-cell>
          <table:table-cell table:formula="of:=[.AJ22]*75" office:value-type="float" office:value="179.975529111078">
            <text:p>180</text:p>
          </table:table-cell>
          <table:table-cell table:formula="of:=350-[.AK22]" office:value-type="float" office:value="170.024470888922">
            <text:p>170</text:p>
          </table:table-cell>
          <table:table-cell office:value-type="float" office:value="250">
            <text:p>250</text:p>
          </table:table-cell>
          <table:table-cell table:formula="of:=LOG10(1+[.AM22])" office:value-type="float" office:value="2.39967372148104">
            <text:p>2,3996737215</text:p>
          </table:table-cell>
          <table:table-cell table:formula="of:=[.AN22]*60" office:value-type="float" office:value="143.980423288862">
            <text:p>144</text:p>
          </table:table-cell>
          <table:table-cell table:formula="of:=350-[.AO22]" office:value-type="float" office:value="206.019576711138">
            <text:p>206</text:p>
          </table:table-cell>
          <table:table-cell table:number-columns-repeated="4"/>
          <table:table-cell table:style-name="ce28" office:value-type="float" office:value="0.04">
            <text:p>0,04</text:p>
          </table:table-cell>
          <table:table-cell table:formula="of:=LOG10(1+100*[.AU22])" office:value-type="float" office:value="0.698970004336019">
            <text:p>0,6989700043</text:p>
          </table:table-cell>
          <table:table-cell table:style-name="ce27" table:formula="of:=350-149.5*[.AV22]" office:value-type="float" office:value="245.503984351765">
            <text:p>246</text:p>
          </table:table-cell>
          <table:table-cell/>
          <table:table-cell table:style-name="ce30" office:value-type="float" office:value="15000">
            <text:p>15000,00</text:p>
          </table:table-cell>
          <table:table-cell table:style-name="ce14" table:formula="of:=LOG10([.AY22]/5000)" office:value-type="float" office:value="0.477121254719662">
            <text:p>0,4771212547</text:p>
          </table:table-cell>
          <table:table-cell table:style-name="ce15" table:formula="of:=350-130.5*[.AZ22]" office:value-type="float" office:value="287.735676259084">
            <text:p>288</text:p>
          </table:table-cell>
          <table:table-cell table:style-name="ce15"/>
          <table:table-cell table:style-name="ce17" office:value-type="float" office:value="5">
            <text:p>5</text:p>
          </table:table-cell>
          <table:table-cell table:style-name="ce17" table:formula="of:=LOG10(1+1*[.BC22])" office:value-type="float" office:value="0.778151250383644">
            <text:p>0,7781512504</text:p>
          </table:table-cell>
          <table:table-cell table:style-name="ce18" table:formula="of:=[.BD22]*133" office:value-type="float" office:value="103.494116301025">
            <text:p>103</text:p>
          </table:table-cell>
          <table:table-cell table:style-name="ce31" table:formula="of:=350-[.BE22]" office:value-type="float" office:value="246.505883698975">
            <text:p>246,51</text:p>
          </table:table-cell>
          <table:table-cell office:value-type="float" office:value="3000">
            <text:p>3000</text:p>
          </table:table-cell>
          <table:table-cell table:formula="of:=LOG10(1+[.BG22]/100)" office:value-type="float" office:value="1.49136169383427">
            <text:p>1,4913616938</text:p>
          </table:table-cell>
          <table:table-cell table:formula="of:=[.BH22]*69.75" office:value-type="float" office:value="104.022478144941">
            <text:p>104</text:p>
          </table:table-cell>
          <table:table-cell table:formula="of:=350-[.BI22]" office:value-type="float" office:value="245.977521855059">
            <text:p>246</text:p>
          </table:table-cell>
          <table:table-cell table:number-columns-repeated="4"/>
          <table:table-cell office:value-type="float" office:value="500">
            <text:p>500</text:p>
          </table:table-cell>
          <table:table-cell table:formula="of:=[.BO22]^(1/2)" office:value-type="float" office:value="22.3606797749979">
            <text:p>22,360679775</text:p>
          </table:table-cell>
          <table:table-cell table:formula="of:=[.BP22]*3" office:value-type="float" office:value="67.0820393249937">
            <text:p>67</text:p>
          </table:table-cell>
          <table:table-cell table:formula="of:=350-[.BQ22]" office:value-type="float" office:value="282.917960675006">
            <text:p>283</text:p>
          </table:table-cell>
          <table:table-cell office:value-type="float" office:value="400">
            <text:p>400</text:p>
          </table:table-cell>
          <table:table-cell table:formula="of:=([.BS22]-200)^(1/2)" office:value-type="float" office:value="14.142135623731">
            <text:p>14,1421356237</text:p>
          </table:table-cell>
          <table:table-cell table:formula="of:=[.BT22]*7.075" office:value-type="float" office:value="100.055609537897">
            <text:p>100</text:p>
          </table:table-cell>
          <table:table-cell table:formula="of:=350-[.BU22]" office:value-type="float" office:value="249.944390462104">
            <text:p>250</text:p>
          </table:table-cell>
          <table:table-cell office:value-type="float" office:value="15">
            <text:p>15</text:p>
          </table:table-cell>
          <table:table-cell table:formula="of:=[.BW22]" office:value-type="float" office:value="15">
            <text:p>15</text:p>
          </table:table-cell>
          <table:table-cell table:formula="of:=[.BX22]" office:value-type="float" office:value="15">
            <text:p>15</text:p>
          </table:table-cell>
          <table:table-cell table:formula="of:=250-[.BY22]" office:value-type="float" office:value="235">
            <text:p>235</text:p>
          </table:table-cell>
          <table:table-cell office:value-type="float" office:value="320">
            <text:p>320</text:p>
          </table:table-cell>
          <table:table-cell table:formula="of:=[.CA22]" office:value-type="float" office:value="320">
            <text:p>320</text:p>
          </table:table-cell>
          <table:table-cell table:formula="of:=[.CB22]" office:value-type="float" office:value="320">
            <text:p>320</text:p>
          </table:table-cell>
          <table:table-cell table:formula="of:=500-[.CC22]" office:value-type="float" office:value="180">
            <text:p>180</text:p>
          </table:table-cell>
          <table:table-cell table:style-name="ce56" office:value-type="float" office:value="10000">
            <text:p>10000,00</text:p>
          </table:table-cell>
          <table:table-cell table:style-name="ce5" table:formula="of:=LOG10(1+[.CE22]/100)" office:value-type="float" office:value="2.00432137378264">
            <text:p>2,0043213738</text:p>
          </table:table-cell>
          <table:table-cell table:style-name="ce6" table:formula="of:=350-75*[.CF22]" office:value-type="float" office:value="199.675896966302">
            <text:p>200</text:p>
          </table:table-cell>
          <table:table-cell table:style-name="ce6"/>
          <table:table-cell office:value-type="float" office:value="-4">
            <text:p>-4</text:p>
          </table:table-cell>
          <table:table-cell table:formula="of:=LOG10(1-[.CI22])" office:value-type="float" office:value="0.698970004336019">
            <text:p>0,6989700043</text:p>
          </table:table-cell>
          <table:table-cell table:formula="of:=[.CJ22]*193" office:value-type="float" office:value="134.901210836852">
            <text:p>135</text:p>
          </table:table-cell>
          <table:table-cell table:formula="of:=200+[.CK22]" office:value-type="float" office:value="334.901210836852">
            <text:p>335</text:p>
          </table:table-cell>
          <table:table-cell office:value-type="float" office:value="3">
            <text:p>3</text:p>
          </table:table-cell>
          <table:table-cell table:formula="of:=LOG10(1+3*[.CM22])" office:value-type="float" office:value="1">
            <text:p>1</text:p>
          </table:table-cell>
          <table:table-cell table:formula="of:=[.CN22]*61.655" office:value-type="float" office:value="61.655">
            <text:p>62</text:p>
          </table:table-cell>
          <table:table-cell table:formula="of:=200-[.CO22]" office:value-type="float" office:value="138.345">
            <text:p>138</text:p>
          </table:table-cell>
          <table:table-cell office:value-type="float" office:value="-1">
            <text:p>-1</text:p>
          </table:table-cell>
          <table:table-cell table:formula="of:=LOG10(1-[.CQ22])" office:value-type="float" office:value="0.301029995663981">
            <text:p>0,3010299957</text:p>
          </table:table-cell>
          <table:table-cell table:formula="of:=[.CR22]*37.5" office:value-type="float" office:value="11.2886248373993">
            <text:p>11,2886248374</text:p>
          </table:table-cell>
          <table:table-cell table:formula="of:=200+[.CS22]" office:value-type="float" office:value="211.288624837399">
            <text:p>211</text:p>
          </table:table-cell>
          <table:table-cell office:value-type="float" office:value="0">
            <text:p>0</text:p>
          </table:table-cell>
          <table:table-cell table:formula="of:=LOG10(1+[.CU22])" office:value-type="float" office:value="0">
            <text:p>0</text:p>
          </table:table-cell>
          <table:table-cell table:formula="of:=350-30*[.CU22]" office:value-type="float" office:value="350">
            <text:p>350</text:p>
          </table:table-cell>
          <table:table-cell/>
          <table:table-cell table:style-name="ce17" office:value-type="float" office:value="0.3">
            <text:p>0,3</text:p>
          </table:table-cell>
          <table:table-cell table:style-name="ce17" table:formula="of:=LOG10(1+10*([.CY22]))" office:value-type="float" office:value="0.602059991327962">
            <text:p>0,6020599913</text:p>
          </table:table-cell>
          <table:table-cell table:style-name="ce18" table:formula="of:=[.CZ22]*144.025" office:value-type="float" office:value="86.7116902510098">
            <text:p>87</text:p>
          </table:table-cell>
          <table:table-cell table:style-name="ce31" table:formula="of:=350-[.DA22]" office:value-type="float" office:value="263.28830974899">
            <text:p>263,29</text:p>
          </table:table-cell>
          <table:table-cell office:value-type="float" office:value="300">
            <text:p>300</text:p>
          </table:table-cell>
          <table:table-cell table:formula="of:=LOG10(1+[.DC22])" office:value-type="float" office:value="2.47856649559384">
            <text:p>2,4785664956</text:p>
          </table:table-cell>
          <table:table-cell table:formula="of:=[.DD22]*60" office:value-type="float" office:value="148.713989735631">
            <text:p>149</text:p>
          </table:table-cell>
          <table:table-cell table:formula="of:=350-[.DE22]" office:value-type="float" office:value="201.286010264369">
            <text:p>201</text:p>
          </table:table-cell>
          <table:table-cell office:value-type="float" office:value="400">
            <text:p>400</text:p>
          </table:table-cell>
          <table:table-cell table:formula="of:=LOG(1+[.DG22]/40)" office:value-type="float" office:value="1.04139268515823">
            <text:p>1,0413926852</text:p>
          </table:table-cell>
          <table:table-cell table:formula="of:=[.DH22]*108.5" office:value-type="float" office:value="112.991106339667">
            <text:p>113</text:p>
          </table:table-cell>
          <table:table-cell table:formula="of:=300-[.DI22]" office:value-type="float" office:value="187.008893660333">
            <text:p>187</text:p>
          </table:table-cell>
          <table:table-cell office:value-type="float" office:value="-0.2">
            <text:p>-0,2</text:p>
          </table:table-cell>
          <table:table-cell table:formula="of:=LOG(1-5*[.DK22])" office:value-type="float" office:value="0.301029995663981">
            <text:p>0,3010299957</text:p>
          </table:table-cell>
          <table:table-cell table:formula="of:=[.DL22]*44" office:value-type="float" office:value="13.2453198092152">
            <text:p>13</text:p>
          </table:table-cell>
          <table:table-cell table:formula="of:=200+[.DM22]" office:value-type="float" office:value="213.245319809215">
            <text:p>213</text:p>
          </table:table-cell>
          <table:table-cell office:value-type="float" office:value="0.2">
            <text:p>0,2</text:p>
          </table:table-cell>
          <table:table-cell table:formula="of:=LOG(1+10*[.DO22])" office:value-type="float" office:value="0.477121254719662">
            <text:p>0,4771212547</text:p>
          </table:table-cell>
          <table:table-cell table:formula="of:=[.DP22]*55.5" office:value-type="float" office:value="26.4802296369413">
            <text:p>26</text:p>
          </table:table-cell>
          <table:table-cell table:formula="of:=200-[.DQ22]" office:value-type="float" office:value="173.519770363059">
            <text:p>174</text:p>
          </table:table-cell>
        </table:table-row>
        <table:table-row table:style-name="ro1">
          <table:table-cell table:style-name="ce3" table:formula="of:=0" office:value-type="float" office:value="0">
            <text:p>0</text:p>
          </table:table-cell>
          <table:table-cell table:formula="of:=LOG10(1+[.A23])" office:value-type="float" office:value="0">
            <text:p>0</text:p>
          </table:table-cell>
          <table:table-cell table:formula="of:=[.B23]*37.5" office:value-type="float" office:value="0">
            <text:p>0</text:p>
          </table:table-cell>
          <table:table-cell table:formula="of:=200-[.C23]" office:value-type="float" office:value="200">
            <text:p>200</text:p>
          </table:table-cell>
          <table:table-cell office:value-type="float" office:value="200">
            <text:p>200</text:p>
          </table:table-cell>
          <table:table-cell table:formula="of:=LOG10(1+[.E23])" office:value-type="float" office:value="2.30319605742049">
            <text:p>2,3031960574</text:p>
          </table:table-cell>
          <table:table-cell table:formula="of:=[.F23]*37.5*2" office:value-type="float" office:value="172.739704306537">
            <text:p>172,7397043065</text:p>
          </table:table-cell>
          <table:table-cell table:formula="of:=350-[.G23]" office:value-type="float" office:value="177.260295693463">
            <text:p>177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table:style-name="ce12" table:formula="of:=0" office:value-type="float" office:value="0">
            <text:p>0</text:p>
          </table:table-cell>
          <table:table-cell table:formula="of:=LOG10(1+[.K23])" office:value-type="float" office:value="0">
            <text:p>0</text:p>
          </table:table-cell>
          <table:table-cell table:formula="of:=[.L23]*81" office:value-type="float" office:value="0">
            <text:p>0</text:p>
          </table:table-cell>
          <table:table-cell table:formula="of:=350-[.M23]" office:value-type="float" office:value="350">
            <text:p>350</text:p>
          </table:table-cell>
          <table:table-cell table:style-name="ce15"/>
          <table:table-cell table:number-columns-repeated="3"/>
          <table:table-cell office:value-type="float" office:value="0.25">
            <text:p>0,25</text:p>
          </table:table-cell>
          <table:table-cell table:formula="of:=LOG10(1+10*[.S23])" office:value-type="float" office:value="0.544068044350276">
            <text:p>0,5440680444</text:p>
          </table:table-cell>
          <table:table-cell table:style-name="ce9" table:formula="of:=[.T23]*149.5" office:value-type="float" office:value="81.3381726303662">
            <text:p>81</text:p>
          </table:table-cell>
          <table:table-cell table:formula="of:=350-[.U23]" office:value-type="float" office:value="268.661827369634">
            <text:p>269</text:p>
          </table:table-cell>
          <table:table-cell office:value-type="float" office:value="3">
            <text:p>3</text:p>
          </table:table-cell>
          <table:table-cell table:formula="of:=LOG10(1+[.W23])" office:value-type="float" office:value="0.602059991327962">
            <text:p>0,6020599913</text:p>
          </table:table-cell>
          <table:table-cell table:style-name="ce18" table:formula="of:=[.X23]*149.5" office:value-type="float" office:value="90.0079687035304">
            <text:p>90</text:p>
          </table:table-cell>
          <table:table-cell table:formula="of:=350-[.Y23]" office:value-type="float" office:value="259.99203129647">
            <text:p>260</text:p>
          </table:table-cell>
          <table:table-cell office:value-type="float" office:value="-10">
            <text:p>-10</text:p>
          </table:table-cell>
          <table:table-cell table:formula="of:=LOG10(1-[.AA23])" office:value-type="float" office:value="1.04139268515823">
            <text:p>1,0413926852</text:p>
          </table:table-cell>
          <table:table-cell table:formula="of:=[.AB23]*50" office:value-type="float" office:value="52.0696342579113">
            <text:p>52</text:p>
          </table:table-cell>
          <table:table-cell table:formula="of:=200+[.AC23]" office:value-type="float" office:value="252.069634257911">
            <text:p>25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00">
            <text:p>200</text:p>
          </table:table-cell>
          <table:table-cell table:formula="of:=LOG10(1+[.AI23])" office:value-type="float" office:value="2.30319605742049">
            <text:p>2,3031960574</text:p>
          </table:table-cell>
          <table:table-cell table:formula="of:=[.AJ23]*75" office:value-type="float" office:value="172.739704306537">
            <text:p>173</text:p>
          </table:table-cell>
          <table:table-cell table:formula="of:=350-[.AK23]" office:value-type="float" office:value="177.260295693463">
            <text:p>177</text:p>
          </table:table-cell>
          <table:table-cell office:value-type="float" office:value="200">
            <text:p>200</text:p>
          </table:table-cell>
          <table:table-cell table:formula="of:=LOG10(1+[.AM23])" office:value-type="float" office:value="2.30319605742049">
            <text:p>2,3031960574</text:p>
          </table:table-cell>
          <table:table-cell table:formula="of:=[.AN23]*60" office:value-type="float" office:value="138.191763445229">
            <text:p>138</text:p>
          </table:table-cell>
          <table:table-cell table:formula="of:=350-[.AO23]" office:value-type="float" office:value="211.808236554771">
            <text:p>212</text:p>
          </table:table-cell>
          <table:table-cell table:style-name="ce15"/>
          <table:table-cell table:number-columns-repeated="3"/>
          <table:table-cell table:style-name="ce28" office:value-type="float" office:value="0.0299999999999987">
            <text:p>0,03</text:p>
          </table:table-cell>
          <table:table-cell table:formula="of:=LOG10(1+100*[.AU23])" office:value-type="float" office:value="0.602059991327948">
            <text:p>0,6020599913</text:p>
          </table:table-cell>
          <table:table-cell table:style-name="ce27" table:formula="of:=350-149.5*[.AV23]" office:value-type="float" office:value="259.992031296472">
            <text:p>260</text:p>
          </table:table-cell>
          <table:table-cell/>
          <table:table-cell table:style-name="ce30" office:value-type="float" office:value="10000">
            <text:p>10000,00</text:p>
          </table:table-cell>
          <table:table-cell table:style-name="ce14" table:formula="of:=LOG10([.AY23]/5000)" office:value-type="float" office:value="0.301029995663981">
            <text:p>0,3010299957</text:p>
          </table:table-cell>
          <table:table-cell table:style-name="ce15" table:formula="of:=350-130.5*[.AZ23]" office:value-type="float" office:value="310.71558556585">
            <text:p>311</text:p>
          </table:table-cell>
          <table:table-cell table:style-name="ce15"/>
          <table:table-cell table:style-name="ce17" office:value-type="float" office:value="4">
            <text:p>4</text:p>
          </table:table-cell>
          <table:table-cell table:style-name="ce17" table:formula="of:=LOG10(1+1*[.BC23])" office:value-type="float" office:value="0.698970004336019">
            <text:p>0,6989700043</text:p>
          </table:table-cell>
          <table:table-cell table:style-name="ce18" table:formula="of:=[.BD23]*133" office:value-type="float" office:value="92.9630105766905">
            <text:p>93</text:p>
          </table:table-cell>
          <table:table-cell table:style-name="ce31" table:formula="of:=350-[.BE23]" office:value-type="float" office:value="257.036989423309">
            <text:p>257,04</text:p>
          </table:table-cell>
          <table:table-cell office:value-type="float" office:value="2000">
            <text:p>2000</text:p>
          </table:table-cell>
          <table:table-cell table:formula="of:=LOG10(1+[.BG23]/100)" office:value-type="float" office:value="1.32221929473392">
            <text:p>1,3222192947</text:p>
          </table:table-cell>
          <table:table-cell table:formula="of:=[.BH23]*69.75" office:value-type="float" office:value="92.2247958076909">
            <text:p>92</text:p>
          </table:table-cell>
          <table:table-cell table:formula="of:=350-[.BI23]" office:value-type="float" office:value="257.775204192309">
            <text:p>258</text:p>
          </table:table-cell>
          <table:table-cell table:number-columns-repeated="4"/>
          <table:table-cell office:value-type="float" office:value="250">
            <text:p>250</text:p>
          </table:table-cell>
          <table:table-cell table:formula="of:=[.BO23]^(1/2)" office:value-type="float" office:value="15.8113883008419">
            <text:p>15,8113883008</text:p>
          </table:table-cell>
          <table:table-cell table:formula="of:=[.BP23]*3" office:value-type="float" office:value="47.4341649025257">
            <text:p>47</text:p>
          </table:table-cell>
          <table:table-cell table:formula="of:=350-[.BQ23]" office:value-type="float" office:value="302.565835097474">
            <text:p>303</text:p>
          </table:table-cell>
          <table:table-cell office:value-type="float" office:value="350">
            <text:p>350</text:p>
          </table:table-cell>
          <table:table-cell table:formula="of:=([.BS23]-200)^(1/2)" office:value-type="float" office:value="12.2474487139159">
            <text:p>12,2474487139</text:p>
          </table:table-cell>
          <table:table-cell table:formula="of:=[.BT23]*7.075" office:value-type="float" office:value="86.6506996509549">
            <text:p>87</text:p>
          </table:table-cell>
          <table:table-cell table:formula="of:=350-[.BU23]" office:value-type="float" office:value="263.349300349045">
            <text:p>263</text:p>
          </table:table-cell>
          <table:table-cell office:value-type="float" office:value="10">
            <text:p>10</text:p>
          </table:table-cell>
          <table:table-cell table:formula="of:=[.BW23]" office:value-type="float" office:value="10">
            <text:p>10</text:p>
          </table:table-cell>
          <table:table-cell table:formula="of:=[.BX23]" office:value-type="float" office:value="10">
            <text:p>10</text:p>
          </table:table-cell>
          <table:table-cell table:formula="of:=250-[.BY23]" office:value-type="float" office:value="240">
            <text:p>240</text:p>
          </table:table-cell>
          <table:table-cell office:value-type="float" office:value="310">
            <text:p>310</text:p>
          </table:table-cell>
          <table:table-cell table:formula="of:=[.CA23]" office:value-type="float" office:value="310">
            <text:p>310</text:p>
          </table:table-cell>
          <table:table-cell table:formula="of:=[.CB23]" office:value-type="float" office:value="310">
            <text:p>310</text:p>
          </table:table-cell>
          <table:table-cell table:formula="of:=500-[.CC23]" office:value-type="float" office:value="190">
            <text:p>190</text:p>
          </table:table-cell>
          <table:table-cell table:style-name="ce56" office:value-type="float" office:value="7500">
            <text:p>7500,00</text:p>
          </table:table-cell>
          <table:table-cell table:style-name="ce5" table:formula="of:=LOG10(1+[.CE23]/100)" office:value-type="float" office:value="1.88081359228079">
            <text:p>1,8808135923</text:p>
          </table:table-cell>
          <table:table-cell table:style-name="ce6" table:formula="of:=350-75*[.CF23]" office:value-type="float" office:value="208.938980578941">
            <text:p>209</text:p>
          </table:table-cell>
          <table:table-cell table:style-name="ce6"/>
          <table:table-cell office:value-type="float" office:value="-5">
            <text:p>-5</text:p>
          </table:table-cell>
          <table:table-cell table:formula="of:=LOG10(1-[.CI23])" office:value-type="float" office:value="0.778151250383644">
            <text:p>0,7781512504</text:p>
          </table:table-cell>
          <table:table-cell table:formula="of:=[.CJ23]*193" office:value-type="float" office:value="150.183191324043">
            <text:p>150</text:p>
          </table:table-cell>
          <table:table-cell table:formula="of:=200+[.CK23]" office:value-type="float" office:value="350.183191324043">
            <text:p>350</text:p>
          </table:table-cell>
          <table:table-cell office:value-type="float" office:value="2">
            <text:p>2</text:p>
          </table:table-cell>
          <table:table-cell table:formula="of:=LOG10(1+3*[.CM23])" office:value-type="float" office:value="0.845098040014257">
            <text:p>0,84509804</text:p>
          </table:table-cell>
          <table:table-cell table:formula="of:=[.CN23]*61.655" office:value-type="float" office:value="52.104519657079">
            <text:p>52</text:p>
          </table:table-cell>
          <table:table-cell table:formula="of:=200-[.CO23]" office:value-type="float" office:value="147.895480342921">
            <text:p>148</text:p>
          </table:table-cell>
          <table:table-cell office:value-type="float" office:value="-2">
            <text:p>-2</text:p>
          </table:table-cell>
          <table:table-cell table:formula="of:=LOG10(1-[.CQ23])" office:value-type="float" office:value="0.477121254719662">
            <text:p>0,4771212547</text:p>
          </table:table-cell>
          <table:table-cell table:formula="of:=[.CR23]*37.5" office:value-type="float" office:value="17.8920470519873">
            <text:p>17,892047052</text:p>
          </table:table-cell>
          <table:table-cell table:formula="of:=200+[.CS23]" office:value-type="float" office:value="217.892047051987">
            <text:p>218</text:p>
          </table:table-cell>
          <table:table-cell table:style-name="ce15"/>
          <table:table-cell table:number-columns-repeated="3"/>
          <table:table-cell table:style-name="ce17" office:value-type="float" office:value="0.2">
            <text:p>0,2</text:p>
          </table:table-cell>
          <table:table-cell table:style-name="ce17" table:formula="of:=LOG10(1+10*([.CY23]))" office:value-type="float" office:value="0.477121254719662">
            <text:p>0,4771212547</text:p>
          </table:table-cell>
          <table:table-cell table:style-name="ce18" table:formula="of:=[.CZ23]*144.025" office:value-type="float" office:value="68.7173887109994">
            <text:p>69</text:p>
          </table:table-cell>
          <table:table-cell table:style-name="ce31" table:formula="of:=350-[.DA23]" office:value-type="float" office:value="281.282611289001">
            <text:p>281,28</text:p>
          </table:table-cell>
          <table:table-cell office:value-type="float" office:value="250">
            <text:p>250</text:p>
          </table:table-cell>
          <table:table-cell table:formula="of:=LOG10(1+[.DC23])" office:value-type="float" office:value="2.39967372148104">
            <text:p>2,3996737215</text:p>
          </table:table-cell>
          <table:table-cell table:formula="of:=[.DD23]*60" office:value-type="float" office:value="143.980423288862">
            <text:p>144</text:p>
          </table:table-cell>
          <table:table-cell table:formula="of:=350-[.DE23]" office:value-type="float" office:value="206.019576711138">
            <text:p>206</text:p>
          </table:table-cell>
          <table:table-cell office:value-type="float" office:value="300">
            <text:p>300</text:p>
          </table:table-cell>
          <table:table-cell table:formula="of:=LOG(1+[.DG23]/40)" office:value-type="float" office:value="0.929418925714293">
            <text:p>0,9294189257</text:p>
          </table:table-cell>
          <table:table-cell table:formula="of:=[.DH23]*108.5" office:value-type="float" office:value="100.841953440001">
            <text:p>101</text:p>
          </table:table-cell>
          <table:table-cell table:formula="of:=300-[.DI23]" office:value-type="float" office:value="199.158046559999">
            <text:p>199</text:p>
          </table:table-cell>
          <table:table-cell office:value-type="float" office:value="-0.3">
            <text:p>-0,3</text:p>
          </table:table-cell>
          <table:table-cell table:formula="of:=LOG(1-5*[.DK23])" office:value-type="float" office:value="0.397940008672038">
            <text:p>0,3979400087</text:p>
          </table:table-cell>
          <table:table-cell table:formula="of:=[.DL23]*44" office:value-type="float" office:value="17.5093603815697">
            <text:p>18</text:p>
          </table:table-cell>
          <table:table-cell table:formula="of:=200+[.DM23]" office:value-type="float" office:value="217.50936038157">
            <text:p>218</text:p>
          </table:table-cell>
          <table:table-cell office:value-type="float" office:value="0.1">
            <text:p>0,1</text:p>
          </table:table-cell>
          <table:table-cell table:formula="of:=LOG(1+10*[.DO23])" office:value-type="float" office:value="0.301029995663981">
            <text:p>0,3010299957</text:p>
          </table:table-cell>
          <table:table-cell table:formula="of:=[.DP23]*55.5" office:value-type="float" office:value="16.707164759351">
            <text:p>17</text:p>
          </table:table-cell>
          <table:table-cell table:formula="of:=200-[.DQ23]" office:value-type="float" office:value="183.292835240649">
            <text:p>183</text:p>
          </table:table-cell>
        </table:table-row>
        <table:table-row table:style-name="ro1">
          <table:table-cell office:value-type="float" office:value="-0.5">
            <text:p>-0,5</text:p>
          </table:table-cell>
          <table:table-cell table:formula="of:=LOG10(1-[.A24])" office:value-type="float" office:value="0.176091259055681">
            <text:p>0,1760912591</text:p>
          </table:table-cell>
          <table:table-cell table:formula="of:=[.B24]*37.5" office:value-type="float" office:value="6.60342221458805">
            <text:p>6,6034222146</text:p>
          </table:table-cell>
          <table:table-cell table:formula="of:=200+[.C24]" office:value-type="float" office:value="206.603422214588">
            <text:p>207</text:p>
          </table:table-cell>
          <table:table-cell office:value-type="float" office:value="150">
            <text:p>150</text:p>
          </table:table-cell>
          <table:table-cell table:formula="of:=LOG10(1+[.E24])" office:value-type="float" office:value="2.17897694729317">
            <text:p>2,1789769473</text:p>
          </table:table-cell>
          <table:table-cell table:formula="of:=[.F24]*37.5*2" office:value-type="float" office:value="163.423271046988">
            <text:p>163,423271047</text:p>
          </table:table-cell>
          <table:table-cell table:formula="of:=350-[.G24]" office:value-type="float" office:value="186.576728953012">
            <text:p>187</text:p>
          </table:table-cell>
          <table:table-cell table:number-columns-repeated="10"/>
          <table:table-cell office:value-type="float" office:value="0.1">
            <text:p>0,1</text:p>
          </table:table-cell>
          <table:table-cell table:formula="of:=LOG10(1+10*[.S24])" office:value-type="float" office:value="0.301029995663981">
            <text:p>0,3010299957</text:p>
          </table:table-cell>
          <table:table-cell table:style-name="ce9" table:formula="of:=[.T24]*149.5" office:value-type="float" office:value="45.0039843517652">
            <text:p>45</text:p>
          </table:table-cell>
          <table:table-cell table:formula="of:=350-[.U24]" office:value-type="float" office:value="304.996015648235">
            <text:p>305</text:p>
          </table:table-cell>
          <table:table-cell office:value-type="float" office:value="2">
            <text:p>2</text:p>
          </table:table-cell>
          <table:table-cell table:formula="of:=LOG10(1+[.W24])" office:value-type="float" office:value="0.477121254719662">
            <text:p>0,4771212547</text:p>
          </table:table-cell>
          <table:table-cell table:style-name="ce18" table:formula="of:=[.X24]*149.5" office:value-type="float" office:value="71.3296275805895">
            <text:p>71</text:p>
          </table:table-cell>
          <table:table-cell table:formula="of:=350-[.Y24]" office:value-type="float" office:value="278.67037241941">
            <text:p>279</text:p>
          </table:table-cell>
          <table:table-cell office:value-type="float" office:value="-20">
            <text:p>-20</text:p>
          </table:table-cell>
          <table:table-cell table:formula="of:=LOG10(1-[.AA24])" office:value-type="float" office:value="1.32221929473392">
            <text:p>1,3222192947</text:p>
          </table:table-cell>
          <table:table-cell table:formula="of:=[.AB24]*50" office:value-type="float" office:value="66.110964736696">
            <text:p>66</text:p>
          </table:table-cell>
          <table:table-cell table:formula="of:=200+[.AC24]" office:value-type="float" office:value="266.110964736696">
            <text:p>266</text:p>
          </table:table-cell>
          <table:table-cell table:number-columns-repeated="4"/>
          <table:table-cell office:value-type="float" office:value="150">
            <text:p>150</text:p>
          </table:table-cell>
          <table:table-cell table:formula="of:=LOG10(1+[.AI24])" office:value-type="float" office:value="2.17897694729317">
            <text:p>2,1789769473</text:p>
          </table:table-cell>
          <table:table-cell table:formula="of:=[.AJ24]*75" office:value-type="float" office:value="163.423271046988">
            <text:p>163</text:p>
          </table:table-cell>
          <table:table-cell table:formula="of:=350-[.AK24]" office:value-type="float" office:value="186.576728953012">
            <text:p>187</text:p>
          </table:table-cell>
          <table:table-cell office:value-type="float" office:value="100">
            <text:p>100</text:p>
          </table:table-cell>
          <table:table-cell table:formula="of:=LOG10(1+[.AM24])" office:value-type="float" office:value="2.00432137378264">
            <text:p>2,0043213738</text:p>
          </table:table-cell>
          <table:table-cell table:formula="of:=[.AN24]*60" office:value-type="float" office:value="120.259282426959">
            <text:p>120</text:p>
          </table:table-cell>
          <table:table-cell table:formula="of:=350-[.AO24]" office:value-type="float" office:value="229.740717573041">
            <text:p>230</text:p>
          </table:table-cell>
          <table:table-cell table:number-columns-repeated="4"/>
          <table:table-cell table:style-name="ce28" office:value-type="float" office:value="0.0199999999999975">
            <text:p>0,02</text:p>
          </table:table-cell>
          <table:table-cell table:formula="of:=LOG10(1+100*[.AU24])" office:value-type="float" office:value="0.477121254719626">
            <text:p>0,4771212547</text:p>
          </table:table-cell>
          <table:table-cell table:style-name="ce27" table:formula="of:=350-149.5*[.AV24]" office:value-type="float" office:value="278.670372419416">
            <text:p>279</text:p>
          </table:table-cell>
          <table:table-cell/>
          <table:table-cell table:style-name="ce30" office:value-type="float" office:value="7500">
            <text:p>7500,00</text:p>
          </table:table-cell>
          <table:table-cell table:style-name="ce14" table:formula="of:=LOG10([.AY24]/5000)" office:value-type="float" office:value="0.176091259055681">
            <text:p>0,1760912591</text:p>
          </table:table-cell>
          <table:table-cell table:style-name="ce15" table:formula="of:=350-130.5*[.AZ24]" office:value-type="float" office:value="327.020090693234">
            <text:p>327</text:p>
          </table:table-cell>
          <table:table-cell table:style-name="ce15"/>
          <table:table-cell table:style-name="ce17" office:value-type="float" office:value="3">
            <text:p>3</text:p>
          </table:table-cell>
          <table:table-cell table:style-name="ce17" table:formula="of:=LOG10(1+1*[.BC24])" office:value-type="float" office:value="0.602059991327962">
            <text:p>0,6020599913</text:p>
          </table:table-cell>
          <table:table-cell table:style-name="ce18" table:formula="of:=[.BD24]*133" office:value-type="float" office:value="80.073978846619">
            <text:p>80</text:p>
          </table:table-cell>
          <table:table-cell table:style-name="ce31" table:formula="of:=350-[.BE24]" office:value-type="float" office:value="269.926021153381">
            <text:p>269,93</text:p>
          </table:table-cell>
          <table:table-cell office:value-type="float" office:value="1000">
            <text:p>1000</text:p>
          </table:table-cell>
          <table:table-cell table:formula="of:=LOG10(1+[.BG24]/100)" office:value-type="float" office:value="1.04139268515823">
            <text:p>1,0413926852</text:p>
          </table:table-cell>
          <table:table-cell table:formula="of:=[.BH24]*69.75" office:value-type="float" office:value="72.6371397897862">
            <text:p>73</text:p>
          </table:table-cell>
          <table:table-cell table:formula="of:=350-[.BI24]" office:value-type="float" office:value="277.362860210214">
            <text:p>277</text:p>
          </table:table-cell>
          <table:table-cell table:number-columns-repeated="4"/>
          <table:table-cell office:value-type="float" office:value="100">
            <text:p>100</text:p>
          </table:table-cell>
          <table:table-cell table:formula="of:=[.BO24]^(1/2)" office:value-type="float" office:value="10">
            <text:p>10</text:p>
          </table:table-cell>
          <table:table-cell table:formula="of:=[.BP24]*3" office:value-type="float" office:value="30">
            <text:p>30</text:p>
          </table:table-cell>
          <table:table-cell table:formula="of:=350-[.BQ24]" office:value-type="float" office:value="320">
            <text:p>320</text:p>
          </table:table-cell>
          <table:table-cell office:value-type="float" office:value="300">
            <text:p>300</text:p>
          </table:table-cell>
          <table:table-cell table:formula="of:=([.BS24]-200)^(1/2)" office:value-type="float" office:value="10">
            <text:p>10</text:p>
          </table:table-cell>
          <table:table-cell table:formula="of:=[.BT24]*7.075" office:value-type="float" office:value="70.75">
            <text:p>71</text:p>
          </table:table-cell>
          <table:table-cell table:formula="of:=350-[.BU24]" office:value-type="float" office:value="279.25">
            <text:p>279</text:p>
          </table:table-cell>
          <table:table-cell office:value-type="float" office:value="5">
            <text:p>5</text:p>
          </table:table-cell>
          <table:table-cell table:formula="of:=[.BW24]" office:value-type="float" office:value="5">
            <text:p>5</text:p>
          </table:table-cell>
          <table:table-cell table:formula="of:=[.BX24]" office:value-type="float" office:value="5">
            <text:p>5</text:p>
          </table:table-cell>
          <table:table-cell table:formula="of:=250-[.BY24]" office:value-type="float" office:value="245">
            <text:p>245</text:p>
          </table:table-cell>
          <table:table-cell office:value-type="float" office:value="300">
            <text:p>300</text:p>
          </table:table-cell>
          <table:table-cell table:formula="of:=[.CA24]" office:value-type="float" office:value="300">
            <text:p>300</text:p>
          </table:table-cell>
          <table:table-cell table:formula="of:=[.CB24]" office:value-type="float" office:value="300">
            <text:p>300</text:p>
          </table:table-cell>
          <table:table-cell table:formula="of:=500-[.CC24]" office:value-type="float" office:value="200">
            <text:p>200</text:p>
          </table:table-cell>
          <table:table-cell table:style-name="ce56" office:value-type="float" office:value="5000">
            <text:p>5000,00</text:p>
          </table:table-cell>
          <table:table-cell table:style-name="ce5" table:formula="of:=LOG10(1+[.CE24]/100)" office:value-type="float" office:value="1.70757017609794">
            <text:p>1,7075701761</text:p>
          </table:table-cell>
          <table:table-cell table:style-name="ce6" table:formula="of:=350-75*[.CF24]" office:value-type="float" office:value="221.932236792655">
            <text:p>222</text:p>
          </table:table-cell>
          <table:table-cell table:style-name="ce6"/>
          <table:table-cell table:number-columns-repeated="4"/>
          <table:table-cell office:value-type="float" office:value="1">
            <text:p>1</text:p>
          </table:table-cell>
          <table:table-cell table:formula="of:=LOG10(1+3*[.CM24])" office:value-type="float" office:value="0.602059991327962">
            <text:p>0,6020599913</text:p>
          </table:table-cell>
          <table:table-cell table:formula="of:=[.CN24]*61.655" office:value-type="float" office:value="37.1200087653255">
            <text:p>37</text:p>
          </table:table-cell>
          <table:table-cell table:formula="of:=200-[.CO24]" office:value-type="float" office:value="162.879991234675">
            <text:p>163</text:p>
          </table:table-cell>
          <table:table-cell office:value-type="float" office:value="-5">
            <text:p>-5</text:p>
          </table:table-cell>
          <table:table-cell table:formula="of:=LOG10(1-[.CQ24])" office:value-type="float" office:value="0.778151250383644">
            <text:p>0,7781512504</text:p>
          </table:table-cell>
          <table:table-cell table:formula="of:=[.CR24]*37.5" office:value-type="float" office:value="29.1806718893866">
            <text:p>29,1806718894</text:p>
          </table:table-cell>
          <table:table-cell table:formula="of:=200+[.CS24]" office:value-type="float" office:value="229.180671889387">
            <text:p>229</text:p>
          </table:table-cell>
          <table:table-cell table:number-columns-repeated="4"/>
          <table:table-cell table:style-name="ce17" office:value-type="float" office:value="0.15">
            <text:p>0,15</text:p>
          </table:table-cell>
          <table:table-cell table:style-name="ce17" table:formula="of:=LOG10(1+10*([.CY24]))" office:value-type="float" office:value="0.397940008672038">
            <text:p>0,3979400087</text:p>
          </table:table-cell>
          <table:table-cell table:style-name="ce18" table:formula="of:=[.CZ24]*144.025" office:value-type="float" office:value="57.3133097489902">
            <text:p>57</text:p>
          </table:table-cell>
          <table:table-cell table:style-name="ce31" table:formula="of:=350-[.DA24]" office:value-type="float" office:value="292.68669025101">
            <text:p>292,69</text:p>
          </table:table-cell>
          <table:table-cell office:value-type="float" office:value="200">
            <text:p>200</text:p>
          </table:table-cell>
          <table:table-cell table:formula="of:=LOG10(1+[.DC24])" office:value-type="float" office:value="2.30319605742049">
            <text:p>2,3031960574</text:p>
          </table:table-cell>
          <table:table-cell table:formula="of:=[.DD24]*60" office:value-type="float" office:value="138.191763445229">
            <text:p>138</text:p>
          </table:table-cell>
          <table:table-cell table:formula="of:=350-[.DE24]" office:value-type="float" office:value="211.808236554771">
            <text:p>212</text:p>
          </table:table-cell>
          <table:table-cell office:value-type="float" office:value="200">
            <text:p>200</text:p>
          </table:table-cell>
          <table:table-cell table:formula="of:=LOG(1+[.DG24]/40)" office:value-type="float" office:value="0.778151250383644">
            <text:p>0,7781512504</text:p>
          </table:table-cell>
          <table:table-cell table:formula="of:=[.DH24]*108.5" office:value-type="float" office:value="84.4294106666253">
            <text:p>84</text:p>
          </table:table-cell>
          <table:table-cell table:formula="of:=300-[.DI24]" office:value-type="float" office:value="215.570589333375">
            <text:p>216</text:p>
          </table:table-cell>
          <table:table-cell office:value-type="float" office:value="-0.4">
            <text:p>-0,4</text:p>
          </table:table-cell>
          <table:table-cell table:formula="of:=LOG(1-5*[.DK24])" office:value-type="float" office:value="0.477121254719662">
            <text:p>0,4771212547</text:p>
          </table:table-cell>
          <table:table-cell table:formula="of:=[.DL24]*44" office:value-type="float" office:value="20.9933352076651">
            <text:p>21</text:p>
          </table:table-cell>
          <table:table-cell table:formula="of:=200+[.DM24]" office:value-type="float" office:value="220.993335207665">
            <text:p>221</text:p>
          </table:table-cell>
          <table:table-cell office:value-type="float" office:value="0">
            <text:p>0</text:p>
          </table:table-cell>
          <table:table-cell table:formula="of:=LOG(1+10*[.DO24])" office:value-type="float" office:value="0">
            <text:p>0</text:p>
          </table:table-cell>
          <table:table-cell table:formula="of:=[.DP24]*55.5" office:value-type="float" office:value="0">
            <text:p>0</text:p>
          </table:table-cell>
          <table:table-cell table:formula="of:=200-[.DQ24]" office:value-type="float" office:value="200">
            <text:p>20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table:formula="of:=LOG10(1-[.A25])" office:value-type="float" office:value="0.301029995663981">
            <text:p>0,3010299957</text:p>
          </table:table-cell>
          <table:table-cell table:formula="of:=[.B25]*37.5" office:value-type="float" office:value="11.2886248373993">
            <text:p>11,2886248374</text:p>
          </table:table-cell>
          <table:table-cell table:formula="of:=200+[.C25]" office:value-type="float" office:value="211.288624837399">
            <text:p>211</text:p>
          </table:table-cell>
          <table:table-cell office:value-type="float" office:value="100">
            <text:p>100</text:p>
          </table:table-cell>
          <table:table-cell table:formula="of:=LOG10(1+[.E25])" office:value-type="float" office:value="2.00432137378264">
            <text:p>2,0043213738</text:p>
          </table:table-cell>
          <table:table-cell table:formula="of:=[.F25]*37.5*2" office:value-type="float" office:value="150.324103033698">
            <text:p>150,3241030337</text:p>
          </table:table-cell>
          <table:table-cell table:formula="of:=350-[.G25]" office:value-type="float" office:value="199.675896966302">
            <text:p>200</text:p>
          </table:table-cell>
          <table:table-cell table:number-columns-repeated="10"/>
          <table:table-cell office:value-type="float" office:value="0">
            <text:p>0</text:p>
          </table:table-cell>
          <table:table-cell table:formula="of:=LOG10(1+10*[.S25])" office:value-type="float" office:value="0">
            <text:p>0</text:p>
          </table:table-cell>
          <table:table-cell table:style-name="ce9" table:formula="of:=[.T25]*149.5" office:value-type="float" office:value="0">
            <text:p>0</text:p>
          </table:table-cell>
          <table:table-cell table:formula="of:=350-[.U25]" office:value-type="float" office:value="350">
            <text:p>350</text:p>
          </table:table-cell>
          <table:table-cell office:value-type="float" office:value="1">
            <text:p>1</text:p>
          </table:table-cell>
          <table:table-cell table:formula="of:=LOG10(1+[.W25])" office:value-type="float" office:value="0.301029995663981">
            <text:p>0,3010299957</text:p>
          </table:table-cell>
          <table:table-cell table:style-name="ce18" table:formula="of:=[.X25]*149.5" office:value-type="float" office:value="45.0039843517652">
            <text:p>45</text:p>
          </table:table-cell>
          <table:table-cell table:formula="of:=350-[.Y25]" office:value-type="float" office:value="304.996015648235">
            <text:p>305</text:p>
          </table:table-cell>
          <table:table-cell office:value-type="float" office:value="-30">
            <text:p>-30</text:p>
          </table:table-cell>
          <table:table-cell table:formula="of:=LOG10(1-[.AA25])" office:value-type="float" office:value="1.49136169383427">
            <text:p>1,4913616938</text:p>
          </table:table-cell>
          <table:table-cell table:formula="of:=[.AB25]*50" office:value-type="float" office:value="74.5680846917136">
            <text:p>75</text:p>
          </table:table-cell>
          <table:table-cell table:formula="of:=200+[.AC25]" office:value-type="float" office:value="274.568084691714">
            <text:p>275</text:p>
          </table:table-cell>
          <table:table-cell table:number-columns-repeated="4"/>
          <table:table-cell office:value-type="float" office:value="125">
            <text:p>125</text:p>
          </table:table-cell>
          <table:table-cell table:formula="of:=LOG10(1+[.AI25])" office:value-type="float" office:value="2.10037054511756">
            <text:p>2,1003705451</text:p>
          </table:table-cell>
          <table:table-cell table:formula="of:=[.AJ25]*75" office:value-type="float" office:value="157.527790883817">
            <text:p>158</text:p>
          </table:table-cell>
          <table:table-cell table:formula="of:=350-[.AK25]" office:value-type="float" office:value="192.472209116183">
            <text:p>192</text:p>
          </table:table-cell>
          <table:table-cell office:value-type="float" office:value="50">
            <text:p>50</text:p>
          </table:table-cell>
          <table:table-cell table:formula="of:=LOG10(1+[.AM25])" office:value-type="float" office:value="1.70757017609794">
            <text:p>1,7075701761</text:p>
          </table:table-cell>
          <table:table-cell table:formula="of:=[.AN25]*60" office:value-type="float" office:value="102.454210565876">
            <text:p>102</text:p>
          </table:table-cell>
          <table:table-cell table:formula="of:=350-[.AO25]" office:value-type="float" office:value="247.545789434124">
            <text:p>248</text:p>
          </table:table-cell>
          <table:table-cell table:number-columns-repeated="4"/>
          <table:table-cell table:style-name="ce28" office:value-type="float" office:value="0.00999999999999621">
            <text:p>0,01</text:p>
          </table:table-cell>
          <table:table-cell table:formula="of:=LOG10(1+100*[.AU25])" office:value-type="float" office:value="0.301029995663899">
            <text:p>0,3010299957</text:p>
          </table:table-cell>
          <table:table-cell table:style-name="ce27" table:formula="of:=350-149.5*[.AV25]" office:value-type="float" office:value="304.996015648247">
            <text:p>305</text:p>
          </table:table-cell>
          <table:table-cell/>
          <table:table-cell table:style-name="ce30" office:value-type="float" office:value="5000">
            <text:p>5000,00</text:p>
          </table:table-cell>
          <table:table-cell table:style-name="ce14" table:formula="of:=LOG10([.AY25]/5000)" office:value-type="float" office:value="0">
            <text:p>0</text:p>
          </table:table-cell>
          <table:table-cell table:style-name="ce15" table:formula="of:=350-130.5*[.AZ25]" office:value-type="float" office:value="350">
            <text:p>350</text:p>
          </table:table-cell>
          <table:table-cell table:style-name="ce15"/>
          <table:table-cell table:style-name="ce17" office:value-type="float" office:value="2">
            <text:p>2</text:p>
          </table:table-cell>
          <table:table-cell table:style-name="ce17" table:formula="of:=LOG10(1+1*[.BC25])" office:value-type="float" office:value="0.477121254719662">
            <text:p>0,4771212547</text:p>
          </table:table-cell>
          <table:table-cell table:style-name="ce18" table:formula="of:=[.BD25]*133" office:value-type="float" office:value="63.4571268777151">
            <text:p>63</text:p>
          </table:table-cell>
          <table:table-cell table:style-name="ce31" table:formula="of:=350-[.BE25]" office:value-type="float" office:value="286.542873122285">
            <text:p>286,54</text:p>
          </table:table-cell>
          <table:table-cell office:value-type="float" office:value="500">
            <text:p>500</text:p>
          </table:table-cell>
          <table:table-cell table:formula="of:=LOG10(1+[.BG25]/100)" office:value-type="float" office:value="0.778151250383644">
            <text:p>0,7781512504</text:p>
          </table:table-cell>
          <table:table-cell table:formula="of:=[.BH25]*69.75" office:value-type="float" office:value="54.2760497142591">
            <text:p>54</text:p>
          </table:table-cell>
          <table:table-cell table:formula="of:=350-[.BI25]" office:value-type="float" office:value="295.723950285741">
            <text:p>296</text:p>
          </table:table-cell>
          <table:table-cell table:number-columns-repeated="4"/>
          <table:table-cell office:value-type="float" office:value="50">
            <text:p>50</text:p>
          </table:table-cell>
          <table:table-cell table:formula="of:=[.BO25]^(1/2)" office:value-type="float" office:value="7.07106781186548">
            <text:p>7,0710678119</text:p>
          </table:table-cell>
          <table:table-cell table:formula="of:=[.BP25]*3" office:value-type="float" office:value="21.2132034355964">
            <text:p>21</text:p>
          </table:table-cell>
          <table:table-cell table:formula="of:=350-[.BQ25]" office:value-type="float" office:value="328.786796564404">
            <text:p>329</text:p>
          </table:table-cell>
          <table:table-cell office:value-type="float" office:value="250">
            <text:p>250</text:p>
          </table:table-cell>
          <table:table-cell table:formula="of:=([.BS25]-200)^(1/2)" office:value-type="float" office:value="7.07106781186548">
            <text:p>7,0710678119</text:p>
          </table:table-cell>
          <table:table-cell table:formula="of:=[.BT25]*7.075" office:value-type="float" office:value="50.0278047689482">
            <text:p>50</text:p>
          </table:table-cell>
          <table:table-cell table:formula="of:=350-[.BU25]" office:value-type="float" office:value="299.972195231052">
            <text:p>300</text:p>
          </table:table-cell>
          <table:table-cell office:value-type="float" office:value="0">
            <text:p>0</text:p>
          </table:table-cell>
          <table:table-cell table:formula="of:=[.BW25]" office:value-type="float" office:value="0">
            <text:p>0</text:p>
          </table:table-cell>
          <table:table-cell table:formula="of:=[.BX25]" office:value-type="float" office:value="0">
            <text:p>0</text:p>
          </table:table-cell>
          <table:table-cell table:formula="of:=250-[.BY25]" office:value-type="float" office:value="250">
            <text:p>250</text:p>
          </table:table-cell>
          <table:table-cell office:value-type="float" office:value="290">
            <text:p>290</text:p>
          </table:table-cell>
          <table:table-cell table:formula="of:=[.CA25]" office:value-type="float" office:value="290">
            <text:p>290</text:p>
          </table:table-cell>
          <table:table-cell table:formula="of:=[.CB25]" office:value-type="float" office:value="290">
            <text:p>290</text:p>
          </table:table-cell>
          <table:table-cell table:formula="of:=500-[.CC25]" office:value-type="float" office:value="210">
            <text:p>210</text:p>
          </table:table-cell>
          <table:table-cell table:style-name="ce56" office:value-type="float" office:value="4000">
            <text:p>4000,00</text:p>
          </table:table-cell>
          <table:table-cell table:style-name="ce5" table:formula="of:=LOG10(1+[.CE25]/100)" office:value-type="float" office:value="1.61278385671974">
            <text:p>1,6127838567</text:p>
          </table:table-cell>
          <table:table-cell table:style-name="ce6" table:formula="of:=350-75*[.CF25]" office:value-type="float" office:value="229.04121074602">
            <text:p>229</text:p>
          </table:table-cell>
          <table:table-cell table:style-name="ce6"/>
          <table:table-cell table:number-columns-repeated="4"/>
          <table:table-cell office:value-type="float" office:value="0.5">
            <text:p>0,5</text:p>
          </table:table-cell>
          <table:table-cell table:formula="of:=LOG10(1+3*[.CM25])" office:value-type="float" office:value="0.397940008672038">
            <text:p>0,3979400087</text:p>
          </table:table-cell>
          <table:table-cell table:formula="of:=[.CN25]*61.655" office:value-type="float" office:value="24.5349912346745">
            <text:p>25</text:p>
          </table:table-cell>
          <table:table-cell table:formula="of:=200-[.CO25]" office:value-type="float" office:value="175.465008765326">
            <text:p>175</text:p>
          </table:table-cell>
          <table:table-cell office:value-type="float" office:value="-7.5">
            <text:p>-7,5</text:p>
          </table:table-cell>
          <table:table-cell table:formula="of:=LOG10(1-[.CQ25])" office:value-type="float" office:value="0.929418925714293">
            <text:p>0,9294189257</text:p>
          </table:table-cell>
          <table:table-cell table:formula="of:=[.CR25]*37.5" office:value-type="float" office:value="34.853209714286">
            <text:p>34,8532097143</text:p>
          </table:table-cell>
          <table:table-cell table:formula="of:=200+[.CS25]" office:value-type="float" office:value="234.853209714286">
            <text:p>235</text:p>
          </table:table-cell>
          <table:table-cell table:number-columns-repeated="4"/>
          <table:table-cell table:style-name="ce17" office:value-type="float" office:value="0.1">
            <text:p>0,1</text:p>
          </table:table-cell>
          <table:table-cell table:style-name="ce17" table:formula="of:=LOG10(1+10*([.CY25]))" office:value-type="float" office:value="0.301029995663981">
            <text:p>0,3010299957</text:p>
          </table:table-cell>
          <table:table-cell table:style-name="ce18" table:formula="of:=[.CZ25]*144.025" office:value-type="float" office:value="43.3558451255049">
            <text:p>43</text:p>
          </table:table-cell>
          <table:table-cell table:style-name="ce31" table:formula="of:=350-[.DA25]" office:value-type="float" office:value="306.644154874495">
            <text:p>306,64</text:p>
          </table:table-cell>
          <table:table-cell office:value-type="float" office:value="100">
            <text:p>100</text:p>
          </table:table-cell>
          <table:table-cell table:formula="of:=LOG10(1+[.DC25])" office:value-type="float" office:value="2.00432137378264">
            <text:p>2,0043213738</text:p>
          </table:table-cell>
          <table:table-cell table:formula="of:=[.DD25]*60" office:value-type="float" office:value="120.259282426959">
            <text:p>120</text:p>
          </table:table-cell>
          <table:table-cell table:formula="of:=350-[.DE25]" office:value-type="float" office:value="229.740717573041">
            <text:p>230</text:p>
          </table:table-cell>
          <table:table-cell office:value-type="float" office:value="150">
            <text:p>150</text:p>
          </table:table-cell>
          <table:table-cell table:formula="of:=LOG(1+[.DG25]/40)" office:value-type="float" office:value="0.676693609624867">
            <text:p>0,6766936096</text:p>
          </table:table-cell>
          <table:table-cell table:formula="of:=[.DH25]*108.5" office:value-type="float" office:value="73.421256644298">
            <text:p>73</text:p>
          </table:table-cell>
          <table:table-cell table:formula="of:=300-[.DI25]" office:value-type="float" office:value="226.578743355702">
            <text:p>227</text:p>
          </table:table-cell>
          <table:table-cell office:value-type="float" office:value="-0.5">
            <text:p>-0,5</text:p>
          </table:table-cell>
          <table:table-cell table:formula="of:=LOG(1-5*[.DK25])" office:value-type="float" office:value="0.544068044350276">
            <text:p>0,5440680444</text:p>
          </table:table-cell>
          <table:table-cell table:formula="of:=[.DL25]*44" office:value-type="float" office:value="23.9389939514121">
            <text:p>24</text:p>
          </table:table-cell>
          <table:table-cell table:formula="of:=200+[.DM25]" office:value-type="float" office:value="223.938993951412">
            <text:p>224</text:p>
          </table:table-cell>
          <table:table-cell office:value-type="float" office:value="-0.1">
            <text:p>-0,1</text:p>
          </table:table-cell>
          <table:table-cell table:formula="of:=LOG(1-10*[.DO25])" office:value-type="float" office:value="0.301029995663981">
            <text:p>0,3010299957</text:p>
          </table:table-cell>
          <table:table-cell table:formula="of:=[.DP25]*55.5" office:value-type="float" office:value="16.707164759351">
            <text:p>17</text:p>
          </table:table-cell>
          <table:table-cell table:formula="of:=200+[.DQ25]" office:value-type="float" office:value="216.707164759351">
            <text:p>217</text:p>
          </table:table-cell>
        </table:table-row>
        <table:table-row table:style-name="ro1">
          <table:table-cell office:value-type="float" office:value="-2">
            <text:p>-2</text:p>
          </table:table-cell>
          <table:table-cell table:formula="of:=LOG10(1-[.A26])" office:value-type="float" office:value="0.477121254719662">
            <text:p>0,4771212547</text:p>
          </table:table-cell>
          <table:table-cell table:formula="of:=[.B26]*37.5" office:value-type="float" office:value="17.8920470519873">
            <text:p>17,892047052</text:p>
          </table:table-cell>
          <table:table-cell table:formula="of:=200+[.C26]" office:value-type="float" office:value="217.892047051987">
            <text:p>218</text:p>
          </table:table-cell>
          <table:table-cell office:value-type="float" office:value="75">
            <text:p>75</text:p>
          </table:table-cell>
          <table:table-cell table:formula="of:=LOG10(1+[.E26])" office:value-type="float" office:value="1.88081359228079">
            <text:p>1,8808135923</text:p>
          </table:table-cell>
          <table:table-cell table:formula="of:=[.F26]*37.5*2" office:value-type="float" office:value="141.061019421059">
            <text:p>141,0610194211</text:p>
          </table:table-cell>
          <table:table-cell table:formula="of:=350-[.G26]" office:value-type="float" office:value="208.938980578941">
            <text:p>209</text:p>
          </table:table-cell>
          <table:table-cell table:number-columns-repeated="12"/>
          <table:table-cell table:style-name="ce9"/>
          <table:table-cell/>
          <table:table-cell office:value-type="float" office:value="0.75">
            <text:p>0,75</text:p>
          </table:table-cell>
          <table:table-cell table:formula="of:=LOG10(1+[.W26])" office:value-type="float" office:value="0.243038048686294">
            <text:p>0,2430380487</text:p>
          </table:table-cell>
          <table:table-cell table:style-name="ce18" table:formula="of:=[.X26]*149.5" office:value-type="float" office:value="36.334188278601">
            <text:p>36</text:p>
          </table:table-cell>
          <table:table-cell table:formula="of:=350-[.Y26]" office:value-type="float" office:value="313.665811721399">
            <text:p>314</text:p>
          </table:table-cell>
          <table:table-cell office:value-type="float" office:value="-40">
            <text:p>-40</text:p>
          </table:table-cell>
          <table:table-cell table:formula="of:=LOG10(1-[.AA26])" office:value-type="float" office:value="1.61278385671974">
            <text:p>1,6127838567</text:p>
          </table:table-cell>
          <table:table-cell table:formula="of:=[.AB26]*50" office:value-type="float" office:value="80.6391928359868">
            <text:p>81</text:p>
          </table:table-cell>
          <table:table-cell table:formula="of:=200+[.AC26]" office:value-type="float" office:value="280.639192835987">
            <text:p>281</text:p>
          </table:table-cell>
          <table:table-cell table:number-columns-repeated="4"/>
          <table:table-cell office:value-type="float" office:value="100">
            <text:p>100</text:p>
          </table:table-cell>
          <table:table-cell table:formula="of:=LOG10(1+[.AI26])" office:value-type="float" office:value="2.00432137378264">
            <text:p>2,0043213738</text:p>
          </table:table-cell>
          <table:table-cell table:formula="of:=[.AJ26]*75" office:value-type="float" office:value="150.324103033698">
            <text:p>150</text:p>
          </table:table-cell>
          <table:table-cell table:formula="of:=350-[.AK26]" office:value-type="float" office:value="199.675896966302">
            <text:p>200</text:p>
          </table:table-cell>
          <table:table-cell office:value-type="float" office:value="40">
            <text:p>40</text:p>
          </table:table-cell>
          <table:table-cell table:formula="of:=LOG10(1+[.AM26])" office:value-type="float" office:value="1.61278385671974">
            <text:p>1,6127838567</text:p>
          </table:table-cell>
          <table:table-cell table:formula="of:=[.AN26]*60" office:value-type="float" office:value="96.7670314031841">
            <text:p>97</text:p>
          </table:table-cell>
          <table:table-cell table:formula="of:=350-[.AO26]" office:value-type="float" office:value="253.232968596816">
            <text:p>253</text:p>
          </table:table-cell>
          <table:table-cell table:number-columns-repeated="4"/>
          <table:table-cell table:style-name="ce29" office:value-type="float" office:value="0.005">
            <text:p>0,0050</text:p>
          </table:table-cell>
          <table:table-cell table:formula="of:=LOG10(1+100*[.AU26])" office:value-type="float" office:value="0.176091259055681">
            <text:p>0,1760912591</text:p>
          </table:table-cell>
          <table:table-cell table:style-name="ce27" table:formula="of:=350-149.5*[.AV26]" office:value-type="float" office:value="323.674356771176">
            <text:p>324</text:p>
          </table:table-cell>
          <table:table-cell/>
          <table:table-cell table:style-name="ce30" office:value-type="float" office:value="0">
            <text:p>0,00</text:p>
          </table:table-cell>
          <table:table-cell table:style-name="ce14" table:formula="of:=LOG10(1+[.AY26])" office:value-type="float" office:value="0">
            <text:p>0</text:p>
          </table:table-cell>
          <table:table-cell table:style-name="ce15" table:formula="of:=350-130.5*[.AZ26]" office:value-type="float" office:value="350">
            <text:p>350</text:p>
          </table:table-cell>
          <table:table-cell table:style-name="ce15"/>
          <table:table-cell table:style-name="ce17" office:value-type="float" office:value="1">
            <text:p>1</text:p>
          </table:table-cell>
          <table:table-cell table:style-name="ce17" table:formula="of:=LOG10(1+1*[.BC26])" office:value-type="float" office:value="0.301029995663981">
            <text:p>0,3010299957</text:p>
          </table:table-cell>
          <table:table-cell table:style-name="ce18" table:formula="of:=[.BD26]*133" office:value-type="float" office:value="40.0369894233095">
            <text:p>40</text:p>
          </table:table-cell>
          <table:table-cell table:style-name="ce31" table:formula="of:=350-[.BE26]" office:value-type="float" office:value="309.963010576691">
            <text:p>309,96</text:p>
          </table:table-cell>
          <table:table-cell office:value-type="float" office:value="400">
            <text:p>400</text:p>
          </table:table-cell>
          <table:table-cell table:formula="of:=LOG10(1+[.BG26]/100)" office:value-type="float" office:value="0.698970004336019">
            <text:p>0,6989700043</text:p>
          </table:table-cell>
          <table:table-cell table:formula="of:=[.BH26]*69.75" office:value-type="float" office:value="48.7531578024373">
            <text:p>49</text:p>
          </table:table-cell>
          <table:table-cell table:formula="of:=350-[.BI26]" office:value-type="float" office:value="301.246842197563">
            <text:p>301</text:p>
          </table:table-cell>
          <table:table-cell table:number-columns-repeated="4"/>
          <table:table-cell office:value-type="float" office:value="40">
            <text:p>40</text:p>
          </table:table-cell>
          <table:table-cell table:formula="of:=[.BO26]^(1/2)" office:value-type="float" office:value="6.32455532033676">
            <text:p>6,3245553203</text:p>
          </table:table-cell>
          <table:table-cell table:formula="of:=[.BP26]*3" office:value-type="float" office:value="18.9736659610103">
            <text:p>19</text:p>
          </table:table-cell>
          <table:table-cell table:formula="of:=350-[.BQ26]" office:value-type="float" office:value="331.02633403899">
            <text:p>331</text:p>
          </table:table-cell>
          <table:table-cell office:value-type="float" office:value="225">
            <text:p>225</text:p>
          </table:table-cell>
          <table:table-cell table:formula="of:=([.BS26]-200)^(1/2)" office:value-type="float" office:value="5">
            <text:p>5</text:p>
          </table:table-cell>
          <table:table-cell table:formula="of:=[.BT26]*7.075" office:value-type="float" office:value="35.375">
            <text:p>35</text:p>
          </table:table-cell>
          <table:table-cell table:formula="of:=350-[.BU26]" office:value-type="float" office:value="314.625">
            <text:p>315</text:p>
          </table:table-cell>
          <table:table-cell office:value-type="float" office:value="-5">
            <text:p>-5</text:p>
          </table:table-cell>
          <table:table-cell table:formula="of:=[.BW26]" office:value-type="float" office:value="-5">
            <text:p>-5</text:p>
          </table:table-cell>
          <table:table-cell table:formula="of:=[.BX26]" office:value-type="float" office:value="-5">
            <text:p>-5</text:p>
          </table:table-cell>
          <table:table-cell table:formula="of:=250-[.BX26]" office:value-type="float" office:value="255">
            <text:p>255</text:p>
          </table:table-cell>
          <table:table-cell office:value-type="float" office:value="280">
            <text:p>280</text:p>
          </table:table-cell>
          <table:table-cell table:formula="of:=[.CA26]" office:value-type="float" office:value="280">
            <text:p>280</text:p>
          </table:table-cell>
          <table:table-cell table:formula="of:=[.CB26]" office:value-type="float" office:value="280">
            <text:p>280</text:p>
          </table:table-cell>
          <table:table-cell table:formula="of:=500-[.CC26]" office:value-type="float" office:value="220">
            <text:p>220</text:p>
          </table:table-cell>
          <table:table-cell table:style-name="ce56" office:value-type="float" office:value="3000">
            <text:p>3000,00</text:p>
          </table:table-cell>
          <table:table-cell table:style-name="ce5" table:formula="of:=LOG10(1+[.CE26]/100)" office:value-type="float" office:value="1.49136169383427">
            <text:p>1,4913616938</text:p>
          </table:table-cell>
          <table:table-cell table:style-name="ce6" table:formula="of:=350-75*[.CF26]" office:value-type="float" office:value="238.14787296243">
            <text:p>238</text:p>
          </table:table-cell>
          <table:table-cell table:style-name="ce6"/>
          <table:table-cell table:number-columns-repeated="4"/>
          <table:table-cell office:value-type="float" office:value="0">
            <text:p>0</text:p>
          </table:table-cell>
          <table:table-cell table:formula="of:=LOG10(1+5*[.CM26])" office:value-type="float" office:value="0">
            <text:p>0</text:p>
          </table:table-cell>
          <table:table-cell table:formula="of:=[.CN26]*61.655" office:value-type="float" office:value="0">
            <text:p>0</text:p>
          </table:table-cell>
          <table:table-cell table:formula="of:=200-[.CO26]" office:value-type="float" office:value="200">
            <text:p>200</text:p>
          </table:table-cell>
          <table:table-cell office:value-type="float" office:value="-10">
            <text:p>-10</text:p>
          </table:table-cell>
          <table:table-cell table:formula="of:=LOG10(1-[.CQ26])" office:value-type="float" office:value="1.04139268515823">
            <text:p>1,0413926852</text:p>
          </table:table-cell>
          <table:table-cell table:formula="of:=[.CR26]*37.5" office:value-type="float" office:value="39.0522256934334">
            <text:p>39,0522256934</text:p>
          </table:table-cell>
          <table:table-cell table:formula="of:=200+[.CS26]" office:value-type="float" office:value="239.052225693433">
            <text:p>239</text:p>
          </table:table-cell>
          <table:table-cell table:number-columns-repeated="4"/>
          <table:table-cell table:style-name="ce17" office:value-type="float" office:value="0.09">
            <text:p>0,09</text:p>
          </table:table-cell>
          <table:table-cell table:style-name="ce17" table:formula="of:=LOG10(1+10*([.CY26]))" office:value-type="float" office:value="0.278753600952829">
            <text:p>0,278753601</text:p>
          </table:table-cell>
          <table:table-cell table:style-name="ce18" table:formula="of:=[.CZ26]*144.025" office:value-type="float" office:value="40.1474873772312">
            <text:p>40</text:p>
          </table:table-cell>
          <table:table-cell table:style-name="ce31" table:formula="of:=350-[.DA26]" office:value-type="float" office:value="309.852512622769">
            <text:p>309,85</text:p>
          </table:table-cell>
          <table:table-cell office:value-type="float" office:value="50">
            <text:p>50</text:p>
          </table:table-cell>
          <table:table-cell table:formula="of:=LOG10(1+[.DC26])" office:value-type="float" office:value="1.70757017609794">
            <text:p>1,7075701761</text:p>
          </table:table-cell>
          <table:table-cell table:formula="of:=[.DD26]*60" office:value-type="float" office:value="102.454210565876">
            <text:p>102</text:p>
          </table:table-cell>
          <table:table-cell table:formula="of:=350-[.DE26]" office:value-type="float" office:value="247.545789434124">
            <text:p>248</text:p>
          </table:table-cell>
          <table:table-cell office:value-type="float" office:value="100">
            <text:p>100</text:p>
          </table:table-cell>
          <table:table-cell table:formula="of:=LOG(1+[.DG26]/40)" office:value-type="float" office:value="0.544068044350276">
            <text:p>0,5440680444</text:p>
          </table:table-cell>
          <table:table-cell table:formula="of:=[.DH26]*108.5" office:value-type="float" office:value="59.0313828120049">
            <text:p>59</text:p>
          </table:table-cell>
          <table:table-cell table:formula="of:=300-[.DI26]" office:value-type="float" office:value="240.968617187995">
            <text:p>241</text:p>
          </table:table-cell>
          <table:table-cell office:value-type="float" office:value="-1">
            <text:p>-1</text:p>
          </table:table-cell>
          <table:table-cell table:formula="of:=LOG(1-5*[.DK26])" office:value-type="float" office:value="0.778151250383644">
            <text:p>0,7781512504</text:p>
          </table:table-cell>
          <table:table-cell table:formula="of:=[.DL26]*44" office:value-type="float" office:value="34.2386550168803">
            <text:p>34</text:p>
          </table:table-cell>
          <table:table-cell table:formula="of:=200+[.DM26]" office:value-type="float" office:value="234.23865501688">
            <text:p>234</text:p>
          </table:table-cell>
          <table:table-cell office:value-type="float" office:value="-0.2">
            <text:p>-0,2</text:p>
          </table:table-cell>
          <table:table-cell table:formula="of:=LOG(1-10*[.DO26])" office:value-type="float" office:value="0.477121254719662">
            <text:p>0,4771212547</text:p>
          </table:table-cell>
          <table:table-cell table:formula="of:=[.DP26]*55.5" office:value-type="float" office:value="26.4802296369413">
            <text:p>26</text:p>
          </table:table-cell>
          <table:table-cell table:formula="of:=200+[.DQ26]" office:value-type="float" office:value="226.480229636941">
            <text:p>226</text:p>
          </table:table-cell>
        </table:table-row>
        <table:table-row table:style-name="ro1">
          <table:table-cell office:value-type="float" office:value="-5">
            <text:p>-5</text:p>
          </table:table-cell>
          <table:table-cell table:formula="of:=LOG10(1-[.A27])" office:value-type="float" office:value="0.778151250383644">
            <text:p>0,7781512504</text:p>
          </table:table-cell>
          <table:table-cell table:formula="of:=[.B27]*37.5" office:value-type="float" office:value="29.1806718893866">
            <text:p>29,1806718894</text:p>
          </table:table-cell>
          <table:table-cell table:formula="of:=200+[.C27]" office:value-type="float" office:value="229.180671889387">
            <text:p>229</text:p>
          </table:table-cell>
          <table:table-cell office:value-type="float" office:value="50">
            <text:p>50</text:p>
          </table:table-cell>
          <table:table-cell table:formula="of:=LOG10(1+[.E27])" office:value-type="float" office:value="1.70757017609794">
            <text:p>1,7075701761</text:p>
          </table:table-cell>
          <table:table-cell table:formula="of:=[.F27]*37.5*2" office:value-type="float" office:value="128.067763207345">
            <text:p>128,0677632073</text:p>
          </table:table-cell>
          <table:table-cell table:formula="of:=350-[.G27]" office:value-type="float" office:value="221.932236792655">
            <text:p>222</text:p>
          </table:table-cell>
          <table:table-cell table:number-columns-repeated="12"/>
          <table:table-cell table:style-name="ce9"/>
          <table:table-cell/>
          <table:table-cell office:value-type="float" office:value="0.5">
            <text:p>0,5</text:p>
          </table:table-cell>
          <table:table-cell table:formula="of:=LOG10(1+[.W27])" office:value-type="float" office:value="0.176091259055681">
            <text:p>0,1760912591</text:p>
          </table:table-cell>
          <table:table-cell table:style-name="ce18" table:formula="of:=[.X27]*149.5" office:value-type="float" office:value="26.3256432288243">
            <text:p>26</text:p>
          </table:table-cell>
          <table:table-cell table:formula="of:=350-[.Y27]" office:value-type="float" office:value="323.674356771176">
            <text:p>324</text:p>
          </table:table-cell>
          <table:table-cell office:value-type="float" office:value="-50">
            <text:p>-50</text:p>
          </table:table-cell>
          <table:table-cell table:formula="of:=LOG10(1-[.AA27])" office:value-type="float" office:value="1.70757017609794">
            <text:p>1,7075701761</text:p>
          </table:table-cell>
          <table:table-cell table:formula="of:=[.AB27]*50" office:value-type="float" office:value="85.3785088048968">
            <text:p>85</text:p>
          </table:table-cell>
          <table:table-cell table:formula="of:=200+[.AC27]" office:value-type="float" office:value="285.378508804897">
            <text:p>285</text:p>
          </table:table-cell>
          <table:table-cell table:number-columns-repeated="4"/>
          <table:table-cell office:value-type="float" office:value="90">
            <text:p>90</text:p>
          </table:table-cell>
          <table:table-cell table:formula="of:=LOG10(1+[.AI27])" office:value-type="float" office:value="1.95904139232109">
            <text:p>1,9590413923</text:p>
          </table:table-cell>
          <table:table-cell table:formula="of:=[.AJ27]*75" office:value-type="float" office:value="146.928104424082">
            <text:p>147</text:p>
          </table:table-cell>
          <table:table-cell table:formula="of:=350-[.AK27]" office:value-type="float" office:value="203.071895575918">
            <text:p>203</text:p>
          </table:table-cell>
          <table:table-cell office:value-type="float" office:value="30">
            <text:p>30</text:p>
          </table:table-cell>
          <table:table-cell table:formula="of:=LOG10(1+[.AM27])" office:value-type="float" office:value="1.49136169383427">
            <text:p>1,4913616938</text:p>
          </table:table-cell>
          <table:table-cell table:formula="of:=[.AN27]*60" office:value-type="float" office:value="89.4817016300564">
            <text:p>89</text:p>
          </table:table-cell>
          <table:table-cell table:formula="of:=350-[.AO27]" office:value-type="float" office:value="260.518298369944">
            <text:p>261</text:p>
          </table:table-cell>
          <table:table-cell table:number-columns-repeated="4"/>
          <table:table-cell table:style-name="ce29" office:value-type="float" office:value="0">
            <text:p>0,0000</text:p>
          </table:table-cell>
          <table:table-cell/>
          <table:table-cell table:style-name="ce27"/>
          <table:table-cell table:number-columns-repeated="5"/>
          <table:table-cell table:style-name="ce17" office:value-type="float" office:value="0.5">
            <text:p>0,5</text:p>
          </table:table-cell>
          <table:table-cell table:style-name="ce17" table:formula="of:=LOG10(1+1*[.BC27])" office:value-type="float" office:value="0.176091259055681">
            <text:p>0,1760912591</text:p>
          </table:table-cell>
          <table:table-cell table:style-name="ce18" table:formula="of:=[.BD27]*133" office:value-type="float" office:value="23.4201374544056">
            <text:p>23</text:p>
          </table:table-cell>
          <table:table-cell table:style-name="ce31" table:formula="of:=350-[.BE27]" office:value-type="float" office:value="326.579862545594">
            <text:p>326,58</text:p>
          </table:table-cell>
          <table:table-cell office:value-type="float" office:value="300">
            <text:p>300</text:p>
          </table:table-cell>
          <table:table-cell table:formula="of:=LOG10(1+[.BG27]/100)" office:value-type="float" office:value="0.602059991327962">
            <text:p>0,6020599913</text:p>
          </table:table-cell>
          <table:table-cell table:formula="of:=[.BH27]*69.75" office:value-type="float" office:value="41.9936843951254">
            <text:p>42</text:p>
          </table:table-cell>
          <table:table-cell table:formula="of:=350-[.BI27]" office:value-type="float" office:value="308.006315604875">
            <text:p>308</text:p>
          </table:table-cell>
          <table:table-cell table:number-columns-repeated="4"/>
          <table:table-cell office:value-type="float" office:value="25">
            <text:p>25</text:p>
          </table:table-cell>
          <table:table-cell table:formula="of:=[.BO27]^(1/2)" office:value-type="float" office:value="5">
            <text:p>5</text:p>
          </table:table-cell>
          <table:table-cell table:formula="of:=[.BP27]*3" office:value-type="float" office:value="15">
            <text:p>15</text:p>
          </table:table-cell>
          <table:table-cell table:formula="of:=350-[.BQ27]" office:value-type="float" office:value="335">
            <text:p>335</text:p>
          </table:table-cell>
          <table:table-cell office:value-type="float" office:value="210">
            <text:p>210</text:p>
          </table:table-cell>
          <table:table-cell table:formula="of:=([.BS27]-200)^(1/2)" office:value-type="float" office:value="3.16227766016838">
            <text:p>3,1622776602</text:p>
          </table:table-cell>
          <table:table-cell table:formula="of:=[.BT27]*7.075" office:value-type="float" office:value="22.3731144456913">
            <text:p>22</text:p>
          </table:table-cell>
          <table:table-cell table:formula="of:=350-[.BU27]" office:value-type="float" office:value="327.626885554309">
            <text:p>328</text:p>
          </table:table-cell>
          <table:table-cell office:value-type="float" office:value="-10">
            <text:p>-10</text:p>
          </table:table-cell>
          <table:table-cell table:formula="of:=[.BW27]" office:value-type="float" office:value="-10">
            <text:p>-10</text:p>
          </table:table-cell>
          <table:table-cell table:formula="of:=[.BX27]" office:value-type="float" office:value="-10">
            <text:p>-10</text:p>
          </table:table-cell>
          <table:table-cell table:formula="of:=250-[.BX27]" office:value-type="float" office:value="260">
            <text:p>260</text:p>
          </table:table-cell>
          <table:table-cell office:value-type="float" office:value="273.15">
            <text:p>273,15</text:p>
          </table:table-cell>
          <table:table-cell table:formula="of:=[.CA27]" office:value-type="float" office:value="273.15">
            <text:p>273,15</text:p>
          </table:table-cell>
          <table:table-cell table:formula="of:=[.CB27]" office:value-type="float" office:value="273.15">
            <text:p>273</text:p>
          </table:table-cell>
          <table:table-cell table:formula="of:=500-[.CC27]" office:value-type="float" office:value="226.85">
            <text:p>227</text:p>
          </table:table-cell>
          <table:table-cell table:style-name="ce56" office:value-type="float" office:value="2000">
            <text:p>2000,00</text:p>
          </table:table-cell>
          <table:table-cell table:style-name="ce5" table:formula="of:=LOG10(1+[.CE27]/100)" office:value-type="float" office:value="1.32221929473392">
            <text:p>1,3222192947</text:p>
          </table:table-cell>
          <table:table-cell table:style-name="ce6" table:formula="of:=350-75*[.CF27]" office:value-type="float" office:value="250.833552894956">
            <text:p>251</text:p>
          </table:table-cell>
          <table:table-cell table:style-name="ce6"/>
          <table:table-cell table:number-columns-repeated="4"/>
          <table:table-cell office:value-type="float" office:value="-0.5">
            <text:p>-0,5</text:p>
          </table:table-cell>
          <table:table-cell table:formula="of:=LOG10(1-3*[.CM27])" office:value-type="float" office:value="0.397940008672038">
            <text:p>0,3979400087</text:p>
          </table:table-cell>
          <table:table-cell table:formula="of:=[.CN27]*61.655" office:value-type="float" office:value="24.5349912346745">
            <text:p>25</text:p>
          </table:table-cell>
          <table:table-cell table:formula="of:=200+[.CO27]" office:value-type="float" office:value="224.534991234674">
            <text:p>225</text:p>
          </table:table-cell>
          <table:table-cell office:value-type="float" office:value="-50">
            <text:p>-50</text:p>
          </table:table-cell>
          <table:table-cell table:formula="of:=LOG10(1-[.CQ27])" office:value-type="float" office:value="1.70757017609794">
            <text:p>1,7075701761</text:p>
          </table:table-cell>
          <table:table-cell table:formula="of:=[.CR27]*37.5" office:value-type="float" office:value="64.0338816036726">
            <text:p>64,0338816037</text:p>
          </table:table-cell>
          <table:table-cell table:formula="of:=200+[.CS27]" office:value-type="float" office:value="264.033881603673">
            <text:p>264</text:p>
          </table:table-cell>
          <table:table-cell table:number-columns-repeated="4"/>
          <table:table-cell table:style-name="ce17" office:value-type="float" office:value="0.08">
            <text:p>0,08</text:p>
          </table:table-cell>
          <table:table-cell table:style-name="ce17" table:formula="of:=LOG10(1+10*([.CY27]))" office:value-type="float" office:value="0.255272505103306">
            <text:p>0,2552725051</text:p>
          </table:table-cell>
          <table:table-cell table:style-name="ce18" table:formula="of:=[.CZ27]*144.025" office:value-type="float" office:value="36.7656225475037">
            <text:p>37</text:p>
          </table:table-cell>
          <table:table-cell table:style-name="ce31" table:formula="of:=350-[.DA27]" office:value-type="float" office:value="313.234377452496">
            <text:p>313,23</text:p>
          </table:table-cell>
          <table:table-cell office:value-type="float" office:value="40">
            <text:p>40</text:p>
          </table:table-cell>
          <table:table-cell table:formula="of:=LOG10(1+[.DC27])" office:value-type="float" office:value="1.61278385671974">
            <text:p>1,6127838567</text:p>
          </table:table-cell>
          <table:table-cell table:formula="of:=[.DD27]*60" office:value-type="float" office:value="96.7670314031841">
            <text:p>97</text:p>
          </table:table-cell>
          <table:table-cell table:formula="of:=350-[.DE27]" office:value-type="float" office:value="253.232968596816">
            <text:p>253</text:p>
          </table:table-cell>
          <table:table-cell office:value-type="float" office:value="90">
            <text:p>90</text:p>
          </table:table-cell>
          <table:table-cell table:formula="of:=LOG(1+[.DG27]/40)" office:value-type="float" office:value="0.511883360978874">
            <text:p>0,511883361</text:p>
          </table:table-cell>
          <table:table-cell table:formula="of:=[.DH27]*108.5" office:value-type="float" office:value="55.5393446662079">
            <text:p>56</text:p>
          </table:table-cell>
          <table:table-cell table:formula="of:=300-[.DI27]" office:value-type="float" office:value="244.460655333792">
            <text:p>244</text:p>
          </table:table-cell>
          <table:table-cell office:value-type="float" office:value="-1.5">
            <text:p>-1,5</text:p>
          </table:table-cell>
          <table:table-cell table:formula="of:=LOG(1-5*[.DK27])" office:value-type="float" office:value="0.929418925714293">
            <text:p>0,9294189257</text:p>
          </table:table-cell>
          <table:table-cell table:formula="of:=[.DL27]*44" office:value-type="float" office:value="40.8944327314289">
            <text:p>41</text:p>
          </table:table-cell>
          <table:table-cell table:formula="of:=200+[.DM27]" office:value-type="float" office:value="240.894432731429">
            <text:p>241</text:p>
          </table:table-cell>
          <table:table-cell office:value-type="float" office:value="-0.3">
            <text:p>-0,3</text:p>
          </table:table-cell>
          <table:table-cell table:formula="of:=LOG(1-10*[.DO27])" office:value-type="float" office:value="0.602059991327962">
            <text:p>0,6020599913</text:p>
          </table:table-cell>
          <table:table-cell table:formula="of:=[.DP27]*55.5" office:value-type="float" office:value="33.4143295187019">
            <text:p>33</text:p>
          </table:table-cell>
          <table:table-cell table:formula="of:=200+[.DQ27]" office:value-type="float" office:value="233.414329518702">
            <text:p>233</text:p>
          </table:table-cell>
        </table:table-row>
        <table:table-row table:style-name="ro1">
          <table:table-cell office:value-type="float" office:value="-7.5">
            <text:p>-7,5</text:p>
          </table:table-cell>
          <table:table-cell table:formula="of:=LOG10(1-[.A28])" office:value-type="float" office:value="0.929418925714293">
            <text:p>0,9294189257</text:p>
          </table:table-cell>
          <table:table-cell table:formula="of:=[.B28]*37.5" office:value-type="float" office:value="34.853209714286">
            <text:p>34,8532097143</text:p>
          </table:table-cell>
          <table:table-cell table:formula="of:=200+[.C28]" office:value-type="float" office:value="234.853209714286">
            <text:p>235</text:p>
          </table:table-cell>
          <table:table-cell office:value-type="float" office:value="25">
            <text:p>25</text:p>
          </table:table-cell>
          <table:table-cell table:formula="of:=LOG10(1+[.E28])" office:value-type="float" office:value="1.41497334797082">
            <text:p>1,414973348</text:p>
          </table:table-cell>
          <table:table-cell table:formula="of:=[.F28]*37.5*2" office:value-type="float" office:value="106.123001097811">
            <text:p>106,1230010978</text:p>
          </table:table-cell>
          <table:table-cell table:formula="of:=350-[.G28]" office:value-type="float" office:value="243.876998902189">
            <text:p>244</text:p>
          </table:table-cell>
          <table:table-cell table:number-columns-repeated="12"/>
          <table:table-cell table:style-name="ce9"/>
          <table:table-cell/>
          <table:table-cell office:value-type="float" office:value="0.25">
            <text:p>0,25</text:p>
          </table:table-cell>
          <table:table-cell table:formula="of:=LOG10(1+[.W28])" office:value-type="float" office:value="0.0969100130080564">
            <text:p>0,096910013</text:p>
          </table:table-cell>
          <table:table-cell table:style-name="ce18" table:formula="of:=[.X28]*149.5" office:value-type="float" office:value="14.4880469447044">
            <text:p>14</text:p>
          </table:table-cell>
          <table:table-cell table:formula="of:=350-[.Y28]" office:value-type="float" office:value="335.511953055296">
            <text:p>336</text:p>
          </table:table-cell>
          <table:table-cell office:value-type="float" office:value="-100">
            <text:p>-100</text:p>
          </table:table-cell>
          <table:table-cell table:formula="of:=LOG10(1-[.AA28])" office:value-type="float" office:value="2.00432137378264">
            <text:p>2,0043213738</text:p>
          </table:table-cell>
          <table:table-cell table:formula="of:=[.AB28]*50" office:value-type="float" office:value="100.216068689132">
            <text:p>100</text:p>
          </table:table-cell>
          <table:table-cell table:formula="of:=200+[.AC28]" office:value-type="float" office:value="300.216068689132">
            <text:p>300</text:p>
          </table:table-cell>
          <table:table-cell table:number-columns-repeated="4"/>
          <table:table-cell office:value-type="float" office:value="80">
            <text:p>80</text:p>
          </table:table-cell>
          <table:table-cell table:formula="of:=LOG10(1+[.AI28])" office:value-type="float" office:value="1.90848501887865">
            <text:p>1,9084850189</text:p>
          </table:table-cell>
          <table:table-cell table:formula="of:=[.AJ28]*75" office:value-type="float" office:value="143.136376415899">
            <text:p>143</text:p>
          </table:table-cell>
          <table:table-cell table:formula="of:=350-[.AK28]" office:value-type="float" office:value="206.863623584101">
            <text:p>207</text:p>
          </table:table-cell>
          <table:table-cell office:value-type="float" office:value="25">
            <text:p>25</text:p>
          </table:table-cell>
          <table:table-cell table:formula="of:=LOG10(1+[.AM28])" office:value-type="float" office:value="1.41497334797082">
            <text:p>1,414973348</text:p>
          </table:table-cell>
          <table:table-cell table:formula="of:=[.AN28]*60" office:value-type="float" office:value="84.8984008782491">
            <text:p>85</text:p>
          </table:table-cell>
          <table:table-cell table:formula="of:=350-[.AO28]" office:value-type="float" office:value="265.101599121751">
            <text:p>265</text:p>
          </table:table-cell>
          <table:table-cell table:number-columns-repeated="4"/>
          <table:table-cell table:style-name="ce26"/>
          <table:table-cell/>
          <table:table-cell table:style-name="ce27"/>
          <table:table-cell table:number-columns-repeated="5"/>
          <table:table-cell table:style-name="ce17" office:value-type="float" office:value="0">
            <text:p>0</text:p>
          </table:table-cell>
          <table:table-cell table:style-name="ce17" table:formula="of:=LOG10(1+1*[.BC28])" office:value-type="float" office:value="0">
            <text:p>0</text:p>
          </table:table-cell>
          <table:table-cell table:style-name="ce18" table:formula="of:=[.BD28]*133" office:value-type="float" office:value="0">
            <text:p>0</text:p>
          </table:table-cell>
          <table:table-cell table:style-name="ce31" table:formula="of:=350-[.BE28]" office:value-type="float" office:value="350">
            <text:p>350,00</text:p>
          </table:table-cell>
          <table:table-cell office:value-type="float" office:value="200">
            <text:p>200</text:p>
          </table:table-cell>
          <table:table-cell table:formula="of:=LOG10(1+[.BG28]/100)" office:value-type="float" office:value="0.477121254719662">
            <text:p>0,4771212547</text:p>
          </table:table-cell>
          <table:table-cell table:formula="of:=[.BH28]*69.75" office:value-type="float" office:value="33.2792075166965">
            <text:p>33</text:p>
          </table:table-cell>
          <table:table-cell table:formula="of:=350-[.BI28]" office:value-type="float" office:value="316.720792483304">
            <text:p>317</text:p>
          </table:table-cell>
          <table:table-cell table:number-columns-repeated="4"/>
          <table:table-cell office:value-type="float" office:value="15">
            <text:p>15</text:p>
          </table:table-cell>
          <table:table-cell table:formula="of:=[.BO28]^(1/2)" office:value-type="float" office:value="3.87298334620742">
            <text:p>3,8729833462</text:p>
          </table:table-cell>
          <table:table-cell table:formula="of:=[.BP28]*3" office:value-type="float" office:value="11.6189500386223">
            <text:p>12</text:p>
          </table:table-cell>
          <table:table-cell table:formula="of:=350-[.BQ28]" office:value-type="float" office:value="338.381049961378">
            <text:p>338</text:p>
          </table:table-cell>
          <table:table-cell office:value-type="float" office:value="205">
            <text:p>205</text:p>
          </table:table-cell>
          <table:table-cell table:formula="of:=([.BS28]-200)^(1/2)" office:value-type="float" office:value="2.23606797749979">
            <text:p>2,2360679775</text:p>
          </table:table-cell>
          <table:table-cell table:formula="of:=[.BT28]*7.075" office:value-type="float" office:value="15.820180940811">
            <text:p>16</text:p>
          </table:table-cell>
          <table:table-cell table:formula="of:=350-[.BU28]" office:value-type="float" office:value="334.179819059189">
            <text:p>334</text:p>
          </table:table-cell>
          <table:table-cell office:value-type="float" office:value="-20">
            <text:p>-20</text:p>
          </table:table-cell>
          <table:table-cell table:formula="of:=[.BW28]" office:value-type="float" office:value="-20">
            <text:p>-20</text:p>
          </table:table-cell>
          <table:table-cell table:formula="of:=[.BX28]" office:value-type="float" office:value="-20">
            <text:p>-20</text:p>
          </table:table-cell>
          <table:table-cell table:formula="of:=250-[.BX28]" office:value-type="float" office:value="270">
            <text:p>270</text:p>
          </table:table-cell>
          <table:table-cell office:value-type="float" office:value="270">
            <text:p>270</text:p>
          </table:table-cell>
          <table:table-cell table:formula="of:=[.CA28]" office:value-type="float" office:value="270">
            <text:p>270</text:p>
          </table:table-cell>
          <table:table-cell table:formula="of:=[.CB28]" office:value-type="float" office:value="270">
            <text:p>270</text:p>
          </table:table-cell>
          <table:table-cell table:formula="of:=500-[.CC28]" office:value-type="float" office:value="230">
            <text:p>230</text:p>
          </table:table-cell>
          <table:table-cell table:style-name="ce56" office:value-type="float" office:value="1000">
            <text:p>1000,00</text:p>
          </table:table-cell>
          <table:table-cell table:style-name="ce5" table:formula="of:=LOG10(1+[.CE28]/100)" office:value-type="float" office:value="1.04139268515823">
            <text:p>1,0413926852</text:p>
          </table:table-cell>
          <table:table-cell table:style-name="ce6" table:formula="of:=350-75*[.CF28]" office:value-type="float" office:value="271.895548613133">
            <text:p>272</text:p>
          </table:table-cell>
          <table:table-cell table:style-name="ce6"/>
          <table:table-cell table:number-columns-repeated="4"/>
          <table:table-cell office:value-type="float" office:value="-1">
            <text:p>-1</text:p>
          </table:table-cell>
          <table:table-cell table:formula="of:=LOG10(1-3*[.CM28])" office:value-type="float" office:value="0.602059991327962">
            <text:p>0,6020599913</text:p>
          </table:table-cell>
          <table:table-cell table:formula="of:=[.CN28]*61.655" office:value-type="float" office:value="37.1200087653255">
            <text:p>37</text:p>
          </table:table-cell>
          <table:table-cell table:formula="of:=200+[.CO28]" office:value-type="float" office:value="237.120008765326">
            <text:p>237</text:p>
          </table:table-cell>
          <table:table-cell office:value-type="float" office:value="-75">
            <text:p>-75</text:p>
          </table:table-cell>
          <table:table-cell table:formula="of:=LOG10(1-[.CQ28])" office:value-type="float" office:value="1.88081359228079">
            <text:p>1,8808135923</text:p>
          </table:table-cell>
          <table:table-cell table:formula="of:=[.CR28]*37.5" office:value-type="float" office:value="70.5305097105297">
            <text:p>70,5305097105</text:p>
          </table:table-cell>
          <table:table-cell table:formula="of:=200+[.CS28]" office:value-type="float" office:value="270.53050971053">
            <text:p>271</text:p>
          </table:table-cell>
          <table:table-cell table:number-columns-repeated="4"/>
          <table:table-cell table:style-name="ce17" office:value-type="float" office:value="0.07">
            <text:p>0,07</text:p>
          </table:table-cell>
          <table:table-cell table:style-name="ce17" table:formula="of:=LOG10(1+10*([.CY28]))" office:value-type="float" office:value="0.230448921378274">
            <text:p>0,2304489214</text:p>
          </table:table-cell>
          <table:table-cell table:style-name="ce18" table:formula="of:=[.CZ28]*144.025" office:value-type="float" office:value="33.1904059015059">
            <text:p>33</text:p>
          </table:table-cell>
          <table:table-cell table:style-name="ce31" table:formula="of:=350-[.DA28]" office:value-type="float" office:value="316.809594098494">
            <text:p>316,81</text:p>
          </table:table-cell>
          <table:table-cell office:value-type="float" office:value="30">
            <text:p>30</text:p>
          </table:table-cell>
          <table:table-cell table:formula="of:=LOG10(1+[.DC28])" office:value-type="float" office:value="1.49136169383427">
            <text:p>1,4913616938</text:p>
          </table:table-cell>
          <table:table-cell table:formula="of:=[.DD28]*60" office:value-type="float" office:value="89.4817016300564">
            <text:p>89</text:p>
          </table:table-cell>
          <table:table-cell table:formula="of:=350-[.DE28]" office:value-type="float" office:value="260.518298369944">
            <text:p>261</text:p>
          </table:table-cell>
          <table:table-cell office:value-type="float" office:value="80">
            <text:p>80</text:p>
          </table:table-cell>
          <table:table-cell table:formula="of:=LOG(1+[.DG28]/40)" office:value-type="float" office:value="0.477121254719662">
            <text:p>0,4771212547</text:p>
          </table:table-cell>
          <table:table-cell table:formula="of:=[.DH28]*108.5" office:value-type="float" office:value="51.7676561370834">
            <text:p>52</text:p>
          </table:table-cell>
          <table:table-cell table:formula="of:=300-[.DI28]" office:value-type="float" office:value="248.232343862917">
            <text:p>248</text:p>
          </table:table-cell>
          <table:table-cell office:value-type="float" office:value="-2">
            <text:p>-2</text:p>
          </table:table-cell>
          <table:table-cell table:formula="of:=LOG(1-5*[.DK28])" office:value-type="float" office:value="1.04139268515823">
            <text:p>1,0413926852</text:p>
          </table:table-cell>
          <table:table-cell table:formula="of:=[.DL28]*44" office:value-type="float" office:value="45.8212781469619">
            <text:p>46</text:p>
          </table:table-cell>
          <table:table-cell table:formula="of:=200+[.DM28]" office:value-type="float" office:value="245.821278146962">
            <text:p>246</text:p>
          </table:table-cell>
          <table:table-cell office:value-type="float" office:value="-0.4">
            <text:p>-0,4</text:p>
          </table:table-cell>
          <table:table-cell table:formula="of:=LOG(1-10*[.DO28])" office:value-type="float" office:value="0.698970004336019">
            <text:p>0,6989700043</text:p>
          </table:table-cell>
          <table:table-cell table:formula="of:=[.DP28]*55.5" office:value-type="float" office:value="38.792835240649">
            <text:p>39</text:p>
          </table:table-cell>
          <table:table-cell table:formula="of:=200+[.DQ28]" office:value-type="float" office:value="238.792835240649">
            <text:p>239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table:formula="of:=LOG10(1-[.A29])" office:value-type="float" office:value="1.04139268515823">
            <text:p>1,0413926852</text:p>
          </table:table-cell>
          <table:table-cell table:formula="of:=[.B29]*37.5" office:value-type="float" office:value="39.0522256934334">
            <text:p>39,0522256934</text:p>
          </table:table-cell>
          <table:table-cell table:formula="of:=200+[.C29]" office:value-type="float" office:value="239.052225693433">
            <text:p>239</text:p>
          </table:table-cell>
          <table:table-cell office:value-type="float" office:value="10">
            <text:p>10</text:p>
          </table:table-cell>
          <table:table-cell table:formula="of:=LOG10(1+[.E29])" office:value-type="float" office:value="1.04139268515823">
            <text:p>1,0413926852</text:p>
          </table:table-cell>
          <table:table-cell table:formula="of:=[.F29]*37.5*2" office:value-type="float" office:value="78.1044513868669">
            <text:p>78,1044513869</text:p>
          </table:table-cell>
          <table:table-cell table:formula="of:=350-[.G29]" office:value-type="float" office:value="271.895548613133">
            <text:p>272</text:p>
          </table:table-cell>
          <table:table-cell table:number-columns-repeated="12"/>
          <table:table-cell table:style-name="ce9"/>
          <table:table-cell/>
          <table:table-cell office:value-type="float" office:value="0">
            <text:p>0</text:p>
          </table:table-cell>
          <table:table-cell table:formula="of:=LOG10(1+[.W29])" office:value-type="float" office:value="0">
            <text:p>0</text:p>
          </table:table-cell>
          <table:table-cell table:style-name="ce18" table:formula="of:=[.X29]*149.5" office:value-type="float" office:value="0">
            <text:p>0</text:p>
          </table:table-cell>
          <table:table-cell table:formula="of:=350-[.Y29]" office:value-type="float" office:value="350">
            <text:p>350</text:p>
          </table:table-cell>
          <table:table-cell office:value-type="float" office:value="-200">
            <text:p>-200</text:p>
          </table:table-cell>
          <table:table-cell table:formula="of:=LOG10(1-[.AA29])" office:value-type="float" office:value="2.30319605742049">
            <text:p>2,3031960574</text:p>
          </table:table-cell>
          <table:table-cell table:formula="of:=[.AB29]*50" office:value-type="float" office:value="115.159802871024">
            <text:p>115</text:p>
          </table:table-cell>
          <table:table-cell table:formula="of:=200+[.AC29]" office:value-type="float" office:value="315.159802871024">
            <text:p>315</text:p>
          </table:table-cell>
          <table:table-cell table:number-columns-repeated="4"/>
          <table:table-cell office:value-type="float" office:value="70">
            <text:p>70</text:p>
          </table:table-cell>
          <table:table-cell table:formula="of:=LOG10(1+[.AI29])" office:value-type="float" office:value="1.85125834871908">
            <text:p>1,8512583487</text:p>
          </table:table-cell>
          <table:table-cell table:formula="of:=[.AJ29]*75" office:value-type="float" office:value="138.844376153931">
            <text:p>139</text:p>
          </table:table-cell>
          <table:table-cell table:formula="of:=350-[.AK29]" office:value-type="float" office:value="211.155623846069">
            <text:p>211</text:p>
          </table:table-cell>
          <table:table-cell office:value-type="float" office:value="20">
            <text:p>20</text:p>
          </table:table-cell>
          <table:table-cell table:formula="of:=LOG10(1+[.AM29])" office:value-type="float" office:value="1.32221929473392">
            <text:p>1,3222192947</text:p>
          </table:table-cell>
          <table:table-cell table:formula="of:=[.AN29]*60" office:value-type="float" office:value="79.3331576840352">
            <text:p>79</text:p>
          </table:table-cell>
          <table:table-cell table:formula="of:=350-[.AO29]" office:value-type="float" office:value="270.666842315965">
            <text:p>271</text:p>
          </table:table-cell>
          <table:table-cell table:number-columns-repeated="4"/>
          <table:table-cell table:style-name="ce26"/>
          <table:table-cell/>
          <table:table-cell table:style-name="ce27"/>
          <table:table-cell table:number-columns-repeated="5"/>
          <table:table-cell table:style-name="ce17" table:number-columns-repeated="2"/>
          <table:table-cell table:style-name="ce18"/>
          <table:table-cell table:style-name="ce31"/>
          <table:table-cell office:value-type="float" office:value="100">
            <text:p>100</text:p>
          </table:table-cell>
          <table:table-cell table:formula="of:=LOG10(1+[.BG29]/100)" office:value-type="float" office:value="0.301029995663981">
            <text:p>0,3010299957</text:p>
          </table:table-cell>
          <table:table-cell table:formula="of:=[.BH29]*69.75" office:value-type="float" office:value="20.9968421975627">
            <text:p>21</text:p>
          </table:table-cell>
          <table:table-cell table:formula="of:=350-[.BI29]" office:value-type="float" office:value="329.003157802437">
            <text:p>329</text:p>
          </table:table-cell>
          <table:table-cell table:number-columns-repeated="4"/>
          <table:table-cell office:value-type="float" office:value="10">
            <text:p>10</text:p>
          </table:table-cell>
          <table:table-cell table:formula="of:=[.BO29]^(1/2)" office:value-type="float" office:value="3.16227766016838">
            <text:p>3,1622776602</text:p>
          </table:table-cell>
          <table:table-cell table:formula="of:=[.BP29]*3" office:value-type="float" office:value="9.48683298050514">
            <text:p>9</text:p>
          </table:table-cell>
          <table:table-cell table:formula="of:=350-[.BQ29]" office:value-type="float" office:value="340.513167019495">
            <text:p>341</text:p>
          </table:table-cell>
          <table:table-cell office:value-type="float" office:value="200">
            <text:p>200</text:p>
          </table:table-cell>
          <table:table-cell table:formula="of:=([.BS29]-200)^(1/2)" office:value-type="float" office:value="0">
            <text:p>0</text:p>
          </table:table-cell>
          <table:table-cell table:formula="of:=[.BT29]*7.075" office:value-type="float" office:value="0">
            <text:p>0</text:p>
          </table:table-cell>
          <table:table-cell table:formula="of:=350-[.BU29]" office:value-type="float" office:value="350">
            <text:p>350</text:p>
          </table:table-cell>
          <table:table-cell office:value-type="float" office:value="-25">
            <text:p>-25</text:p>
          </table:table-cell>
          <table:table-cell table:formula="of:=[.BW29]" office:value-type="float" office:value="-25">
            <text:p>-25</text:p>
          </table:table-cell>
          <table:table-cell table:formula="of:=[.BX29]" office:value-type="float" office:value="-25">
            <text:p>-25</text:p>
          </table:table-cell>
          <table:table-cell table:formula="of:=250-[.BX29]" office:value-type="float" office:value="275">
            <text:p>275</text:p>
          </table:table-cell>
          <table:table-cell office:value-type="float" office:value="260">
            <text:p>260</text:p>
          </table:table-cell>
          <table:table-cell table:formula="of:=[.CA29]" office:value-type="float" office:value="260">
            <text:p>260</text:p>
          </table:table-cell>
          <table:table-cell table:formula="of:=[.CB29]" office:value-type="float" office:value="260">
            <text:p>260</text:p>
          </table:table-cell>
          <table:table-cell table:formula="of:=500-[.CC29]" office:value-type="float" office:value="240">
            <text:p>240</text:p>
          </table:table-cell>
          <table:table-cell table:style-name="ce56" office:value-type="float" office:value="500">
            <text:p>500,00</text:p>
          </table:table-cell>
          <table:table-cell table:style-name="ce5" table:formula="of:=LOG10(1+[.CE29]/100)" office:value-type="float" office:value="0.778151250383644">
            <text:p>0,7781512504</text:p>
          </table:table-cell>
          <table:table-cell table:style-name="ce6" table:formula="of:=350-75*[.CF29]" office:value-type="float" office:value="291.638656221227">
            <text:p>292</text:p>
          </table:table-cell>
          <table:table-cell table:style-name="ce6"/>
          <table:table-cell table:number-columns-repeated="4"/>
          <table:table-cell office:value-type="float" office:value="-2">
            <text:p>-2</text:p>
          </table:table-cell>
          <table:table-cell table:formula="of:=LOG10(1-3*[.CM29])" office:value-type="float" office:value="0.845098040014257">
            <text:p>0,84509804</text:p>
          </table:table-cell>
          <table:table-cell table:formula="of:=[.CN29]*61.655" office:value-type="float" office:value="52.104519657079">
            <text:p>52</text:p>
          </table:table-cell>
          <table:table-cell table:formula="of:=200+[.CO29]" office:value-type="float" office:value="252.104519657079">
            <text:p>252</text:p>
          </table:table-cell>
          <table:table-cell office:value-type="float" office:value="-100">
            <text:p>-100</text:p>
          </table:table-cell>
          <table:table-cell table:formula="of:=LOG10(1-[.CQ29])" office:value-type="float" office:value="2.00432137378264">
            <text:p>2,0043213738</text:p>
          </table:table-cell>
          <table:table-cell table:formula="of:=[.CR29]*37.5" office:value-type="float" office:value="75.1620515168491">
            <text:p>75,1620515168</text:p>
          </table:table-cell>
          <table:table-cell table:formula="of:=200+[.CS29]" office:value-type="float" office:value="275.162051516849">
            <text:p>275</text:p>
          </table:table-cell>
          <table:table-cell table:number-columns-repeated="4"/>
          <table:table-cell table:style-name="ce17" office:value-type="float" office:value="0.06">
            <text:p>0,06</text:p>
          </table:table-cell>
          <table:table-cell table:style-name="ce17" table:formula="of:=LOG10(1+10*([.CY29]))" office:value-type="float" office:value="0.204119982655925">
            <text:p>0,2041199827</text:p>
          </table:table-cell>
          <table:table-cell table:style-name="ce18" table:formula="of:=[.CZ29]*144.025" office:value-type="float" office:value="29.3983805020196">
            <text:p>29</text:p>
          </table:table-cell>
          <table:table-cell table:style-name="ce31" table:formula="of:=350-[.DA29]" office:value-type="float" office:value="320.60161949798">
            <text:p>320,60</text:p>
          </table:table-cell>
          <table:table-cell office:value-type="float" office:value="25">
            <text:p>25</text:p>
          </table:table-cell>
          <table:table-cell table:formula="of:=LOG10(1+[.DC29])" office:value-type="float" office:value="1.41497334797082">
            <text:p>1,414973348</text:p>
          </table:table-cell>
          <table:table-cell table:formula="of:=[.DD29]*60" office:value-type="float" office:value="84.8984008782491">
            <text:p>85</text:p>
          </table:table-cell>
          <table:table-cell table:formula="of:=350-[.DE29]" office:value-type="float" office:value="265.101599121751">
            <text:p>265</text:p>
          </table:table-cell>
          <table:table-cell office:value-type="float" office:value="70">
            <text:p>70</text:p>
          </table:table-cell>
          <table:table-cell table:formula="of:=LOG(1+[.DG29]/40)" office:value-type="float" office:value="0.439332693830263">
            <text:p>0,4393326938</text:p>
          </table:table-cell>
          <table:table-cell table:formula="of:=[.DH29]*108.5" office:value-type="float" office:value="47.6675972805835">
            <text:p>48</text:p>
          </table:table-cell>
          <table:table-cell table:formula="of:=300-[.DI29]" office:value-type="float" office:value="252.332402719417">
            <text:p>252</text:p>
          </table:table-cell>
          <table:table-cell office:value-type="float" office:value="-3">
            <text:p>-3</text:p>
          </table:table-cell>
          <table:table-cell table:formula="of:=LOG(1-5*[.DK29])" office:value-type="float" office:value="1.20411998265592">
            <text:p>1,2041199827</text:p>
          </table:table-cell>
          <table:table-cell table:formula="of:=[.DL29]*44" office:value-type="float" office:value="52.9812792368607">
            <text:p>53</text:p>
          </table:table-cell>
          <table:table-cell table:formula="of:=200+[.DM29]" office:value-type="float" office:value="252.981279236861">
            <text:p>253</text:p>
          </table:table-cell>
          <table:table-cell office:value-type="float" office:value="-0.5">
            <text:p>-0,5</text:p>
          </table:table-cell>
          <table:table-cell table:formula="of:=LOG(1-10*[.DO29])" office:value-type="float" office:value="0.778151250383644">
            <text:p>0,7781512504</text:p>
          </table:table-cell>
          <table:table-cell table:formula="of:=[.DP29]*55.5" office:value-type="float" office:value="43.1873943962922">
            <text:p>43</text:p>
          </table:table-cell>
          <table:table-cell table:formula="of:=200+[.DQ29]" office:value-type="float" office:value="243.187394396292">
            <text:p>243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table:formula="of:=LOG10(1-[.A30])" office:value-type="float" office:value="1.32221929473392">
            <text:p>1,3222192947</text:p>
          </table:table-cell>
          <table:table-cell table:formula="of:=[.B30]*37.5" office:value-type="float" office:value="49.583223552522">
            <text:p>49,5832235525</text:p>
          </table:table-cell>
          <table:table-cell table:formula="of:=200+[.C30]" office:value-type="float" office:value="249.583223552522">
            <text:p>250</text:p>
          </table:table-cell>
          <table:table-cell office:value-type="float" office:value="7.5">
            <text:p>7,5</text:p>
          </table:table-cell>
          <table:table-cell table:formula="of:=LOG10(1+[.E30])" office:value-type="float" office:value="0.929418925714293">
            <text:p>0,9294189257</text:p>
          </table:table-cell>
          <table:table-cell table:formula="of:=[.F30]*37.5*2" office:value-type="float" office:value="69.706419428572">
            <text:p>69,7064194286</text:p>
          </table:table-cell>
          <table:table-cell table:formula="of:=350-[.G30]" office:value-type="float" office:value="280.293580571428">
            <text:p>280</text:p>
          </table:table-cell>
          <table:table-cell table:number-columns-repeated="12"/>
          <table:table-cell table:style-name="ce8"/>
          <table:table-cell table:number-columns-repeated="3"/>
          <table:table-cell table:style-name="ce17"/>
          <table:table-cell/>
          <table:table-cell office:value-type="float" office:value="-300">
            <text:p>-300</text:p>
          </table:table-cell>
          <table:table-cell table:formula="of:=LOG10(1-[.AA30])" office:value-type="float" office:value="2.47856649559384">
            <text:p>2,4785664956</text:p>
          </table:table-cell>
          <table:table-cell table:formula="of:=[.AB30]*50" office:value-type="float" office:value="123.928324779692">
            <text:p>124</text:p>
          </table:table-cell>
          <table:table-cell table:formula="of:=200+[.AC30]" office:value-type="float" office:value="323.928324779692">
            <text:p>324</text:p>
          </table:table-cell>
          <table:table-cell table:number-columns-repeated="4"/>
          <table:table-cell office:value-type="float" office:value="60">
            <text:p>60</text:p>
          </table:table-cell>
          <table:table-cell table:formula="of:=LOG10(1+[.AI30])" office:value-type="float" office:value="1.78532983501077">
            <text:p>1,785329835</text:p>
          </table:table-cell>
          <table:table-cell table:formula="of:=[.AJ30]*75" office:value-type="float" office:value="133.899737625808">
            <text:p>134</text:p>
          </table:table-cell>
          <table:table-cell table:formula="of:=350-[.AK30]" office:value-type="float" office:value="216.100262374192">
            <text:p>216</text:p>
          </table:table-cell>
          <table:table-cell office:value-type="float" office:value="10">
            <text:p>10</text:p>
          </table:table-cell>
          <table:table-cell table:formula="of:=LOG10(1+[.AM30])" office:value-type="float" office:value="1.04139268515823">
            <text:p>1,0413926852</text:p>
          </table:table-cell>
          <table:table-cell table:formula="of:=[.AN30]*60" office:value-type="float" office:value="62.4835611094935">
            <text:p>62</text:p>
          </table:table-cell>
          <table:table-cell table:formula="of:=350-[.AO30]" office:value-type="float" office:value="287.516438890506">
            <text:p>288</text:p>
          </table:table-cell>
          <table:table-cell table:number-columns-repeated="4"/>
          <table:table-cell table:style-name="ce26"/>
          <table:table-cell/>
          <table:table-cell table:style-name="ce27"/>
          <table:table-cell table:number-columns-repeated="9"/>
          <table:table-cell office:value-type="float" office:value="50">
            <text:p>50</text:p>
          </table:table-cell>
          <table:table-cell table:formula="of:=LOG10(1+[.BG30]/100)" office:value-type="float" office:value="0.176091259055681">
            <text:p>0,1760912591</text:p>
          </table:table-cell>
          <table:table-cell table:formula="of:=[.BH30]*69.75" office:value-type="float" office:value="12.2823653191338">
            <text:p>12</text:p>
          </table:table-cell>
          <table:table-cell table:formula="of:=350-[.BI30]" office:value-type="float" office:value="337.717634680866">
            <text:p>338</text:p>
          </table:table-cell>
          <table:table-cell table:number-columns-repeated="4"/>
          <table:table-cell office:value-type="float" office:value="5">
            <text:p>5</text:p>
          </table:table-cell>
          <table:table-cell table:formula="of:=[.BO30]^(1/2)" office:value-type="float" office:value="2.23606797749979">
            <text:p>2,2360679775</text:p>
          </table:table-cell>
          <table:table-cell table:formula="of:=[.BP30]*3" office:value-type="float" office:value="6.70820393249937">
            <text:p>7</text:p>
          </table:table-cell>
          <table:table-cell table:formula="of:=350-[.BQ30]" office:value-type="float" office:value="343.291796067501">
            <text:p>343</text:p>
          </table:table-cell>
          <table:table-cell table:number-columns-repeated="3"/>
          <table:table-cell table:style-name="ce46"/>
          <table:table-cell office:value-type="float" office:value="-40">
            <text:p>-40</text:p>
          </table:table-cell>
          <table:table-cell table:formula="of:=[.BW30]" office:value-type="float" office:value="-40">
            <text:p>-40</text:p>
          </table:table-cell>
          <table:table-cell table:formula="of:=[.BX30]" office:value-type="float" office:value="-40">
            <text:p>-40</text:p>
          </table:table-cell>
          <table:table-cell table:formula="of:=250-[.BX30]" office:value-type="float" office:value="290">
            <text:p>290</text:p>
          </table:table-cell>
          <table:table-cell office:value-type="float" office:value="250">
            <text:p>250</text:p>
          </table:table-cell>
          <table:table-cell table:formula="of:=[.CA30]" office:value-type="float" office:value="250">
            <text:p>250</text:p>
          </table:table-cell>
          <table:table-cell table:formula="of:=[.CB30]" office:value-type="float" office:value="250">
            <text:p>250</text:p>
          </table:table-cell>
          <table:table-cell table:formula="of:=500-[.CC30]" office:value-type="float" office:value="250">
            <text:p>250</text:p>
          </table:table-cell>
          <table:table-cell table:style-name="ce56" office:value-type="float" office:value="400">
            <text:p>400,00</text:p>
          </table:table-cell>
          <table:table-cell table:style-name="ce5" table:formula="of:=LOG10(1+[.CE30]/100)" office:value-type="float" office:value="0.698970004336019">
            <text:p>0,6989700043</text:p>
          </table:table-cell>
          <table:table-cell table:style-name="ce6" table:formula="of:=350-75*[.CF30]" office:value-type="float" office:value="297.577249674799">
            <text:p>298</text:p>
          </table:table-cell>
          <table:table-cell table:style-name="ce6"/>
          <table:table-cell table:number-columns-repeated="4"/>
          <table:table-cell office:value-type="float" office:value="-3">
            <text:p>-3</text:p>
          </table:table-cell>
          <table:table-cell table:formula="of:=LOG10(1-3*[.CM30])" office:value-type="float" office:value="1">
            <text:p>1</text:p>
          </table:table-cell>
          <table:table-cell table:formula="of:=[.CN30]*61.655" office:value-type="float" office:value="61.655">
            <text:p>62</text:p>
          </table:table-cell>
          <table:table-cell table:formula="of:=200+[.CO30]" office:value-type="float" office:value="261.655">
            <text:p>262</text:p>
          </table:table-cell>
          <table:table-cell office:value-type="float" office:value="-250">
            <text:p>-250</text:p>
          </table:table-cell>
          <table:table-cell table:formula="of:=LOG10(1-[.CQ30])" office:value-type="float" office:value="2.39967372148104">
            <text:p>2,3996737215</text:p>
          </table:table-cell>
          <table:table-cell table:formula="of:=[.CR30]*37.5" office:value-type="float" office:value="89.9877645555389">
            <text:p>89,9877645555</text:p>
          </table:table-cell>
          <table:table-cell table:formula="of:=200+[.CS30]" office:value-type="float" office:value="289.987764555539">
            <text:p>290</text:p>
          </table:table-cell>
          <table:table-cell table:number-columns-repeated="4"/>
          <table:table-cell table:style-name="ce17" office:value-type="float" office:value="0.05">
            <text:p>0,05</text:p>
          </table:table-cell>
          <table:table-cell table:style-name="ce17" table:formula="of:=LOG10(1+10*([.CY30]))" office:value-type="float" office:value="0.176091259055681">
            <text:p>0,1760912591</text:p>
          </table:table-cell>
          <table:table-cell table:style-name="ce18" table:formula="of:=[.CZ30]*144.025" office:value-type="float" office:value="25.3615435854945">
            <text:p>25</text:p>
          </table:table-cell>
          <table:table-cell table:style-name="ce31" table:formula="of:=350-[.DA30]" office:value-type="float" office:value="324.638456414505">
            <text:p>324,64</text:p>
          </table:table-cell>
          <table:table-cell office:value-type="float" office:value="20">
            <text:p>20</text:p>
          </table:table-cell>
          <table:table-cell table:formula="of:=LOG10(1+[.DC30])" office:value-type="float" office:value="1.32221929473392">
            <text:p>1,3222192947</text:p>
          </table:table-cell>
          <table:table-cell table:formula="of:=[.DD30]*60" office:value-type="float" office:value="79.3331576840352">
            <text:p>79</text:p>
          </table:table-cell>
          <table:table-cell table:formula="of:=350-[.DE30]" office:value-type="float" office:value="270.666842315965">
            <text:p>271</text:p>
          </table:table-cell>
          <table:table-cell office:value-type="float" office:value="60">
            <text:p>60</text:p>
          </table:table-cell>
          <table:table-cell table:formula="of:=LOG(1+[.DG30]/40)" office:value-type="float" office:value="0.397940008672038">
            <text:p>0,3979400087</text:p>
          </table:table-cell>
          <table:table-cell table:formula="of:=[.DH30]*108.5" office:value-type="float" office:value="43.1764909409161">
            <text:p>43</text:p>
          </table:table-cell>
          <table:table-cell table:formula="of:=300-[.DI30]" office:value-type="float" office:value="256.823509059084">
            <text:p>257</text:p>
          </table:table-cell>
          <table:table-cell office:value-type="float" office:value="-4">
            <text:p>-4</text:p>
          </table:table-cell>
          <table:table-cell table:formula="of:=LOG(1-5*[.DK30])" office:value-type="float" office:value="1.32221929473392">
            <text:p>1,3222192947</text:p>
          </table:table-cell>
          <table:table-cell table:formula="of:=[.DL30]*44" office:value-type="float" office:value="58.1776489682924">
            <text:p>58</text:p>
          </table:table-cell>
          <table:table-cell table:formula="of:=200+[.DM30]" office:value-type="float" office:value="258.177648968292">
            <text:p>258</text:p>
          </table:table-cell>
          <table:table-cell office:value-type="float" office:value="-1">
            <text:p>-1</text:p>
          </table:table-cell>
          <table:table-cell table:formula="of:=LOG(1-10*[.DO30])" office:value-type="float" office:value="1.04139268515823">
            <text:p>1,0413926852</text:p>
          </table:table-cell>
          <table:table-cell table:formula="of:=[.DP30]*55.5" office:value-type="float" office:value="57.7972940262815">
            <text:p>58</text:p>
          </table:table-cell>
          <table:table-cell table:formula="of:=200+[.DQ30]" office:value-type="float" office:value="257.797294026281">
            <text:p>258</text:p>
          </table:table-cell>
        </table:table-row>
        <table:table-row table:style-name="ro1">
          <table:table-cell office:value-type="float" office:value="-50">
            <text:p>-50</text:p>
          </table:table-cell>
          <table:table-cell table:formula="of:=LOG10(1-[.A31])" office:value-type="float" office:value="1.70757017609794">
            <text:p>1,7075701761</text:p>
          </table:table-cell>
          <table:table-cell table:formula="of:=[.B31]*37.5" office:value-type="float" office:value="64.0338816036726">
            <text:p>64,0338816037</text:p>
          </table:table-cell>
          <table:table-cell table:formula="of:=200+[.C31]" office:value-type="float" office:value="264.033881603673">
            <text:p>264</text:p>
          </table:table-cell>
          <table:table-cell office:value-type="float" office:value="5">
            <text:p>5</text:p>
          </table:table-cell>
          <table:table-cell table:formula="of:=LOG10(1+[.E31])" office:value-type="float" office:value="0.778151250383644">
            <text:p>0,7781512504</text:p>
          </table:table-cell>
          <table:table-cell table:formula="of:=[.F31]*37.5*2" office:value-type="float" office:value="58.3613437787733">
            <text:p>58,3613437788</text:p>
          </table:table-cell>
          <table:table-cell table:formula="of:=350-[.G31]" office:value-type="float" office:value="291.638656221227">
            <text:p>292</text:p>
          </table:table-cell>
          <table:table-cell table:number-columns-repeated="12"/>
          <table:table-cell table:style-name="ce8"/>
          <table:table-cell table:number-columns-repeated="3"/>
          <table:table-cell table:style-name="ce17"/>
          <table:table-cell/>
          <table:table-cell office:value-type="float" office:value="-400">
            <text:p>-400</text:p>
          </table:table-cell>
          <table:table-cell table:formula="of:=LOG10(1-[.AA31])" office:value-type="float" office:value="2.60314437262018">
            <text:p>2,6031443726</text:p>
          </table:table-cell>
          <table:table-cell table:formula="of:=[.AB31]*50" office:value-type="float" office:value="130.157218631009">
            <text:p>130</text:p>
          </table:table-cell>
          <table:table-cell table:formula="of:=200+[.AC31]" office:value-type="float" office:value="330.157218631009">
            <text:p>330</text:p>
          </table:table-cell>
          <table:table-cell table:number-columns-repeated="4"/>
          <table:table-cell office:value-type="float" office:value="50">
            <text:p>50</text:p>
          </table:table-cell>
          <table:table-cell table:formula="of:=LOG10(1+[.AI31])" office:value-type="float" office:value="1.70757017609794">
            <text:p>1,7075701761</text:p>
          </table:table-cell>
          <table:table-cell table:formula="of:=[.AJ31]*75" office:value-type="float" office:value="128.067763207345">
            <text:p>128</text:p>
          </table:table-cell>
          <table:table-cell table:formula="of:=350-[.AK31]" office:value-type="float" office:value="221.932236792655">
            <text:p>222</text:p>
          </table:table-cell>
          <table:table-cell office:value-type="float" office:value="5">
            <text:p>5</text:p>
          </table:table-cell>
          <table:table-cell table:formula="of:=LOG10(1+[.AM31])" office:value-type="float" office:value="0.778151250383644">
            <text:p>0,7781512504</text:p>
          </table:table-cell>
          <table:table-cell table:formula="of:=[.AN31]*60" office:value-type="float" office:value="46.6890750230186">
            <text:p>47</text:p>
          </table:table-cell>
          <table:table-cell table:formula="of:=350-[.AO31]" office:value-type="float" office:value="303.310924976981">
            <text:p>303</text:p>
          </table:table-cell>
          <table:table-cell table:number-columns-repeated="4"/>
          <table:table-cell table:style-name="ce26"/>
          <table:table-cell/>
          <table:table-cell table:style-name="ce27"/>
          <table:table-cell table:number-columns-repeated="9"/>
          <table:table-cell office:value-type="float" office:value="25">
            <text:p>25</text:p>
          </table:table-cell>
          <table:table-cell table:formula="of:=LOG10(1+[.BG31]/100)" office:value-type="float" office:value="0.0969100130080564">
            <text:p>0,096910013</text:p>
          </table:table-cell>
          <table:table-cell table:formula="of:=[.BH31]*69.75" office:value-type="float" office:value="6.75947340731194">
            <text:p>7</text:p>
          </table:table-cell>
          <table:table-cell table:formula="of:=350-[.BI31]" office:value-type="float" office:value="343.240526592688">
            <text:p>343</text:p>
          </table:table-cell>
          <table:table-cell table:number-columns-repeated="4"/>
          <table:table-cell office:value-type="float" office:value="3">
            <text:p>3</text:p>
          </table:table-cell>
          <table:table-cell table:formula="of:=[.BO31]^(1/2)" office:value-type="float" office:value="1.73205080756888">
            <text:p>1,7320508076</text:p>
          </table:table-cell>
          <table:table-cell table:formula="of:=[.BP31]*3" office:value-type="float" office:value="5.19615242270663">
            <text:p>5</text:p>
          </table:table-cell>
          <table:table-cell table:formula="of:=350-[.BQ31]" office:value-type="float" office:value="344.803847577293">
            <text:p>345</text:p>
          </table:table-cell>
          <table:table-cell table:number-columns-repeated="3"/>
          <table:table-cell table:style-name="ce46"/>
          <table:table-cell office:value-type="float" office:value="-50">
            <text:p>-50</text:p>
          </table:table-cell>
          <table:table-cell table:formula="of:=LOG(1-([.BW31]+50)/10)" office:value-type="float" office:value="0">
            <text:p>0</text:p>
          </table:table-cell>
          <table:table-cell table:formula="of:=[.BX31]*45" office:value-type="float" office:value="0">
            <text:p>0</text:p>
          </table:table-cell>
          <table:table-cell table:formula="of:=300+[.BY31]" office:value-type="float" office:value="300">
            <text:p>300</text:p>
          </table:table-cell>
          <table:table-cell office:value-type="float" office:value="250">
            <text:p>250</text:p>
          </table:table-cell>
          <table:table-cell table:style-name="ce53" table:formula="of:=LOG(1+(250-[.CA31])/60)" office:value-type="float" office:value="0">
            <text:p>0</text:p>
          </table:table-cell>
          <table:table-cell table:style-name="ce55" table:formula="of:=[.CB31]*140.2110808" office:value-type="float" office:value="0">
            <text:p>0,00</text:p>
          </table:table-cell>
          <table:table-cell table:formula="of:=250+[.CC31]" office:value-type="float" office:value="250">
            <text:p>250</text:p>
          </table:table-cell>
          <table:table-cell table:style-name="ce56" office:value-type="float" office:value="300">
            <text:p>300,00</text:p>
          </table:table-cell>
          <table:table-cell table:style-name="ce5" table:formula="of:=LOG10(1+[.CE31]/100)" office:value-type="float" office:value="0.602059991327962">
            <text:p>0,6020599913</text:p>
          </table:table-cell>
          <table:table-cell table:style-name="ce6" table:formula="of:=350-75*[.CF31]" office:value-type="float" office:value="304.845500650403">
            <text:p>305</text:p>
          </table:table-cell>
          <table:table-cell table:style-name="ce6"/>
          <table:table-cell table:number-columns-repeated="4"/>
          <table:table-cell office:value-type="float" office:value="-4">
            <text:p>-4</text:p>
          </table:table-cell>
          <table:table-cell table:formula="of:=LOG10(1-3*[.CM31])" office:value-type="float" office:value="1.11394335230684">
            <text:p>1,1139433523</text:p>
          </table:table-cell>
          <table:table-cell table:formula="of:=[.CN31]*61.655" office:value-type="float" office:value="68.680177386478">
            <text:p>69</text:p>
          </table:table-cell>
          <table:table-cell table:formula="of:=200+[.CO31]" office:value-type="float" office:value="268.680177386478">
            <text:p>269</text:p>
          </table:table-cell>
          <table:table-cell office:value-type="float" office:value="-500">
            <text:p>-500</text:p>
          </table:table-cell>
          <table:table-cell table:formula="of:=LOG10(1-[.CQ31])" office:value-type="float" office:value="2.69983772586725">
            <text:p>2,6998377259</text:p>
          </table:table-cell>
          <table:table-cell table:formula="of:=[.CR31]*37.5" office:value-type="float" office:value="101.243914720022">
            <text:p>101,24391472</text:p>
          </table:table-cell>
          <table:table-cell table:formula="of:=200+[.CS31]" office:value-type="float" office:value="301.243914720022">
            <text:p>301</text:p>
          </table:table-cell>
          <table:table-cell table:number-columns-repeated="4"/>
          <table:table-cell table:style-name="ce17" office:value-type="float" office:value="0.04">
            <text:p>0,04</text:p>
          </table:table-cell>
          <table:table-cell table:style-name="ce17" table:formula="of:=LOG10(1+10*([.CY31]))" office:value-type="float" office:value="0.146128035678238">
            <text:p>0,1461280357</text:p>
          </table:table-cell>
          <table:table-cell table:style-name="ce18" table:formula="of:=[.CZ31]*144.025" office:value-type="float" office:value="21.0460903385582">
            <text:p>21</text:p>
          </table:table-cell>
          <table:table-cell table:style-name="ce31" table:formula="of:=350-[.DA31]" office:value-type="float" office:value="328.953909661442">
            <text:p>328,95</text:p>
          </table:table-cell>
          <table:table-cell office:value-type="float" office:value="10">
            <text:p>10</text:p>
          </table:table-cell>
          <table:table-cell table:formula="of:=LOG10(1+[.DC31])" office:value-type="float" office:value="1.04139268515823">
            <text:p>1,0413926852</text:p>
          </table:table-cell>
          <table:table-cell table:formula="of:=[.DD31]*60" office:value-type="float" office:value="62.4835611094935">
            <text:p>62</text:p>
          </table:table-cell>
          <table:table-cell table:formula="of:=350-[.DE31]" office:value-type="float" office:value="287.516438890506">
            <text:p>288</text:p>
          </table:table-cell>
          <table:table-cell office:value-type="float" office:value="50">
            <text:p>50</text:p>
          </table:table-cell>
          <table:table-cell table:formula="of:=LOG(1+[.DG31]/40)" office:value-type="float" office:value="0.352182518111362">
            <text:p>0,3521825181</text:p>
          </table:table-cell>
          <table:table-cell table:formula="of:=[.DH31]*108.5" office:value-type="float" office:value="38.2118032150828">
            <text:p>38</text:p>
          </table:table-cell>
          <table:table-cell table:formula="of:=300-[.DI31]" office:value-type="float" office:value="261.788196784917">
            <text:p>262</text:p>
          </table:table-cell>
          <table:table-cell office:value-type="float" office:value="-5">
            <text:p>-5</text:p>
          </table:table-cell>
          <table:table-cell table:formula="of:=LOG(1-5*[.DK31])" office:value-type="float" office:value="1.41497334797082">
            <text:p>1,414973348</text:p>
          </table:table-cell>
          <table:table-cell table:formula="of:=[.DL31]*44" office:value-type="float" office:value="62.258827310716">
            <text:p>62</text:p>
          </table:table-cell>
          <table:table-cell table:formula="of:=200+[.DM31]" office:value-type="float" office:value="262.258827310716">
            <text:p>262</text:p>
          </table:table-cell>
          <table:table-cell office:value-type="float" office:value="-1.5">
            <text:p>-1,5</text:p>
          </table:table-cell>
          <table:table-cell table:formula="of:=LOG(1-10*[.DO31])" office:value-type="float" office:value="1.20411998265592">
            <text:p>1,2041199827</text:p>
          </table:table-cell>
          <table:table-cell table:formula="of:=[.DP31]*55.5" office:value-type="float" office:value="66.8286590374038">
            <text:p>67</text:p>
          </table:table-cell>
          <table:table-cell table:formula="of:=200+[.DQ31]" office:value-type="float" office:value="266.828659037404">
            <text:p>267</text:p>
          </table:table-cell>
        </table:table-row>
        <table:table-row table:style-name="ro1">
          <table:table-cell office:value-type="float" office:value="-75">
            <text:p>-75</text:p>
          </table:table-cell>
          <table:table-cell table:formula="of:=LOG10(1-[.A32])" office:value-type="float" office:value="1.88081359228079">
            <text:p>1,8808135923</text:p>
          </table:table-cell>
          <table:table-cell table:formula="of:=[.B32]*37.5" office:value-type="float" office:value="70.5305097105297">
            <text:p>70,5305097105</text:p>
          </table:table-cell>
          <table:table-cell table:formula="of:=200+[.C32]" office:value-type="float" office:value="270.53050971053">
            <text:p>271</text:p>
          </table:table-cell>
          <table:table-cell office:value-type="float" office:value="4">
            <text:p>4</text:p>
          </table:table-cell>
          <table:table-cell table:formula="of:=LOG10(1+[.E32])" office:value-type="float" office:value="0.698970004336019">
            <text:p>0,6989700043</text:p>
          </table:table-cell>
          <table:table-cell table:formula="of:=[.F32]*37.5*2" office:value-type="float" office:value="52.4227503252014">
            <text:p>52,4227503252</text:p>
          </table:table-cell>
          <table:table-cell table:formula="of:=350-[.G32]" office:value-type="float" office:value="297.577249674799">
            <text:p>298</text:p>
          </table:table-cell>
          <table:table-cell table:number-columns-repeated="12"/>
          <table:table-cell table:style-name="ce8"/>
          <table:table-cell table:number-columns-repeated="3"/>
          <table:table-cell table:style-name="ce17"/>
          <table:table-cell/>
          <table:table-cell office:value-type="float" office:value="-500">
            <text:p>-500</text:p>
          </table:table-cell>
          <table:table-cell table:formula="of:=LOG10(1-[.AA32])" office:value-type="float" office:value="2.69983772586725">
            <text:p>2,6998377259</text:p>
          </table:table-cell>
          <table:table-cell table:formula="of:=[.AB32]*50" office:value-type="float" office:value="134.991886293362">
            <text:p>135</text:p>
          </table:table-cell>
          <table:table-cell table:formula="of:=200+[.AC32]" office:value-type="float" office:value="334.991886293362">
            <text:p>335</text:p>
          </table:table-cell>
          <table:table-cell table:number-columns-repeated="4"/>
          <table:table-cell office:value-type="float" office:value="40">
            <text:p>40</text:p>
          </table:table-cell>
          <table:table-cell table:formula="of:=LOG10(1+[.AI32])" office:value-type="float" office:value="1.61278385671974">
            <text:p>1,6127838567</text:p>
          </table:table-cell>
          <table:table-cell table:formula="of:=[.AJ32]*75" office:value-type="float" office:value="120.95878925398">
            <text:p>121</text:p>
          </table:table-cell>
          <table:table-cell table:formula="of:=350-[.AK32]" office:value-type="float" office:value="229.04121074602">
            <text:p>229</text:p>
          </table:table-cell>
          <table:table-cell office:value-type="float" office:value="4">
            <text:p>4</text:p>
          </table:table-cell>
          <table:table-cell table:formula="of:=LOG10(1+[.AM32])" office:value-type="float" office:value="0.698970004336019">
            <text:p>0,6989700043</text:p>
          </table:table-cell>
          <table:table-cell table:formula="of:=[.AN32]*60" office:value-type="float" office:value="41.9382002601611">
            <text:p>42</text:p>
          </table:table-cell>
          <table:table-cell table:formula="of:=350-[.AO32]" office:value-type="float" office:value="308.061799739839">
            <text:p>308</text:p>
          </table:table-cell>
          <table:table-cell table:number-columns-repeated="4"/>
          <table:table-cell table:style-name="ce26"/>
          <table:table-cell/>
          <table:table-cell table:style-name="ce26"/>
          <table:table-cell table:number-columns-repeated="9"/>
          <table:table-cell office:value-type="float" office:value="10">
            <text:p>10</text:p>
          </table:table-cell>
          <table:table-cell table:formula="of:=LOG10(1+[.BG32]/100)" office:value-type="float" office:value="0.0413926851582251">
            <text:p>0,0413926852</text:p>
          </table:table-cell>
          <table:table-cell table:formula="of:=[.BH32]*69.75" office:value-type="float" office:value="2.8871397897862">
            <text:p>3</text:p>
          </table:table-cell>
          <table:table-cell table:formula="of:=350-[.BI32]" office:value-type="float" office:value="347.112860210214">
            <text:p>347</text:p>
          </table:table-cell>
          <table:table-cell table:number-columns-repeated="4"/>
          <table:table-cell office:value-type="float" office:value="2">
            <text:p>2</text:p>
          </table:table-cell>
          <table:table-cell table:formula="of:=[.BO32]^(1/2)" office:value-type="float" office:value="1.4142135623731">
            <text:p>1,4142135624</text:p>
          </table:table-cell>
          <table:table-cell table:formula="of:=[.BP32]*3" office:value-type="float" office:value="4.24264068711929">
            <text:p>4</text:p>
          </table:table-cell>
          <table:table-cell table:formula="of:=350-[.BQ32]" office:value-type="float" office:value="345.757359312881">
            <text:p>346</text:p>
          </table:table-cell>
          <table:table-cell table:number-columns-repeated="3"/>
          <table:table-cell table:style-name="ce46"/>
          <table:table-cell office:value-type="float" office:value="-60">
            <text:p>-60</text:p>
          </table:table-cell>
          <table:table-cell table:formula="of:=LOG(1-([.BW32]+50)/20)" office:value-type="float" office:value="0.176091259055681">
            <text:p>0,1760912591</text:p>
          </table:table-cell>
          <table:table-cell table:formula="of:=[.BX32]*45" office:value-type="float" office:value="7.92410665750566">
            <text:p>8</text:p>
          </table:table-cell>
          <table:table-cell table:formula="of:=300+[.BY32]" office:value-type="float" office:value="307.924106657506">
            <text:p>308</text:p>
          </table:table-cell>
          <table:table-cell office:value-type="float" office:value="240">
            <text:p>240</text:p>
          </table:table-cell>
          <table:table-cell table:style-name="ce53" table:formula="of:=LOG(1+(250-[.CA32])/60)" office:value-type="float" office:value="0.0669467896306132">
            <text:p>0,0669467896</text:p>
          </table:table-cell>
          <table:table-cell table:style-name="ce55" table:formula="of:=[.CB32]*140.2110808" office:value-type="float" office:value="9.38668173019851">
            <text:p>9,39</text:p>
          </table:table-cell>
          <table:table-cell table:formula="of:=250+[.CC32]" office:value-type="float" office:value="259.386681730198">
            <text:p>259</text:p>
          </table:table-cell>
          <table:table-cell table:style-name="ce56" office:value-type="float" office:value="200">
            <text:p>200,00</text:p>
          </table:table-cell>
          <table:table-cell table:style-name="ce5" table:formula="of:=LOG10(1+[.CE32]/100)" office:value-type="float" office:value="0.477121254719662">
            <text:p>0,4771212547</text:p>
          </table:table-cell>
          <table:table-cell table:style-name="ce6" table:formula="of:=350-75*[.CF32]" office:value-type="float" office:value="314.215905896025">
            <text:p>314</text:p>
          </table:table-cell>
          <table:table-cell table:style-name="ce6"/>
          <table:table-cell table:number-columns-repeated="4"/>
          <table:table-cell office:value-type="float" office:value="-5">
            <text:p>-5</text:p>
          </table:table-cell>
          <table:table-cell table:formula="of:=LOG10(1-3*[.CM32])" office:value-type="float" office:value="1.20411998265592">
            <text:p>1,2041199827</text:p>
          </table:table-cell>
          <table:table-cell table:formula="of:=[.CN32]*61.655" office:value-type="float" office:value="74.240017530651">
            <text:p>74</text:p>
          </table:table-cell>
          <table:table-cell table:formula="of:=200+[.CO32]" office:value-type="float" office:value="274.240017530651">
            <text:p>274</text:p>
          </table:table-cell>
          <table:table-cell office:value-type="float" office:value="-750">
            <text:p>-750</text:p>
          </table:table-cell>
          <table:table-cell table:formula="of:=LOG10(1-[.CQ32])" office:value-type="float" office:value="2.87563993700417">
            <text:p>2,875639937</text:p>
          </table:table-cell>
          <table:table-cell table:formula="of:=[.CR32]*37.5" office:value-type="float" office:value="107.836497637656">
            <text:p>107,8364976377</text:p>
          </table:table-cell>
          <table:table-cell table:formula="of:=200+[.CS32]" office:value-type="float" office:value="307.836497637656">
            <text:p>308</text:p>
          </table:table-cell>
          <table:table-cell table:number-columns-repeated="4"/>
          <table:table-cell table:style-name="ce17" office:value-type="float" office:value="0.03">
            <text:p>0,03</text:p>
          </table:table-cell>
          <table:table-cell table:style-name="ce17" table:formula="of:=LOG10(1+10*([.CY32]))" office:value-type="float" office:value="0.113943352306837">
            <text:p>0,1139433523</text:p>
          </table:table-cell>
          <table:table-cell table:style-name="ce18" table:formula="of:=[.CZ32]*144.025" office:value-type="float" office:value="16.4106913159922">
            <text:p>16</text:p>
          </table:table-cell>
          <table:table-cell table:style-name="ce31" table:formula="of:=350-[.DA32]" office:value-type="float" office:value="333.589308684008">
            <text:p>333,59</text:p>
          </table:table-cell>
          <table:table-cell office:value-type="float" office:value="5">
            <text:p>5</text:p>
          </table:table-cell>
          <table:table-cell table:formula="of:=LOG10(1+[.DC32])" office:value-type="float" office:value="0.778151250383644">
            <text:p>0,7781512504</text:p>
          </table:table-cell>
          <table:table-cell table:formula="of:=[.DD32]*60" office:value-type="float" office:value="46.6890750230186">
            <text:p>47</text:p>
          </table:table-cell>
          <table:table-cell table:formula="of:=350-[.DE32]" office:value-type="float" office:value="303.310924976981">
            <text:p>303</text:p>
          </table:table-cell>
          <table:table-cell office:value-type="float" office:value="40">
            <text:p>40</text:p>
          </table:table-cell>
          <table:table-cell table:formula="of:=LOG(1+[.DG32]/40)" office:value-type="float" office:value="0.301029995663981">
            <text:p>0,3010299957</text:p>
          </table:table-cell>
          <table:table-cell table:formula="of:=[.DH32]*108.5" office:value-type="float" office:value="32.6617545295419">
            <text:p>33</text:p>
          </table:table-cell>
          <table:table-cell table:formula="of:=300-[.DI32]" office:value-type="float" office:value="267.338245470458">
            <text:p>267</text:p>
          </table:table-cell>
          <table:table-cell office:value-type="float" office:value="-10">
            <text:p>-10</text:p>
          </table:table-cell>
          <table:table-cell table:formula="of:=LOG(1-5*[.DK32])" office:value-type="float" office:value="1.70757017609794">
            <text:p>1,7075701761</text:p>
          </table:table-cell>
          <table:table-cell table:formula="of:=[.DL32]*44" office:value-type="float" office:value="75.1330877483092">
            <text:p>75</text:p>
          </table:table-cell>
          <table:table-cell table:formula="of:=200+[.DM32]" office:value-type="float" office:value="275.133087748309">
            <text:p>275</text:p>
          </table:table-cell>
          <table:table-cell office:value-type="float" office:value="-2">
            <text:p>-2</text:p>
          </table:table-cell>
          <table:table-cell table:formula="of:=LOG(1-10*[.DO32])" office:value-type="float" office:value="1.32221929473392">
            <text:p>1,3222192947</text:p>
          </table:table-cell>
          <table:table-cell table:formula="of:=[.DP32]*55.5" office:value-type="float" office:value="73.3831708577325">
            <text:p>73</text:p>
          </table:table-cell>
          <table:table-cell table:formula="of:=200+[.DQ32]" office:value-type="float" office:value="273.383170857733">
            <text:p>273</text:p>
          </table:table-cell>
        </table:table-row>
        <table:table-row table:style-name="ro1">
          <table:table-cell office:value-type="float" office:value="-100">
            <text:p>-100</text:p>
          </table:table-cell>
          <table:table-cell table:formula="of:=LOG10(1-[.A33])" office:value-type="float" office:value="2.00432137378264">
            <text:p>2,0043213738</text:p>
          </table:table-cell>
          <table:table-cell table:formula="of:=[.B33]*37.5" office:value-type="float" office:value="75.1620515168491">
            <text:p>75,1620515168</text:p>
          </table:table-cell>
          <table:table-cell table:formula="of:=200+[.C33]" office:value-type="float" office:value="275.162051516849">
            <text:p>275</text:p>
          </table:table-cell>
          <table:table-cell office:value-type="float" office:value="3">
            <text:p>3</text:p>
          </table:table-cell>
          <table:table-cell table:formula="of:=LOG10(1+[.E33])" office:value-type="float" office:value="0.602059991327962">
            <text:p>0,6020599913</text:p>
          </table:table-cell>
          <table:table-cell table:formula="of:=[.F33]*37.5*2" office:value-type="float" office:value="45.1544993495972">
            <text:p>45,1544993496</text:p>
          </table:table-cell>
          <table:table-cell table:formula="of:=350-[.G33]" office:value-type="float" office:value="304.845500650403">
            <text:p>305</text:p>
          </table:table-cell>
          <table:table-cell table:number-columns-repeated="12"/>
          <table:table-cell table:style-name="ce8"/>
          <table:table-cell table:number-columns-repeated="3"/>
          <table:table-cell table:style-name="ce17"/>
          <table:table-cell/>
          <table:table-cell office:value-type="float" office:value="-600">
            <text:p>-600</text:p>
          </table:table-cell>
          <table:table-cell table:formula="of:=LOG10(1-[.AA33])" office:value-type="float" office:value="2.77887447200274">
            <text:p>2,778874472</text:p>
          </table:table-cell>
          <table:table-cell table:formula="of:=[.AB33]*50" office:value-type="float" office:value="138.943723600137">
            <text:p>139</text:p>
          </table:table-cell>
          <table:table-cell table:formula="of:=200+[.AC33]" office:value-type="float" office:value="338.943723600137">
            <text:p>339</text:p>
          </table:table-cell>
          <table:table-cell table:number-columns-repeated="4"/>
          <table:table-cell office:value-type="float" office:value="30">
            <text:p>30</text:p>
          </table:table-cell>
          <table:table-cell table:formula="of:=LOG10(1+[.AI33])" office:value-type="float" office:value="1.49136169383427">
            <text:p>1,4913616938</text:p>
          </table:table-cell>
          <table:table-cell table:formula="of:=[.AJ33]*75" office:value-type="float" office:value="111.85212703757">
            <text:p>112</text:p>
          </table:table-cell>
          <table:table-cell table:formula="of:=350-[.AK33]" office:value-type="float" office:value="238.14787296243">
            <text:p>238</text:p>
          </table:table-cell>
          <table:table-cell office:value-type="float" office:value="3">
            <text:p>3</text:p>
          </table:table-cell>
          <table:table-cell table:formula="of:=LOG10(1+[.AM33])" office:value-type="float" office:value="0.602059991327962">
            <text:p>0,6020599913</text:p>
          </table:table-cell>
          <table:table-cell table:formula="of:=[.AN33]*60" office:value-type="float" office:value="36.1235994796777">
            <text:p>36</text:p>
          </table:table-cell>
          <table:table-cell table:formula="of:=350-[.AO33]" office:value-type="float" office:value="313.876400520322">
            <text:p>314</text:p>
          </table:table-cell>
          <table:table-cell table:number-columns-repeated="4"/>
          <table:table-cell table:style-name="ce26"/>
          <table:table-cell/>
          <table:table-cell table:style-name="ce26"/>
          <table:table-cell table:number-columns-repeated="9"/>
          <table:table-cell office:value-type="float" office:value="5">
            <text:p>5</text:p>
          </table:table-cell>
          <table:table-cell table:formula="of:=LOG10(1+[.BG33]/100)" office:value-type="float" office:value="0.0211892990699381">
            <text:p>0,0211892991</text:p>
          </table:table-cell>
          <table:table-cell table:formula="of:=[.BH33]*69.75" office:value-type="float" office:value="1.47795361012818">
            <text:p>1</text:p>
          </table:table-cell>
          <table:table-cell table:formula="of:=350-[.BI33]" office:value-type="float" office:value="348.522046389872">
            <text:p>349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BO33]^(1/2)" office:value-type="float" office:value="1">
            <text:p>1</text:p>
          </table:table-cell>
          <table:table-cell table:formula="of:=[.BP33]*3" office:value-type="float" office:value="3">
            <text:p>3</text:p>
          </table:table-cell>
          <table:table-cell table:formula="of:=350-[.BQ33]" office:value-type="float" office:value="347">
            <text:p>347</text:p>
          </table:table-cell>
          <table:table-cell table:number-columns-repeated="4"/>
          <table:table-cell office:value-type="float" office:value="-100">
            <text:p>-100</text:p>
          </table:table-cell>
          <table:table-cell table:formula="of:=LOG(1-([.BW33]+50)/20)" office:value-type="float" office:value="0.544068044350276">
            <text:p>0,5440680444</text:p>
          </table:table-cell>
          <table:table-cell table:formula="of:=[.BX33]*45" office:value-type="float" office:value="24.4830619957624">
            <text:p>24</text:p>
          </table:table-cell>
          <table:table-cell table:formula="of:=300+[.BY33]" office:value-type="float" office:value="324.483061995762">
            <text:p>324</text:p>
          </table:table-cell>
          <table:table-cell office:value-type="float" office:value="230">
            <text:p>230</text:p>
          </table:table-cell>
          <table:table-cell table:style-name="ce53" table:formula="of:=LOG(1+(250-[.CA33])/60)" office:value-type="float" office:value="0.1249387366083">
            <text:p>0,1249387366</text:p>
          </table:table-cell>
          <table:table-cell table:style-name="ce55" table:formula="of:=[.CB33]*140.2110808" office:value-type="float" office:value="17.5177952936363">
            <text:p>17,52</text:p>
          </table:table-cell>
          <table:table-cell table:formula="of:=250+[.CC33]" office:value-type="float" office:value="267.517795293636">
            <text:p>268</text:p>
          </table:table-cell>
          <table:table-cell table:style-name="ce56" office:value-type="float" office:value="100">
            <text:p>100,00</text:p>
          </table:table-cell>
          <table:table-cell table:style-name="ce5" table:formula="of:=LOG10(1+[.CE33]/100)" office:value-type="float" office:value="0.301029995663981">
            <text:p>0,3010299957</text:p>
          </table:table-cell>
          <table:table-cell table:style-name="ce6" table:formula="of:=350-75*[.CF33]" office:value-type="float" office:value="327.422750325201">
            <text:p>327</text:p>
          </table:table-cell>
          <table:table-cell table:style-name="ce6"/>
          <table:table-cell table:number-columns-repeated="4"/>
          <table:table-cell office:value-type="float" office:value="-7.5">
            <text:p>-7,5</text:p>
          </table:table-cell>
          <table:table-cell table:formula="of:=LOG10(1-3*[.CM33])" office:value-type="float" office:value="1.37106786227174">
            <text:p>1,3710678623</text:p>
          </table:table-cell>
          <table:table-cell table:formula="of:=[.CN33]*61.655" office:value-type="float" office:value="84.5331890483639">
            <text:p>85</text:p>
          </table:table-cell>
          <table:table-cell table:formula="of:=200+[.CO33]" office:value-type="float" office:value="284.533189048364">
            <text:p>285</text:p>
          </table:table-cell>
          <table:table-cell office:value-type="float" office:value="-1000">
            <text:p>-1000</text:p>
          </table:table-cell>
          <table:table-cell table:formula="of:=LOG10(1-[.CQ33])" office:value-type="float" office:value="3.00043407747932">
            <text:p>3,0004340775</text:p>
          </table:table-cell>
          <table:table-cell table:formula="of:=[.CR33]*37.5" office:value-type="float" office:value="112.516277905474">
            <text:p>112,5162779055</text:p>
          </table:table-cell>
          <table:table-cell table:formula="of:=200+[.CS33]" office:value-type="float" office:value="312.516277905474">
            <text:p>313</text:p>
          </table:table-cell>
          <table:table-cell table:number-columns-repeated="4"/>
          <table:table-cell table:style-name="ce17" office:value-type="float" office:value="0.02">
            <text:p>0,02</text:p>
          </table:table-cell>
          <table:table-cell table:style-name="ce17" table:formula="of:=LOG10(1+10*([.CY33]))" office:value-type="float" office:value="0.0791812460476248">
            <text:p>0,079181246</text:p>
          </table:table-cell>
          <table:table-cell table:style-name="ce18" table:formula="of:=[.CZ33]*144.025" office:value-type="float" office:value="11.4040789620092">
            <text:p>11</text:p>
          </table:table-cell>
          <table:table-cell table:style-name="ce31" table:formula="of:=350-[.DA33]" office:value-type="float" office:value="338.595921037991">
            <text:p>338,60</text:p>
          </table:table-cell>
          <table:table-cell office:value-type="float" office:value="4">
            <text:p>4</text:p>
          </table:table-cell>
          <table:table-cell table:formula="of:=LOG10(1+[.DC33])" office:value-type="float" office:value="0.698970004336019">
            <text:p>0,6989700043</text:p>
          </table:table-cell>
          <table:table-cell table:formula="of:=[.DD33]*60" office:value-type="float" office:value="41.9382002601611">
            <text:p>42</text:p>
          </table:table-cell>
          <table:table-cell table:formula="of:=350-[.DE33]" office:value-type="float" office:value="308.061799739839">
            <text:p>308</text:p>
          </table:table-cell>
          <table:table-cell office:value-type="float" office:value="30">
            <text:p>30</text:p>
          </table:table-cell>
          <table:table-cell table:formula="of:=LOG(1+[.DG33]/40)" office:value-type="float" office:value="0.243038048686294">
            <text:p>0,2430380487</text:p>
          </table:table-cell>
          <table:table-cell table:formula="of:=[.DH33]*108.5" office:value-type="float" office:value="26.3696282824629">
            <text:p>26</text:p>
          </table:table-cell>
          <table:table-cell table:formula="of:=300-[.DI33]" office:value-type="float" office:value="273.630371717537">
            <text:p>274</text:p>
          </table:table-cell>
          <table:table-cell office:value-type="float" office:value="-15">
            <text:p>-15</text:p>
          </table:table-cell>
          <table:table-cell table:formula="of:=LOG(1-5*[.DK33])" office:value-type="float" office:value="1.88081359228079">
            <text:p>1,8808135923</text:p>
          </table:table-cell>
          <table:table-cell table:formula="of:=[.DL33]*44" office:value-type="float" office:value="82.7557980603548">
            <text:p>83</text:p>
          </table:table-cell>
          <table:table-cell table:formula="of:=200+[.DM33]" office:value-type="float" office:value="282.755798060355">
            <text:p>283</text:p>
          </table:table-cell>
          <table:table-cell office:value-type="float" office:value="-3">
            <text:p>-3</text:p>
          </table:table-cell>
          <table:table-cell table:formula="of:=LOG(1-10*[.DO33])" office:value-type="float" office:value="1.49136169383427">
            <text:p>1,4913616938</text:p>
          </table:table-cell>
          <table:table-cell table:formula="of:=[.DP33]*55.5" office:value-type="float" office:value="82.7705740078021">
            <text:p>83</text:p>
          </table:table-cell>
          <table:table-cell table:formula="of:=200+[.DQ33]" office:value-type="float" office:value="282.770574007802">
            <text:p>283</text:p>
          </table:table-cell>
        </table:table-row>
        <table:table-row table:style-name="ro1">
          <table:table-cell office:value-type="float" office:value="-200">
            <text:p>-200</text:p>
          </table:table-cell>
          <table:table-cell table:formula="of:=LOG10(1-[.A34])" office:value-type="float" office:value="2.30319605742049">
            <text:p>2,3031960574</text:p>
          </table:table-cell>
          <table:table-cell table:formula="of:=[.B34]*37.5" office:value-type="float" office:value="86.3698521532684">
            <text:p>86,3698521533</text:p>
          </table:table-cell>
          <table:table-cell table:formula="of:=200+[.C34]" office:value-type="float" office:value="286.369852153268">
            <text:p>286</text:p>
          </table:table-cell>
          <table:table-cell office:value-type="float" office:value="2">
            <text:p>2</text:p>
          </table:table-cell>
          <table:table-cell table:formula="of:=LOG10(1+[.E34])" office:value-type="float" office:value="0.477121254719662">
            <text:p>0,4771212547</text:p>
          </table:table-cell>
          <table:table-cell table:formula="of:=[.F34]*37.5*2" office:value-type="float" office:value="35.7840941039747">
            <text:p>35,784094104</text:p>
          </table:table-cell>
          <table:table-cell table:formula="of:=350-[.G34]" office:value-type="float" office:value="314.215905896025">
            <text:p>314</text:p>
          </table:table-cell>
          <table:table-cell table:number-columns-repeated="12"/>
          <table:table-cell table:style-name="ce8"/>
          <table:table-cell table:number-columns-repeated="3"/>
          <table:table-cell table:style-name="ce17"/>
          <table:table-cell/>
          <table:table-cell office:value-type="float" office:value="-700">
            <text:p>-700</text:p>
          </table:table-cell>
          <table:table-cell table:formula="of:=LOG10(1-[.AA34])" office:value-type="float" office:value="2.84571801796666">
            <text:p>2,845718018</text:p>
          </table:table-cell>
          <table:table-cell table:formula="of:=[.AB34]*50" office:value-type="float" office:value="142.285900898333">
            <text:p>142</text:p>
          </table:table-cell>
          <table:table-cell table:formula="of:=200+[.AC34]" office:value-type="float" office:value="342.285900898333">
            <text:p>342</text:p>
          </table:table-cell>
          <table:table-cell table:number-columns-repeated="4"/>
          <table:table-cell office:value-type="float" office:value="20">
            <text:p>20</text:p>
          </table:table-cell>
          <table:table-cell table:formula="of:=LOG10(1+[.AI34])" office:value-type="float" office:value="1.32221929473392">
            <text:p>1,3222192947</text:p>
          </table:table-cell>
          <table:table-cell table:formula="of:=[.AJ34]*75" office:value-type="float" office:value="99.1664471050439">
            <text:p>99</text:p>
          </table:table-cell>
          <table:table-cell table:formula="of:=350-[.AK34]" office:value-type="float" office:value="250.833552894956">
            <text:p>251</text:p>
          </table:table-cell>
          <table:table-cell office:value-type="float" office:value="2">
            <text:p>2</text:p>
          </table:table-cell>
          <table:table-cell table:formula="of:=LOG10(1+[.AM34])" office:value-type="float" office:value="0.477121254719662">
            <text:p>0,4771212547</text:p>
          </table:table-cell>
          <table:table-cell table:formula="of:=[.AN34]*60" office:value-type="float" office:value="28.6272752831797">
            <text:p>29</text:p>
          </table:table-cell>
          <table:table-cell table:formula="of:=350-[.AO34]" office:value-type="float" office:value="321.37272471682">
            <text:p>321</text:p>
          </table:table-cell>
          <table:table-cell table:number-columns-repeated="4"/>
          <table:table-cell table:style-name="ce26"/>
          <table:table-cell/>
          <table:table-cell table:style-name="ce26"/>
          <table:table-cell table:number-columns-repeated="9"/>
          <table:table-cell office:value-type="float" office:value="4">
            <text:p>4</text:p>
          </table:table-cell>
          <table:table-cell table:formula="of:=LOG10(1+[.BG34]/100)" office:value-type="float" office:value="0.0170333392987804">
            <text:p>0,0170333393</text:p>
          </table:table-cell>
          <table:table-cell table:formula="of:=[.BH34]*69.75" office:value-type="float" office:value="1.18807541608993">
            <text:p>1</text:p>
          </table:table-cell>
          <table:table-cell table:formula="of:=350-[.BI34]" office:value-type="float" office:value="348.81192458391">
            <text:p>349</text:p>
          </table:table-cell>
          <table:table-cell table:number-columns-repeated="4"/>
          <table:table-cell office:value-type="float" office:value="0">
            <text:p>0</text:p>
          </table:table-cell>
          <table:table-cell table:formula="of:=[.BO34]^(1/2)" office:value-type="float" office:value="0">
            <text:p>0</text:p>
          </table:table-cell>
          <table:table-cell table:formula="of:=[.BP34]*3" office:value-type="float" office:value="0">
            <text:p>0</text:p>
          </table:table-cell>
          <table:table-cell table:formula="of:=350-[.BQ34]" office:value-type="float" office:value="350">
            <text:p>350</text:p>
          </table:table-cell>
          <table:table-cell table:number-columns-repeated="4"/>
          <table:table-cell office:value-type="float" office:value="-150">
            <text:p>-150</text:p>
          </table:table-cell>
          <table:table-cell table:formula="of:=LOG(1-([.BW34]+50)/20)" office:value-type="float" office:value="0.778151250383644">
            <text:p>0,7781512504</text:p>
          </table:table-cell>
          <table:table-cell table:formula="of:=[.BX34]*45" office:value-type="float" office:value="35.016806267264">
            <text:p>35</text:p>
          </table:table-cell>
          <table:table-cell table:formula="of:=300+[.BY34]" office:value-type="float" office:value="335.016806267264">
            <text:p>335</text:p>
          </table:table-cell>
          <table:table-cell office:value-type="float" office:value="220">
            <text:p>220</text:p>
          </table:table-cell>
          <table:table-cell table:style-name="ce53" table:formula="of:=LOG(1+(250-[.CA34])/60)" office:value-type="float" office:value="0.176091259055681">
            <text:p>0,1760912591</text:p>
          </table:table-cell>
          <table:table-cell table:style-name="ce55" table:formula="of:=[.CB34]*140.2110808" office:value-type="float" office:value="24.6899457516299">
            <text:p>24,69</text:p>
          </table:table-cell>
          <table:table-cell table:formula="of:=250+[.CC34]" office:value-type="float" office:value="274.68994575163">
            <text:p>275</text:p>
          </table:table-cell>
          <table:table-cell table:style-name="ce56" office:value-type="float" office:value="0">
            <text:p>0,00</text:p>
          </table:table-cell>
          <table:table-cell table:style-name="ce5" table:formula="of:=LOG10(1+[.CE34]/100)" office:value-type="float" office:value="0">
            <text:p>0</text:p>
          </table:table-cell>
          <table:table-cell table:style-name="ce6" table:formula="of:=350-75*[.CF34]" office:value-type="float" office:value="350">
            <text:p>350</text:p>
          </table:table-cell>
          <table:table-cell table:style-name="ce6"/>
          <table:table-cell table:number-columns-repeated="4"/>
          <table:table-cell office:value-type="float" office:value="-10">
            <text:p>-10</text:p>
          </table:table-cell>
          <table:table-cell table:formula="of:=LOG10(1-3*[.CM34])" office:value-type="float" office:value="1.49136169383427">
            <text:p>1,4913616938</text:p>
          </table:table-cell>
          <table:table-cell table:formula="of:=[.CN34]*61.655" office:value-type="float" office:value="91.9499052333521">
            <text:p>92</text:p>
          </table:table-cell>
          <table:table-cell table:formula="of:=200+[.CO34]" office:value-type="float" office:value="291.949905233352">
            <text:p>292</text:p>
          </table:table-cell>
          <table:table-cell office:value-type="float" office:value="-2500">
            <text:p>-2500</text:p>
          </table:table-cell>
          <table:table-cell table:formula="of:=LOG10(1-[.CQ34])" office:value-type="float" office:value="3.3981136917305">
            <text:p>3,3981136917</text:p>
          </table:table-cell>
          <table:table-cell table:formula="of:=[.CR34]*37.5" office:value-type="float" office:value="127.429263439894">
            <text:p>127,4292634399</text:p>
          </table:table-cell>
          <table:table-cell table:formula="of:=200+[.CS34]" office:value-type="float" office:value="327.429263439894">
            <text:p>327</text:p>
          </table:table-cell>
          <table:table-cell table:number-columns-repeated="4"/>
          <table:table-cell table:style-name="ce17" office:value-type="float" office:value="0.01">
            <text:p>0,01</text:p>
          </table:table-cell>
          <table:table-cell table:style-name="ce17" table:formula="of:=LOG10(1+10*([.CY34]))" office:value-type="float" office:value="0.0413926851582251">
            <text:p>0,0413926852</text:p>
          </table:table-cell>
          <table:table-cell table:style-name="ce18" table:formula="of:=[.CZ34]*144.025" office:value-type="float" office:value="5.96158147991337">
            <text:p>6</text:p>
          </table:table-cell>
          <table:table-cell table:style-name="ce31" table:formula="of:=350-[.DA34]" office:value-type="float" office:value="344.038418520087">
            <text:p>344,04</text:p>
          </table:table-cell>
          <table:table-cell office:value-type="float" office:value="3">
            <text:p>3</text:p>
          </table:table-cell>
          <table:table-cell table:formula="of:=LOG10(1+[.DC34])" office:value-type="float" office:value="0.602059991327962">
            <text:p>0,6020599913</text:p>
          </table:table-cell>
          <table:table-cell table:formula="of:=[.DD34]*60" office:value-type="float" office:value="36.1235994796777">
            <text:p>36</text:p>
          </table:table-cell>
          <table:table-cell table:formula="of:=350-[.DE34]" office:value-type="float" office:value="313.876400520322">
            <text:p>314</text:p>
          </table:table-cell>
          <table:table-cell office:value-type="float" office:value="20">
            <text:p>20</text:p>
          </table:table-cell>
          <table:table-cell table:formula="of:=LOG(1+[.DG34]/40)" office:value-type="float" office:value="0.176091259055681">
            <text:p>0,1760912591</text:p>
          </table:table-cell>
          <table:table-cell table:formula="of:=[.DH34]*108.5" office:value-type="float" office:value="19.1059016075414">
            <text:p>19</text:p>
          </table:table-cell>
          <table:table-cell table:formula="of:=300-[.DI34]" office:value-type="float" office:value="280.894098392459">
            <text:p>281</text:p>
          </table:table-cell>
          <table:table-cell office:value-type="float" office:value="-20">
            <text:p>-20</text:p>
          </table:table-cell>
          <table:table-cell table:formula="of:=LOG(1-5*[.DK34])" office:value-type="float" office:value="2.00432137378264">
            <text:p>2,0043213738</text:p>
          </table:table-cell>
          <table:table-cell table:formula="of:=[.DL34]*44" office:value-type="float" office:value="88.1901404464363">
            <text:p>88</text:p>
          </table:table-cell>
          <table:table-cell table:formula="of:=200+[.DM34]" office:value-type="float" office:value="288.190140446436">
            <text:p>288</text:p>
          </table:table-cell>
          <table:table-cell office:value-type="float" office:value="-4">
            <text:p>-4</text:p>
          </table:table-cell>
          <table:table-cell table:formula="of:=LOG(1-10*[.DO34])" office:value-type="float" office:value="1.61278385671974">
            <text:p>1,6127838567</text:p>
          </table:table-cell>
          <table:table-cell table:formula="of:=[.DP34]*55.5" office:value-type="float" office:value="89.5095040479453">
            <text:p>90</text:p>
          </table:table-cell>
          <table:table-cell table:formula="of:=200+[.DQ34]" office:value-type="float" office:value="289.509504047945">
            <text:p>290</text:p>
          </table:table-cell>
        </table:table-row>
        <table:table-row table:style-name="ro1">
          <table:table-cell office:value-type="float" office:value="-250">
            <text:p>-250</text:p>
          </table:table-cell>
          <table:table-cell table:formula="of:=LOG10(1-[.A35])" office:value-type="float" office:value="2.39967372148104">
            <text:p>2,3996737215</text:p>
          </table:table-cell>
          <table:table-cell table:formula="of:=[.B35]*37.5" office:value-type="float" office:value="89.9877645555389">
            <text:p>89,9877645555</text:p>
          </table:table-cell>
          <table:table-cell table:formula="of:=200+[.C35]" office:value-type="float" office:value="289.987764555539">
            <text:p>290</text:p>
          </table:table-cell>
          <table:table-cell office:value-type="float" office:value="1">
            <text:p>1</text:p>
          </table:table-cell>
          <table:table-cell table:formula="of:=LOG10(1+[.E35])" office:value-type="float" office:value="0.301029995663981">
            <text:p>0,3010299957</text:p>
          </table:table-cell>
          <table:table-cell table:formula="of:=[.F35]*37.5*2" office:value-type="float" office:value="22.5772496747986">
            <text:p>22,5772496748</text:p>
          </table:table-cell>
          <table:table-cell table:formula="of:=350-[.G35]" office:value-type="float" office:value="327.422750325201">
            <text:p>327</text:p>
          </table:table-cell>
          <table:table-cell table:number-columns-repeated="12"/>
          <table:table-cell table:style-name="ce8"/>
          <table:table-cell table:number-columns-repeated="3"/>
          <table:table-cell table:style-name="ce17"/>
          <table:table-cell/>
          <table:table-cell office:value-type="float" office:value="-800">
            <text:p>-800</text:p>
          </table:table-cell>
          <table:table-cell table:formula="of:=LOG10(1-[.AA35])" office:value-type="float" office:value="2.90363251608424">
            <text:p>2,9036325161</text:p>
          </table:table-cell>
          <table:table-cell table:formula="of:=[.AB35]*50" office:value-type="float" office:value="145.181625804212">
            <text:p>145</text:p>
          </table:table-cell>
          <table:table-cell table:formula="of:=200+[.AC35]" office:value-type="float" office:value="345.181625804212">
            <text:p>345</text:p>
          </table:table-cell>
          <table:table-cell table:number-columns-repeated="4"/>
          <table:table-cell office:value-type="float" office:value="10">
            <text:p>10</text:p>
          </table:table-cell>
          <table:table-cell table:formula="of:=LOG10(1+[.AI35])" office:value-type="float" office:value="1.04139268515823">
            <text:p>1,0413926852</text:p>
          </table:table-cell>
          <table:table-cell table:formula="of:=[.AJ35]*75" office:value-type="float" office:value="78.1044513868669">
            <text:p>78</text:p>
          </table:table-cell>
          <table:table-cell table:formula="of:=350-[.AK35]" office:value-type="float" office:value="271.895548613133">
            <text:p>272</text:p>
          </table:table-cell>
          <table:table-cell office:value-type="float" office:value="1">
            <text:p>1</text:p>
          </table:table-cell>
          <table:table-cell table:formula="of:=LOG10(1+[.AM35])" office:value-type="float" office:value="0.301029995663981">
            <text:p>0,3010299957</text:p>
          </table:table-cell>
          <table:table-cell table:formula="of:=[.AN35]*60" office:value-type="float" office:value="18.0617997398389">
            <text:p>18</text:p>
          </table:table-cell>
          <table:table-cell table:formula="of:=350-[.AO35]" office:value-type="float" office:value="331.938200260161">
            <text:p>332</text:p>
          </table:table-cell>
          <table:table-cell table:number-columns-repeated="4"/>
          <table:table-cell table:style-name="ce26"/>
          <table:table-cell/>
          <table:table-cell table:style-name="ce26"/>
          <table:table-cell table:number-columns-repeated="9"/>
          <table:table-cell office:value-type="float" office:value="3">
            <text:p>3</text:p>
          </table:table-cell>
          <table:table-cell table:formula="of:=LOG10(1+[.BG35]/100)" office:value-type="float" office:value="0.0128372247051722">
            <text:p>0,0128372247</text:p>
          </table:table-cell>
          <table:table-cell table:formula="of:=[.BH35]*69.75" office:value-type="float" office:value="0.895396423185762">
            <text:p>1</text:p>
          </table:table-cell>
          <table:table-cell table:formula="of:=350-[.BI35]" office:value-type="float" office:value="349.104603576814">
            <text:p>349</text:p>
          </table:table-cell>
          <table:table-cell table:number-columns-repeated="12"/>
          <table:table-cell office:value-type="float" office:value="-200">
            <text:p>-200</text:p>
          </table:table-cell>
          <table:table-cell table:formula="of:=LOG(1-([.BW35]+50)/20)" office:value-type="float" office:value="0.929418925714293">
            <text:p>0,9294189257</text:p>
          </table:table-cell>
          <table:table-cell table:formula="of:=[.BX35]*45" office:value-type="float" office:value="41.8238516571432">
            <text:p>42</text:p>
          </table:table-cell>
          <table:table-cell table:formula="of:=300+[.BY35]" office:value-type="float" office:value="341.823851657143">
            <text:p>342</text:p>
          </table:table-cell>
          <table:table-cell office:value-type="float" office:value="210">
            <text:p>210</text:p>
          </table:table-cell>
          <table:table-cell table:style-name="ce53" table:formula="of:=LOG(1+(250-[.CA35])/60)" office:value-type="float" office:value="0.221848749616356">
            <text:p>0,2218487496</text:p>
          </table:table-cell>
          <table:table-cell table:style-name="ce55" table:formula="of:=[.CB35]*140.2110808" office:value-type="float" office:value="31.1056529578379">
            <text:p>31,11</text:p>
          </table:table-cell>
          <table:table-cell table:formula="of:=250+[.CC35]" office:value-type="float" office:value="281.105652957838">
            <text:p>281</text:p>
          </table:table-cell>
          <table:table-cell table:number-columns-repeated="8"/>
          <table:table-cell office:value-type="float" office:value="-15">
            <text:p>-15</text:p>
          </table:table-cell>
          <table:table-cell table:formula="of:=LOG10(1-3*[.CM35])" office:value-type="float" office:value="1.66275783168157">
            <text:p>1,6627578317</text:p>
          </table:table-cell>
          <table:table-cell table:formula="of:=[.CN35]*61.655" office:value-type="float" office:value="102.517334112327">
            <text:p>103</text:p>
          </table:table-cell>
          <table:table-cell table:formula="of:=200+[.CO35]" office:value-type="float" office:value="302.517334112327">
            <text:p>303</text:p>
          </table:table-cell>
          <table:table-cell office:value-type="float" office:value="-5000">
            <text:p>-5000</text:p>
          </table:table-cell>
          <table:table-cell table:formula="of:=LOG10(1-[.CQ35])" office:value-type="float" office:value="3.69905685454767">
            <text:p>3,6990568545</text:p>
          </table:table-cell>
          <table:table-cell table:formula="of:=[.CR35]*37.5" office:value-type="float" office:value="138.714632045538">
            <text:p>138,7146320455</text:p>
          </table:table-cell>
          <table:table-cell table:formula="of:=200+[.CS35]" office:value-type="float" office:value="338.714632045538">
            <text:p>339</text:p>
          </table:table-cell>
          <table:table-cell table:number-columns-repeated="4"/>
          <table:table-cell table:style-name="ce17" office:value-type="float" office:value="0">
            <text:p>0</text:p>
          </table:table-cell>
          <table:table-cell table:style-name="ce17" table:formula="of:=LOG10(1+10*([.CY35]))" office:value-type="float" office:value="0">
            <text:p>0</text:p>
          </table:table-cell>
          <table:table-cell table:style-name="ce18" table:formula="of:=[.CZ35]*144.025" office:value-type="float" office:value="0">
            <text:p>0</text:p>
          </table:table-cell>
          <table:table-cell table:style-name="ce31" table:formula="of:=350-[.DA35]" office:value-type="float" office:value="350">
            <text:p>350,00</text:p>
          </table:table-cell>
          <table:table-cell office:value-type="float" office:value="2">
            <text:p>2</text:p>
          </table:table-cell>
          <table:table-cell table:formula="of:=LOG10(1+[.DC35])" office:value-type="float" office:value="0.477121254719662">
            <text:p>0,4771212547</text:p>
          </table:table-cell>
          <table:table-cell table:formula="of:=[.DD35]*60" office:value-type="float" office:value="28.6272752831797">
            <text:p>29</text:p>
          </table:table-cell>
          <table:table-cell table:formula="of:=350-[.DE35]" office:value-type="float" office:value="321.37272471682">
            <text:p>321</text:p>
          </table:table-cell>
          <table:table-cell office:value-type="float" office:value="10">
            <text:p>10</text:p>
          </table:table-cell>
          <table:table-cell table:formula="of:=LOG(1+[.DG35]/40)" office:value-type="float" office:value="0.0969100130080564">
            <text:p>0,096910013</text:p>
          </table:table-cell>
          <table:table-cell table:formula="of:=[.DH35]*108.5" office:value-type="float" office:value="10.5147364113741">
            <text:p>11</text:p>
          </table:table-cell>
          <table:table-cell table:formula="of:=300-[.DI35]" office:value-type="float" office:value="289.485263588626">
            <text:p>289</text:p>
          </table:table-cell>
          <table:table-cell office:value-type="float" office:value="-50">
            <text:p>-50</text:p>
          </table:table-cell>
          <table:table-cell table:formula="of:=LOG(1-5*[.DK35])" office:value-type="float" office:value="2.39967372148104">
            <text:p>2,3996737215</text:p>
          </table:table-cell>
          <table:table-cell table:formula="of:=[.DL35]*44" office:value-type="float" office:value="105.585643745166">
            <text:p>106</text:p>
          </table:table-cell>
          <table:table-cell table:formula="of:=200+[.DM35]" office:value-type="float" office:value="305.585643745166">
            <text:p>306</text:p>
          </table:table-cell>
          <table:table-cell office:value-type="float" office:value="-5">
            <text:p>-5</text:p>
          </table:table-cell>
          <table:table-cell table:formula="of:=LOG(1-10*[.DO35])" office:value-type="float" office:value="1.70757017609794">
            <text:p>1,7075701761</text:p>
          </table:table-cell>
          <table:table-cell table:formula="of:=[.DP35]*55.5" office:value-type="float" office:value="94.7701447734355">
            <text:p>95</text:p>
          </table:table-cell>
          <table:table-cell table:formula="of:=200+[.DQ35]" office:value-type="float" office:value="294.770144773435">
            <text:p>295</text:p>
          </table:table-cell>
        </table:table-row>
        <table:table-row table:style-name="ro1">
          <table:table-cell office:value-type="float" office:value="-300">
            <text:p>-300</text:p>
          </table:table-cell>
          <table:table-cell table:formula="of:=LOG10(1-[.A36])" office:value-type="float" office:value="2.47856649559384">
            <text:p>2,4785664956</text:p>
          </table:table-cell>
          <table:table-cell table:formula="of:=[.B36]*37.5" office:value-type="float" office:value="92.9462435847691">
            <text:p>92,9462435848</text:p>
          </table:table-cell>
          <table:table-cell table:formula="of:=200+[.C36]" office:value-type="float" office:value="292.946243584769">
            <text:p>293</text:p>
          </table:table-cell>
          <table:table-cell office:value-type="float" office:value="0.5">
            <text:p>0,5</text:p>
          </table:table-cell>
          <table:table-cell table:formula="of:=LOG10(1+[.E36])" office:value-type="float" office:value="0.176091259055681">
            <text:p>0,1760912591</text:p>
          </table:table-cell>
          <table:table-cell table:formula="of:=[.F36]*37.5*2" office:value-type="float" office:value="13.2068444291761">
            <text:p>13,2068444292</text:p>
          </table:table-cell>
          <table:table-cell table:number-columns-repeated="13"/>
          <table:table-cell table:style-name="ce8"/>
          <table:table-cell table:number-columns-repeated="3"/>
          <table:table-cell table:style-name="ce17"/>
          <table:table-cell/>
          <table:table-cell office:value-type="float" office:value="-900">
            <text:p>-900</text:p>
          </table:table-cell>
          <table:table-cell table:formula="of:=LOG10(1-[.AA36])" office:value-type="float" office:value="2.95472479097906">
            <text:p>2,954724791</text:p>
          </table:table-cell>
          <table:table-cell table:formula="of:=[.AB36]*50" office:value-type="float" office:value="147.736239548953">
            <text:p>148</text:p>
          </table:table-cell>
          <table:table-cell table:formula="of:=200+[.AC36]" office:value-type="float" office:value="347.736239548953">
            <text:p>348</text:p>
          </table:table-cell>
          <table:table-cell table:number-columns-repeated="4"/>
          <table:table-cell office:value-type="float" office:value="5">
            <text:p>5</text:p>
          </table:table-cell>
          <table:table-cell table:formula="of:=LOG10(1+[.AI36])" office:value-type="float" office:value="0.778151250383644">
            <text:p>0,7781512504</text:p>
          </table:table-cell>
          <table:table-cell table:formula="of:=[.AJ36]*75" office:value-type="float" office:value="58.3613437787733">
            <text:p>58</text:p>
          </table:table-cell>
          <table:table-cell table:formula="of:=350-[.AK36]" office:value-type="float" office:value="291.638656221227">
            <text:p>292</text:p>
          </table:table-cell>
          <table:table-cell office:value-type="float" office:value="0.5">
            <text:p>0,5</text:p>
          </table:table-cell>
          <table:table-cell table:formula="of:=LOG10(1+[.AM36])" office:value-type="float" office:value="0.176091259055681">
            <text:p>0,1760912591</text:p>
          </table:table-cell>
          <table:table-cell table:formula="of:=[.AN36]*60" office:value-type="float" office:value="10.5654755433409">
            <text:p>11</text:p>
          </table:table-cell>
          <table:table-cell table:formula="of:=350-[.AO36]" office:value-type="float" office:value="339.434524456659">
            <text:p>339</text:p>
          </table:table-cell>
          <table:table-cell table:number-columns-repeated="4"/>
          <table:table-cell table:style-name="ce26"/>
          <table:table-cell/>
          <table:table-cell table:style-name="ce26"/>
          <table:table-cell table:number-columns-repeated="9"/>
          <table:table-cell office:value-type="float" office:value="2">
            <text:p>2</text:p>
          </table:table-cell>
          <table:table-cell table:formula="of:=LOG10(1+[.BG36]/100)" office:value-type="float" office:value="0.00860017176191757">
            <text:p>0,0086001718</text:p>
          </table:table-cell>
          <table:table-cell table:formula="of:=[.BH36]*69.75" office:value-type="float" office:value="0.599861980393751">
            <text:p>1</text:p>
          </table:table-cell>
          <table:table-cell table:formula="of:=350-[.BI36]" office:value-type="float" office:value="349.400138019606">
            <text:p>349</text:p>
          </table:table-cell>
          <table:table-cell table:number-columns-repeated="12"/>
          <table:table-cell office:value-type="float" office:value="-250">
            <text:p>-250</text:p>
          </table:table-cell>
          <table:table-cell table:formula="of:=LOG(1-([.BW36]+50)/20)" office:value-type="float" office:value="1.04139268515823">
            <text:p>1,0413926852</text:p>
          </table:table-cell>
          <table:table-cell table:formula="of:=[.BX36]*45" office:value-type="float" office:value="46.8626708321201">
            <text:p>47</text:p>
          </table:table-cell>
          <table:table-cell table:formula="of:=300+[.BY36]" office:value-type="float" office:value="346.86267083212">
            <text:p>347</text:p>
          </table:table-cell>
          <table:table-cell office:value-type="float" office:value="200">
            <text:p>200</text:p>
          </table:table-cell>
          <table:table-cell table:style-name="ce53" table:formula="of:=LOG(1+(250-[.CA36])/60)" office:value-type="float" office:value="0.263241434774581">
            <text:p>0,2632414348</text:p>
          </table:table-cell>
          <table:table-cell table:style-name="ce55" table:formula="of:=[.CB36]*140.2110808" office:value-type="float" office:value="36.9093660810868">
            <text:p>36,91</text:p>
          </table:table-cell>
          <table:table-cell table:formula="of:=250+[.CC36]" office:value-type="float" office:value="286.909366081087">
            <text:p>287</text:p>
          </table:table-cell>
          <table:table-cell table:number-columns-repeated="8"/>
          <table:table-cell office:value-type="float" office:value="-20">
            <text:p>-20</text:p>
          </table:table-cell>
          <table:table-cell table:formula="of:=LOG10(1-3*[.CM36])" office:value-type="float" office:value="1.78532983501077">
            <text:p>1,785329835</text:p>
          </table:table-cell>
          <table:table-cell table:formula="of:=[.CN36]*61.655" office:value-type="float" office:value="110.074510977589">
            <text:p>110</text:p>
          </table:table-cell>
          <table:table-cell table:formula="of:=200+[.CO36]" office:value-type="float" office:value="310.074510977589">
            <text:p>310</text:p>
          </table:table-cell>
          <table:table-cell office:value-type="float" office:value="-7500">
            <text:p>-7500</text:p>
          </table:table-cell>
          <table:table-cell table:formula="of:=LOG10(1-[.CQ36])" office:value-type="float" office:value="3.87511916546257">
            <text:p>3,8751191655</text:p>
          </table:table-cell>
          <table:table-cell table:formula="of:=[.CR36]*37.5" office:value-type="float" office:value="145.316968704846">
            <text:p>145,3169687048</text:p>
          </table:table-cell>
          <table:table-cell table:formula="of:=200+[.CS36]" office:value-type="float" office:value="345.316968704846">
            <text:p>345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LOG10(1+[.DC36])" office:value-type="float" office:value="0.301029995663981">
            <text:p>0,3010299957</text:p>
          </table:table-cell>
          <table:table-cell table:formula="of:=[.DD36]*60" office:value-type="float" office:value="18.0617997398389">
            <text:p>18</text:p>
          </table:table-cell>
          <table:table-cell table:formula="of:=350-[.DE36]" office:value-type="float" office:value="331.938200260161">
            <text:p>332</text:p>
          </table:table-cell>
          <table:table-cell office:value-type="float" office:value="0">
            <text:p>0</text:p>
          </table:table-cell>
          <table:table-cell table:formula="of:=[.DG36]" office:value-type="float" office:value="0">
            <text:p>0</text:p>
          </table:table-cell>
          <table:table-cell table:formula="of:=[.DH36]*108.5" office:value-type="float" office:value="0">
            <text:p>0</text:p>
          </table:table-cell>
          <table:table-cell table:formula="of:=300-[.DI36]" office:value-type="float" office:value="300">
            <text:p>300</text:p>
          </table:table-cell>
          <table:table-cell office:value-type="float" office:value="-100">
            <text:p>-100</text:p>
          </table:table-cell>
          <table:table-cell table:formula="of:=LOG(1-5*[.DK36])" office:value-type="float" office:value="2.69983772586725">
            <text:p>2,6998377259</text:p>
          </table:table-cell>
          <table:table-cell table:formula="of:=[.DL36]*44" office:value-type="float" office:value="118.792859938159">
            <text:p>119</text:p>
          </table:table-cell>
          <table:table-cell table:formula="of:=200+[.DM36]" office:value-type="float" office:value="318.792859938159">
            <text:p>319</text:p>
          </table:table-cell>
          <table:table-cell office:value-type="float" office:value="-6">
            <text:p>-6</text:p>
          </table:table-cell>
          <table:table-cell table:formula="of:=LOG(1-10*[.DO36])" office:value-type="float" office:value="1.78532983501077">
            <text:p>1,785329835</text:p>
          </table:table-cell>
          <table:table-cell table:formula="of:=[.DP36]*55.5" office:value-type="float" office:value="99.0858058430976">
            <text:p>99</text:p>
          </table:table-cell>
          <table:table-cell table:formula="of:=200+[.DQ36]" office:value-type="float" office:value="299.085805843098">
            <text:p>299</text:p>
          </table:table-cell>
        </table:table-row>
        <table:table-row table:style-name="ro1">
          <table:table-cell office:value-type="float" office:value="-400">
            <text:p>-400</text:p>
          </table:table-cell>
          <table:table-cell table:formula="of:=LOG10(1-[.A37])" office:value-type="float" office:value="2.60314437262018">
            <text:p>2,6031443726</text:p>
          </table:table-cell>
          <table:table-cell table:formula="of:=[.B37]*37.5" office:value-type="float" office:value="97.6179139732568">
            <text:p>97,6179139733</text:p>
          </table:table-cell>
          <table:table-cell table:formula="of:=200+[.C37]" office:value-type="float" office:value="297.617913973257">
            <text:p>298</text:p>
          </table:table-cell>
          <table:table-cell table:style-name="ce6" table:formula="of:=0" office:value-type="float" office:value="0">
            <text:p>0</text:p>
          </table:table-cell>
          <table:table-cell table:formula="of:=LOG10(1+[.E37])" office:value-type="float" office:value="0">
            <text:p>0</text:p>
          </table:table-cell>
          <table:table-cell table:formula="of:=[.F37]*37.5*2" office:value-type="float" office:value="0">
            <text:p>0</text:p>
          </table:table-cell>
          <table:table-cell/>
          <table:table-cell table:style-name="Default" table:number-columns-repeated="12"/>
          <table:table-cell/>
          <table:table-cell table:style-name="Default" table:number-columns-repeated="3"/>
          <table:table-cell/>
          <table:table-cell table:style-name="Default"/>
          <table:table-cell office:value-type="float" office:value="-1000">
            <text:p>-1000</text:p>
          </table:table-cell>
          <table:table-cell table:formula="of:=LOG10(1-[.AA37])" office:value-type="float" office:value="3.00043407747932">
            <text:p>3,0004340775</text:p>
          </table:table-cell>
          <table:table-cell table:formula="of:=[.AB37]*50" office:value-type="float" office:value="150.021703873966">
            <text:p>150</text:p>
          </table:table-cell>
          <table:table-cell table:formula="of:=200+[.AC37]" office:value-type="float" office:value="350.021703873966">
            <text:p>350</text:p>
          </table:table-cell>
          <table:table-cell table:number-columns-repeated="4"/>
          <table:table-cell office:value-type="float" office:value="4">
            <text:p>4</text:p>
          </table:table-cell>
          <table:table-cell table:formula="of:=LOG10(1+[.AI37])" office:value-type="float" office:value="0.698970004336019">
            <text:p>0,6989700043</text:p>
          </table:table-cell>
          <table:table-cell table:formula="of:=[.AJ37]*75" office:value-type="float" office:value="52.4227503252014">
            <text:p>52</text:p>
          </table:table-cell>
          <table:table-cell table:formula="of:=350-[.AK37]" office:value-type="float" office:value="297.577249674799">
            <text:p>298</text:p>
          </table:table-cell>
          <table:table-cell/>
          <table:table-cell table:formula="of:=LOG10(1+[.AM37])" office:value-type="float" office:value="0">
            <text:p>0</text:p>
          </table:table-cell>
          <table:table-cell table:formula="of:=[.AN37]*60" office:value-type="float" office:value="0">
            <text:p>0</text:p>
          </table:table-cell>
          <table:table-cell table:formula="of:=350-[.AO37]" office:value-type="float" office:value="350">
            <text:p>350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8"/>
          <table:table-cell office:value-type="float" office:value="1">
            <text:p>1</text:p>
          </table:table-cell>
          <table:table-cell table:formula="of:=LOG10(1+[.BG37]/100)" office:value-type="float" office:value="0.00432137378264258">
            <text:p>0,0043213738</text:p>
          </table:table-cell>
          <table:table-cell table:formula="of:=[.BH37]*69.75" office:value-type="float" office:value="0.30141582133932">
            <text:p>0</text:p>
          </table:table-cell>
          <table:table-cell table:formula="of:=350-[.BI37]" office:value-type="float" office:value="349.698584178661">
            <text:p>350</text:p>
          </table:table-cell>
          <table:table-cell table:number-columns-repeated="12"/>
          <table:table-cell office:value-type="float" office:value="-273">
            <text:p>-273</text:p>
          </table:table-cell>
          <table:table-cell table:formula="of:=LOG(1-([.BW37]+50)/20)" office:value-type="float" office:value="1.08457627793433">
            <text:p>1,0845762779</text:p>
          </table:table-cell>
          <table:table-cell table:formula="of:=[.BX37]*45" office:value-type="float" office:value="48.8059325070449">
            <text:p>49</text:p>
          </table:table-cell>
          <table:table-cell table:formula="of:=300+[.BY37]" office:value-type="float" office:value="348.805932507045">
            <text:p>349</text:p>
          </table:table-cell>
          <table:table-cell office:value-type="float" office:value="175">
            <text:p>175</text:p>
          </table:table-cell>
          <table:table-cell table:style-name="ce53" table:formula="of:=LOG(1+(250-[.CA37])/60)" office:value-type="float" office:value="0.352182518111362">
            <text:p>0,3521825181</text:p>
          </table:table-cell>
          <table:table-cell table:style-name="ce55" table:formula="of:=[.CB37]*140.2110808" office:value-type="float" office:value="49.3798915032597">
            <text:p>49,38</text:p>
          </table:table-cell>
          <table:table-cell table:formula="of:=250+[.CC37]" office:value-type="float" office:value="299.37989150326">
            <text:p>299</text:p>
          </table:table-cell>
          <table:table-cell table:number-columns-repeated="8"/>
          <table:table-cell office:value-type="float" office:value="-25">
            <text:p>-25</text:p>
          </table:table-cell>
          <table:table-cell table:formula="of:=LOG10(1-3*[.CM37])" office:value-type="float" office:value="1.88081359228079">
            <text:p>1,8808135923</text:p>
          </table:table-cell>
          <table:table-cell table:formula="of:=[.CN37]*61.655" office:value-type="float" office:value="115.961562032072">
            <text:p>116</text:p>
          </table:table-cell>
          <table:table-cell table:formula="of:=200+[.CO37]" office:value-type="float" office:value="315.961562032072">
            <text:p>316</text:p>
          </table:table-cell>
          <table:table-cell office:value-type="float" office:value="-10000">
            <text:p>-10000</text:p>
          </table:table-cell>
          <table:table-cell table:formula="of:=LOG10(1-[.CQ37])" office:value-type="float" office:value="4.00004342727686">
            <text:p>4,0000434273</text:p>
          </table:table-cell>
          <table:table-cell table:formula="of:=[.CR37]*37.5" office:value-type="float" office:value="150.001628522882">
            <text:p>150,0016285229</text:p>
          </table:table-cell>
          <table:table-cell table:formula="of:=200+[.CS37]" office:value-type="float" office:value="350.001628522882">
            <text:p>350</text:p>
          </table:table-cell>
          <table:table-cell table:style-name="Default" table:number-columns-repeated="4"/>
          <table:table-cell table:number-columns-repeated="4"/>
          <table:table-cell office:value-type="float" office:value="0.5">
            <text:p>0,5</text:p>
          </table:table-cell>
          <table:table-cell table:formula="of:=LOG10(1+[.DC37])" office:value-type="float" office:value="0.176091259055681">
            <text:p>0,1760912591</text:p>
          </table:table-cell>
          <table:table-cell table:formula="of:=[.DD37]*60" office:value-type="float" office:value="10.5654755433409">
            <text:p>11</text:p>
          </table:table-cell>
          <table:table-cell table:formula="of:=350-[.DE37]" office:value-type="float" office:value="339.434524456659">
            <text:p>339</text:p>
          </table:table-cell>
          <table:table-cell office:value-type="float" office:value="-10">
            <text:p>-10</text:p>
          </table:table-cell>
          <table:table-cell table:formula="of:=LOG(1-[.DG37]/40)" office:value-type="float" office:value="0.0969100130080564">
            <text:p>0,096910013</text:p>
          </table:table-cell>
          <table:table-cell table:formula="of:=[.DH37]*55.5" office:value-type="float" office:value="5.37850572194713">
            <text:p>5</text:p>
          </table:table-cell>
          <table:table-cell table:formula="of:=300+[.DI37]" office:value-type="float" office:value="305.378505721947">
            <text:p>305</text:p>
          </table:table-cell>
          <table:table-cell office:value-type="float" office:value="-250">
            <text:p>-250</text:p>
          </table:table-cell>
          <table:table-cell table:formula="of:=LOG(1-5*[.DK37])" office:value-type="float" office:value="3.09725730969342">
            <text:p>3,0972573097</text:p>
          </table:table-cell>
          <table:table-cell table:formula="of:=[.DL37]*44" office:value-type="float" office:value="136.27932162651">
            <text:p>136</text:p>
          </table:table-cell>
          <table:table-cell table:formula="of:=200+[.DM37]" office:value-type="float" office:value="336.27932162651">
            <text:p>336</text:p>
          </table:table-cell>
          <table:table-cell office:value-type="float" office:value="-7">
            <text:p>-7</text:p>
          </table:table-cell>
          <table:table-cell table:formula="of:=LOG(1-10*[.DO37])" office:value-type="float" office:value="1.85125834871908">
            <text:p>1,8512583487</text:p>
          </table:table-cell>
          <table:table-cell table:formula="of:=[.DP37]*55.5" office:value-type="float" office:value="102.744838353909">
            <text:p>103</text:p>
          </table:table-cell>
          <table:table-cell table:formula="of:=200+[.DQ37]" office:value-type="float" office:value="302.744838353909">
            <text:p>303</text:p>
          </table:table-cell>
        </table:table-row>
        <table:table-row table:style-name="ro1">
          <table:table-cell office:value-type="float" office:value="-500">
            <text:p>-500</text:p>
          </table:table-cell>
          <table:table-cell table:formula="of:=LOG10(1-[.A38])" office:value-type="float" office:value="2.69983772586725">
            <text:p>2,6998377259</text:p>
          </table:table-cell>
          <table:table-cell table:formula="of:=[.B38]*37.5" office:value-type="float" office:value="101.243914720022">
            <text:p>101,24391472</text:p>
          </table:table-cell>
          <table:table-cell table:formula="of:=200+[.C38]" office:value-type="float" office:value="301.243914720022">
            <text:p>301</text:p>
          </table:table-cell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/>
          <table:table-cell table:style-name="Default" table:number-columns-repeated="9"/>
          <table:table-cell office:value-type="float" office:value="3">
            <text:p>3</text:p>
          </table:table-cell>
          <table:table-cell table:formula="of:=LOG10(1+[.AI38])" office:value-type="float" office:value="0.602059991327962">
            <text:p>0,6020599913</text:p>
          </table:table-cell>
          <table:table-cell table:formula="of:=[.AJ38]*75" office:value-type="float" office:value="45.1544993495972">
            <text:p>45</text:p>
          </table:table-cell>
          <table:table-cell table:formula="of:=350-[.AK38]" office:value-type="float" office:value="304.845500650403">
            <text:p>305</text:p>
          </table:table-cell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8"/>
          <table:table-cell office:value-type="float" office:value="0">
            <text:p>0</text:p>
          </table:table-cell>
          <table:table-cell table:formula="of:=LOG10(1+[.BG38]/100)" office:value-type="float" office:value="0">
            <text:p>0</text:p>
          </table:table-cell>
          <table:table-cell table:formula="of:=[.BH38]*69.75" office:value-type="float" office:value="0">
            <text:p>0</text:p>
          </table:table-cell>
          <table:table-cell table:formula="of:=350-[.BI38]" office:value-type="float" office:value="350">
            <text:p>350</text:p>
          </table:table-cell>
          <table:table-cell table:number-columns-repeated="4"/>
          <table:table-cell table:style-name="ce40" table:number-columns-repeated="4"/>
          <table:table-cell table:style-name="ce14" table:number-columns-repeated="4"/>
          <table:table-cell table:style-name="ce49" table:number-columns-repeated="4"/>
          <table:table-cell office:value-type="float" office:value="150">
            <text:p>150</text:p>
          </table:table-cell>
          <table:table-cell table:style-name="ce53" table:formula="of:=LOG(1+(250-[.CA38])/60)" office:value-type="float" office:value="0.425968732272281">
            <text:p>0,4259687323</text:p>
          </table:table-cell>
          <table:table-cell table:style-name="ce55" table:formula="of:=[.CB38]*140.2110808" office:value-type="float" office:value="59.7255363389024">
            <text:p>59,73</text:p>
          </table:table-cell>
          <table:table-cell table:formula="of:=250+[.CC38]" office:value-type="float" office:value="309.725536338902">
            <text:p>310</text:p>
          </table:table-cell>
          <table:table-cell table:number-columns-repeated="8"/>
          <table:table-cell office:value-type="float" office:value="-30">
            <text:p>-30</text:p>
          </table:table-cell>
          <table:table-cell table:formula="of:=LOG10(1-3*[.CM38])" office:value-type="float" office:value="1.95904139232109">
            <text:p>1,9590413923</text:p>
          </table:table-cell>
          <table:table-cell table:formula="of:=[.CN38]*61.655" office:value-type="float" office:value="120.784697043557">
            <text:p>121</text:p>
          </table:table-cell>
          <table:table-cell table:formula="of:=200+[.CO38]" office:value-type="float" office:value="320.784697043557">
            <text:p>321</text:p>
          </table:table-cell>
          <table:table-cell table:style-name="Default" table:number-columns-repeated="8"/>
          <table:table-cell table:number-columns-repeated="4"/>
          <table:table-cell/>
          <table:table-cell table:formula="of:=LOG10(1+[.DC38])" office:value-type="float" office:value="0">
            <text:p>0</text:p>
          </table:table-cell>
          <table:table-cell table:formula="of:=[.DD38]*60" office:value-type="float" office:value="0">
            <text:p>0</text:p>
          </table:table-cell>
          <table:table-cell table:formula="of:=350-[.DE38]" office:value-type="float" office:value="350">
            <text:p>350</text:p>
          </table:table-cell>
          <table:table-cell office:value-type="float" office:value="-20">
            <text:p>-20</text:p>
          </table:table-cell>
          <table:table-cell table:formula="of:=LOG(1-[.DG38]/40)" office:value-type="float" office:value="0.176091259055681">
            <text:p>0,1760912591</text:p>
          </table:table-cell>
          <table:table-cell table:formula="of:=[.DH38]*55.5" office:value-type="float" office:value="9.77306487759031">
            <text:p>10</text:p>
          </table:table-cell>
          <table:table-cell table:formula="of:=300+[.DI38]" office:value-type="float" office:value="309.77306487759">
            <text:p>310</text:p>
          </table:table-cell>
          <table:table-cell office:value-type="float" office:value="-500">
            <text:p>-500</text:p>
          </table:table-cell>
          <table:table-cell table:formula="of:=LOG(1-5*[.DK38])" office:value-type="float" office:value="3.3981136917305">
            <text:p>3,3981136917</text:p>
          </table:table-cell>
          <table:table-cell table:formula="of:=[.DL38]*44" office:value-type="float" office:value="149.517002436142">
            <text:p>150</text:p>
          </table:table-cell>
          <table:table-cell table:formula="of:=200+[.DM38]" office:value-type="float" office:value="349.517002436142">
            <text:p>350</text:p>
          </table:table-cell>
          <table:table-cell office:value-type="float" office:value="-8">
            <text:p>-8</text:p>
          </table:table-cell>
          <table:table-cell table:formula="of:=LOG(1-10*[.DO38])" office:value-type="float" office:value="1.90848501887865">
            <text:p>1,9084850189</text:p>
          </table:table-cell>
          <table:table-cell table:formula="of:=[.DP38]*55.5" office:value-type="float" office:value="105.920918547765">
            <text:p>106</text:p>
          </table:table-cell>
          <table:table-cell table:formula="of:=200+[.DQ38]" office:value-type="float" office:value="305.920918547765">
            <text:p>306</text:p>
          </table:table-cell>
        </table:table-row>
        <table:table-row table:style-name="ro1">
          <table:table-cell office:value-type="float" office:value="-750">
            <text:p>-750</text:p>
          </table:table-cell>
          <table:table-cell table:formula="of:=LOG10(1-[.A39])" office:value-type="float" office:value="2.87563993700417">
            <text:p>2,875639937</text:p>
          </table:table-cell>
          <table:table-cell table:formula="of:=[.B39]*37.5" office:value-type="float" office:value="107.836497637656">
            <text:p>107,8364976377</text:p>
          </table:table-cell>
          <table:table-cell table:formula="of:=200+[.C39]" office:value-type="float" office:value="307.836497637656">
            <text:p>308</text:p>
          </table:table-cell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/>
          <table:table-cell table:style-name="Default" table:number-columns-repeated="9"/>
          <table:table-cell office:value-type="float" office:value="2">
            <text:p>2</text:p>
          </table:table-cell>
          <table:table-cell table:formula="of:=LOG10(1+[.AI39])" office:value-type="float" office:value="0.477121254719662">
            <text:p>0,4771212547</text:p>
          </table:table-cell>
          <table:table-cell table:formula="of:=[.AJ39]*75" office:value-type="float" office:value="35.7840941039747">
            <text:p>36</text:p>
          </table:table-cell>
          <table:table-cell table:formula="of:=350-[.AK39]" office:value-type="float" office:value="314.215905896025">
            <text:p>314</text:p>
          </table:table-cell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8"/>
          <table:table-cell office:value-type="float" office:value="0">
            <text:p>0</text:p>
          </table:table-cell>
          <table:table-cell table:formula="of:=LOG10(1+[.BG39]/100)" office:value-type="float" office:value="0">
            <text:p>0</text:p>
          </table:table-cell>
          <table:table-cell table:formula="of:=[.BH39]*69.75" office:value-type="float" office:value="0">
            <text:p>0</text:p>
          </table:table-cell>
          <table:table-cell table:formula="of:=350-[.BI39]" office:value-type="float" office:value="350">
            <text:p>350</text:p>
          </table:table-cell>
          <table:table-cell table:style-name="Default" table:number-columns-repeated="16"/>
          <table:table-cell office:value-type="float" office:value="125">
            <text:p>125</text:p>
          </table:table-cell>
          <table:table-cell table:style-name="ce53" table:formula="of:=LOG(1+(250-[.CA39])/60)" office:value-type="float" office:value="0.48902047801937">
            <text:p>0,489020478</text:p>
          </table:table-cell>
          <table:table-cell table:style-name="ce55" table:formula="of:=[.CB39]*140.2110808" office:value-type="float" office:value="68.5660897564285">
            <text:p>68,57</text:p>
          </table:table-cell>
          <table:table-cell table:formula="of:=250+[.CC39]" office:value-type="float" office:value="318.566089756429">
            <text:p>319</text:p>
          </table:table-cell>
          <table:table-cell table:number-columns-repeated="8"/>
          <table:table-cell office:value-type="float" office:value="-35">
            <text:p>-35</text:p>
          </table:table-cell>
          <table:table-cell table:formula="of:=LOG10(1-3*[.CM39])" office:value-type="float" office:value="2.02530586526477">
            <text:p>2,0253058653</text:p>
          </table:table-cell>
          <table:table-cell table:formula="of:=[.CN39]*61.655" office:value-type="float" office:value="124.870233122899">
            <text:p>125</text:p>
          </table:table-cell>
          <table:table-cell table:formula="of:=200+[.CO39]" office:value-type="float" office:value="324.870233122899">
            <text:p>325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50">
            <text:p>-50</text:p>
          </table:table-cell>
          <table:table-cell table:formula="of:=LOG(1-[.DG39]/40)" office:value-type="float" office:value="0.352182518111362">
            <text:p>0,3521825181</text:p>
          </table:table-cell>
          <table:table-cell table:formula="of:=[.DH39]*55.5" office:value-type="float" office:value="19.5461297551806">
            <text:p>20</text:p>
          </table:table-cell>
          <table:table-cell table:formula="of:=300+[.DI39]" office:value-type="float" office:value="319.546129755181">
            <text:p>320</text:p>
          </table:table-cell>
          <table:table-cell table:number-columns-repeated="4"/>
          <table:table-cell office:value-type="float" office:value="-9">
            <text:p>-9</text:p>
          </table:table-cell>
          <table:table-cell table:formula="of:=LOG(1-10*[.DO39])" office:value-type="float" office:value="1.95904139232109">
            <text:p>1,9590413923</text:p>
          </table:table-cell>
          <table:table-cell table:formula="of:=[.DP39]*55.5" office:value-type="float" office:value="108.726797273821">
            <text:p>109</text:p>
          </table:table-cell>
          <table:table-cell table:formula="of:=200+[.DQ39]" office:value-type="float" office:value="308.726797273821">
            <text:p>309</text:p>
          </table:table-cell>
        </table:table-row>
        <table:table-row table:style-name="ro1">
          <table:table-cell office:value-type="float" office:value="-1000">
            <text:p>-1000</text:p>
          </table:table-cell>
          <table:table-cell table:formula="of:=LOG10(1-[.A40])" office:value-type="float" office:value="3.00043407747932">
            <text:p>3,0004340775</text:p>
          </table:table-cell>
          <table:table-cell table:formula="of:=[.B40]*37.5" office:value-type="float" office:value="112.516277905474">
            <text:p>112,5162779055</text:p>
          </table:table-cell>
          <table:table-cell table:formula="of:=200+[.C40]" office:value-type="float" office:value="312.516277905474">
            <text:p>313</text:p>
          </table:table-cell>
          <table:table-cell table:style-name="Default" table:number-columns-repeated="16"/>
          <table:table-cell/>
          <table:table-cell table:style-name="Default" table:number-columns-repeated="3"/>
          <table:table-cell/>
          <table:table-cell table:style-name="Default" table:number-columns-repeated="9"/>
          <table:table-cell office:value-type="float" office:value="1">
            <text:p>1</text:p>
          </table:table-cell>
          <table:table-cell table:formula="of:=LOG10(1+[.AI40])" office:value-type="float" office:value="0.301029995663981">
            <text:p>0,3010299957</text:p>
          </table:table-cell>
          <table:table-cell table:formula="of:=[.AJ40]*75" office:value-type="float" office:value="22.5772496747986">
            <text:p>23</text:p>
          </table:table-cell>
          <table:table-cell table:formula="of:=350-[.AK40]" office:value-type="float" office:value="327.422750325201">
            <text:p>327</text:p>
          </table:table-cell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20"/>
          <table:table-cell office:value-type="float" office:value="100">
            <text:p>100</text:p>
          </table:table-cell>
          <table:table-cell table:style-name="ce53" table:formula="of:=LOG(1+(250-[.CA40])/60)" office:value-type="float" office:value="0.544068044350276">
            <text:p>0,5440680444</text:p>
          </table:table-cell>
          <table:table-cell table:style-name="ce55" table:formula="of:=[.CB40]*140.2110808" office:value-type="float" office:value="76.2843685270945">
            <text:p>76,28</text:p>
          </table:table-cell>
          <table:table-cell table:formula="of:=250+[.CC40]" office:value-type="float" office:value="326.284368527094">
            <text:p>326</text:p>
          </table:table-cell>
          <table:table-cell table:number-columns-repeated="4"/>
          <table:table-cell table:style-name="Default" table:number-columns-repeated="4"/>
          <table:table-cell office:value-type="float" office:value="-40">
            <text:p>-40</text:p>
          </table:table-cell>
          <table:table-cell table:formula="of:=LOG10(1-3*[.CM40])" office:value-type="float" office:value="2.08278537031645">
            <text:p>2,0827853703</text:p>
          </table:table-cell>
          <table:table-cell table:formula="of:=[.CN40]*61.655" office:value-type="float" office:value="128.414132006861">
            <text:p>128</text:p>
          </table:table-cell>
          <table:table-cell table:formula="of:=200+[.CO40]" office:value-type="float" office:value="328.414132006861">
            <text:p>328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100">
            <text:p>-100</text:p>
          </table:table-cell>
          <table:table-cell table:formula="of:=LOG(1-[.DG40]/40)" office:value-type="float" office:value="0.544068044350276">
            <text:p>0,5440680444</text:p>
          </table:table-cell>
          <table:table-cell table:formula="of:=[.DH40]*55.5" office:value-type="float" office:value="30.1957764614403">
            <text:p>30</text:p>
          </table:table-cell>
          <table:table-cell table:formula="of:=300+[.DI40]" office:value-type="float" office:value="330.19577646144">
            <text:p>330</text:p>
          </table:table-cell>
          <table:table-cell table:number-columns-repeated="4"/>
          <table:table-cell office:value-type="float" office:value="-10">
            <text:p>-10</text:p>
          </table:table-cell>
          <table:table-cell table:formula="of:=LOG(1-10*[.DO40])" office:value-type="float" office:value="2.00432137378264">
            <text:p>2,0043213738</text:p>
          </table:table-cell>
          <table:table-cell table:formula="of:=[.DP40]*55.5" office:value-type="float" office:value="111.239836244937">
            <text:p>111</text:p>
          </table:table-cell>
          <table:table-cell table:formula="of:=200+[.DQ40]" office:value-type="float" office:value="311.239836244937">
            <text:p>311</text:p>
          </table:table-cell>
        </table:table-row>
        <table:table-row table:style-name="ro1">
          <table:table-cell office:value-type="float" office:value="-2500">
            <text:p>-2500</text:p>
          </table:table-cell>
          <table:table-cell table:formula="of:=LOG10(1-[.A41])" office:value-type="float" office:value="3.3981136917305">
            <text:p>3,3981136917</text:p>
          </table:table-cell>
          <table:table-cell table:formula="of:=[.B41]*37.5" office:value-type="float" office:value="127.429263439894">
            <text:p>127,4292634399</text:p>
          </table:table-cell>
          <table:table-cell table:formula="of:=200+[.C41]" office:value-type="float" office:value="327.429263439894">
            <text:p>327</text:p>
          </table:table-cell>
          <table:table-cell table:style-name="Default" table:number-columns-repeated="16"/>
          <table:table-cell/>
          <table:table-cell table:style-name="Default" table:number-columns-repeated="3"/>
          <table:table-cell/>
          <table:table-cell table:style-name="Default" table:number-columns-repeated="9"/>
          <table:table-cell office:value-type="float" office:value="0.5">
            <text:p>0,5</text:p>
          </table:table-cell>
          <table:table-cell table:formula="of:=LOG10(1+[.AI41])" office:value-type="float" office:value="0.176091259055681">
            <text:p>0,1760912591</text:p>
          </table:table-cell>
          <table:table-cell table:formula="of:=[.AJ41]*75" office:value-type="float" office:value="13.2068444291761">
            <text:p>13</text:p>
          </table:table-cell>
          <table:table-cell table:formula="of:=350-[.AK41]" office:value-type="float" office:value="336.793155570824">
            <text:p>337</text:p>
          </table:table-cell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20"/>
          <table:table-cell office:value-type="float" office:value="75">
            <text:p>75</text:p>
          </table:table-cell>
          <table:table-cell table:style-name="ce53" table:formula="of:=LOG(1+(250-[.CA41])/60)" office:value-type="float" office:value="0.592916611888093">
            <text:p>0,5929166119</text:p>
          </table:table-cell>
          <table:table-cell table:style-name="ce55" table:formula="of:=[.CB41]*140.2110808" office:value-type="float" office:value="83.1334789771036">
            <text:p>83,13</text:p>
          </table:table-cell>
          <table:table-cell table:formula="of:=250+[.CC41]" office:value-type="float" office:value="333.133478977104">
            <text:p>333</text:p>
          </table:table-cell>
          <table:table-cell table:number-columns-repeated="4"/>
          <table:table-cell table:style-name="Default" table:number-columns-repeated="4"/>
          <table:table-cell office:value-type="float" office:value="-45">
            <text:p>-45</text:p>
          </table:table-cell>
          <table:table-cell table:formula="of:=LOG10(1-3*[.CM41])" office:value-type="float" office:value="2.13353890837022">
            <text:p>2,1335389084</text:p>
          </table:table-cell>
          <table:table-cell table:formula="of:=[.CN41]*61.655" office:value-type="float" office:value="131.543341395566">
            <text:p>132</text:p>
          </table:table-cell>
          <table:table-cell table:formula="of:=200+[.CO41]" office:value-type="float" office:value="331.543341395566">
            <text:p>332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150">
            <text:p>-150</text:p>
          </table:table-cell>
          <table:table-cell table:formula="of:=LOG(1-[.DG41]/40)" office:value-type="float" office:value="0.676693609624867">
            <text:p>0,6766936096</text:p>
          </table:table-cell>
          <table:table-cell table:formula="of:=[.DH41]*55.5" office:value-type="float" office:value="37.5564953341801">
            <text:p>38</text:p>
          </table:table-cell>
          <table:table-cell table:formula="of:=300+[.DI41]" office:value-type="float" office:value="337.55649533418">
            <text:p>338</text:p>
          </table:table-cell>
          <table:table-cell table:number-columns-repeated="4"/>
          <table:table-cell office:value-type="float" office:value="-15">
            <text:p>-15</text:p>
          </table:table-cell>
          <table:table-cell table:formula="of:=LOG(1-10*[.DO41])" office:value-type="float" office:value="2.17897694729317">
            <text:p>2,1789769473</text:p>
          </table:table-cell>
          <table:table-cell table:formula="of:=[.DP41]*55.5" office:value-type="float" office:value="120.933220574771">
            <text:p>121</text:p>
          </table:table-cell>
          <table:table-cell table:formula="of:=200+[.DQ41]" office:value-type="float" office:value="320.933220574771">
            <text:p>321</text:p>
          </table:table-cell>
        </table:table-row>
        <table:table-row table:style-name="ro1">
          <table:table-cell office:value-type="float" office:value="-5000">
            <text:p>-5000</text:p>
          </table:table-cell>
          <table:table-cell table:formula="of:=LOG10(1-[.A42])" office:value-type="float" office:value="3.69905685454767">
            <text:p>3,6990568545</text:p>
          </table:table-cell>
          <table:table-cell table:formula="of:=[.B42]*37.5" office:value-type="float" office:value="138.714632045538">
            <text:p>138,7146320455</text:p>
          </table:table-cell>
          <table:table-cell table:formula="of:=200+[.C42]" office:value-type="float" office:value="338.714632045538">
            <text:p>339</text:p>
          </table:table-cell>
          <table:table-cell table:style-name="Default" table:number-columns-repeated="16"/>
          <table:table-cell/>
          <table:table-cell table:style-name="Default" table:number-columns-repeated="3"/>
          <table:table-cell/>
          <table:table-cell table:style-name="Default" table:number-columns-repeated="9"/>
          <table:table-cell office:value-type="float" office:value="0">
            <text:p>0</text:p>
          </table:table-cell>
          <table:table-cell table:formula="of:=LOG10(1+[.AI42])" office:value-type="float" office:value="0">
            <text:p>0</text:p>
          </table:table-cell>
          <table:table-cell table:formula="of:=[.AJ42]*75" office:value-type="float" office:value="0">
            <text:p>0</text:p>
          </table:table-cell>
          <table:table-cell table:formula="of:=350-[.AK42]" office:value-type="float" office:value="350">
            <text:p>350</text:p>
          </table:table-cell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20"/>
          <table:table-cell office:value-type="float" office:value="50">
            <text:p>50</text:p>
          </table:table-cell>
          <table:table-cell table:style-name="ce53" table:formula="of:=LOG(1+(250-[.CA42])/60)" office:value-type="float" office:value="0.636822097587174">
            <text:p>0,6368220976</text:p>
          </table:table-cell>
          <table:table-cell table:style-name="ce55" table:formula="of:=[.CB42]*140.2110808" office:value-type="float" office:value="89.2895145800208">
            <text:p>89,29</text:p>
          </table:table-cell>
          <table:table-cell table:formula="of:=250+[.CC42]" office:value-type="float" office:value="339.289514580021">
            <text:p>339</text:p>
          </table:table-cell>
          <table:table-cell table:number-columns-repeated="4"/>
          <table:table-cell table:style-name="Default" table:number-columns-repeated="4"/>
          <table:table-cell office:value-type="float" office:value="-50">
            <text:p>-50</text:p>
          </table:table-cell>
          <table:table-cell table:formula="of:=LOG10(1-3*[.CM42])" office:value-type="float" office:value="2.17897694729317">
            <text:p>2,1789769473</text:p>
          </table:table-cell>
          <table:table-cell table:formula="of:=[.CN42]*61.655" office:value-type="float" office:value="134.34482368536">
            <text:p>134</text:p>
          </table:table-cell>
          <table:table-cell table:formula="of:=200+[.CO42]" office:value-type="float" office:value="334.34482368536">
            <text:p>334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200">
            <text:p>-200</text:p>
          </table:table-cell>
          <table:table-cell table:formula="of:=LOG(1-[.DG42]/40)" office:value-type="float" office:value="0.778151250383644">
            <text:p>0,7781512504</text:p>
          </table:table-cell>
          <table:table-cell table:formula="of:=[.DH42]*55.5" office:value-type="float" office:value="43.1873943962922">
            <text:p>43</text:p>
          </table:table-cell>
          <table:table-cell table:formula="of:=300+[.DI42]" office:value-type="float" office:value="343.187394396292">
            <text:p>343</text:p>
          </table:table-cell>
          <table:table-cell table:style-name="Default" table:number-columns-repeated="4"/>
          <table:table-cell office:value-type="float" office:value="-20">
            <text:p>-20</text:p>
          </table:table-cell>
          <table:table-cell table:formula="of:=LOG(1-10*[.DO42])" office:value-type="float" office:value="2.30319605742049">
            <text:p>2,3031960574</text:p>
          </table:table-cell>
          <table:table-cell table:formula="of:=[.DP42]*55.5" office:value-type="float" office:value="127.827381186837">
            <text:p>128</text:p>
          </table:table-cell>
          <table:table-cell table:formula="of:=200+[.DQ42]" office:value-type="float" office:value="327.827381186837">
            <text:p>328</text:p>
          </table:table-cell>
        </table:table-row>
        <table:table-row table:style-name="ro1">
          <table:table-cell office:value-type="float" office:value="-7500">
            <text:p>-7500</text:p>
          </table:table-cell>
          <table:table-cell table:formula="of:=LOG10(1-[.A43])" office:value-type="float" office:value="3.87511916546257">
            <text:p>3,8751191655</text:p>
          </table:table-cell>
          <table:table-cell table:formula="of:=[.B43]*37.5" office:value-type="float" office:value="145.316968704846">
            <text:p>145,3169687048</text:p>
          </table:table-cell>
          <table:table-cell table:formula="of:=200+[.C43]" office:value-type="float" office:value="345.316968704846">
            <text:p>345</text:p>
          </table:table-cell>
          <table:table-cell table:style-name="Default" table:number-columns-repeated="16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20"/>
          <table:table-cell office:value-type="float" office:value="25">
            <text:p>25</text:p>
          </table:table-cell>
          <table:table-cell table:style-name="ce53" table:formula="of:=LOG(1+(250-[.CA43])/60)" office:value-type="float" office:value="0.676693609624867">
            <text:p>0,6766936096</text:p>
          </table:table-cell>
          <table:table-cell table:style-name="ce55" table:formula="of:=[.CB43]*140.2110808" office:value-type="float" office:value="94.8799423759558">
            <text:p>94,88</text:p>
          </table:table-cell>
          <table:table-cell table:formula="of:=250+[.CC43]" office:value-type="float" office:value="344.879942375956">
            <text:p>345</text:p>
          </table:table-cell>
          <table:table-cell table:number-columns-repeated="4"/>
          <table:table-cell table:style-name="Default" table:number-columns-repeated="4"/>
          <table:table-cell office:value-type="float" office:value="-55">
            <text:p>-55</text:p>
          </table:table-cell>
          <table:table-cell table:formula="of:=LOG10(1-3*[.CM43])" office:value-type="float" office:value="2.22010808804005">
            <text:p>2,220108088</text:p>
          </table:table-cell>
          <table:table-cell table:formula="of:=[.CN43]*61.655" office:value-type="float" office:value="136.88076416811">
            <text:p>137</text:p>
          </table:table-cell>
          <table:table-cell table:formula="of:=200+[.CO43]" office:value-type="float" office:value="336.88076416811">
            <text:p>337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250">
            <text:p>-250</text:p>
          </table:table-cell>
          <table:table-cell table:formula="of:=LOG(1-[.DG43]/40)" office:value-type="float" office:value="0.860338006570994">
            <text:p>0,8603380066</text:p>
          </table:table-cell>
          <table:table-cell table:formula="of:=[.DH43]*55.5" office:value-type="float" office:value="47.7487593646901">
            <text:p>48</text:p>
          </table:table-cell>
          <table:table-cell table:formula="of:=300+[.DI43]" office:value-type="float" office:value="347.74875936469">
            <text:p>348</text:p>
          </table:table-cell>
          <table:table-cell table:style-name="Default" table:number-columns-repeated="4"/>
          <table:table-cell office:value-type="float" office:value="-25">
            <text:p>-25</text:p>
          </table:table-cell>
          <table:table-cell table:formula="of:=LOG(1-10*[.DO43])" office:value-type="float" office:value="2.39967372148104">
            <text:p>2,3996737215</text:p>
          </table:table-cell>
          <table:table-cell table:formula="of:=[.DP43]*55.5" office:value-type="float" office:value="133.181891542198">
            <text:p>133</text:p>
          </table:table-cell>
          <table:table-cell table:formula="of:=200+[.DQ43]" office:value-type="float" office:value="333.181891542198">
            <text:p>333</text:p>
          </table:table-cell>
        </table:table-row>
        <table:table-row table:style-name="ro1">
          <table:table-cell office:value-type="float" office:value="-10000">
            <text:p>-10000</text:p>
          </table:table-cell>
          <table:table-cell table:formula="of:=LOG10(1-[.A44])" office:value-type="float" office:value="4.00004342727686">
            <text:p>4,0000434273</text:p>
          </table:table-cell>
          <table:table-cell table:formula="of:=[.B44]*37.5" office:value-type="float" office:value="150.001628522882">
            <text:p>150,0016285229</text:p>
          </table:table-cell>
          <table:table-cell table:formula="of:=200+[.C44]" office:value-type="float" office:value="350.001628522882">
            <text:p>350</text:p>
          </table:table-cell>
          <table:table-cell table:style-name="Default" table:number-columns-repeated="16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5"/>
          <table:table-cell table:style-name="Default" table:formula="of:=100/[.BU70]" office:value-type="float" office:value="140.2110708253">
            <text:p>140,2110708253</text:p>
          </table:table-cell>
          <table:table-cell table:style-name="Default" table:number-columns-repeated="4"/>
          <table:table-cell office:value-type="float" office:value="0">
            <text:p>0</text:p>
          </table:table-cell>
          <table:table-cell table:style-name="ce53" table:formula="of:=LOG(1+(250-[.CA44])/60)" office:value-type="float" office:value="0.713210443450629">
            <text:p>0,7132104435</text:p>
          </table:table-cell>
          <table:table-cell table:style-name="ce55" table:formula="of:=[.CB44]*140.2110808" office:value-type="float" office:value="100.00000711406">
            <text:p>100,00</text:p>
          </table:table-cell>
          <table:table-cell table:formula="of:=250+[.CC44]" office:value-type="float" office:value="350.00000711406">
            <text:p>350</text:p>
          </table:table-cell>
          <table:table-cell table:number-columns-repeated="4"/>
          <table:table-cell table:style-name="Default" table:number-columns-repeated="4"/>
          <table:table-cell office:value-type="float" office:value="-60">
            <text:p>-60</text:p>
          </table:table-cell>
          <table:table-cell table:formula="of:=LOG10(1-3*[.CM44])" office:value-type="float" office:value="2.25767857486918">
            <text:p>2,2576785749</text:p>
          </table:table-cell>
          <table:table-cell table:formula="of:=[.CN44]*61.655" office:value-type="float" office:value="139.19717253356">
            <text:p>139</text:p>
          </table:table-cell>
          <table:table-cell table:formula="of:=200+[.CO44]" office:value-type="float" office:value="339.19717253356">
            <text:p>339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273">
            <text:p>-273</text:p>
          </table:table-cell>
          <table:table-cell table:formula="of:=LOG(1-[.DG44]/40)" office:value-type="float" office:value="0.893484346218486">
            <text:p>0,8934843462</text:p>
          </table:table-cell>
          <table:table-cell table:formula="of:=[.DH44]*55.5" office:value-type="float" office:value="49.588381215126">
            <text:p>50</text:p>
          </table:table-cell>
          <table:table-cell table:formula="of:=300+[.DI44]" office:value-type="float" office:value="349.588381215126">
            <text:p>350</text:p>
          </table:table-cell>
          <table:table-cell table:style-name="Default" table:number-columns-repeated="4"/>
          <table:table-cell office:value-type="float" office:value="-30">
            <text:p>-30</text:p>
          </table:table-cell>
          <table:table-cell table:formula="of:=LOG(1-10*[.DO44])" office:value-type="float" office:value="2.47856649559384">
            <text:p>2,4785664956</text:p>
          </table:table-cell>
          <table:table-cell table:formula="of:=[.DP44]*55.5" office:value-type="float" office:value="137.560440505458">
            <text:p>138</text:p>
          </table:table-cell>
          <table:table-cell table:formula="of:=200+[.DQ44]" office:value-type="float" office:value="337.560440505458">
            <text:p>338</text:p>
          </table:table-cell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250">
            <text:p>250</text:p>
          </table:table-cell>
          <table:table-cell table:style-name="ce45" table:formula="of:=LOG(1+(250*250-[.BT45]*[.BT45])/50)" office:value-type="float" office:value="0">
            <text:p>0,0000</text:p>
          </table:table-cell>
          <table:table-cell table:style-name="Default" table:formula="of:=[.BU45]*[.$BV$44]" office:value-type="float" office:value="0">
            <text:p>0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65">
            <text:p>-65</text:p>
          </table:table-cell>
          <table:table-cell table:formula="of:=LOG10(1-3*[.CM45])" office:value-type="float" office:value="2.29225607135648">
            <text:p>2,2922560714</text:p>
          </table:table-cell>
          <table:table-cell table:formula="of:=[.CN45]*61.655" office:value-type="float" office:value="141.329048079484">
            <text:p>141</text:p>
          </table:table-cell>
          <table:table-cell table:formula="of:=200+[.CO45]" office:value-type="float" office:value="341.329048079484">
            <text:p>341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2"/>
          <table:table-cell office:value-type="float" office:value="-40">
            <text:p>-40</text:p>
          </table:table-cell>
          <table:table-cell table:formula="of:=LOG(1-10*[.DO45])" office:value-type="float" office:value="2.60314437262018">
            <text:p>2,6031443726</text:p>
          </table:table-cell>
          <table:table-cell table:formula="of:=[.DP45]*55.5" office:value-type="float" office:value="144.47451268042">
            <text:p>144</text:p>
          </table:table-cell>
          <table:table-cell table:formula="of:=200+[.DQ45]" office:value-type="float" office:value="344.47451268042">
            <text:p>344</text:p>
          </table:table-cell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240">
            <text:p>240</text:p>
          </table:table-cell>
          <table:table-cell table:style-name="ce45" table:formula="of:=LOG(1+(250-[.BT46])/60)" office:value-type="float" office:value="0.0669467896306132">
            <text:p>0,0669</text:p>
          </table:table-cell>
          <table:table-cell table:style-name="Default" table:formula="of:=[.BU46]*[.$BV$44]" office:value-type="float" office:value="9.38668106242439">
            <text:p>9,3866810624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70">
            <text:p>-70</text:p>
          </table:table-cell>
          <table:table-cell table:formula="of:=LOG10(1-3*[.CM46])" office:value-type="float" office:value="2.32428245529769">
            <text:p>2,3242824553</text:p>
          </table:table-cell>
          <table:table-cell table:formula="of:=[.CN46]*61.655" office:value-type="float" office:value="143.303634781379">
            <text:p>143</text:p>
          </table:table-cell>
          <table:table-cell table:formula="of:=200+[.CO46]" office:value-type="float" office:value="343.303634781379">
            <text:p>343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2"/>
          <table:table-cell office:value-type="float" office:value="-50">
            <text:p>-50</text:p>
          </table:table-cell>
          <table:table-cell table:formula="of:=LOG(1-10*[.DO46])" office:value-type="float" office:value="2.69983772586725">
            <text:p>2,6998377259</text:p>
          </table:table-cell>
          <table:table-cell table:formula="of:=[.DP46]*55.5" office:value-type="float" office:value="149.840993785632">
            <text:p>150</text:p>
          </table:table-cell>
          <table:table-cell table:formula="of:=200+[.DQ46]" office:value-type="float" office:value="349.840993785632">
            <text:p>350</text:p>
          </table:table-cell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230">
            <text:p>230</text:p>
          </table:table-cell>
          <table:table-cell table:style-name="ce45" table:formula="of:=LOG(1+(250-[.BT47])/60)" office:value-type="float" office:value="0.1249387366083">
            <text:p>0,1249</text:p>
          </table:table-cell>
          <table:table-cell table:style-name="Default" table:formula="of:=[.BU47]*[.$BV$44]" office:value-type="float" office:value="17.5177940474099">
            <text:p>17,5177940474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75">
            <text:p>-75</text:p>
          </table:table-cell>
          <table:table-cell table:formula="of:=LOG10(1-3*[.CM47])" office:value-type="float" office:value="2.3541084391474">
            <text:p>2,3541084391</text:p>
          </table:table-cell>
          <table:table-cell table:formula="of:=[.CN47]*61.655" office:value-type="float" office:value="145.142555815633">
            <text:p>145</text:p>
          </table:table-cell>
          <table:table-cell table:formula="of:=200+[.CO47]" office:value-type="float" office:value="345.142555815633">
            <text:p>345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220">
            <text:p>220</text:p>
          </table:table-cell>
          <table:table-cell table:style-name="ce45" table:formula="of:=LOG(1+(250-[.BT48])/60)" office:value-type="float" office:value="0.176091259055681">
            <text:p>0,1761</text:p>
          </table:table-cell>
          <table:table-cell table:style-name="Default" table:formula="of:=[.BU48]*[.$BV$44]" office:value-type="float" office:value="24.6899439951724">
            <text:p>24,6899439952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80">
            <text:p>-80</text:p>
          </table:table-cell>
          <table:table-cell table:formula="of:=LOG10(1-3*[.CM48])" office:value-type="float" office:value="2.38201704257487">
            <text:p>2,3820170426</text:p>
          </table:table-cell>
          <table:table-cell table:formula="of:=[.CN48]*61.655" office:value-type="float" office:value="146.863260759954">
            <text:p>147</text:p>
          </table:table-cell>
          <table:table-cell table:formula="of:=200+[.CO48]" office:value-type="float" office:value="346.863260759953">
            <text:p>347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210">
            <text:p>210</text:p>
          </table:table-cell>
          <table:table-cell table:style-name="ce45" table:formula="of:=LOG(1+(250-[.BT49])/60)" office:value-type="float" office:value="0.221848749616356">
            <text:p>0,2218</text:p>
          </table:table-cell>
          <table:table-cell table:style-name="Default" table:formula="of:=[.BU49]*[.$BV$44]" office:value-type="float" office:value="31.1056507449633">
            <text:p>31,105650745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85">
            <text:p>-85</text:p>
          </table:table-cell>
          <table:table-cell table:formula="of:=LOG10(1-3*[.CM49])" office:value-type="float" office:value="2.40823996531185">
            <text:p>2,4082399653</text:p>
          </table:table-cell>
          <table:table-cell table:formula="of:=[.CN49]*61.655" office:value-type="float" office:value="148.480035061302">
            <text:p>148</text:p>
          </table:table-cell>
          <table:table-cell table:formula="of:=200+[.CO49]" office:value-type="float" office:value="348.480035061302">
            <text:p>348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200">
            <text:p>200</text:p>
          </table:table-cell>
          <table:table-cell table:style-name="ce45" table:formula="of:=LOG(1+(250-[.BT50])/60)" office:value-type="float" office:value="0.263241434774581">
            <text:p>0,2632</text:p>
          </table:table-cell>
          <table:table-cell table:style-name="Default" table:formula="of:=[.BU50]*[.$BV$44]" office:value-type="float" office:value="36.9093634553325">
            <text:p>36,9093634553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90">
            <text:p>-90</text:p>
          </table:table-cell>
          <table:table-cell table:formula="of:=LOG10(1-3*[.CM50])" office:value-type="float" office:value="2.43296929087441">
            <text:p>2,4329692909</text:p>
          </table:table-cell>
          <table:table-cell table:formula="of:=[.CN50]*61.655" office:value-type="float" office:value="150.004721628862">
            <text:p>150</text:p>
          </table:table-cell>
          <table:table-cell table:formula="of:=200+[.CO50]" office:value-type="float" office:value="350.004721628861">
            <text:p>350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190">
            <text:p>190</text:p>
          </table:table-cell>
          <table:table-cell table:style-name="ce45" table:formula="of:=LOG(1+(250-[.BT51])/60)" office:value-type="float" office:value="0.301029995663981">
            <text:p>0,3010</text:p>
          </table:table-cell>
          <table:table-cell table:style-name="Default" table:formula="of:=[.BU51]*[.$BV$44]" office:value-type="float" office:value="42.2077380425823">
            <text:p>42,2077380426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3"/>
          <table:table-cell table:formula="of:=LOG10(50)" office:value-type="float" office:value="1.69897000433602">
            <text:p>1,6989700043</text:p>
          </table:table-cell>
          <table:table-cell table:formula="of:=LOG(50;2.7)" office:value-type="float" office:value="3.93860158293183">
            <text:p>3,9386015829</text:p>
          </table:table-cell>
          <table:table-cell table:number-columns-repeated="3"/>
          <table:table-cell table:style-name="Default" table:number-columns-repeated="13"/>
          <table:table-cell table:style-name="Default" office:value-type="float" office:value="180">
            <text:p>180</text:p>
          </table:table-cell>
          <table:table-cell table:style-name="ce45" table:formula="of:=LOG(1+(250-[.BT52])/60)" office:value-type="float" office:value="0.335792101923193">
            <text:p>0,3358</text:p>
          </table:table-cell>
          <table:table-cell table:style-name="Default" table:formula="of:=[.BU52]*[.$BV$44]" office:value-type="float" office:value="47.0817701853293">
            <text:p>47,0817701853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170">
            <text:p>170</text:p>
          </table:table-cell>
          <table:table-cell table:style-name="ce45" table:formula="of:=LOG(1+(250-[.BT53])/60)" office:value-type="float" office:value="0.367976785294594">
            <text:p>0,3680</text:p>
          </table:table-cell>
          <table:table-cell table:style-name="Default" table:formula="of:=[.BU53]*[.$BV$44]" office:value-type="float" office:value="51.5944191050067">
            <text:p>51,594419105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160">
            <text:p>160</text:p>
          </table:table-cell>
          <table:table-cell table:style-name="ce45" table:formula="of:=LOG(1+(250-[.BT54])/60)" office:value-type="float" office:value="0.397940008672038">
            <text:p>0,3979</text:p>
          </table:table-cell>
          <table:table-cell table:style-name="Default" table:formula="of:=[.BU54]*[.$BV$44]" office:value-type="float" office:value="55.7955947401357">
            <text:p>55,7955947401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4"/>
          <table:table-cell table:formula="of:=45*LOG10(1-(-100+50)/20)" office:value-type="float" office:value="24.4830619957624">
            <text:p>24,4830619958</text:p>
          </table:table-cell>
          <table:table-cell table:number-columns-repeated="3"/>
          <table:table-cell table:style-name="Default" table:number-columns-repeated="13"/>
          <table:table-cell table:style-name="Default" office:value-type="float" office:value="150">
            <text:p>150</text:p>
          </table:table-cell>
          <table:table-cell table:style-name="ce45" table:formula="of:=LOG(1+(250-[.BT55])/60)" office:value-type="float" office:value="0.425968732272281">
            <text:p>0,4260</text:p>
          </table:table-cell>
          <table:table-cell table:style-name="Default" table:formula="of:=[.BU55]*[.$BV$44]" office:value-type="float" office:value="59.7255320899922">
            <text:p>59,72553209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140">
            <text:p>140</text:p>
          </table:table-cell>
          <table:table-cell table:style-name="ce45" table:formula="of:=LOG(1+(250-[.BT56])/60)" office:value-type="float" office:value="0.45229767099463">
            <text:p>0,4523</text:p>
          </table:table-cell>
          <table:table-cell table:style-name="Default" table:formula="of:=[.BU56]*[.$BV$44]" office:value-type="float" office:value="63.4171407819465">
            <text:p>63,4171407819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130">
            <text:p>130</text:p>
          </table:table-cell>
          <table:table-cell table:style-name="ce45" table:formula="of:=LOG(1+(250-[.BT57])/60)" office:value-type="float" office:value="0.477121254719662">
            <text:p>0,4771</text:p>
          </table:table-cell>
          <table:table-cell table:style-name="Default" table:formula="of:=[.BU57]*[.$BV$44]" office:value-type="float" office:value="66.8976820377547">
            <text:p>66,8976820378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120">
            <text:p>120</text:p>
          </table:table-cell>
          <table:table-cell table:style-name="ce45" table:formula="of:=LOG(1+(250-[.BT58])/60)" office:value-type="float" office:value="0.500602350569185">
            <text:p>0,5006</text:p>
          </table:table-cell>
          <table:table-cell table:style-name="Default" table:formula="of:=[.BU58]*[.$BV$44]" office:value-type="float" office:value="70.1899916309679">
            <text:p>70,189991631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110">
            <text:p>110</text:p>
          </table:table-cell>
          <table:table-cell table:style-name="ce45" table:formula="of:=LOG(1+(250-[.BT59])/60)" office:value-type="float" office:value="0.522878745280338">
            <text:p>0,5229</text:p>
          </table:table-cell>
          <table:table-cell table:style-name="Default" table:formula="of:=[.BU59]*[.$BV$44]" office:value-type="float" office:value="73.3133887875456">
            <text:p>73,3133887875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100">
            <text:p>100</text:p>
          </table:table-cell>
          <table:table-cell table:style-name="ce45" table:formula="of:=LOG(1+(250-[.BT60])/60)" office:value-type="float" office:value="0.544068044350276">
            <text:p>0,5441</text:p>
          </table:table-cell>
          <table:table-cell table:style-name="Default" table:formula="of:=[.BU60]*[.$BV$44]" office:value-type="float" office:value="76.2843631001791">
            <text:p>76,2843631002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90">
            <text:p>90</text:p>
          </table:table-cell>
          <table:table-cell table:style-name="ce45" table:formula="of:=LOG(1+(250-[.BT61])/60)" office:value-type="float" office:value="0.564271430438563">
            <text:p>0,5643</text:p>
          </table:table-cell>
          <table:table-cell table:style-name="Default" table:formula="of:=[.BU61]*[.$BV$44]" office:value-type="float" office:value="79.1171014979148">
            <text:p>79,1171014979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80">
            <text:p>80</text:p>
          </table:table-cell>
          <table:table-cell table:style-name="ce45" table:formula="of:=LOG(1+(250-[.BT62])/60)" office:value-type="float" office:value="0.583576585633949">
            <text:p>0,5836</text:p>
          </table:table-cell>
          <table:table-cell table:style-name="Default" table:formula="of:=[.BU62]*[.$BV$44]" office:value-type="float" office:value="81.8238979803086">
            <text:p>81,8238979803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70">
            <text:p>70</text:p>
          </table:table-cell>
          <table:table-cell table:style-name="ce45" table:formula="of:=LOG(1+(250-[.BT63])/60)" office:value-type="float" office:value="0.602059991327962">
            <text:p>0,6021</text:p>
          </table:table-cell>
          <table:table-cell table:style-name="Default" table:formula="of:=[.BU63]*[.$BV$44]" office:value-type="float" office:value="84.4154760851646">
            <text:p>84,4154760852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60">
            <text:p>60</text:p>
          </table:table-cell>
          <table:table-cell table:style-name="ce45" table:formula="of:=LOG(1+(250-[.BT64])/60)" office:value-type="float" office:value="0.619788758288394">
            <text:p>0,6198</text:p>
          </table:table-cell>
          <table:table-cell table:style-name="Default" table:formula="of:=[.BU64]*[.$BV$44]" office:value-type="float" office:value="86.9012454850989">
            <text:p>86,9012454851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50">
            <text:p>50</text:p>
          </table:table-cell>
          <table:table-cell table:style-name="ce45" table:formula="of:=LOG(1+(250-[.BT65])/60)" office:value-type="float" office:value="0.636822097587174">
            <text:p>0,6368</text:p>
          </table:table-cell>
          <table:table-cell table:style-name="Default" table:formula="of:=[.BU65]*[.$BV$44]" office:value-type="float" office:value="89.2895082279116">
            <text:p>89,2895082279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40">
            <text:p>40</text:p>
          </table:table-cell>
          <table:table-cell table:style-name="ce45" table:formula="of:=LOG(1+(250-[.BT66])/60)" office:value-type="float" office:value="0.653212513775344">
            <text:p>0,6532</text:p>
          </table:table-cell>
          <table:table-cell table:style-name="Default" table:formula="of:=[.BU66]*[.$BV$44]" office:value-type="float" office:value="91.5876260329272">
            <text:p>91,5876260329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30">
            <text:p>30</text:p>
          </table:table-cell>
          <table:table-cell table:style-name="ce45" table:formula="of:=LOG(1+(250-[.BT67])/60)" office:value-type="float" office:value="0.669006780958575">
            <text:p>0,6690</text:p>
          </table:table-cell>
          <table:table-cell table:style-name="Default" table:formula="of:=[.BU67]*[.$BV$44]" office:value-type="float" office:value="93.802157147589">
            <text:p>93,8021571476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20">
            <text:p>20</text:p>
          </table:table-cell>
          <table:table-cell table:style-name="ce45" table:formula="of:=LOG(1+(250-[.BT68])/60)" office:value-type="float" office:value="0.684246747515312">
            <text:p>0,6842</text:p>
          </table:table-cell>
          <table:table-cell table:style-name="Default" table:formula="of:=[.BU68]*[.$BV$44]" office:value-type="float" office:value="95.9389691778509">
            <text:p>95,9389691779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10">
            <text:p>10</text:p>
          </table:table-cell>
          <table:table-cell table:style-name="ce45" table:formula="of:=LOG(1+(250-[.BT69])/60)" office:value-type="float" office:value="0.698970004336019">
            <text:p>0,6990</text:p>
          </table:table-cell>
          <table:table-cell table:style-name="Default" table:formula="of:=[.BU69]*[.$BV$44]" office:value-type="float" office:value="98.003332782718">
            <text:p>98,0033327827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0">
            <text:p>0</text:p>
          </table:table-cell>
          <table:table-cell table:style-name="ce45" table:formula="of:=LOG(1+(250-[.BT70])/60)" office:value-type="float" office:value="0.713210443450629">
            <text:p>0,7132</text:p>
          </table:table-cell>
          <table:table-cell table:style-name="Default" table:formula="of:=[.BU70]*[.$BV$44]" office:value-type="float" office:value="100">
            <text:p>100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</table:table-row>
      </table:table>
      <table:table table:name="Tabelle2" table:style-name="ta1" table:print="false">
        <table:table-column table:style-name="co1" table:number-columns-repeated="2" table:default-cell-style-name="Default"/>
        <table:table-column table:style-name="co1" table:number-columns-repeated="5" table:default-cell-style-name="ce69"/>
        <table:table-column table:style-name="co1" table:number-columns-repeated="1017" table:default-cell-style-name="Default"/>
        <table:table-row table:style-name="ro1">
          <table:table-cell office:value-type="string">
            <text:p>Kerbin R=</text:p>
          </table:table-cell>
          <table:table-cell office:value-type="float" office:value="600000">
            <text:p>600000</text:p>
          </table:table-cell>
          <table:table-cell table:style-name="Default" table:number-columns-repeated="2"/>
          <table:table-cell table:style-name="Default" office:value-type="string">
            <text:p>Kerbin R=</text:p>
          </table:table-cell>
          <table:table-cell table:style-name="Default" office:value-type="float" office:value="600000">
            <text:p>6000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ATM</text:p>
          </table:table-cell>
          <table:table-cell office:value-type="float" office:value="1.2230948554874">
            <text:p>1,2230948555</text:p>
          </table:table-cell>
          <table:table-cell table:style-name="Default" table:number-columns-repeated="2"/>
          <table:table-cell table:style-name="Default" office:value-type="string">
            <text:p>ATM</text:p>
          </table:table-cell>
          <table:table-cell table:style-name="Default" office:value-type="float" office:value="1.2230948554874">
            <text:p>1,2230948555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p0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style-name="Default" office:value-type="string">
            <text:p>p0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H</text:p>
          </table:table-cell>
          <table:table-cell office:value-type="float" office:value="5000">
            <text:p>5000</text:p>
          </table:table-cell>
          <table:table-cell table:style-name="Default" table:number-columns-repeated="2"/>
          <table:table-cell table:style-name="Default" office:value-type="string">
            <text:p>H</text:p>
          </table:table-cell>
          <table:table-cell table:style-name="Default" office:value-type="float" office:value="5000">
            <text:p>50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G</text:p>
          </table:table-cell>
          <table:table-cell table:style-name="ce68" table:formula="of:=6.674*10^(-11)" office:value-type="float" office:value="0.00000000006674">
            <text:p>6,67E-011</text:p>
          </table:table-cell>
          <table:table-cell table:style-name="Default" table:number-columns-repeated="2"/>
          <table:table-cell table:style-name="Default" office:value-type="string">
            <text:p>G</text:p>
          </table:table-cell>
          <table:table-cell table:style-name="ce68" table:formula="of:=6.674*10^(-11)" office:value-type="float" office:value="0.00000000006674">
            <text:p>6,67E-01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M</text:p>
          </table:table-cell>
          <table:table-cell table:formula="of:=5.29157926281091*10^(22)" office:value-type="float" office:value="5.29157926281091E+022">
            <text:p>52915792628109100000000</text:p>
          </table:table-cell>
          <table:table-cell table:style-name="Default" table:number-columns-repeated="2"/>
          <table:table-cell table:style-name="Default" office:value-type="string">
            <text:p>M</text:p>
          </table:table-cell>
          <table:table-cell table:style-name="Default" table:formula="of:=5.29157926281091*10^(22)" office:value-type="float" office:value="5.29157926281091E+022">
            <text:p>529157926281091000000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Ship mass m</text:p>
          </table:table-cell>
          <table:table-cell office:value-type="float" office:value="120">
            <text:p>120</text:p>
          </table:table-cell>
          <table:table-cell table:style-name="Default" table:number-columns-repeated="2"/>
          <table:table-cell table:style-name="Default" office:value-type="string">
            <text:p>Ship mass m</text:p>
          </table:table-cell>
          <table:table-cell table:style-name="Default" office:value-type="float" office:value="120">
            <text:p>12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Drag d</text:p>
          </table:table-cell>
          <table:table-cell office:value-type="float" office:value="0.2">
            <text:p>0,2</text:p>
          </table:table-cell>
          <table:table-cell table:style-name="Default" table:number-columns-repeated="2"/>
          <table:table-cell table:style-name="Default" office:value-type="string">
            <text:p>Drag d</text:p>
          </table:table-cell>
          <table:table-cell table:style-name="Default" office:value-type="float" office:value="0.2">
            <text:p>0,2</text:p>
          </table:table-cell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>
          <table:table-cell office:value-type="string">
            <text:p>alt</text:p>
          </table:table-cell>
          <table:table-cell office:value-type="string">
            <text:p>r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atm density</text:p>
          </table:table-cell>
          <table:table-cell table:style-name="Default" table:number-columns-repeated="2"/>
          <table:table-cell table:style-name="Default" office:value-type="string">
            <text:p>vt</text:p>
          </table:table-cell>
          <table:table-cell table:number-columns-repeated="1017"/>
        </table:table-row>
        <table:table-row table:style-name="ro1">
          <table:table-cell office:value-type="float" office:value="0">
            <text:p>0</text:p>
          </table:table-cell>
          <table:table-cell table:formula="of:=[.A12]+[.$B$1]" office:value-type="float" office:value="600000">
            <text:p>600000</text:p>
          </table:table-cell>
          <table:table-cell table:formula="of:=p0*EXP(-[.A12]/H)" office:value-type="float" office:value="1">
            <text:p>1,00</text:p>
          </table:table-cell>
          <table:table-cell table:formula="of:=ATM*p" office:value-type="float" office:value="1.2230948554874">
            <text:p>1,22</text:p>
          </table:table-cell>
          <table:table-cell/>
          <table:table-cell table:formula="of:=250*G*M/(radius^2*density*d)" office:value-type="float" office:value="10025.7964008143">
            <text:p>10025,80</text:p>
          </table:table-cell>
          <table:table-cell table:formula="of:=[.F12]^(1/2)" office:value-type="float" office:value="100.128898929401">
            <text:p>100,13</text:p>
          </table:table-cell>
          <table:table-cell table:number-columns-repeated="1017"/>
        </table:table-row>
        <table:table-row table:style-name="ro1">
          <table:table-cell office:value-type="float" office:value="1000">
            <text:p>1000</text:p>
          </table:table-cell>
          <table:table-cell table:formula="of:=[.A13]+[.$B$1]" office:value-type="float" office:value="601000">
            <text:p>601000</text:p>
          </table:table-cell>
          <table:table-cell table:formula="of:=p0*EXP(-[.A13]/H)" office:value-type="float" office:value="0.818730753077982">
            <text:p>0,82</text:p>
          </table:table-cell>
          <table:table-cell table:formula="of:=ATM*p" office:value-type="float" office:value="1.001385372119">
            <text:p>1,00</text:p>
          </table:table-cell>
          <table:table-cell/>
          <table:table-cell table:formula="of:=250*G*M/(radius^2*density*d)" office:value-type="float" office:value="12204.8187452816">
            <text:p>12204,82</text:p>
          </table:table-cell>
          <table:table-cell table:formula="of:=[.F13]^(1/2)" office:value-type="float" office:value="110.475421453288">
            <text:p>110,48</text:p>
          </table:table-cell>
          <table:table-cell table:number-columns-repeated="1017"/>
        </table:table-row>
        <table:table-row table:style-name="ro1">
          <table:table-cell office:value-type="float" office:value="2000">
            <text:p>2000</text:p>
          </table:table-cell>
          <table:table-cell table:formula="of:=[.A14]+[.$B$1]" office:value-type="float" office:value="602000">
            <text:p>602000</text:p>
          </table:table-cell>
          <table:table-cell table:formula="of:=p0*EXP(-[.A14]/H)" office:value-type="float" office:value="0.670320046035639">
            <text:p>0,67</text:p>
          </table:table-cell>
          <table:table-cell table:formula="of:=ATM*p" office:value-type="float" office:value="0.819864999836268">
            <text:p>0,82</text:p>
          </table:table-cell>
          <table:table-cell/>
          <table:table-cell table:formula="of:=250*G*M/(radius^2*density*d)" office:value-type="float" office:value="14857.5154974359">
            <text:p>14857,52</text:p>
          </table:table-cell>
          <table:table-cell table:formula="of:=[.F14]^(1/2)" office:value-type="float" office:value="121.891408628483">
            <text:p>121,89</text:p>
          </table:table-cell>
          <table:table-cell table:number-columns-repeated="1017"/>
        </table:table-row>
        <table:table-row table:style-name="ro1">
          <table:table-cell office:value-type="float" office:value="3000">
            <text:p>3000</text:p>
          </table:table-cell>
          <table:table-cell table:formula="of:=[.A15]+[.$B$1]" office:value-type="float" office:value="603000">
            <text:p>603000</text:p>
          </table:table-cell>
          <table:table-cell table:formula="of:=p0*EXP(-[.A15]/H)" office:value-type="float" office:value="0.548811636094027">
            <text:p>0,55</text:p>
          </table:table-cell>
          <table:table-cell table:formula="of:=ATM*p" office:value-type="float" office:value="0.671248688738227">
            <text:p>0,67</text:p>
          </table:table-cell>
          <table:table-cell/>
          <table:table-cell table:formula="of:=250*G*M/(radius^2*density*d)" office:value-type="float" office:value="18086.8712267628">
            <text:p>18086,87</text:p>
          </table:table-cell>
          <table:table-cell table:formula="of:=[.F15]^(1/2)" office:value-type="float" office:value="134.487438918149">
            <text:p>134,49</text:p>
          </table:table-cell>
          <table:table-cell table:number-columns-repeated="1017"/>
        </table:table-row>
        <table:table-row table:style-name="ro1">
          <table:table-cell office:value-type="float" office:value="4000">
            <text:p>4000</text:p>
          </table:table-cell>
          <table:table-cell table:formula="of:=[.A16]+[.$B$1]" office:value-type="float" office:value="604000">
            <text:p>604000</text:p>
          </table:table-cell>
          <table:table-cell table:formula="of:=p0*EXP(-[.A16]/H)" office:value-type="float" office:value="0.449328964117222">
            <text:p>0,45</text:p>
          </table:table-cell>
          <table:table-cell table:formula="of:=ATM*p" office:value-type="float" office:value="0.549571944433256">
            <text:p>0,55</text:p>
          </table:table-cell>
          <table:table-cell/>
          <table:table-cell table:formula="of:=250*G*M/(radius^2*density*d)" office:value-type="float" office:value="22018.2647774989">
            <text:p>22018,26</text:p>
          </table:table-cell>
          <table:table-cell table:formula="of:=[.F16]^(1/2)" office:value-type="float" office:value="148.385527520372">
            <text:p>148,39</text:p>
          </table:table-cell>
          <table:table-cell table:number-columns-repeated="1017"/>
        </table:table-row>
        <table:table-row table:style-name="ro1">
          <table:table-cell office:value-type="float" office:value="5000">
            <text:p>5000</text:p>
          </table:table-cell>
          <table:table-cell table:formula="of:=[.A17]+[.$B$1]" office:value-type="float" office:value="605000">
            <text:p>605000</text:p>
          </table:table-cell>
          <table:table-cell table:formula="of:=p0*EXP(-[.A17]/H)" office:value-type="float" office:value="0.367879441171442">
            <text:p>0,37</text:p>
          </table:table-cell>
          <table:table-cell table:formula="of:=ATM*p" office:value-type="float" office:value="0.449951451936371">
            <text:p>0,45</text:p>
          </table:table-cell>
          <table:table-cell/>
          <table:table-cell table:formula="of:=250*G*M/(radius^2*density*d)" office:value-type="float" office:value="26804.3397636196">
            <text:p>26804,34</text:p>
          </table:table-cell>
          <table:table-cell table:formula="of:=[.F17]^(1/2)" office:value-type="float" office:value="163.720309563657">
            <text:p>163,72</text:p>
          </table:table-cell>
          <table:table-cell table:number-columns-repeated="1017"/>
        </table:table-row>
        <table:table-row table:style-name="ro1">
          <table:table-cell office:value-type="float" office:value="6000">
            <text:p>6000</text:p>
          </table:table-cell>
          <table:table-cell table:formula="of:=[.A18]+[.$B$1]" office:value-type="float" office:value="606000">
            <text:p>606000</text:p>
          </table:table-cell>
          <table:table-cell table:formula="of:=p0*EXP(-[.A18]/H)" office:value-type="float" office:value="0.301194211912202">
            <text:p>0,30</text:p>
          </table:table-cell>
          <table:table-cell table:formula="of:=ATM*p" office:value-type="float" office:value="0.368389091092396">
            <text:p>0,37</text:p>
          </table:table-cell>
          <table:table-cell/>
          <table:table-cell table:formula="of:=250*G*M/(radius^2*density*d)" office:value-type="float" office:value="32630.9345105917">
            <text:p>32630,93</text:p>
          </table:table-cell>
          <table:table-cell table:formula="of:=[.F18]^(1/2)" office:value-type="float" office:value="180.640345744221">
            <text:p>180,64</text:p>
          </table:table-cell>
          <table:table-cell table:number-columns-repeated="1017"/>
        </table:table-row>
        <table:table-row table:style-name="ro1">
          <table:table-cell office:value-type="float" office:value="7000">
            <text:p>7000</text:p>
          </table:table-cell>
          <table:table-cell table:formula="of:=[.A19]+[.$B$1]" office:value-type="float" office:value="607000">
            <text:p>607000</text:p>
          </table:table-cell>
          <table:table-cell table:formula="of:=p0*EXP(-[.A19]/H)" office:value-type="float" office:value="0.246596963941606">
            <text:p>0,25</text:p>
          </table:table-cell>
          <table:table-cell table:formula="of:=ATM*p" office:value-type="float" office:value="0.301611477975791">
            <text:p>0,30</text:p>
          </table:table-cell>
          <table:table-cell/>
          <table:table-cell table:formula="of:=250*G*M/(radius^2*density*d)" office:value-type="float" office:value="39724.3019348198">
            <text:p>39724,30</text:p>
          </table:table-cell>
          <table:table-cell table:formula="of:=[.F19]^(1/2)" office:value-type="float" office:value="199.309563079196">
            <text:p>199,31</text:p>
          </table:table-cell>
          <table:table-cell table:number-columns-repeated="1017"/>
        </table:table-row>
        <table:table-row table:style-name="ro1">
          <table:table-cell office:value-type="float" office:value="8000">
            <text:p>8000</text:p>
          </table:table-cell>
          <table:table-cell table:formula="of:=[.A20]+[.$B$1]" office:value-type="float" office:value="608000">
            <text:p>608000</text:p>
          </table:table-cell>
          <table:table-cell table:formula="of:=p0*EXP(-[.A20]/H)" office:value-type="float" office:value="0.201896517994655">
            <text:p>0,20</text:p>
          </table:table-cell>
          <table:table-cell table:formula="of:=ATM*p" office:value-type="float" office:value="0.246938592500082">
            <text:p>0,25</text:p>
          </table:table-cell>
          <table:table-cell/>
          <table:table-cell table:formula="of:=250*G*M/(radius^2*density*d)" office:value-type="float" office:value="48359.9000046044">
            <text:p>48359,90</text:p>
          </table:table-cell>
          <table:table-cell table:formula="of:=[.F20]^(1/2)" office:value-type="float" office:value="219.908844762107">
            <text:p>219,91</text:p>
          </table:table-cell>
          <table:table-cell table:number-columns-repeated="1017"/>
        </table:table-row>
        <table:table-row table:style-name="ro1">
          <table:table-cell office:value-type="float" office:value="9000">
            <text:p>9000</text:p>
          </table:table-cell>
          <table:table-cell table:formula="of:=[.A21]+[.$B$1]" office:value-type="float" office:value="609000">
            <text:p>609000</text:p>
          </table:table-cell>
          <table:table-cell table:formula="of:=p0*EXP(-[.A21]/H)" office:value-type="float" office:value="0.165298888221587">
            <text:p>0,17</text:p>
          </table:table-cell>
          <table:table-cell table:formula="of:=ATM*p" office:value-type="float" office:value="0.202176219801609">
            <text:p>0,20</text:p>
          </table:table-cell>
          <table:table-cell/>
          <table:table-cell table:formula="of:=250*G*M/(radius^2*density*d)" office:value-type="float" office:value="58873.0944938304">
            <text:p>58873,09</text:p>
          </table:table-cell>
          <table:table-cell table:formula="of:=[.F21]^(1/2)" office:value-type="float" office:value="242.637784555148">
            <text:p>242,64</text:p>
          </table:table-cell>
          <table:table-cell table:number-columns-repeated="1017"/>
        </table:table-row>
        <table:table-row table:style-name="ro1">
          <table:table-cell table:style-name="ce26" office:value-type="float" office:value="10000">
            <text:p>10000</text:p>
          </table:table-cell>
          <table:table-cell table:style-name="ce26" table:formula="of:=[.A22]+[.$B$1]" office:value-type="float" office:value="610000">
            <text:p>610000</text:p>
          </table:table-cell>
          <table:table-cell table:style-name="ce28" table:formula="of:=p0*EXP(-[.A22]/H)" office:value-type="float" office:value="0.135335283236613">
            <text:p>0,14</text:p>
          </table:table-cell>
          <table:table-cell table:style-name="ce28" table:formula="of:=ATM*p" office:value-type="float" office:value="0.165527888692631">
            <text:p>0,17</text:p>
          </table:table-cell>
          <table:table-cell table:style-name="ce28"/>
          <table:table-cell table:style-name="ce28" table:formula="of:=250*G*M/(radius^2*density*d)" office:value-type="float" office:value="71672.1900971418">
            <text:p>71672,19</text:p>
          </table:table-cell>
          <table:table-cell table:style-name="ce28" table:formula="of:=[.F22]^(1/2)" office:value-type="float" office:value="267.716622750889">
            <text:p>267,72</text:p>
          </table:table-cell>
          <table:table-cell table:style-name="ce26" table:number-columns-repeated="1017"/>
        </table:table-row>
        <table:table-row table:style-name="ro1">
          <table:table-cell office:value-type="float" office:value="11000">
            <text:p>11000</text:p>
          </table:table-cell>
          <table:table-cell table:formula="of:=[.A23]+[.$B$1]" office:value-type="float" office:value="611000">
            <text:p>611000</text:p>
          </table:table-cell>
          <table:table-cell table:formula="of:=p0*EXP(-[.A23]/H)" office:value-type="float" office:value="0.110803158362334">
            <text:p>0,11</text:p>
          </table:table-cell>
          <table:table-cell table:formula="of:=ATM*p" office:value-type="float" office:value="0.135522772964726">
            <text:p>0,14</text:p>
          </table:table-cell>
          <table:table-cell/>
          <table:table-cell table:formula="of:=250*G*M/(radius^2*density*d)" office:value-type="float" office:value="87254.2965157963">
            <text:p>87254,30</text:p>
          </table:table-cell>
          <table:table-cell table:formula="of:=[.F23]^(1/2)" office:value-type="float" office:value="295.388382499712">
            <text:p>295,39</text:p>
          </table:table-cell>
          <table:table-cell table:number-columns-repeated="1017"/>
        </table:table-row>
        <table:table-row table:style-name="ro1">
          <table:table-cell office:value-type="float" office:value="12000">
            <text:p>12000</text:p>
          </table:table-cell>
          <table:table-cell table:formula="of:=[.A24]+[.$B$1]" office:value-type="float" office:value="612000">
            <text:p>612000</text:p>
          </table:table-cell>
          <table:table-cell table:formula="of:=p0*EXP(-[.A24]/H)" office:value-type="float" office:value="0.0907179532894125">
            <text:p>0,09</text:p>
          </table:table-cell>
          <table:table-cell table:formula="of:=ATM*p" office:value-type="float" office:value="0.110956661968627">
            <text:p>0,11</text:p>
          </table:table-cell>
          <table:table-cell/>
          <table:table-cell table:formula="of:=250*G*M/(radius^2*density*d)" office:value-type="float" office:value="106224.646369259">
            <text:p>106224,65</text:p>
          </table:table-cell>
          <table:table-cell table:formula="of:=[.F24]^(1/2)" office:value-type="float" office:value="325.921227245571">
            <text:p>325,92</text:p>
          </table:table-cell>
          <table:table-cell table:number-columns-repeated="1017"/>
        </table:table-row>
        <table:table-row table:style-name="ro1">
          <table:table-cell office:value-type="float" office:value="13000">
            <text:p>13000</text:p>
          </table:table-cell>
          <table:table-cell table:formula="of:=[.A25]+[.$B$1]" office:value-type="float" office:value="613000">
            <text:p>613000</text:p>
          </table:table-cell>
          <table:table-cell table:formula="of:=p0*EXP(-[.A25]/H)" office:value-type="float" office:value="0.0742735782143339">
            <text:p>0,07</text:p>
          </table:table-cell>
          <table:table-cell table:formula="of:=ATM*p" office:value-type="float" office:value="0.0908436314125928">
            <text:p>0,09</text:p>
          </table:table-cell>
          <table:table-cell/>
          <table:table-cell table:formula="of:=250*G*M/(radius^2*density*d)" office:value-type="float" office:value="129320.116028244">
            <text:p>129320,12</text:p>
          </table:table-cell>
          <table:table-cell table:formula="of:=[.F25]^(1/2)" office:value-type="float" office:value="359.611062160557">
            <text:p>359,61</text:p>
          </table:table-cell>
          <table:table-cell table:number-columns-repeated="1017"/>
        </table:table-row>
        <table:table-row table:style-name="ro1">
          <table:table-cell office:value-type="float" office:value="14000">
            <text:p>14000</text:p>
          </table:table-cell>
          <table:table-cell table:formula="of:=[.A26]+[.$B$1]" office:value-type="float" office:value="614000">
            <text:p>614000</text:p>
          </table:table-cell>
          <table:table-cell table:formula="of:=p0*EXP(-[.A26]/H)" office:value-type="float" office:value="0.060810062625218">
            <text:p>0,06</text:p>
          </table:table-cell>
          <table:table-cell table:formula="of:=ATM*p" office:value-type="float" office:value="0.0743764747587707">
            <text:p>0,07</text:p>
          </table:table-cell>
          <table:table-cell/>
          <table:table-cell table:formula="of:=250*G*M/(radius^2*density*d)" office:value-type="float" office:value="157437.863923536">
            <text:p>157437,86</text:p>
          </table:table-cell>
          <table:table-cell table:formula="of:=[.F26]^(1/2)" office:value-type="float" office:value="396.784404839122">
            <text:p>396,78</text:p>
          </table:table-cell>
          <table:table-cell table:number-columns-repeated="1017"/>
        </table:table-row>
        <table:table-row table:style-name="ro1">
          <table:table-cell office:value-type="float" office:value="15000">
            <text:p>15000</text:p>
          </table:table-cell>
          <table:table-cell table:formula="of:=[.A27]+[.$B$1]" office:value-type="float" office:value="615000">
            <text:p>615000</text:p>
          </table:table-cell>
          <table:table-cell table:formula="of:=p0*EXP(-[.A27]/H)" office:value-type="float" office:value="0.049787068367864">
            <text:p>0,05</text:p>
          </table:table-cell>
          <table:table-cell table:formula="of:=ATM*p" office:value-type="float" office:value="0.0608943071905339">
            <text:p>0,06</text:p>
          </table:table-cell>
          <table:table-cell/>
          <table:table-cell table:formula="of:=250*G*M/(radius^2*density*d)" office:value-type="float" office:value="191670.199921872">
            <text:p>191670,20</text:p>
          </table:table-cell>
          <table:table-cell table:formula="of:=[.F27]^(1/2)" office:value-type="float" office:value="437.801553128666">
            <text:p>437,80</text:p>
          </table:table-cell>
          <table:table-cell table:number-columns-repeated="1017"/>
        </table:table-row>
        <table:table-row table:style-name="ro1">
          <table:table-cell office:value-type="float" office:value="16000">
            <text:p>16000</text:p>
          </table:table-cell>
          <table:table-cell table:formula="of:=[.A28]+[.$B$1]" office:value-type="float" office:value="616000">
            <text:p>616000</text:p>
          </table:table-cell>
          <table:table-cell table:formula="of:=p0*EXP(-[.A28]/H)" office:value-type="float" office:value="0.0407622039783662">
            <text:p>0,04</text:p>
          </table:table-cell>
          <table:table-cell table:formula="of:=ATM*p" office:value-type="float" office:value="0.0498560419842677">
            <text:p>0,05</text:p>
          </table:table-cell>
          <table:table-cell/>
          <table:table-cell table:formula="of:=250*G*M/(radius^2*density*d)" office:value-type="float" office:value="233347.041720506">
            <text:p>233347,04</text:p>
          </table:table-cell>
          <table:table-cell table:formula="of:=[.F28]^(1/2)" office:value-type="float" office:value="483.060080860038">
            <text:p>483,06</text:p>
          </table:table-cell>
          <table:table-cell table:number-columns-repeated="1017"/>
        </table:table-row>
        <table:table-row table:style-name="ro1">
          <table:table-cell office:value-type="float" office:value="17000">
            <text:p>17000</text:p>
          </table:table-cell>
          <table:table-cell table:formula="of:=[.A29]+[.$B$1]" office:value-type="float" office:value="617000">
            <text:p>617000</text:p>
          </table:table-cell>
          <table:table-cell table:formula="of:=p0*EXP(-[.A29]/H)" office:value-type="float" office:value="0.0333732699603261">
            <text:p>0,03</text:p>
          </table:table-cell>
          <table:table-cell table:formula="of:=ATM*p" office:value-type="float" office:value="0.040818674799267">
            <text:p>0,04</text:p>
          </table:table-cell>
          <table:table-cell/>
          <table:table-cell table:formula="of:=250*G*M/(radius^2*density*d)" office:value-type="float" office:value="284087.609327244">
            <text:p>284087,61</text:p>
          </table:table-cell>
          <table:table-cell table:formula="of:=[.F29]^(1/2)" office:value-type="float" office:value="532.998695427338">
            <text:p>533,00</text:p>
          </table:table-cell>
          <table:table-cell table:number-columns-repeated="1017"/>
        </table:table-row>
        <table:table-row table:style-name="ro1">
          <table:table-cell office:value-type="float" office:value="18000">
            <text:p>18000</text:p>
          </table:table-cell>
          <table:table-cell table:formula="of:=[.A30]+[.$B$1]" office:value-type="float" office:value="618000">
            <text:p>618000</text:p>
          </table:table-cell>
          <table:table-cell table:formula="of:=p0*EXP(-[.A30]/H)" office:value-type="float" office:value="0.0273237224472926">
            <text:p>0,03</text:p>
          </table:table-cell>
          <table:table-cell table:formula="of:=ATM*p" office:value-type="float" office:value="0.0334195043580491">
            <text:p>0,03</text:p>
          </table:table-cell>
          <table:table-cell/>
          <table:table-cell table:formula="of:=250*G*M/(radius^2*density*d)" office:value-type="float" office:value="345863.368047491">
            <text:p>345863,37</text:p>
          </table:table-cell>
          <table:table-cell table:formula="of:=[.F30]^(1/2)" office:value-type="float" office:value="588.101494682245">
            <text:p>588,10</text:p>
          </table:table-cell>
          <table:table-cell table:number-columns-repeated="1017"/>
        </table:table-row>
        <table:table-row table:style-name="ro1">
          <table:table-cell office:value-type="float" office:value="19000">
            <text:p>19000</text:p>
          </table:table-cell>
          <table:table-cell table:formula="of:=[.A31]+[.$B$1]" office:value-type="float" office:value="619000">
            <text:p>619000</text:p>
          </table:table-cell>
          <table:table-cell table:formula="of:=p0*EXP(-[.A31]/H)" office:value-type="float" office:value="0.0223707718561656">
            <text:p>0,02</text:p>
          </table:table-cell>
          <table:table-cell table:formula="of:=ATM*p" office:value-type="float" office:value="0.0273615759705585">
            <text:p>0,03</text:p>
          </table:table-cell>
          <table:table-cell/>
          <table:table-cell table:formula="of:=250*G*M/(radius^2*density*d)" office:value-type="float" office:value="421074.667979844">
            <text:p>421074,67</text:p>
          </table:table-cell>
          <table:table-cell table:formula="of:=[.F31]^(1/2)" office:value-type="float" office:value="648.902664488168">
            <text:p>648,90</text:p>
          </table:table-cell>
          <table:table-cell table:number-columns-repeated="1017"/>
        </table:table-row>
        <table:table-row table:style-name="ro1">
          <table:table-cell office:value-type="float" office:value="20000">
            <text:p>20000</text:p>
          </table:table-cell>
          <table:table-cell table:formula="of:=[.A32]+[.$B$1]" office:value-type="float" office:value="620000">
            <text:p>620000</text:p>
          </table:table-cell>
          <table:table-cell table:formula="of:=p0*EXP(-[.A32]/H)" office:value-type="float" office:value="0.0183156388887342">
            <text:p>0,02</text:p>
          </table:table-cell>
          <table:table-cell table:formula="of:=ATM*p" office:value-type="float" office:value="0.0224017636997757">
            <text:p>0,02</text:p>
          </table:table-cell>
          <table:table-cell/>
          <table:table-cell table:formula="of:=250*G*M/(radius^2*density*d)" office:value-type="float" office:value="512644.060857516">
            <text:p>512644,06</text:p>
          </table:table-cell>
          <table:table-cell table:formula="of:=[.F32]^(1/2)" office:value-type="float" office:value="715.991662561455">
            <text:p>715,99</text:p>
          </table:table-cell>
          <table:table-cell table:number-columns-repeated="1017"/>
        </table:table-row>
        <table:table-row table:style-name="ro1">
          <table:table-cell office:value-type="float" office:value="21000">
            <text:p>21000</text:p>
          </table:table-cell>
          <table:table-cell table:formula="of:=[.A33]+[.$B$1]" office:value-type="float" office:value="621000">
            <text:p>621000</text:p>
          </table:table-cell>
          <table:table-cell table:formula="of:=p0*EXP(-[.A33]/H)" office:value-type="float" office:value="0.0149955768204777">
            <text:p>0,01</text:p>
          </table:table-cell>
          <table:table-cell table:formula="of:=ATM*p" office:value-type="float" office:value="0.0183410128641924">
            <text:p>0,02</text:p>
          </table:table-cell>
          <table:table-cell/>
          <table:table-cell table:formula="of:=250*G*M/(radius^2*density*d)" office:value-type="float" office:value="624129.923903582">
            <text:p>624129,92</text:p>
          </table:table-cell>
          <table:table-cell table:formula="of:=[.F33]^(1/2)" office:value-type="float" office:value="790.018938952467">
            <text:p>790,02</text:p>
          </table:table-cell>
          <table:table-cell table:number-columns-repeated="1017"/>
        </table:table-row>
        <table:table-row table:style-name="ro1">
          <table:table-cell office:value-type="float" office:value="22000">
            <text:p>22000</text:p>
          </table:table-cell>
          <table:table-cell table:formula="of:=[.A34]+[.$B$1]" office:value-type="float" office:value="622000">
            <text:p>622000</text:p>
          </table:table-cell>
          <table:table-cell table:formula="of:=p0*EXP(-[.A34]/H)" office:value-type="float" office:value="0.0122773399030684">
            <text:p>0,01</text:p>
          </table:table-cell>
          <table:table-cell table:formula="of:=ATM*p" office:value-type="float" office:value="0.0150163512745132">
            <text:p>0,02</text:p>
          </table:table-cell>
          <table:table-cell/>
          <table:table-cell table:formula="of:=250*G*M/(radius^2*density*d)" office:value-type="float" office:value="759864.810448599">
            <text:p>759864,81</text:p>
          </table:table-cell>
          <table:table-cell table:formula="of:=[.F34]^(1/2)" office:value-type="float" office:value="871.702248734393">
            <text:p>871,70</text:p>
          </table:table-cell>
          <table:table-cell table:number-columns-repeated="1017"/>
        </table:table-row>
        <table:table-row table:style-name="ro1">
          <table:table-cell office:value-type="float" office:value="23000">
            <text:p>23000</text:p>
          </table:table-cell>
          <table:table-cell table:formula="of:=[.A35]+[.$B$1]" office:value-type="float" office:value="623000">
            <text:p>623000</text:p>
          </table:table-cell>
          <table:table-cell table:formula="of:=p0*EXP(-[.A35]/H)" office:value-type="float" office:value="0.0100518357446336">
            <text:p>0,01</text:p>
          </table:table-cell>
          <table:table-cell table:formula="of:=ATM*p" office:value-type="float" office:value="0.0122943485874657">
            <text:p>0,01</text:p>
          </table:table-cell>
          <table:table-cell/>
          <table:table-cell table:formula="of:=250*G*M/(radius^2*density*d)" office:value-type="float" office:value="925123.909143951">
            <text:p>925123,91</text:p>
          </table:table-cell>
          <table:table-cell table:formula="of:=[.F35]^(1/2)" office:value-type="float" office:value="961.833618223002">
            <text:p>961,83</text:p>
          </table:table-cell>
          <table:table-cell table:number-columns-repeated="1017"/>
        </table:table-row>
        <table:table-row table:style-name="ro1">
          <table:table-cell office:value-type="float" office:value="24000">
            <text:p>24000</text:p>
          </table:table-cell>
          <table:table-cell table:formula="of:=[.A36]+[.$B$1]" office:value-type="float" office:value="624000">
            <text:p>624000</text:p>
          </table:table-cell>
          <table:table-cell table:formula="of:=p0*EXP(-[.A36]/H)" office:value-type="float" office:value="0.00822974704902003">
            <text:p>0,01</text:p>
          </table:table-cell>
          <table:table-cell table:formula="of:=ATM*p" office:value-type="float" office:value="0.010065761277619">
            <text:p>0,01</text:p>
          </table:table-cell>
          <table:table-cell/>
          <table:table-cell table:formula="of:=250*G*M/(radius^2*density*d)" office:value-type="float" office:value="1126330.16514494">
            <text:p>1126330,17</text:p>
          </table:table-cell>
          <table:table-cell table:formula="of:=[.F36]^(1/2)" office:value-type="float" office:value="1061.28703240214">
            <text:p>1061,29</text:p>
          </table:table-cell>
          <table:table-cell table:number-columns-repeated="1017"/>
        </table:table-row>
        <table:table-row table:style-name="ro1">
          <table:table-cell office:value-type="float" office:value="25000">
            <text:p>25000</text:p>
          </table:table-cell>
          <table:table-cell table:formula="of:=[.A37]+[.$B$1]" office:value-type="float" office:value="625000">
            <text:p>625000</text:p>
          </table:table-cell>
          <table:table-cell table:formula="of:=p0*EXP(-[.A37]/H)" office:value-type="float" office:value="0.00673794699908547">
            <text:p>0,01</text:p>
          </table:table-cell>
          <table:table-cell table:formula="of:=ATM*p" office:value-type="float" office:value="0.0082411483111282">
            <text:p>0,01</text:p>
          </table:table-cell>
          <table:table-cell/>
          <table:table-cell table:formula="of:=250*G*M/(radius^2*density*d)" office:value-type="float" office:value="1371304.04324114">
            <text:p>1371304,04</text:p>
          </table:table-cell>
          <table:table-cell table:formula="of:=[.F37]^(1/2)" office:value-type="float" office:value="1171.02691823935">
            <text:p>1171,03</text:p>
          </table:table-cell>
          <table:table-cell table:number-columns-repeated="1017"/>
        </table:table-row>
        <table:table-row table:style-name="ro1">
          <table:table-cell office:value-type="float" office:value="26000">
            <text:p>26000</text:p>
          </table:table-cell>
          <table:table-cell table:formula="of:=[.A38]+[.$B$1]" office:value-type="float" office:value="626000">
            <text:p>626000</text:p>
          </table:table-cell>
          <table:table-cell table:formula="of:=p0*EXP(-[.A38]/H)" office:value-type="float" office:value="0.00551656442076077">
            <text:p>0,01</text:p>
          </table:table-cell>
          <table:table-cell table:formula="of:=ATM*p" office:value-type="float" office:value="0.00674728156299733">
            <text:p>0,01</text:p>
          </table:table-cell>
          <table:table-cell/>
          <table:table-cell table:formula="of:=250*G*M/(radius^2*density*d)" office:value-type="float" office:value="1669567.65011736">
            <text:p>1669567,65</text:p>
          </table:table-cell>
          <table:table-cell table:formula="of:=[.F38]^(1/2)" office:value-type="float" office:value="1292.11750631178">
            <text:p>1292,12</text:p>
          </table:table-cell>
          <table:table-cell table:number-columns-repeated="1017"/>
        </table:table-row>
        <table:table-row table:style-name="ro1">
          <table:table-cell office:value-type="float" office:value="27000">
            <text:p>27000</text:p>
          </table:table-cell>
          <table:table-cell table:formula="of:=[.A39]+[.$B$1]" office:value-type="float" office:value="627000">
            <text:p>627000</text:p>
          </table:table-cell>
          <table:table-cell table:formula="of:=p0*EXP(-[.A39]/H)" office:value-type="float" office:value="0.00451658094261267">
            <text:p>0,00</text:p>
          </table:table-cell>
          <table:table-cell table:formula="of:=ATM*p" office:value-type="float" office:value="0.00552420691530199">
            <text:p>0,01</text:p>
          </table:table-cell>
          <table:table-cell/>
          <table:table-cell table:formula="of:=250*G*M/(radius^2*density*d)" office:value-type="float" office:value="2032715.0483708">
            <text:p>2032715,05</text:p>
          </table:table-cell>
          <table:table-cell table:formula="of:=[.F39]^(1/2)" office:value-type="float" office:value="1425.7331616999">
            <text:p>1425,73</text:p>
          </table:table-cell>
          <table:table-cell table:number-columns-repeated="1017"/>
        </table:table-row>
        <table:table-row table:style-name="ro1">
          <table:table-cell office:value-type="float" office:value="28000">
            <text:p>28000</text:p>
          </table:table-cell>
          <table:table-cell table:formula="of:=[.A40]+[.$B$1]" office:value-type="float" office:value="628000">
            <text:p>628000</text:p>
          </table:table-cell>
          <table:table-cell table:formula="of:=p0*EXP(-[.A40]/H)" office:value-type="float" office:value="0.00369786371648293">
            <text:p>0,00</text:p>
          </table:table-cell>
          <table:table-cell table:formula="of:=ATM*p" office:value-type="float" office:value="0.00452283808792379">
            <text:p>0,00</text:p>
          </table:table-cell>
          <table:table-cell/>
          <table:table-cell table:formula="of:=250*G*M/(radius^2*density*d)" office:value-type="float" office:value="2474863.1709526">
            <text:p>2474863,17</text:p>
          </table:table-cell>
          <table:table-cell table:formula="of:=[.F40]^(1/2)" office:value-type="float" office:value="1573.16978452823">
            <text:p>1573,17</text:p>
          </table:table-cell>
          <table:table-cell table:number-columns-repeated="1017"/>
        </table:table-row>
        <table:table-row table:style-name="ro1">
          <table:table-cell office:value-type="float" office:value="29000">
            <text:p>29000</text:p>
          </table:table-cell>
          <table:table-cell table:formula="of:=[.A41]+[.$B$1]" office:value-type="float" office:value="629000">
            <text:p>629000</text:p>
          </table:table-cell>
          <table:table-cell table:formula="of:=p0*EXP(-[.A41]/H)" office:value-type="float" office:value="0.00302755474537582">
            <text:p>0,00</text:p>
          </table:table-cell>
          <table:table-cell table:formula="of:=ATM*p" office:value-type="float" office:value="0">
            <text:p>#WERT!</text:p>
          </table:table-cell>
          <table:table-cell/>
          <table:table-cell table:formula="of:=250*G*M/(radius^2*density*d)" office:value-type="float" office:value="0">
            <text:p>#WERT!</text:p>
          </table:table-cell>
          <table:table-cell table:formula="of:=[.F41]^(1/2)" office:value-type="float" office:value="0">
            <text:p>#WERT!</text:p>
          </table:table-cell>
          <table:table-cell table:number-columns-repeated="1017"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p0" table:base-cell-address="$Tabelle2.$B$3" table:cell-range-address="$Tabelle2.$B$3"/>
        <table:named-range table:name="H" table:base-cell-address="$Tabelle2.$B$4" table:cell-range-address="$Tabelle2.$B$4"/>
        <table:named-range table:name="p" table:base-cell-address="$Tabelle2.$C$40" table:cell-range-address="$Tabelle2.$C$12:.$C$40"/>
        <table:named-range table:name="ATM" table:base-cell-address="$Tabelle2.$B$2" table:cell-range-address="$Tabelle2.$B$2"/>
        <table:named-range table:name="radius" table:base-cell-address="$Tabelle2.$B$40" table:cell-range-address="$Tabelle2.$B$12:.$B$40"/>
        <table:named-range table:name="density" table:base-cell-address="$Tabelle2.$D$40" table:cell-range-address="$Tabelle2.$D$12:.$D$40"/>
        <table:named-range table:name="d" table:base-cell-address="$Tabelle2.$B$8" table:cell-range-address="$Tabelle2.$B$8"/>
        <table:named-range table:name="M" table:base-cell-address="$Tabelle2.$B$6" table:cell-range-address="$Tabelle2.$B$6"/>
        <table:named-range table:name="G" table:base-cell-address="$Tabelle2.$B$5" table:cell-range-address="$Tabelle2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30">30.04.2016</text:date>, <text:time>14:14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 Kolster</meta:initial-creator>
    <meta:creation-date>2014-06-28T00:36:25.47</meta:creation-date>
    <meta:generator>OpenOffice.org/3.3$Win32 OpenOffice.org_project/330m20$Build-9567</meta:generator>
    <dc:date>2016-04-30T14:14:52.20</dc:date>
    <dc:creator>Andre Kolster</dc:creator>
    <meta:editing-duration>P3DT19H53M13S</meta:editing-duration>
    <meta:editing-cycles>38</meta:editing-cycles>
    <meta:document-statistic meta:table-count="3" meta:cell-count="4042" meta:object-count="0"/>
  </office:meta>
</office:document-meta>
</file>